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1/styles.xml" manifest:media-type="text/xml"/>
  <manifest:file-entry manifest:full-path="Object 21/meta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58.53mm"/>
    </style:style>
    <style:style style:name="co2" style:family="table-column">
      <style:table-column-properties fo:break-before="auto" style:column-width="37.24mm"/>
    </style:style>
    <style:style style:name="co3" style:family="table-column">
      <style:table-column-properties fo:break-before="auto" style:column-width="31.1mm"/>
    </style:style>
    <style:style style:name="co4" style:family="table-column">
      <style:table-column-properties fo:break-before="auto" style:column-width="24.36mm"/>
    </style:style>
    <style:style style:name="co5" style:family="table-column">
      <style:table-column-properties fo:break-before="auto" style:column-width="33.06mm"/>
    </style:style>
    <style:style style:name="co6" style:family="table-column">
      <style:table-column-properties fo:break-before="auto" style:column-width="33.58mm"/>
    </style:style>
    <style:style style:name="co7" style:family="table-column">
      <style:table-column-properties fo:break-before="auto" style:column-width="41.66mm"/>
    </style:style>
    <style:style style:name="co8" style:family="table-column">
      <style:table-column-properties fo:break-before="auto" style:column-width="44.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17.07mm"/>
    </style:style>
    <style:style style:name="co11" style:family="table-column">
      <style:table-column-properties fo:break-before="auto" style:column-width="33.88mm"/>
    </style:style>
    <style:style style:name="co12" style:family="table-column">
      <style:table-column-properties fo:break-before="auto" style:column-width="27.04mm"/>
    </style:style>
    <style:style style:name="co13" style:family="table-column">
      <style:table-column-properties fo:break-before="auto" style:column-width="40.11mm"/>
    </style:style>
    <style:style style:name="co14" style:family="table-column">
      <style:table-column-properties fo:break-before="auto" style:column-width="36.85mm"/>
    </style:style>
    <style:style style:name="co15" style:family="table-column">
      <style:table-column-properties fo:break-before="auto" style:column-width="38.63mm"/>
    </style:style>
    <style:style style:name="co16" style:family="table-column">
      <style:table-column-properties fo:break-before="auto" style:column-width="28.95mm"/>
    </style:style>
    <style:style style:name="co17" style:family="table-column">
      <style:table-column-properties fo:break-before="auto" style:column-width="40.3mm"/>
    </style:style>
    <style:style style:name="co18" style:family="table-column">
      <style:table-column-properties fo:break-before="auto" style:column-width="26.14mm"/>
    </style:style>
    <style:style style:name="co19" style:family="table-column">
      <style:table-column-properties fo:break-before="auto" style:column-width="57.45mm"/>
    </style:style>
    <style:style style:name="co20" style:family="table-column">
      <style:table-column-properties fo:break-before="auto" style:column-width="35.12mm"/>
    </style:style>
    <style:style style:name="co21" style:family="table-column">
      <style:table-column-properties fo:break-before="auto" style:column-width="52.55mm"/>
    </style:style>
    <style:style style:name="co22" style:family="table-column">
      <style:table-column-properties fo:break-before="auto" style:column-width="52.8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ooglene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Arial" style:font-name-asian="ZYSong18030" style:font-name-complex="Ari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ZYSong18030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font-name="Arial" style:font-name-asian="ZYSong18030" style:font-name-complex="Ari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gg16e bnumber" table:style-name="ta1">
        <office:forms form:automatic-focus="false" form:apply-design-mode="false"/>
        <table:shapes>
          <draw:frame draw:z-index="0" draw:style-name="gr1" draw:text-style-name="P1" svg:width="164.84mm" svg:height="89.31mm" svg:x="0.46mm" svg:y="250.15mm">
            <loext:p draw:notify-on-update-of-ranges="'vgg16e bnumber'.B41:'vgg16e bnumber'.I41 'vgg16e bnumber'.A42:'vgg16e bnumber'.A42 'vgg16e bnumber'.B42:'vgg16e bnumber'.I42 'vgg16e bnumber'.A43:'vgg16e bnumber'.A43 'vgg16e bnumber'.B43:'vgg16e bnumber'.I43 'vgg16e bnumber'.A44:'vgg16e bnumber'.A44 'vgg16e bnumber'.B44:'vgg16e bnumber'.I44 'vgg16e bnumber'.A45:'vgg16e bnumber'.A45 'vgg16e bnumber'.B45:'vgg16e bnumber'.I45 'vgg16e bnumber'.A46:'vgg16e bnumber'.A46 'vgg16e bnumber'.B46:'vgg16e bnumber'.I46 'vgg16e bnumber'.A47:'vgg16e bnumber'.A47 'vgg16e bnumber'.B47:'vgg16e bnumber'.I47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59.99mm" svg:height="89.99mm" svg:x="165.74mm" svg:y="249.32mm">
            <loext:p draw:notify-on-update-of-ranges="'vgg16e bnumber'.B49:'vgg16e bnumber'.I49 'vgg16e bnumber'.A50:'vgg16e bnumber'.A50 'vgg16e bnumber'.B50:'vgg16e bnumber'.I50 'vgg16e bnumber'.A51:'vgg16e bnumber'.A51 'vgg16e bnumber'.B51:'vgg16e bnumber'.I51 'vgg16e bnumber'.A52:'vgg16e bnumber'.A52 'vgg16e bnumber'.B52:'vgg16e bnumber'.I52 'vgg16e bnumber'.A53:'vgg16e bnumber'.A53 'vgg16e bnumber'.B53:'vgg16e bnumber'.I53 'vgg16e bnumber'.A54:'vgg16e bnumber'.A54 'vgg16e bnumber'.B54:'vgg16e bnumber'.I54 'vgg16e bnumber'.A55:'vgg16e bnumber'.A55 'vgg16e bnumber'.B55:'vgg16e bnumber'.I55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office:value-type="string" calcext:value-type="string">
            <text:p>vgg16e</text:p>
          </table:table-cell>
          <table:table-cell table:number-columns-repeated="3"/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jméno operace\parametr operace</text:p>
          </table:table-cell>
          <table:table-cell office:value-type="string" calcext:value-type="string">
            <text:p>Velikost vstupu</text:p>
          </table:table-cell>
          <table:table-cell office:value-type="string" calcext:value-type="string">
            <text:p>Počet vah</text:p>
          </table:table-cell>
          <table:table-cell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1 convolution 1</text:p>
          </table:table-cell>
          <table:table-cell table:formula="of:=224*224" office:value-type="float" office:value="50176" calcext:value-type="float">
            <text:p>50176</text:p>
          </table:table-cell>
          <table:table-cell table:formula="of:=3*3*3*64" office:value-type="float" office:value="1728" calcext:value-type="float">
            <text:p>1728</text:p>
          </table:table-cell>
          <table:table-cell table:formula="of:=PRODUCT([.B3:.C3])" office:value-type="float" office:value="86704128" calcext:value-type="float">
            <text:p>867041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1 convolution 2</text:p>
          </table:table-cell>
          <table:table-cell table:formula="of:=[.B3]" office:value-type="float" office:value="50176" calcext:value-type="float">
            <text:p>50176</text:p>
          </table:table-cell>
          <table:table-cell table:formula="of:=3*3*64*64" office:value-type="float" office:value="36864" calcext:value-type="float">
            <text:p>36864</text:p>
          </table:table-cell>
          <table:table-cell table:formula="of:=PRODUCT([.B4:.C4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2 convolution 1</text:p>
          </table:table-cell>
          <table:table-cell table:formula="of:=[.B3]/4" office:value-type="float" office:value="12544" calcext:value-type="float">
            <text:p>12544</text:p>
          </table:table-cell>
          <table:table-cell table:formula="of:=3*3*64*128" office:value-type="float" office:value="73728" calcext:value-type="float">
            <text:p>73728</text:p>
          </table:table-cell>
          <table:table-cell table:formula="of:=PRODUCT([.B5:.C5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2 convolution 2</text:p>
          </table:table-cell>
          <table:table-cell table:formula="of:=[.B5]" office:value-type="float" office:value="12544" calcext:value-type="float">
            <text:p>12544</text:p>
          </table:table-cell>
          <table:table-cell table:formula="of:=3*3*128*128" office:value-type="float" office:value="147456" calcext:value-type="float">
            <text:p>147456</text:p>
          </table:table-cell>
          <table:table-cell table:formula="of:=PRODUCT([.B6:.C6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1</text:p>
          </table:table-cell>
          <table:table-cell table:formula="of:=[.B5]/4" office:value-type="float" office:value="3136" calcext:value-type="float">
            <text:p>3136</text:p>
          </table:table-cell>
          <table:table-cell table:formula="of:=3*3*128*256" office:value-type="float" office:value="294912" calcext:value-type="float">
            <text:p>294912</text:p>
          </table:table-cell>
          <table:table-cell table:formula="of:=PRODUCT([.B7:.C7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2</text:p>
          </table:table-cell>
          <table:table-cell table:formula="of:=[.B7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8:.C8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3</text:p>
          </table:table-cell>
          <table:table-cell table:formula="of:=[.B7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9:.C9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4</text:p>
          </table:table-cell>
          <table:table-cell table:formula="of:=[.B9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10:.C10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1</text:p>
          </table:table-cell>
          <table:table-cell table:formula="of:=[.B8]/4" office:value-type="float" office:value="784" calcext:value-type="float">
            <text:p>784</text:p>
          </table:table-cell>
          <table:table-cell table:formula="of:=3*3*256*512" office:value-type="float" office:value="1179648" calcext:value-type="float">
            <text:p>1179648</text:p>
          </table:table-cell>
          <table:table-cell table:formula="of:=PRODUCT([.B11:.C11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2</text:p>
          </table:table-cell>
          <table:table-cell table:formula="of:=[.B11]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2:.C12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3</text:p>
          </table:table-cell>
          <table:table-cell table:formula="of:=[.B10]/4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3:.C13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4</text:p>
          </table:table-cell>
          <table:table-cell table:formula="of:=[.B13]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4:.C14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1</text:p>
          </table:table-cell>
          <table:table-cell table:formula="of:=[.B12]/4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5:.C15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2</text:p>
          </table:table-cell>
          <table:table-cell table:formula="of:=[.B15]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6:.C16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3</text:p>
          </table:table-cell>
          <table:table-cell table:formula="of:=[.B14]/4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7:.C17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4</text:p>
          </table:table-cell>
          <table:table-cell table:formula="of:=[.B17]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8:.C18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1</text:p>
          </table:table-cell>
          <table:table-cell table:formula="of:=512*[.B16]/4" office:value-type="float" office:value="25088" calcext:value-type="float">
            <text:p>25088</text:p>
          </table:table-cell>
          <table:table-cell table:formula="of:=[.B19]*4096" office:value-type="float" office:value="102760448" calcext:value-type="float">
            <text:p>102760448</text:p>
          </table:table-cell>
          <table:table-cell table:formula="of:=[.C19]" office:value-type="float" office:value="102760448" calcext:value-type="float">
            <text:p>102760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2</text:p>
          </table:table-cell>
          <table:table-cell office:value-type="float" office:value="4096" calcext:value-type="float">
            <text:p>4096</text:p>
          </table:table-cell>
          <table:table-cell table:formula="of:=[.B20]*4096" office:value-type="float" office:value="16777216" calcext:value-type="float">
            <text:p>16777216</text:p>
          </table:table-cell>
          <table:table-cell table:formula="of:=[.C20]" office:value-type="float" office:value="16777216" calcext:value-type="float">
            <text:p>167772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3</text:p>
          </table:table-cell>
          <table:table-cell office:value-type="float" office:value="4096" calcext:value-type="float">
            <text:p>4096</text:p>
          </table:table-cell>
          <table:table-cell table:formula="of:=[.B21]*1000" office:value-type="float" office:value="4096000" calcext:value-type="float">
            <text:p>4096000</text:p>
          </table:table-cell>
          <table:table-cell table:formula="of:=[.C21]" office:value-type="float" office:value="4096000" calcext:value-type="float">
            <text:p>4096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21])" office:value-type="float" office:value="143652544" calcext:value-type="float">
            <text:p>143652544</text:p>
          </table:table-cell>
          <table:table-cell table:style-name="ce1" table:formula="of:=SUM([.D3:.D21])" office:value-type="float" office:value="19632062464" calcext:value-type="float">
            <text:p>196320624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23]*2*2" office:value-type="float" office:value="78528249856" calcext:value-type="float">
            <text:p>7852824985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25]/1000000" office:value-type="float" office:value="78528.249856" calcext:value-type="float">
            <text:p>78528,24985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3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vgg16e</text:p>
          </table:table-cell>
          <table:table-cell table:style-name="ce1" table:formula="of:=[.C23]/1000000" office:value-type="float" office:value="143.652544" calcext:value-type="float">
            <text:p>143,652544</text:p>
          </table:table-cell>
          <table:table-cell table:style-name="ce1" table:formula="of:=[.B26]" office:value-type="float" office:value="78528.249856" calcext:value-type="float">
            <text:p>78528,249856</text:p>
          </table:table-cell>
          <table:table-cell table:style-name="ce1" table:formula="of:=5.15271653762493" office:value-type="float" office:value="5.15271653762493" calcext:value-type="float">
            <text:p>5,1527165376</text:p>
          </table:table-cell>
          <table:table-cell table:style-name="ce2" office:value-type="float" office:value="0.71948592856252" calcext:value-type="float">
            <text:p>0,7194859286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16" office:value-type="float" office:value="16" calcext:value-type="float">
            <text:p>1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VGG16E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41]*[.$D31]+[.$E31])*ROUNDDOWN([.$H31]/[.B41]+1;0)" office:value-type="float" office:value="1422.2145514918" calcext:value-type="float">
            <text:p>1422,2145514918</text:p>
          </table:table-cell>
          <table:table-cell table:style-name="ce1" table:formula="of:=(2*[.C41]*[.$D31]+[.$E31])*ROUNDDOWN([.$H31]/[.C41]+1;0)" office:value-type="float" office:value="1386.47288513905" calcext:value-type="float">
            <text:p>1386,4728851391</text:p>
          </table:table-cell>
          <table:table-cell table:style-name="ce1" table:formula="of:=(2*[.D41]*[.$D31]+[.$E31])*ROUNDDOWN([.$H31]/[.D41]+1;0)" office:value-type="float" office:value="1360.33876163542" calcext:value-type="float">
            <text:p>1360,3387616354</text:p>
          </table:table-cell>
          <table:table-cell table:style-name="ce1" table:formula="of:=(2*[.E41]*[.$D31]+[.$E31])*ROUNDDOWN([.$H31]/[.E41]+1;0)" office:value-type="float" office:value="1384.06020157554" calcext:value-type="float">
            <text:p>1384,0602015755</text:p>
          </table:table-cell>
          <table:table-cell table:style-name="ce1" table:formula="of:=(2*[.F41]*[.$D31]+[.$E31])*ROUNDDOWN([.$H31]/[.F41]+1;0)" office:value-type="float" office:value="1358.41293392511" calcext:value-type="float">
            <text:p>1358,4129339251</text:p>
          </table:table-cell>
          <table:table-cell table:style-name="ce1" table:formula="of:=(2*[.G41]*[.$D31]+[.$E31])*ROUNDDOWN([.$H31]/[.G41]+1;0)" office:value-type="float" office:value="1376.14585636136" calcext:value-type="float">
            <text:p>1376,1458563614</text:p>
          </table:table-cell>
          <table:table-cell table:style-name="ce1" table:formula="of:=(2*[.H41]*[.$D31]+[.$E31])*ROUNDDOWN([.$H31]/[.H41]+1;0)" office:value-type="float" office:value="1384.29283165092" calcext:value-type="float">
            <text:p>1384,2928316509</text:p>
          </table:table-cell>
          <table:table-cell table:style-name="ce1" table:formula="of:=(2*[.I41]*[.$D31]+[.$E31])*ROUNDDOWN([.$H31]/[.I41]+1;0)" office:value-type="float" office:value="1413.77015901954" calcext:value-type="float">
            <text:p>1413,770159019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41]*[.$D31]+[.$E31])*ROUNDDOWN([.$H31]/[.B41]+1;0)" office:value-type="float" office:value="757.514118138181" calcext:value-type="float">
            <text:p>757,5141181382</text:p>
          </table:table-cell>
          <table:table-cell table:style-name="ce3" table:formula="of:=([.C41]*[.$D31]+[.$E31])*ROUNDDOWN([.$H31]/[.C41]+1;0)" office:value-type="float" office:value="716.619735247805" calcext:value-type="float">
            <text:p>716,6197352478</text:p>
          </table:table-cell>
          <table:table-cell table:style-name="ce3" table:formula="of:=([.D41]*[.$D31]+[.$E31])*ROUNDDOWN([.$H31]/[.D41]+1;0)" office:value-type="float" office:value="695.638328281804" calcext:value-type="float">
            <text:p>695,6383282818</text:p>
          </table:table-cell>
          <table:table-cell table:style-name="ce3" table:formula="of:=([.E41]*[.$D31]+[.$E31])*ROUNDDOWN([.$H31]/[.E41]+1;0)" office:value-type="float" office:value="703.901618609054" calcext:value-type="float">
            <text:p>703,9016186091</text:p>
          </table:table-cell>
          <table:table-cell table:style-name="ce3" table:formula="of:=([.F41]*[.$D31]+[.$E31])*ROUNDDOWN([.$H31]/[.F41]+1;0)" office:value-type="float" office:value="688.559784033866" calcext:value-type="float">
            <text:p>688,5597840339</text:p>
          </table:table-cell>
          <table:table-cell table:style-name="ce3" table:formula="of:=([.G41]*[.$D31]+[.$E31])*ROUNDDOWN([.$H31]/[.G41]+1;0)" office:value-type="float" office:value="695.987273394866" calcext:value-type="float">
            <text:p>695,9872733949</text:p>
          </table:table-cell>
          <table:table-cell table:style-name="ce3" table:formula="of:=([.H41]*[.$D31]+[.$E31])*ROUNDDOWN([.$H31]/[.H41]+1;0)" office:value-type="float" office:value="698.981532146804" calcext:value-type="float">
            <text:p>698,9815321468</text:p>
          </table:table-cell>
          <table:table-cell table:style-name="ce3" table:formula="of:=([.I41]*[.$D31]+[.$E31])*ROUNDDOWN([.$H31]/[.I41]+1;0)" office:value-type="float" office:value="713.000709902553" calcext:value-type="float">
            <text:p>713,000709902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42:.B43])" office:value-type="float" office:value="1089.86433481499" calcext:value-type="float">
            <text:p>1089,864334815</text:p>
          </table:table-cell>
          <table:table-cell table:formula="of:=AVERAGE([.C42:.C43])" office:value-type="float" office:value="1051.54631019343" calcext:value-type="float">
            <text:p>1051,5463101934</text:p>
          </table:table-cell>
          <table:table-cell table:formula="of:=AVERAGE([.D42:.D43])" office:value-type="float" office:value="1027.98854495861" calcext:value-type="float">
            <text:p>1027,9885449586</text:p>
          </table:table-cell>
          <table:table-cell table:formula="of:=AVERAGE([.E42:.E43])" office:value-type="float" office:value="1043.9809100923" calcext:value-type="float">
            <text:p>1043,9809100923</text:p>
          </table:table-cell>
          <table:table-cell table:formula="of:=AVERAGE([.F42:.F43])" office:value-type="float" office:value="1023.48635897949" calcext:value-type="float">
            <text:p>1023,4863589795</text:p>
          </table:table-cell>
          <table:table-cell table:formula="of:=AVERAGE([.G42:.G43])" office:value-type="float" office:value="1036.06656487811" calcext:value-type="float">
            <text:p>1036,0665648781</text:p>
          </table:table-cell>
          <table:table-cell table:formula="of:=AVERAGE([.H42:.H43])" office:value-type="float" office:value="1041.63718189886" calcext:value-type="float">
            <text:p>1041,6371818989</text:p>
          </table:table-cell>
          <table:table-cell table:formula="of:=AVERAGE([.I42:.I43])" office:value-type="float" office:value="1063.38543446105" calcext:value-type="float">
            <text:p>1063,38543446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1241" calcext:value-type="float">
            <text:p>1241</text:p>
          </table:table-cell>
          <table:table-cell table:style-name="ce4" office:value-type="float" office:value="1198" calcext:value-type="float">
            <text:p>1198</text:p>
          </table:table-cell>
          <table:table-cell table:style-name="ce4" office:value-type="float" office:value="1231" calcext:value-type="float">
            <text:p>1231</text:p>
          </table:table-cell>
          <table:table-cell table:style-name="ce4" table:number-columns-repeated="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31]*([.B41]-1)/[.B41]+[.$E31])*ROUNDDOWN([.$H31]/[.B41];0)" office:value-type="float" office:value="92.0941988560026" calcext:value-type="float">
            <text:p>92,094198856</text:p>
          </table:table-cell>
          <table:table-cell table:style-name="ce1" table:formula="of:=(2*[.$D31]*([.C41]-1)/[.C41]+[.$E31])*ROUNDDOWN([.$H31]/[.C41];0)" office:value-type="float" office:value="375.820957835997" calcext:value-type="float">
            <text:p>375,820957836</text:p>
          </table:table-cell>
          <table:table-cell table:style-name="ce1" table:formula="of:=(2*[.$D31]*([.D41]-1)/[.D41]+[.$E31])*ROUNDDOWN([.$H31]/[.D41];0)" office:value-type="float" office:value="318.770535106622" calcext:value-type="float">
            <text:p>318,7705351066</text:p>
          </table:table-cell>
          <table:table-cell table:style-name="ce1" table:formula="of:=(2*[.$D31]*([.E41]-1)/[.E41]+[.$E31])*ROUNDDOWN([.$H31]/[.E41];0)" office:value-type="float" office:value="270.353943519997" calcext:value-type="float">
            <text:p>270,35394352</text:p>
          </table:table-cell>
          <table:table-cell table:style-name="ce1" table:formula="of:=(2*[.$D31]*([.F41]-1)/[.F41]+[.$E31])*ROUNDDOWN([.$H31]/[.F41];0)" office:value-type="float" office:value="224.09580971906" calcext:value-type="float">
            <text:p>224,0958097191</text:p>
          </table:table-cell>
          <table:table-cell table:style-name="ce1" table:formula="of:=(2*[.$D31]*([.G41]-1)/[.G41]+[.$E31])*ROUNDDOWN([.$H31]/[.G41];0)" office:value-type="float" office:value="195.454283316685" calcext:value-type="float">
            <text:p>195,4542833167</text:p>
          </table:table-cell>
          <table:table-cell table:style-name="ce1" table:formula="of:=(2*[.$D31]*([.H41]-1)/[.H41]+[.$E31])*ROUNDDOWN([.$H31]/[.H41];0)" office:value-type="float" office:value="171.94885701798" calcext:value-type="float">
            <text:p>171,948857018</text:p>
          </table:table-cell>
          <table:table-cell table:style-name="ce1" table:formula="of:=(2*[.$D31]*([.I41]-1)/[.I41]+[.$E31])*ROUNDDOWN([.$H31]/[.I41];0)" office:value-type="float" office:value="155.787837910498" calcext:value-type="float">
            <text:p>155,787837910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438" calcext:value-type="float">
            <text:p>438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02" calcext:value-type="float">
            <text:p>30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31]*[.$E$31]/[.B42]" office:value-type="float" office:value="0.0647540828206283" calcext:value-type="float">
            <text:p>0,0647540828</text:p>
          </table:table-cell>
          <table:table-cell table:style-name="ce1" table:formula="of:=[.$H$31]*[.$E$31]/[.C42]" office:value-type="float" office:value="0.0664233681329921" calcext:value-type="float">
            <text:p>0,0664233681</text:p>
          </table:table-cell>
          <table:table-cell table:style-name="ce1" table:formula="of:=[.$H$31]*[.$E$31]/[.D42]" office:value-type="float" office:value="0.0676994594679383" calcext:value-type="float">
            <text:p>0,0676994595</text:p>
          </table:table-cell>
          <table:table-cell table:style-name="ce1" table:formula="of:=[.$H$31]*[.$E$31]/[.E42]" office:value-type="float" office:value="0.0665391568597718" calcext:value-type="float">
            <text:p>0,0665391569</text:p>
          </table:table-cell>
          <table:table-cell table:style-name="ce1" table:formula="of:=[.$H$31]*[.$E$31]/[.F42]" office:value-type="float" office:value="0.0677954372753933" calcext:value-type="float">
            <text:p>0,0677954373</text:p>
          </table:table-cell>
          <table:table-cell table:style-name="ce1" table:formula="of:=[.$H$31]*[.$E$31]/[.G42]" office:value-type="float" office:value="0.0669218298556718" calcext:value-type="float">
            <text:p>0,0669218299</text:p>
          </table:table-cell>
          <table:table-cell table:style-name="ce1" table:formula="of:=[.$H$31]*[.$E$31]/[.H42]" office:value-type="float" office:value="0.0665279749705633" calcext:value-type="float">
            <text:p>0,066527975</text:p>
          </table:table-cell>
          <table:table-cell table:style-name="ce1" table:formula="of:=[.$H$31]*[.$E$31]/[.I42]" office:value-type="float" office:value="0.0651408563608885" calcext:value-type="float">
            <text:p>0,065140856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31]*[.$E$31]/[.B43]" office:value-type="float" office:value="0.121574234262923" calcext:value-type="float">
            <text:p>0,1215742343</text:p>
          </table:table-cell>
          <table:table-cell table:style-name="ce1" table:formula="of:=[.$H$31]*[.$E$31]/[.C43]" office:value-type="float" office:value="0.128511948982478" calcext:value-type="float">
            <text:p>0,128511949</text:p>
          </table:table-cell>
          <table:table-cell table:style-name="ce1" table:formula="of:=[.$H$31]*[.$E$31]/[.D43]" office:value-type="float" office:value="0.132388045787343" calcext:value-type="float">
            <text:p>0,1323880458</text:p>
          </table:table-cell>
          <table:table-cell table:style-name="ce1" table:formula="of:=[.$H$31]*[.$E$31]/[.E43]" office:value-type="float" office:value="0.130833906928621" calcext:value-type="float">
            <text:p>0,1308339069</text:p>
          </table:table-cell>
          <table:table-cell table:style-name="ce1" table:formula="of:=[.$H$31]*[.$E$31]/[.F43]" office:value-type="float" office:value="0.133749023674425" calcext:value-type="float">
            <text:p>0,1337490237</text:p>
          </table:table-cell>
          <table:table-cell table:style-name="ce1" table:formula="of:=[.$H$31]*[.$E$31]/[.G43]" office:value-type="float" office:value="0.132321670778243" calcext:value-type="float">
            <text:p>0,1323216708</text:p>
          </table:table-cell>
          <table:table-cell table:style-name="ce1" table:formula="of:=[.$H$31]*[.$E$31]/[.H43]" office:value-type="float" office:value="0.131754838462113" calcext:value-type="float">
            <text:p>0,1317548385</text:p>
          </table:table-cell>
          <table:table-cell table:style-name="ce1" table:formula="of:=[.$H$31]*[.$E$31]/[.I43]" office:value-type="float" office:value="0.129164245668969" calcext:value-type="float">
            <text:p>0,1291642457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31]*[.$E$31]/[.B44]" office:value-type="float" office:value="0.0845006079326709" calcext:value-type="float">
            <text:p>0,0845006079</text:p>
          </table:table-cell>
          <table:table-cell table:style-name="ce1" table:formula="of:=[.$H$31]*[.$E$31]/[.C44]" office:value-type="float" office:value="0.0875797841362426" calcext:value-type="float">
            <text:p>0,0875797841</text:p>
          </table:table-cell>
          <table:table-cell table:style-name="ce1" table:formula="of:=[.$H$31]*[.$E$31]/[.D44]" office:value-type="float" office:value="0.0895867948214446" calcext:value-type="float">
            <text:p>0,0895867948</text:p>
          </table:table-cell>
          <table:table-cell table:style-name="ce1" table:formula="of:=[.$H$31]*[.$E$31]/[.E44]" office:value-type="float" office:value="0.0882144471854954" calcext:value-type="float">
            <text:p>0,0882144472</text:p>
          </table:table-cell>
          <table:table-cell table:style-name="ce1" table:formula="of:=[.$H$31]*[.$E$31]/[.F44]" office:value-type="float" office:value="0.0899808757078396" calcext:value-type="float">
            <text:p>0,0899808757</text:p>
          </table:table-cell>
          <table:table-cell table:style-name="ce1" table:formula="of:=[.$H$31]*[.$E$31]/[.G44]" office:value-type="float" office:value="0.0888883031051552" calcext:value-type="float">
            <text:p>0,0888883031</text:p>
          </table:table-cell>
          <table:table-cell table:style-name="ce1" table:formula="of:=[.$H$31]*[.$E$31]/[.H44]" office:value-type="float" office:value="0.088412933463184" calcext:value-type="float">
            <text:p>0,0884129335</text:p>
          </table:table-cell>
          <table:table-cell table:style-name="ce1" table:formula="of:=[.$H$31]*[.$E$31]/[.I44]" office:value-type="float" office:value="0.086604720989693" calcext:value-type="float">
            <text:p>0,08660472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31]*[.$E$31]/[.B45]" office:value-type="float" office:value="0.0697683324666686" calcext:value-type="float">
            <text:p>0,0697683325</text:p>
          </table:table-cell>
          <table:table-cell table:style-name="ce1" table:formula="of:=[.$H$31]*[.$E$31]/[.C45]" office:value-type="float" office:value="0.074209668699438" calcext:value-type="float">
            <text:p>0,0742096687</text:p>
          </table:table-cell>
          <table:table-cell table:style-name="ce1" table:formula="of:=[.$H$31]*[.$E$31]/[.D45]" office:value-type="float" office:value="0.0768732878597684" calcext:value-type="float">
            <text:p>0,0768732879</text:p>
          </table:table-cell>
          <table:table-cell table:style-name="ce1" table:formula="of:=[.$H$31]*[.$E$31]/[.E45]" office:value-type="float" office:value="0.0748125092250224" calcext:value-type="float">
            <text:p>0,0748125092</text:p>
          </table:table-cell>
          <table:table-cell table:style-name="ce1" table:number-columns-repeated="4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31]*[.$E$31]/[.B46]" office:value-type="float" office:value="1" calcext:value-type="float">
            <text:p>1</text:p>
          </table:table-cell>
          <table:table-cell table:style-name="ce1" table:formula="of:=[.$H$31]*[.$E$31]/[.C46]" office:value-type="float" office:value="0.245048065936204" calcext:value-type="float">
            <text:p>0,2450480659</text:p>
          </table:table-cell>
          <table:table-cell table:style-name="ce1" table:formula="of:=[.$H$31]*[.$E$31]/[.D46]" office:value-type="float" office:value="0.288904364467685" calcext:value-type="float">
            <text:p>0,2889043645</text:p>
          </table:table-cell>
          <table:table-cell table:style-name="ce1" table:formula="of:=[.$H$31]*[.$E$31]/[.E46]" office:value-type="float" office:value="0.34064307572858" calcext:value-type="float">
            <text:p>0,3406430757</text:p>
          </table:table-cell>
          <table:table-cell table:style-name="ce1" table:formula="of:=[.$H$31]*[.$E$31]/[.F46]" office:value-type="float" office:value="0.410959040115285" calcext:value-type="float">
            <text:p>0,4109590401</text:p>
          </table:table-cell>
          <table:table-cell table:style-name="ce1" table:formula="of:=[.$H$31]*[.$E$31]/[.G46]" office:value-type="float" office:value="0.471180253986998" calcext:value-type="float">
            <text:p>0,471180254</text:p>
          </table:table-cell>
          <table:table-cell table:style-name="ce1" table:formula="of:=[.$H$31]*[.$E$31]/[.H46]" office:value-type="float" office:value="0.535590642782653" calcext:value-type="float">
            <text:p>0,5355906428</text:p>
          </table:table-cell>
          <table:table-cell table:style-name="ce1" table:formula="of:=[.$H$31]*[.$E$31]/[.I46]" office:value-type="float" office:value="0.591151402389393" calcext:value-type="float">
            <text:p>0,591151402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31]*[.$E$31]/[.B47]" office:value-type="float" office:value="0.800819120486979" calcext:value-type="float">
            <text:p>0,8008191205</text:p>
          </table:table-cell>
          <table:table-cell table:style-name="ce1" table:formula="of:=[.$H$31]*[.$E$31]/[.C47]" office:value-type="float" office:value="0.17149757701304" calcext:value-type="float">
            <text:p>0,171497577</text:p>
          </table:table-cell>
          <table:table-cell table:style-name="ce1" table:formula="of:=[.$H$31]*[.$E$31]/[.D47]" office:value-type="float" office:value="0.210260727981741" calcext:value-type="float">
            <text:p>0,210260728</text:p>
          </table:table-cell>
          <table:table-cell table:style-name="ce1" table:formula="of:=[.$H$31]*[.$E$31]/[.E47]" office:value-type="float" office:value="0.224073476535286" calcext:value-type="float">
            <text:p>0,2240734765</text:p>
          </table:table-cell>
          <table:table-cell table:style-name="ce1" table:formula="of:=[.$H$31]*[.$E$31]/[.F47]" office:value-type="float" office:value="0.292362536050802" calcext:value-type="float">
            <text:p>0,2923625361</text:p>
          </table:table-cell>
          <table:table-cell table:style-name="ce1" table:formula="of:=[.$H$31]*[.$E$31]/[.G47]" office:value-type="float" office:value="0.291437338151907" calcext:value-type="float">
            <text:p>0,2914373382</text:p>
          </table:table-cell>
          <table:table-cell table:style-name="ce1" table:formula="of:=[.$H$31]*[.$E$31]/[.H47]" office:value-type="float" office:value="0.302941443605272" calcext:value-type="float">
            <text:p>0,3029414436</text:p>
          </table:table-cell>
          <table:table-cell table:style-name="ce1" table:formula="of:=[.$H$31]*[.$E$31]/[.I47]" office:value-type="float" office:value="0.304947678331134" calcext:value-type="float">
            <text:p>0,3049476783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oglenet bnumber" table:style-name="ta2">
        <office:forms form:automatic-focus="false" form:apply-design-mode="false"/>
        <table:shapes>
          <draw:frame draw:z-index="0" draw:style-name="gr1" draw:text-style-name="P1" svg:width="174.39mm" svg:height="91.9mm" svg:x="0.99mm" svg:y="429.33mm">
            <loext:p draw:notify-on-update-of-ranges="'googlenet bnumber'.B81:'googlenet bnumber'.I81 'googlenet bnumber'.A82:'googlenet bnumber'.A82 'googlenet bnumber'.B82:'googlenet bnumber'.I82 'googlenet bnumber'.A83:'googlenet bnumber'.A83 'googlenet bnumber'.B83:'googlenet bnumber'.I83 'googlenet bnumber'.A84:'googlenet bnumber'.A84 'googlenet bnumber'.B84:'googlenet bnumber'.I84 'googlenet bnumber'.A85:'googlenet bnumber'.A85 'googlenet bnumber'.B85:'googlenet bnumber'.I85 'googlenet bnumber'.A86:'googlenet bnumber'.A86 'googlenet bnumber'.B86:'googlenet bnumber'.I86 'googlenet bnumber'.A87:'googlenet bnumber'.A87 'googlenet bnumber'.B87:'googlenet bnumber'.I8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59.99mm" svg:height="89.99mm" svg:x="176.92mm" svg:y="430.02mm">
            <loext:p draw:notify-on-update-of-ranges="'googlenet bnumber'.B89:'googlenet bnumber'.I89 'googlenet bnumber'.A90:'googlenet bnumber'.A90 'googlenet bnumber'.B90:'googlenet bnumber'.I90 'googlenet bnumber'.A91:'googlenet bnumber'.A91 'googlenet bnumber'.B91:'googlenet bnumber'.I91 'googlenet bnumber'.A92:'googlenet bnumber'.A92 'googlenet bnumber'.B92:'googlenet bnumber'.I92 'googlenet bnumber'.A93:'googlenet bnumber'.A93 'googlenet bnumber'.B93:'googlenet bnumber'.I93 'googlenet bnumber'.A94:'googlenet bnumber'.A94 'googlenet bnumber'.B94:'googlenet bnumber'.I94 'googlenet bnumber'.A95:'googlenet bnumber'.A95 'googlenet bnumber'.B95:'googlenet bnumber'.I9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norm</text:p>
          </table:table-cell>
          <table:table-cell table:style-name="ce1" table:formula="of:=112*112" office:value-type="float" office:value="12544" calcext:value-type="float">
            <text:p>1254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4]*64*4+2*[.B4]*64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reduc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5:.C5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92" office:value-type="float" office:value="110592" calcext:value-type="float">
            <text:p>110592</text:p>
          </table:table-cell>
          <table:table-cell table:style-name="ce1" table:formula="of:=PRODUCT([.B6:.C6])" office:value-type="float" office:value="346816512" calcext:value-type="float">
            <text:p>3468165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norm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7]*64*4+2*[.B7]*64" office:value-type="float" office:value="1204224" calcext:value-type="float">
            <text:p>12042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64" office:value-type="float" office:value="12288" calcext:value-type="float">
            <text:p>12288</text:p>
          </table:table-cell>
          <table:table-cell table:style-name="ce1" table:formula="of:=PRODUCT([.B8:.C8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96" office:value-type="float" office:value="18432" calcext:value-type="float">
            <text:p>18432</text:p>
          </table:table-cell>
          <table:table-cell table:style-name="ce1" table:formula="of:=PRODUCT([.B9:.C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96*128" office:value-type="float" office:value="110592" calcext:value-type="float">
            <text:p>110592</text:p>
          </table:table-cell>
          <table:table-cell table:style-name="ce1" table:formula="of:=PRODUCT([.B10:.C10])" office:value-type="float" office:value="86704128" calcext:value-type="float">
            <text:p>867041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16" office:value-type="float" office:value="3072" calcext:value-type="float">
            <text:p>3072</text:p>
          </table:table-cell>
          <table:table-cell table:style-name="ce1" table:formula="of:=PRODUCT([.B11:.C11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16*32" office:value-type="float" office:value="12800" calcext:value-type="float">
            <text:p>12800</text:p>
          </table:table-cell>
          <table:table-cell table:style-name="ce1" table:formula="of:=PRODUCT([.B12:.C1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32" office:value-type="float" office:value="6144" calcext:value-type="float">
            <text:p>6144</text:p>
          </table:table-cell>
          <table:table-cell table:style-name="ce1" table:formula="of:=PRODUCT([.B13:.C13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4:.C14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5:.C1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92" office:value-type="float" office:value="105984" calcext:value-type="float">
            <text:p>105984</text:p>
          </table:table-cell>
          <table:table-cell table:style-name="ce1" table:formula="of:=PRODUCT([.B16:.C16])" office:value-type="float" office:value="83091456" calcext:value-type="float">
            <text:p>83091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7:.C1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32*96" office:value-type="float" office:value="76800" calcext:value-type="float">
            <text:p>76800</text:p>
          </table:table-cell>
          <table:table-cell table:style-name="ce1" table:formula="of:=PRODUCT([.B18:.C18])" office:value-type="float" office:value="60211200" calcext:value-type="float">
            <text:p>60211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64" office:value-type="float" office:value="16384" calcext:value-type="float">
            <text:p>16384</text:p>
          </table:table-cell>
          <table:table-cell table:style-name="ce1" table:formula="of:=PRODUCT([.B19:.C19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92" office:value-type="float" office:value="92160" calcext:value-type="float">
            <text:p>92160</text:p>
          </table:table-cell>
          <table:table-cell table:style-name="ce1" table:formula="of:=PRODUCT([.B20:.C20])" office:value-type="float" office:value="18063360" calcext:value-type="float">
            <text:p>1806336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96" office:value-type="float" office:value="46080" calcext:value-type="float">
            <text:p>46080</text:p>
          </table:table-cell>
          <table:table-cell table:style-name="ce1" table:formula="of:=PRODUCT([.B21:.C21])" office:value-type="float" office:value="9031680" calcext:value-type="float">
            <text:p>90316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96*208" office:value-type="float" office:value="179712" calcext:value-type="float">
            <text:p>179712</text:p>
          </table:table-cell>
          <table:table-cell table:style-name="ce1" table:formula="of:=PRODUCT([.B22:.C22])" office:value-type="float" office:value="35223552" calcext:value-type="float">
            <text:p>352235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6" office:value-type="float" office:value="7680" calcext:value-type="float">
            <text:p>7680</text:p>
          </table:table-cell>
          <table:table-cell table:style-name="ce1" table:formula="of:=PRODUCT([.B23:.C23])" office:value-type="float" office:value="1505280" calcext:value-type="float">
            <text:p>15052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16*48" office:value-type="float" office:value="19200" calcext:value-type="float">
            <text:p>19200</text:p>
          </table:table-cell>
          <table:table-cell table:style-name="ce1" table:formula="of:=PRODUCT([.B24:.C24])" office:value-type="float" office:value="3763200" calcext:value-type="float">
            <text:p>3763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64" office:value-type="float" office:value="30720" calcext:value-type="float">
            <text:p>30720</text:p>
          </table:table-cell>
          <table:table-cell table:style-name="ce1" table:formula="of:=PRODUCT([.B25:.C25])" office:value-type="float" office:value="6021120" calcext:value-type="float">
            <text:p>60211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60" office:value-type="float" office:value="81920" calcext:value-type="float">
            <text:p>81920</text:p>
          </table:table-cell>
          <table:table-cell table:style-name="ce1" table:formula="of:=PRODUCT([.B26:.C26])" office:value-type="float" office:value="16056320" calcext:value-type="float">
            <text:p>160563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27:.C27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12*224" office:value-type="float" office:value="225792" calcext:value-type="float">
            <text:p>225792</text:p>
          </table:table-cell>
          <table:table-cell table:style-name="ce1" table:formula="of:=PRODUCT([.B28:.C28])" office:value-type="float" office:value="44255232" calcext:value-type="float">
            <text:p>442552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29:.C29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0:.C3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1:.C31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3:.C3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34:.C34])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35:.C35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6:.C36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7:.C3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38:.C38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44" office:value-type="float" office:value="73728" calcext:value-type="float">
            <text:p>73728</text:p>
          </table:table-cell>
          <table:table-cell table:style-name="ce1" table:formula="of:=PRODUCT([.B39:.C3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44*288" office:value-type="float" office:value="373248" calcext:value-type="float">
            <text:p>373248</text:p>
          </table:table-cell>
          <table:table-cell table:style-name="ce1" table:formula="of:=PRODUCT([.B40:.C40])" office:value-type="float" office:value="73156608" calcext:value-type="float">
            <text:p>7315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32" office:value-type="float" office:value="16384" calcext:value-type="float">
            <text:p>16384</text:p>
          </table:table-cell>
          <table:table-cell table:style-name="ce1" table:formula="of:=PRODUCT([.B41:.C41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64" office:value-type="float" office:value="51200" calcext:value-type="float">
            <text:p>51200</text:p>
          </table:table-cell>
          <table:table-cell table:style-name="ce1" table:formula="of:=PRODUCT([.B42:.C4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43:.C4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256" office:value-type="float" office:value="135168" calcext:value-type="float">
            <text:p>135168</text:p>
          </table:table-cell>
          <table:table-cell table:style-name="ce1" table:formula="of:=PRODUCT([.B44:.C44])" office:value-type="float" office:value="26492928" calcext:value-type="float">
            <text:p>26492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60" office:value-type="float" office:value="84480" calcext:value-type="float">
            <text:p>84480</text:p>
          </table:table-cell>
          <table:table-cell table:style-name="ce1" table:formula="of:=PRODUCT([.B45:.C45])" office:value-type="float" office:value="16558080" calcext:value-type="float">
            <text:p>165580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46:.C46])" office:value-type="float" office:value="90316800" calcext:value-type="float">
            <text:p>903168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32" office:value-type="float" office:value="16896" calcext:value-type="float">
            <text:p>16896</text:p>
          </table:table-cell>
          <table:table-cell table:style-name="ce1" table:formula="of:=PRODUCT([.B47:.C47])" office:value-type="float" office:value="3311616" calcext:value-type="float">
            <text:p>33116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48:.C48])" office:value-type="float" office:value="20070400" calcext:value-type="float">
            <text:p>20070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28" office:value-type="float" office:value="67584" calcext:value-type="float">
            <text:p>67584</text:p>
          </table:table-cell>
          <table:table-cell table:style-name="ce1" table:formula="of:=PRODUCT([.B49:.C49])" office:value-type="float" office:value="13246464" calcext:value-type="float">
            <text:p>132464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256" office:value-type="float" office:value="212992" calcext:value-type="float">
            <text:p>212992</text:p>
          </table:table-cell>
          <table:table-cell table:style-name="ce1" table:formula="of:=PRODUCT([.B50:.C50])" office:value-type="float" office:value="10436608" calcext:value-type="float">
            <text:p>1043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60" office:value-type="float" office:value="133120" calcext:value-type="float">
            <text:p>133120</text:p>
          </table:table-cell>
          <table:table-cell table:style-name="ce1" table:formula="of:=PRODUCT([.B51:.C51])" office:value-type="float" office:value="6522880" calcext:value-type="float">
            <text:p>65228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52:.C52])" office:value-type="float" office:value="22579200" calcext:value-type="float">
            <text:p>22579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2" office:value-type="float" office:value="26624" calcext:value-type="float">
            <text:p>26624</text:p>
          </table:table-cell>
          <table:table-cell table:style-name="ce1" table:formula="of:=PRODUCT([.B53:.C53])" office:value-type="float" office:value="1304576" calcext:value-type="float">
            <text:p>13045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54:.C54])" office:value-type="float" office:value="5017600" calcext:value-type="float">
            <text:p>50176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55:.C55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84" office:value-type="float" office:value="319488" calcext:value-type="float">
            <text:p>319488</text:p>
          </table:table-cell>
          <table:table-cell table:style-name="ce1" table:formula="of:=PRODUCT([.B56:.C56])" office:value-type="float" office:value="15654912" calcext:value-type="float">
            <text:p>156549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92" office:value-type="float" office:value="159744" calcext:value-type="float">
            <text:p>159744</text:p>
          </table:table-cell>
          <table:table-cell table:style-name="ce1" table:formula="of:=PRODUCT([.B57:.C57])" office:value-type="float" office:value="7827456" calcext:value-type="float">
            <text:p>7827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92*384" office:value-type="float" office:value="663552" calcext:value-type="float">
            <text:p>663552</text:p>
          </table:table-cell>
          <table:table-cell table:style-name="ce1" table:formula="of:=PRODUCT([.B58:.C58])" office:value-type="float" office:value="32514048" calcext:value-type="float">
            <text:p>325140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48" office:value-type="float" office:value="39936" calcext:value-type="float">
            <text:p>39936</text:p>
          </table:table-cell>
          <table:table-cell table:style-name="ce1" table:formula="of:=PRODUCT([.B59:.C59])" office:value-type="float" office:value="1956864" calcext:value-type="float">
            <text:p>19568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48*128" office:value-type="float" office:value="153600" calcext:value-type="float">
            <text:p>153600</text:p>
          </table:table-cell>
          <table:table-cell table:style-name="ce1" table:formula="of:=PRODUCT([.B60:.C6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61:.C61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 fc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table:formula="of:=1024*256" office:value-type="float" office:value="262144" calcext:value-type="float">
            <text:p>262144</text:p>
          </table:table-cell>
          <table:table-cell table:style-name="ce1" table:formula="of:=PRODUCT([.B62:.C62])" office:value-type="float" office:value="268435456" calcext:value-type="float">
            <text:p>268435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62])" office:value-type="float" office:value="6113216" calcext:value-type="float">
            <text:p>6113216</text:p>
          </table:table-cell>
          <table:table-cell table:style-name="ce1" table:formula="of:=SUM([.D3:.D62])" office:value-type="float" office:value="1765787648" calcext:value-type="float">
            <text:p>17657876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64]*2*2" office:value-type="float" office:value="7063150592" calcext:value-type="float">
            <text:p>7063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66]/1000000" office:value-type="float" office:value="7063.150592" calcext:value-type="float">
            <text:p>7063,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formula="of:=[.C64]/1000000" office:value-type="float" office:value="6.113216" calcext:value-type="float">
            <text:p>6,113216</text:p>
          </table:table-cell>
          <table:table-cell table:style-name="ce1" table:formula="of:=[.B67]" office:value-type="float" office:value="7063.150592" calcext:value-type="float">
            <text:p>7063,150592</text:p>
          </table:table-cell>
          <table:table-cell table:style-name="ce1" office:value-type="float" office:value="0.209617939374823" calcext:value-type="float">
            <text:p>0,2096179394</text:p>
          </table:table-cell>
          <table:table-cell table:style-name="ce2" office:value-type="float" office:value="0.76329877135916" calcext:value-type="float">
            <text:p>0,763298771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table:formula="of:=64+32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81]*[.$D71]+[.$E71])*ROUNDDOWN([.$H71]/[.B81]+1;0)" office:value-type="float" office:value="152.546969864036" calcext:value-type="float">
            <text:p>152,546969864</text:p>
          </table:table-cell>
          <table:table-cell table:style-name="ce1" table:formula="of:=(2*[.C81]*[.$D71]+[.$E71])*ROUNDDOWN([.$H71]/[.C81]+1;0)" office:value-type="float" office:value="104.115084375799" calcext:value-type="float">
            <text:p>104,1150843758</text:p>
          </table:table-cell>
          <table:table-cell table:style-name="ce1" table:formula="of:=(2*[.D81]*[.$D71]+[.$E71])*ROUNDDOWN([.$H71]/[.D81]+1;0)" office:value-type="float" office:value="86.9032755271482" calcext:value-type="float">
            <text:p>86,9032755271</text:p>
          </table:table-cell>
          <table:table-cell table:style-name="ce1" table:formula="of:=(2*[.E81]*[.$D71]+[.$E71])*ROUNDDOWN([.$H71]/[.E81]+1;0)" office:value-type="float" office:value="80.5279954498056" calcext:value-type="float">
            <text:p>80,5279954498</text:p>
          </table:table-cell>
          <table:table-cell table:style-name="ce1" table:formula="of:=(2*[.F81]*[.$D71]+[.$E71])*ROUNDDOWN([.$H71]/[.F81]+1;0)" office:value-type="float" office:value="74.3464322927921" calcext:value-type="float">
            <text:p>74,3464322928</text:p>
          </table:table-cell>
          <table:table-cell table:style-name="ce1" table:formula="of:=(2*[.G81]*[.$D71]+[.$E71])*ROUNDDOWN([.$H71]/[.G81]+1;0)" office:value-type="float" office:value="72.1317089648548" calcext:value-type="float">
            <text:p>72,1317089649</text:p>
          </table:table-cell>
          <table:table-cell table:style-name="ce1" table:formula="of:=(2*[.H81]*[.$D71]+[.$E71])*ROUNDDOWN([.$H71]/[.H81]+1;0)" office:value-type="float" office:value="70.261048529527" calcext:value-type="float">
            <text:p>70,2610485295</text:p>
          </table:table-cell>
          <table:table-cell table:style-name="ce1" table:formula="of:=(2*[.I81]*[.$D71]+[.$E71])*ROUNDDOWN([.$H71]/[.I81]+1;0)" office:value-type="float" office:value="69.9921586230576" calcext:value-type="float">
            <text:p>69,9921586231</text:p>
          </table:table-cell>
          <table:table-cell table:style-name="ce1"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formula="of:=([.B81]*[.$D71]+[.$E71])*ROUNDDOWN([.$H71]/[.B81]+1;0)" office:value-type="float" office:value="125.506255684684" calcext:value-type="float">
            <text:p>125,5062556847</text:p>
          </table:table-cell>
          <table:table-cell table:formula="of:=([.C81]*[.$D71]+[.$E71])*ROUNDDOWN([.$H71]/[.C81]+1;0)" office:value-type="float" office:value="76.8647522570724" calcext:value-type="float">
            <text:p>76,8647522571</text:p>
          </table:table-cell>
          <table:table-cell table:formula="of:=([.D81]*[.$D71]+[.$E71])*ROUNDDOWN([.$H71]/[.D81]+1;0)" office:value-type="float" office:value="59.8625613477961" calcext:value-type="float">
            <text:p>59,8625613478</text:p>
          </table:table-cell>
          <table:table-cell table:formula="of:=([.E81]*[.$D71]+[.$E71])*ROUNDDOWN([.$H71]/[.E81]+1;0)" office:value-type="float" office:value="52.8584274523289" calcext:value-type="float">
            <text:p>52,8584274523</text:p>
          </table:table-cell>
          <table:table-cell table:formula="of:=([.F81]*[.$D71]+[.$E71])*ROUNDDOWN([.$H71]/[.F81]+1;0)" office:value-type="float" office:value="47.0961001740652" calcext:value-type="float">
            <text:p>47,0961001741</text:p>
          </table:table-cell>
          <table:table-cell table:formula="of:=([.G81]*[.$D71]+[.$E71])*ROUNDDOWN([.$H71]/[.G81]+1;0)" office:value-type="float" office:value="44.4621409673782" calcext:value-type="float">
            <text:p>44,4621409674</text:p>
          </table:table-cell>
          <table:table-cell table:formula="of:=([.H81]*[.$D71]+[.$E71])*ROUNDDOWN([.$H71]/[.H81]+1;0)" office:value-type="float" office:value="42.3818625926755" calcext:value-type="float">
            <text:p>42,3818625927</text:p>
          </table:table-cell>
          <table:table-cell table:formula="of:=([.I81]*[.$D71]+[.$E71])*ROUNDDOWN([.$H71]/[.I81]+1;0)" office:value-type="float" office:value="41.4841188680817" calcext:value-type="float">
            <text:p>41,484118868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82:.B83])" office:value-type="float" office:value="139.02661277436" calcext:value-type="float">
            <text:p>139,0266127744</text:p>
          </table:table-cell>
          <table:table-cell table:formula="of:=AVERAGE([.C82:.C83])" office:value-type="float" office:value="90.4899183164357" calcext:value-type="float">
            <text:p>90,4899183164</text:p>
          </table:table-cell>
          <table:table-cell table:formula="of:=AVERAGE([.D82:.D83])" office:value-type="float" office:value="73.3829184374721" calcext:value-type="float">
            <text:p>73,3829184375</text:p>
          </table:table-cell>
          <table:table-cell table:formula="of:=AVERAGE([.E82:.E83])" office:value-type="float" office:value="66.6932114510673" calcext:value-type="float">
            <text:p>66,6932114511</text:p>
          </table:table-cell>
          <table:table-cell table:formula="of:=AVERAGE([.F82:.F83])" office:value-type="float" office:value="60.7212662334286" calcext:value-type="float">
            <text:p>60,7212662334</text:p>
          </table:table-cell>
          <table:table-cell table:formula="of:=AVERAGE([.G82:.G83])" office:value-type="float" office:value="58.2969249661165" calcext:value-type="float">
            <text:p>58,2969249661</text:p>
          </table:table-cell>
          <table:table-cell table:formula="of:=AVERAGE([.H82:.H83])" office:value-type="float" office:value="56.3214555611013" calcext:value-type="float">
            <text:p>56,3214555611</text:p>
          </table:table-cell>
          <table:table-cell table:formula="of:=AVERAGE([.I82:.I83])" office:value-type="float" office:value="55.7381387455696" calcext:value-type="float">
            <text:p>55,738138745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style-name="ce4" office:value-type="float" office:value="58" calcext:value-type="float">
            <text:p>5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5" table:formula="of:=(2*[.$D71]*([.B81]-1)/[.B81]+[.$E71])*ROUNDDOWN([.$H71]/[.B81]+1;0)" office:value-type="float" office:value="98.4655415053316" calcext:value-type="float">
            <text:p>98,4655415053</text:p>
          </table:table-cell>
          <table:table-cell table:style-name="ce5" table:formula="of:=(2*[.$D71]*([.C81]-1)/[.C81]+[.$E71])*ROUNDDOWN([.$H71]/[.C81];0)" office:value-type="float" office:value="62.2666694869749" calcext:value-type="float">
            <text:p>62,266669487</text:p>
          </table:table-cell>
          <table:table-cell table:style-name="ce5" table:formula="of:=(2*[.$D71]*([.D81]-1)/[.D81]+[.$E71])*ROUNDDOWN([.$H71]/[.D81];0)" office:value-type="float" office:value="43.7971530020748" calcext:value-type="float">
            <text:p>43,7971530021</text:p>
          </table:table-cell>
          <table:table-cell table:style-name="ce5" table:formula="of:=(2*[.$D71]*([.E81]-1)/[.E81]+[.$E71])*ROUNDDOWN([.$H71]/[.E81];0)" office:value-type="float" office:value="34.4872217734846" calcext:value-type="float">
            <text:p>34,4872217735</text:p>
          </table:table-cell>
          <table:table-cell table:style-name="ce5" table:formula="of:=(2*[.$D71]*([.F81]-1)/[.F81]+[.$E71])*ROUNDDOWN([.$H71]/[.F81];0)" office:value-type="float" office:value="27.4671868589719" calcext:value-type="float">
            <text:p>27,467186859</text:p>
          </table:table-cell>
          <table:table-cell table:style-name="ce5" table:formula="of:=(2*[.$D71]*([.G81]-1)/[.G81]+[.$E71])*ROUNDDOWN([.$H71]/[.G81];0)" office:value-type="float" office:value="23.3659020766612" calcext:value-type="float">
            <text:p>23,3659020767</text:p>
          </table:table-cell>
          <table:table-cell table:style-name="ce5" table:formula="of:=(2*[.$D71]*([.H81]-1)/[.H81]+[.$E71])*ROUNDDOWN([.$H71]/[.H81];0)" office:value-type="float" office:value="20.2075885851737" calcext:value-type="float">
            <text:p>20,2075885852</text:p>
          </table:table-cell>
          <table:table-cell table:style-name="ce5" table:formula="of:=(2*[.$D71]*([.I81]-1)/[.I81]+[.$E71])*ROUNDDOWN([.$H71]/[.I81];0)" office:value-type="float" office:value="18.0820826442416" calcext:value-type="float">
            <text:p>18,0820826442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" calcext:value-type="float">
            <text:p>24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table:number-columns-repeated="8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2" table:formula="of:=[.$H$71]*[.$E$71]/[.B82]" office:value-type="float" office:value="0.640473178989093" calcext:value-type="float">
            <text:p>0,640473179</text:p>
          </table:table-cell>
          <table:table-cell table:style-name="ce2" table:formula="of:=[.$H$71]*[.$E$71]/[.C82]" office:value-type="float" office:value="0.938406219614826" calcext:value-type="float">
            <text:p>0,9384062196</text:p>
          </table:table-cell>
          <table:table-cell table:style-name="ce2" table:formula="of:=[.$H$71]*[.$E$71]/[.D82]" office:value-type="float" office:value="1.12426421376316" calcext:value-type="float">
            <text:p>1,1242642138</text:p>
          </table:table-cell>
          <table:table-cell table:style-name="ce2" table:formula="of:=[.$H$71]*[.$E$71]/[.E82]" office:value-type="float" office:value="1.21327051776512" calcext:value-type="float">
            <text:p>1,2132705178</text:p>
          </table:table-cell>
          <table:table-cell table:style-name="ce2" table:formula="of:=[.$H$71]*[.$E$71]/[.F82]" office:value-type="float" office:value="1.31414836893854" calcext:value-type="float">
            <text:p>1,3141483689</text:p>
          </table:table-cell>
          <table:table-cell table:style-name="ce2" table:formula="of:=[.$H$71]*[.$E$71]/[.G82]" office:value-type="float" office:value="1.35449782260915" calcext:value-type="float">
            <text:p>1,3544978226</text:p>
          </table:table-cell>
          <table:table-cell table:style-name="ce2" table:formula="of:=[.$H$71]*[.$E$71]/[.H82]" office:value-type="float" office:value="1.39056055636451" calcext:value-type="float">
            <text:p>1,3905605564</text:p>
          </table:table-cell>
          <table:table-cell table:style-name="ce2" table:formula="of:=[.$H$71]*[.$E$71]/[.I82]" office:value-type="float" office:value="1.39590269333094" calcext:value-type="float">
            <text:p>1,395902693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2" table:formula="of:=[.$H$71]*[.$E$71]/[.B83]" office:value-type="float" office:value="0.778465122722131" calcext:value-type="float">
            <text:p>0,7784651227</text:p>
          </table:table-cell>
          <table:table-cell table:style-name="ce2" table:formula="of:=[.$H$71]*[.$E$71]/[.C83]" office:value-type="float" office:value="1.27109292445528" calcext:value-type="float">
            <text:p>1,2710929245</text:p>
          </table:table-cell>
          <table:table-cell table:style-name="ce2" table:formula="of:=[.$H$71]*[.$E$71]/[.D83]" office:value-type="float" office:value="1.63210929392632" calcext:value-type="float">
            <text:p>1,6321092939</text:p>
          </table:table-cell>
          <table:table-cell table:style-name="ce2" table:formula="of:=[.$H$71]*[.$E$71]/[.E83]" office:value-type="float" office:value="1.84837588712011" calcext:value-type="float">
            <text:p>1,8483758871</text:p>
          </table:table-cell>
          <table:table-cell table:style-name="ce2" table:formula="of:=[.$H$71]*[.$E$71]/[.F83]" office:value-type="float" office:value="2.07452936385113" calcext:value-type="float">
            <text:p>2,0745293639</text:p>
          </table:table-cell>
          <table:table-cell table:style-name="ce2" table:formula="of:=[.$H$71]*[.$E$71]/[.G83]" office:value-type="float" office:value="2.1974255087189" calcext:value-type="float">
            <text:p>2,1974255087</text:p>
          </table:table-cell>
          <table:table-cell table:style-name="ce2" table:formula="of:=[.$H$71]*[.$E$71]/[.H83]" office:value-type="float" office:value="2.30528430694449" calcext:value-type="float">
            <text:p>2,3052843069</text:p>
          </table:table-cell>
          <table:table-cell table:style-name="ce2" table:formula="of:=[.$H$71]*[.$E$71]/[.I83]" office:value-type="float" office:value="2.35517218154405" calcext:value-type="float">
            <text:p>2,355172181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2" table:formula="of:=[.$H$71]*[.$E$71]/[.B84]" office:value-type="float" office:value="0.702759283163599" calcext:value-type="float">
            <text:p>0,7027592832</text:p>
          </table:table-cell>
          <table:table-cell table:style-name="ce2" table:formula="of:=[.$H$71]*[.$E$71]/[.C84]" office:value-type="float" office:value="1.07970307136664" calcext:value-type="float">
            <text:p>1,0797030714</text:p>
          </table:table-cell>
          <table:table-cell table:style-name="ce2" table:formula="of:=[.$H$71]*[.$E$71]/[.D84]" office:value-type="float" office:value="1.33140306783005" calcext:value-type="float">
            <text:p>1,3314030678</text:p>
          </table:table-cell>
          <table:table-cell table:style-name="ce2" table:formula="of:=[.$H$71]*[.$E$71]/[.E84]" office:value-type="float" office:value="1.46495033914593" calcext:value-type="float">
            <text:p>1,4649503391</text:p>
          </table:table-cell>
          <table:table-cell table:style-name="ce2" table:formula="of:=[.$H$71]*[.$E$71]/[.F84]" office:value-type="float" office:value="1.60902841449945" calcext:value-type="float">
            <text:p>1,6090284145</text:p>
          </table:table-cell>
          <table:table-cell table:style-name="ce2" table:formula="of:=[.$H$71]*[.$E$71]/[.G84]" office:value-type="float" office:value="1.6759416176884" calcext:value-type="float">
            <text:p>1,6759416177</text:p>
          </table:table-cell>
          <table:table-cell table:style-name="ce2" table:formula="of:=[.$H$71]*[.$E$71]/[.H84]" office:value-type="float" office:value="1.73472510183936" calcext:value-type="float">
            <text:p>1,7347251018</text:p>
          </table:table-cell>
          <table:table-cell table:style-name="ce2" table:formula="of:=[.$H$71]*[.$E$71]/[.I84]" office:value-type="float" office:value="1.75287953514125" calcext:value-type="float">
            <text:p>1,752879535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2" table:formula="of:=[.$H$71]*[.$E$71]/[.B85]" office:value-type="float" office:value="0.660150288743057" calcext:value-type="float">
            <text:p>0,6601502887</text:p>
          </table:table-cell>
          <table:table-cell table:style-name="ce2" table:formula="of:=[.$H$71]*[.$E$71]/[.C85]" office:value-type="float" office:value="1.3569755935274" calcext:value-type="float">
            <text:p>1,3569755935</text:p>
          </table:table-cell>
          <table:table-cell table:style-name="ce2" table:formula="of:=[.$H$71]*[.$E$71]/[.D85]" office:value-type="float" office:value="1.6845214264478" calcext:value-type="float">
            <text:p>1,6845214264</text:p>
          </table:table-cell>
          <table:table-cell table:style-name="ce2" table:formula="of:=[.$H$71]*[.$E$71]/[.E85]" office:value-type="float" office:value="1.71407443392934" calcext:value-type="float">
            <text:p>1,7140744339</text:p>
          </table:table-cell>
          <table:table-cell table:style-name="ce2" table:formula="of:=[.$H$71]*[.$E$71]/[.F85]" office:value-type="float" office:value="1.74468290596379" calcext:value-type="float">
            <text:p>1,744682906</text:p>
          </table:table-cell>
          <table:table-cell table:style-name="ce2" table:formula="of:=[.$H$71]*[.$E$71]/[.G85]" office:value-type="float" office:value="1.74468290596379" calcext:value-type="float">
            <text:p>1,744682906</text:p>
          </table:table-cell>
          <table:table-cell table:style-name="ce2" table:formula="of:=[.$H$71]*[.$E$71]/[.H85]" office:value-type="float" office:value="1.74468290596379" calcext:value-type="float">
            <text:p>1,744682906</text:p>
          </table:table-cell>
          <table:table-cell table:style-name="ce2" table:formula="of:=[.$H$71]*[.$E$71]/[.I85]" office:value-type="float" office:value="1.6845214264478" calcext:value-type="float">
            <text:p>1,684521426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2" table:formula="of:=[.$H$71]*[.$E$71]/[.B86]" office:value-type="float" office:value="0.992248062015504" calcext:value-type="float">
            <text:p>0,992248062</text:p>
          </table:table-cell>
          <table:table-cell table:style-name="ce2" table:formula="of:=[.$H$71]*[.$E$71]/[.C86]" office:value-type="float" office:value="1.56909376298679" calcext:value-type="float">
            <text:p>1,569093763</text:p>
          </table:table-cell>
          <table:table-cell table:style-name="ce2" table:formula="of:=[.$H$71]*[.$E$71]/[.D86]" office:value-type="float" office:value="2.23078981251005" calcext:value-type="float">
            <text:p>2,2307898125</text:p>
          </table:table-cell>
          <table:table-cell table:style-name="ce2" table:formula="of:=[.$H$71]*[.$E$71]/[.E86]" office:value-type="float" office:value="2.83299836025326" calcext:value-type="float">
            <text:p>2,8329983603</text:p>
          </table:table-cell>
          <table:table-cell table:style-name="ce2" table:formula="of:=[.$H$71]*[.$E$71]/[.F86]" office:value-type="float" office:value="3.55705312071516" calcext:value-type="float">
            <text:p>3,5570531207</text:p>
          </table:table-cell>
          <table:table-cell table:style-name="ce2" table:formula="of:=[.$H$71]*[.$E$71]/[.G86]" office:value-type="float" office:value="4.18140255888351" calcext:value-type="float">
            <text:p>4,1814025589</text:p>
          </table:table-cell>
          <table:table-cell table:style-name="ce2" table:formula="of:=[.$H$71]*[.$E$71]/[.H86]" office:value-type="float" office:value="4.83492834002255" calcext:value-type="float">
            <text:p>4,83492834</text:p>
          </table:table-cell>
          <table:table-cell table:style-name="ce2" table:formula="of:=[.$H$71]*[.$E$71]/[.I86]" office:value-type="float" office:value="5.4032627024347" calcext:value-type="float">
            <text:p>5,403262702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2" table:formula="of:=[.$H$71]*[.$E$71]/[.B87]" office:value-type="float" office:value="0.807456551520434" calcext:value-type="float">
            <text:p>0,8074565515</text:p>
          </table:table-cell>
          <table:table-cell table:style-name="ce2" table:formula="of:=[.$H$71]*[.$E$71]/[.C87]" office:value-type="float" office:value="1.28555582544701" calcext:value-type="float">
            <text:p>1,2855558254</text:p>
          </table:table-cell>
          <table:table-cell table:style-name="ce2" table:formula="of:=[.$H$71]*[.$E$71]/[.D87]" office:value-type="float" office:value="1.91573024968574" calcext:value-type="float">
            <text:p>1,9157302497</text:p>
          </table:table-cell>
          <table:table-cell table:style-name="ce2" table:formula="of:=[.$H$71]*[.$E$71]/[.E87]" office:value-type="float" office:value="2.5051857111275" calcext:value-type="float">
            <text:p>2,5051857111</text:p>
          </table:table-cell>
          <table:table-cell table:style-name="ce2" table:formula="of:=[.$H$71]*[.$E$71]/[.F87]" office:value-type="float" office:value="2.79149264954207" calcext:value-type="float">
            <text:p>2,7914926495</text:p>
          </table:table-cell>
          <table:table-cell table:style-name="ce2" table:formula="of:=[.$H$71]*[.$E$71]/[.G87]" office:value-type="float" office:value="3.15168524948298" calcext:value-type="float">
            <text:p>3,1516852495</text:p>
          </table:table-cell>
          <table:table-cell table:style-name="ce2" table:formula="of:=[.$H$71]*[.$E$71]/[.H87]" office:value-type="float" office:value="3.61860158273972" calcext:value-type="float">
            <text:p>3,6186015827</text:p>
          </table:table-cell>
          <table:table-cell table:style-name="ce2" table:formula="of:=[.$H$71]*[.$E$71]/[.I87]" office:value-type="float" office:value="4.07092678058219" calcext:value-type="float">
            <text:p>4,0709267806</text:p>
          </table:table-cell>
          <table:table-cell table:style-name="ce2" table:number-columns-repeated="17"/>
          <table:table-cell table:number-columns-repeated="998"/>
        </table:table-row>
        <table:table-row table:style-name="ro5" table:number-rows-repeated="905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ueezenet bnumber" table:style-name="ta1">
        <office:forms form:automatic-focus="false" form:apply-design-mode="false"/>
        <table:shapes>
          <draw:frame draw:z-index="0" draw:style-name="gr1" draw:text-style-name="P1" svg:width="163.47mm" svg:height="90.89mm" svg:x="1.83mm" svg:y="294.6mm">
            <loext:p draw:notify-on-update-of-ranges="'squeezenet bnumber'.B51:'squeezenet bnumber'.I51 'squeezenet bnumber'.A52:'squeezenet bnumber'.A52 'squeezenet bnumber'.B52:'squeezenet bnumber'.I52 'squeezenet bnumber'.A53:'squeezenet bnumber'.A53 'squeezenet bnumber'.B53:'squeezenet bnumber'.I53 'squeezenet bnumber'.A54:'squeezenet bnumber'.A54 'squeezenet bnumber'.B54:'squeezenet bnumber'.I54 'squeezenet bnumber'.A55:'squeezenet bnumber'.A55 'squeezenet bnumber'.B55:'squeezenet bnumber'.I55 'squeezenet bnumber'.A56:'squeezenet bnumber'.A56 'squeezenet bnumber'.B56:'squeezenet bnumber'.I56 'squeezenet bnumber'.A57:'squeezenet bnumber'.A57 'squeezenet bnumber'.B57:'squeezenet bnumber'.I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6.85mm" svg:y="292.8mm">
            <loext:p draw:notify-on-update-of-ranges="'squeezenet bnumber'.B59:'squeezenet bnumber'.I59 'squeezenet bnumber'.A60:'squeezenet bnumber'.A60 'squeezenet bnumber'.B60:'squeezenet bnumber'.I60 'squeezenet bnumber'.A61:'squeezenet bnumber'.A61 'squeezenet bnumber'.B61:'squeezenet bnumber'.I61 'squeezenet bnumber'.A62:'squeezenet bnumber'.A62 'squeezenet bnumber'.B62:'squeezenet bnumber'.I62 'squeezenet bnumber'.A63:'squeezenet bnumber'.A63 'squeezenet bnumber'.B63:'squeezenet bnumber'.I63 'squeezenet bnumber'.A64:'squeezenet bnumber'.A64 'squeezenet bnumber'.B64:'squeezenet bnumber'.I64 'squeezenet bnumber'.A65:'squeezenet bnumber'.A65 'squeezenet bnumber'.B65:'squeezenet bnumber'.I65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96" office:value-type="float" office:value="14112" calcext:value-type="float">
            <text:p>14112</text:p>
          </table:table-cell>
          <table:table-cell table:style-name="ce1" table:formula="of:=PRODUCT([.B3:.C3])/4" office:value-type="float" office:value="177020928" calcext:value-type="float">
            <text:p>177020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96*16" office:value-type="float" office:value="1536" calcext:value-type="float">
            <text:p>1536</text:p>
          </table:table-cell>
          <table:table-cell table:style-name="ce1" table:formula="of:=PRODUCT([.B4:.C4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5:.C5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6:.C6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16" office:value-type="float" office:value="2048" calcext:value-type="float">
            <text:p>2048</text:p>
          </table:table-cell>
          <table:table-cell table:style-name="ce1" table:formula="of:=PRODUCT([.B7:.C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8:.C8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9:.C9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32" office:value-type="float" office:value="4096" calcext:value-type="float">
            <text:p>4096</text:p>
          </table:table-cell>
          <table:table-cell table:style-name="ce1" table:formula="of:=PRODUCT([.B10:.C10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1:.C11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3:.C1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4:.C14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5:.C15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48" office:value-type="float" office:value="12288" calcext:value-type="float">
            <text:p>12288</text:p>
          </table:table-cell>
          <table:table-cell table:style-name="ce1" table:formula="of:=PRODUCT([.B16:.C16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17:.C17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18:.C18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48" office:value-type="float" office:value="18432" calcext:value-type="float">
            <text:p>18432</text:p>
          </table:table-cell>
          <table:table-cell table:style-name="ce1" table:formula="of:=PRODUCT([.B19:.C1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20:.C20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21:.C21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64" office:value-type="float" office:value="24576" calcext:value-type="float">
            <text:p>24576</text:p>
          </table:table-cell>
          <table:table-cell table:style-name="ce1" table:formula="of:=PRODUCT([.B22:.C22])" office:value-type="float" office:value="19267584" calcext:value-type="float">
            <text:p>1926758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3:.C2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4:.C24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25:.C2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6:.C26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7:.C27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000" office:value-type="float" office:value="512000" calcext:value-type="float">
            <text:p>512000</text:p>
          </table:table-cell>
          <table:table-cell table:style-name="ce1" table:formula="of:=PRODUCT([.B28:.C28])" office:value-type="float" office:value="100352000" calcext:value-type="float">
            <text:p>100352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29])" office:value-type="float" office:value="1244448" calcext:value-type="float">
            <text:p>1244448</text:p>
          </table:table-cell>
          <table:table-cell table:style-name="ce1" table:formula="of:=SUM([.D3:.D29])" office:value-type="float" office:value="1003118592" calcext:value-type="float">
            <text:p>10031185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0]*2*2" office:value-type="float" office:value="4012474368" calcext:value-type="float">
            <text:p>4012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2]/1000000" office:value-type="float" office:value="4012.474368" calcext:value-type="float">
            <text:p>4012,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6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formula="of:=[.C30]/1000000" office:value-type="float" office:value="1.244448" calcext:value-type="float">
            <text:p>1,244448</text:p>
          </table:table-cell>
          <table:table-cell table:style-name="ce1" table:formula="of:=[.B33]" office:value-type="float" office:value="4012.474368" calcext:value-type="float">
            <text:p>4012,474368</text:p>
          </table:table-cell>
          <table:table-cell table:style-name="ce1" table:formula="of:=0.0330642214999983" office:value-type="float" office:value="0.0330642214999983" calcext:value-type="float">
            <text:p>0,0330642215</text:p>
          </table:table-cell>
          <table:table-cell table:style-name="ce2" table:formula="of:=0.757695063164071" office:value-type="float" office:value="0.757695063164071" calcext:value-type="float">
            <text:p>0,7576950632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96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51]*[.$D41]+[.$E41])*ROUNDDOWN([.$H41]/[.B51]+1;0)" office:value-type="float" office:value="106.273232295165" calcext:value-type="float">
            <text:p>106,2732322952</text:p>
          </table:table-cell>
          <table:table-cell table:style-name="ce1" table:formula="of:=(2*[.C51]*[.$D41]+[.$E41])*ROUNDDOWN([.$H41]/[.C51]+1;0)" office:value-type="float" office:value="57.8468766956642" calcext:value-type="float">
            <text:p>57,8468766957</text:p>
          </table:table-cell>
          <table:table-cell table:style-name="ce1" table:formula="of:=(2*[.D51]*[.$D41]+[.$E41])*ROUNDDOWN([.$H41]/[.D51]+1;0)" office:value-type="float" office:value="41.1114568630546" calcext:value-type="float">
            <text:p>41,1114568631</text:p>
          </table:table-cell>
          <table:table-cell table:style-name="ce1" table:formula="of:=(2*[.E51]*[.$D41]+[.$E41])*ROUNDDOWN([.$H41]/[.E51]+1;0)" office:value-type="float" office:value="33.7328915604139" calcext:value-type="float">
            <text:p>33,7328915604</text:p>
          </table:table-cell>
          <table:table-cell table:style-name="ce1" table:formula="of:=(2*[.F51]*[.$D41]+[.$E41])*ROUNDDOWN([.$H41]/[.F51]+1;0)" office:value-type="float" office:value="28.2967692322654" calcext:value-type="float">
            <text:p>28,2967692323</text:p>
          </table:table-cell>
          <table:table-cell table:style-name="ce1" table:formula="of:=(2*[.G51]*[.$D41]+[.$E41])*ROUNDDOWN([.$H41]/[.G51]+1;0)" office:value-type="float" office:value="25.3982458656091" calcext:value-type="float">
            <text:p>25,3982458656</text:p>
          </table:table-cell>
          <table:table-cell table:style-name="ce1" table:formula="of:=(2*[.H51]*[.$D41]+[.$E41])*ROUNDDOWN([.$H41]/[.H51]+1;0)" office:value-type="float" office:value="23.1912891191169" calcext:value-type="float">
            <text:p>23,1912891191</text:p>
          </table:table-cell>
          <table:table-cell table:style-name="ce1" table:formula="of:=(2*[.I51]*[.$D41]+[.$E41])*ROUNDDOWN([.$H41]/[.I51]+1;0)" office:value-type="float" office:value="21.8742843217887" calcext:value-type="float">
            <text:p>21,874284321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51]*[.$D41]+[.$E41])*ROUNDDOWN([.$H41]/[.B51]+1;0)" office:value-type="float" office:value="102.007947721665" calcext:value-type="float">
            <text:p>102,0079477217</text:p>
          </table:table-cell>
          <table:table-cell table:style-name="ce3" table:formula="of:=([.C51]*[.$D41]+[.$E41])*ROUNDDOWN([.$H41]/[.C51]+1;0)" office:value-type="float" office:value="53.5485279006644" calcext:value-type="float">
            <text:p>53,5485279007</text:p>
          </table:table-cell>
          <table:table-cell table:style-name="ce3" table:formula="of:=([.D51]*[.$D41]+[.$E41])*ROUNDDOWN([.$H41]/[.D51]+1;0)" office:value-type="float" office:value="36.8461722895548" calcext:value-type="float">
            <text:p>36,8461722896</text:p>
          </table:table-cell>
          <table:table-cell table:style-name="ce3" table:formula="of:=([.E51]*[.$D41]+[.$E41])*ROUNDDOWN([.$H41]/[.E51]+1;0)" office:value-type="float" office:value="29.3684143224141" calcext:value-type="float">
            <text:p>29,3684143224</text:p>
          </table:table-cell>
          <table:table-cell table:style-name="ce3" table:formula="of:=([.F51]*[.$D41]+[.$E41])*ROUNDDOWN([.$H41]/[.F51]+1;0)" office:value-type="float" office:value="23.9984204372656" calcext:value-type="float">
            <text:p>23,9984204373</text:p>
          </table:table-cell>
          <table:table-cell table:style-name="ce3" table:formula="of:=([.G51]*[.$D41]+[.$E41])*ROUNDDOWN([.$H41]/[.G51]+1;0)" office:value-type="float" office:value="21.0337686276093" calcext:value-type="float">
            <text:p>21,0337686276</text:p>
          </table:table-cell>
          <table:table-cell table:style-name="ce3" table:formula="of:=([.H51]*[.$D41]+[.$E41])*ROUNDDOWN([.$H41]/[.H51]+1;0)" office:value-type="float" office:value="18.7937476596171" calcext:value-type="float">
            <text:p>18,7937476596</text:p>
          </table:table-cell>
          <table:table-cell table:style-name="ce3" table:formula="of:=([.I51]*[.$D41]+[.$E41])*ROUNDDOWN([.$H41]/[.I51]+1;0)" office:value-type="float" office:value="17.377550197789" calcext:value-type="float">
            <text:p>17,377550197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52:.B53])" office:value-type="float" office:value="104.140590008415" calcext:value-type="float">
            <text:p>104,1405900084</text:p>
          </table:table-cell>
          <table:table-cell table:formula="of:=AVERAGE([.C52:.C53])" office:value-type="float" office:value="55.6977022981643" calcext:value-type="float">
            <text:p>55,6977022982</text:p>
          </table:table-cell>
          <table:table-cell table:formula="of:=AVERAGE([.D52:.D53])" office:value-type="float" office:value="38.9788145763047" calcext:value-type="float">
            <text:p>38,9788145763</text:p>
          </table:table-cell>
          <table:table-cell table:formula="of:=AVERAGE([.E52:.E53])" office:value-type="float" office:value="31.550652941414" calcext:value-type="float">
            <text:p>31,5506529414</text:p>
          </table:table-cell>
          <table:table-cell table:formula="of:=AVERAGE([.F52:.F53])" office:value-type="float" office:value="26.1475948347655" calcext:value-type="float">
            <text:p>26,1475948348</text:p>
          </table:table-cell>
          <table:table-cell table:formula="of:=AVERAGE([.G52:.G53])" office:value-type="float" office:value="23.2160072466092" calcext:value-type="float">
            <text:p>23,2160072466</text:p>
          </table:table-cell>
          <table:table-cell table:formula="of:=AVERAGE([.H52:.H53])" office:value-type="float" office:value="20.992518389367" calcext:value-type="float">
            <text:p>20,9925183894</text:p>
          </table:table-cell>
          <table:table-cell table:formula="of:=AVERAGE([.I52:.I53])" office:value-type="float" office:value="19.6259172597889" calcext:value-type="float">
            <text:p>19,625917259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41]*([.B51]-1)/[.B51]+[.$E41])*ROUNDDOWN([.$H41]/[.B51]+1;0)" office:value-type="float" office:value="97.7426631481652" calcext:value-type="float">
            <text:p>97,7426631482</text:p>
          </table:table-cell>
          <table:table-cell table:style-name="ce1" table:formula="of:=(2*[.$D41]*([.C51]-1)/[.C51]+[.$E41])*ROUNDDOWN([.$H41]/[.C51]+1;0)" office:value-type="float" office:value="51.3993535031645" calcext:value-type="float">
            <text:p>51,3993535032</text:p>
          </table:table-cell>
          <table:table-cell table:style-name="ce1" table:formula="of:=(2*[.$D41]*([.D51]-1)/[.D51]+[.$E41])*ROUNDDOWN([.$H41]/[.D51]+1;0)" office:value-type="float" office:value="34.4765697487216" calcext:value-type="float">
            <text:p>34,4765697487</text:p>
          </table:table-cell>
          <table:table-cell table:style-name="ce1" table:formula="of:=(2*[.$D41]*([.E51]-1)/[.E51]+[.$E41])*ROUNDDOWN([.$H41]/[.E51]+1;0)" office:value-type="float" office:value="26.6406160486643" calcext:value-type="float">
            <text:p>26,6406160487</text:p>
          </table:table-cell>
          <table:table-cell table:style-name="ce1" table:formula="of:=(2*[.$D41]*([.F51]-1)/[.F51]+[.$E41])*ROUNDDOWN([.$H41]/[.F51]+1;0)" office:value-type="float" office:value="21.0755432566658" calcext:value-type="float">
            <text:p>21,0755432567</text:p>
          </table:table-cell>
          <table:table-cell table:style-name="ce1" table:formula="of:=(2*[.$D41]*([.G51]-1)/[.G51]+[.$E41])*ROUNDDOWN([.$H41]/[.G51]+1;0)" office:value-type="float" office:value="17.8816461779428" calcext:value-type="float">
            <text:p>17,8816461779</text:p>
          </table:table-cell>
          <table:table-cell table:style-name="ce1" table:formula="of:=(2*[.$D41]*([.H51]-1)/[.H51]+[.$E41])*ROUNDDOWN([.$H41]/[.H51]+1;0)" office:value-type="float" office:value="15.4731551289744" calcext:value-type="float">
            <text:p>15,473155129</text:p>
          </table:table-cell>
          <table:table-cell table:style-name="ce1" table:formula="of:=(2*[.$D41]*([.I51]-1)/[.I51]+[.$E41])*ROUNDDOWN([.$H41]/[.I51]+1;0)" office:value-type="float" office:value="13.8644766634142" calcext:value-type="float">
            <text:p>13,8644766634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41]*[.$B$51]/[.B52]" office:value-type="float" office:value="1.20444252268992" calcext:value-type="float">
            <text:p>1,2044425227</text:p>
          </table:table-cell>
          <table:table-cell table:style-name="ce1" table:formula="of:=[.$H$41]*[.$B$51]/[.C52]" office:value-type="float" office:value="2.21273830691699" calcext:value-type="float">
            <text:p>2,2127383069</text:p>
          </table:table-cell>
          <table:table-cell table:style-name="ce1" table:formula="of:=[.$H$41]*[.$B$51]/[.D52]" office:value-type="float" office:value="3.11348732851715" calcext:value-type="float">
            <text:p>3,1134873285</text:p>
          </table:table-cell>
          <table:table-cell table:style-name="ce1" table:formula="of:=[.$H$41]*[.$B$51]/[.E52]" office:value-type="float" office:value="3.79451609627827" calcext:value-type="float">
            <text:p>3,7945160963</text:p>
          </table:table-cell>
          <table:table-cell table:style-name="ce1" table:formula="of:=[.$H$41]*[.$B$51]/[.F52]" office:value-type="float" office:value="4.52348460523359" calcext:value-type="float">
            <text:p>4,5234846052</text:p>
          </table:table-cell>
          <table:table-cell table:style-name="ce1" table:formula="of:=[.$H$41]*[.$B$51]/[.G52]" office:value-type="float" office:value="5.03971812373548" calcext:value-type="float">
            <text:p>5,0397181237</text:p>
          </table:table-cell>
          <table:table-cell table:style-name="ce1" table:formula="of:=[.$H$41]*[.$B$51]/[.H52]" office:value-type="float" office:value="5.51931371052969" calcext:value-type="float">
            <text:p>5,5193137105</text:p>
          </table:table-cell>
          <table:table-cell table:style-name="ce1" table:formula="of:=[.$H$41]*[.$B$51]/[.I52]" office:value-type="float" office:value="5.85162001723186" calcext:value-type="float">
            <text:p>5,851620017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41]*[.$B$51]/[.B53]" office:value-type="float" office:value="1.25480418789775" calcext:value-type="float">
            <text:p>1,2548041879</text:p>
          </table:table-cell>
          <table:table-cell table:style-name="ce1" table:formula="of:=[.$H$41]*[.$B$51]/[.C53]" office:value-type="float" office:value="2.39035516041538" calcext:value-type="float">
            <text:p>2,3903551604</text:p>
          </table:table-cell>
          <table:table-cell table:style-name="ce1" table:formula="of:=[.$H$41]*[.$B$51]/[.D53]" office:value-type="float" office:value="3.47390222772978" calcext:value-type="float">
            <text:p>3,4739022277</text:p>
          </table:table-cell>
          <table:table-cell table:style-name="ce1" table:formula="of:=[.$H$41]*[.$B$51]/[.E53]" office:value-type="float" office:value="4.3584239378668" calcext:value-type="float">
            <text:p>4,3584239379</text:p>
          </table:table-cell>
          <table:table-cell table:style-name="ce1" table:formula="of:=[.$H$41]*[.$B$51]/[.F53]" office:value-type="float" office:value="5.33368437037785" calcext:value-type="float">
            <text:p>5,3336843704</text:p>
          </table:table-cell>
          <table:table-cell table:style-name="ce1" table:formula="of:=[.$H$41]*[.$B$51]/[.G53]" office:value-type="float" office:value="6.08545250573807" calcext:value-type="float">
            <text:p>6,0854525057</text:p>
          </table:table-cell>
          <table:table-cell table:style-name="ce1" table:formula="of:=[.$H$41]*[.$B$51]/[.H53]" office:value-type="float" office:value="6.810775706808" calcext:value-type="float">
            <text:p>6,8107757068</text:p>
          </table:table-cell>
          <table:table-cell table:style-name="ce1" table:formula="of:=[.$H$41]*[.$B$51]/[.I53]" office:value-type="float" office:value="7.3658253633637" calcext:value-type="float">
            <text:p>7,365825363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41]*[.$B$51]/[.B54]" office:value-type="float" office:value="1.22910768980334" calcext:value-type="float">
            <text:p>1,2291076898</text:p>
          </table:table-cell>
          <table:table-cell table:style-name="ce1" table:formula="of:=[.$H$41]*[.$B$51]/[.C54]" office:value-type="float" office:value="2.2981199352674" calcext:value-type="float">
            <text:p>2,2981199353</text:p>
          </table:table-cell>
          <table:table-cell table:style-name="ce1" table:formula="of:=[.$H$41]*[.$B$51]/[.D54]" office:value-type="float" office:value="3.2838351138008" calcext:value-type="float">
            <text:p>3,2838351138</text:p>
          </table:table-cell>
          <table:table-cell table:style-name="ce1" table:formula="of:=[.$H$41]*[.$B$51]/[.E54]" office:value-type="float" office:value="4.05696833715871" calcext:value-type="float">
            <text:p>4,0569683372</text:p>
          </table:table-cell>
          <table:table-cell table:style-name="ce1" table:formula="of:=[.$H$41]*[.$B$51]/[.F54]" office:value-type="float" office:value="4.89528772374172" calcext:value-type="float">
            <text:p>4,8952877237</text:p>
          </table:table-cell>
          <table:table-cell table:style-name="ce1" table:formula="of:=[.$H$41]*[.$B$51]/[.G54]" office:value-type="float" office:value="5.5134372866245" calcext:value-type="float">
            <text:p>5,5134372866</text:p>
          </table:table-cell>
          <table:table-cell table:style-name="ce1" table:formula="of:=[.$H$41]*[.$B$51]/[.H54]" office:value-type="float" office:value="6.09741040240478" calcext:value-type="float">
            <text:p>6,0974104024</text:p>
          </table:table-cell>
          <table:table-cell table:style-name="ce1" table:formula="of:=[.$H$41]*[.$B$51]/[.I54]" office:value-type="float" office:value="6.52198816012827" calcext:value-type="float">
            <text:p>6,52198816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41]*[.$B$51]/[.B55]" office:value-type="float" office:value="1.30612244897959" calcext:value-type="float">
            <text:p>1,306122449</text:p>
          </table:table-cell>
          <table:table-cell table:style-name="ce1" table:formula="of:=[.$H$41]*[.$B$51]/[.C55]" office:value-type="float" office:value="2.46153846153846" calcext:value-type="float">
            <text:p>2,4615384615</text:p>
          </table:table-cell>
          <table:table-cell table:style-name="ce1" table:formula="of:=[.$H$41]*[.$B$51]/[.D55]" office:value-type="float" office:value="3.45945945945946" calcext:value-type="float">
            <text:p>3,4594594595</text:p>
          </table:table-cell>
          <table:table-cell table:style-name="ce1" table:formula="of:=[.$H$41]*[.$B$51]/[.E55]" office:value-type="float" office:value="4.12903225806452" calcext:value-type="float">
            <text:p>4,1290322581</text:p>
          </table:table-cell>
          <table:table-cell table:style-name="ce1" table:formula="of:=[.$H$41]*[.$B$51]/[.F55]" office:value-type="float" office:value="4.92307692307692" calcext:value-type="float">
            <text:p>4,9230769231</text:p>
          </table:table-cell>
          <table:table-cell table:style-name="ce1" table:formula="of:=[.$H$41]*[.$B$51]/[.G55]" office:value-type="float" office:value="5.56521739130435" calcext:value-type="float">
            <text:p>5,5652173913</text:p>
          </table:table-cell>
          <table:table-cell table:style-name="ce1" table:formula="of:=[.$H$41]*[.$B$51]/[.H55]" office:value-type="float" office:value="5.81818181818182" calcext:value-type="float">
            <text:p>5,8181818182</text:p>
          </table:table-cell>
          <table:table-cell table:style-name="ce1" table:formula="of:=[.$H$41]*[.$B$51]/[.I55]" office:value-type="float" office:value="6.4" calcext:value-type="float">
            <text:p>6,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41]*[.$B$51]/[.B56]" office:value-type="float" office:value="1.30956120773964" calcext:value-type="float">
            <text:p>1,3095612077</text:p>
          </table:table-cell>
          <table:table-cell table:style-name="ce1" table:formula="of:=[.$H$41]*[.$B$51]/[.C56]" office:value-type="float" office:value="2.49030369598169" calcext:value-type="float">
            <text:p>2,490303696</text:p>
          </table:table-cell>
          <table:table-cell table:style-name="ce1" table:formula="of:=[.$H$41]*[.$B$51]/[.D56]" office:value-type="float" office:value="3.71266633928238" calcext:value-type="float">
            <text:p>3,7126663393</text:p>
          </table:table-cell>
          <table:table-cell table:style-name="ce1" table:formula="of:=[.$H$41]*[.$B$51]/[.E56]" office:value-type="float" office:value="4.80469369650398" calcext:value-type="float">
            <text:p>4,8046936965</text:p>
          </table:table-cell>
          <table:table-cell table:style-name="ce1" table:formula="of:=[.$H$41]*[.$B$51]/[.F56]" office:value-type="float" office:value="6.07339030084153" calcext:value-type="float">
            <text:p>6,0733903008</text:p>
          </table:table-cell>
          <table:table-cell table:style-name="ce1" table:formula="of:=[.$H$41]*[.$B$51]/[.G56]" office:value-type="float" office:value="7.15817764909637" calcext:value-type="float">
            <text:p>7,1581776491</text:p>
          </table:table-cell>
          <table:table-cell table:style-name="ce1" table:formula="of:=[.$H$41]*[.$B$51]/[.H56]" office:value-type="float" office:value="8.27239169600983" calcext:value-type="float">
            <text:p>8,272391696</text:p>
          </table:table-cell>
          <table:table-cell table:style-name="ce1" table:formula="of:=[.$H$41]*[.$B$51]/[.I56]" office:value-type="float" office:value="9.23222730344873" calcext:value-type="float">
            <text:p>9,232227303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41]*[.$B$51]/[.B57]" office:value-type="float" office:value="1.34736842105263" calcext:value-type="float">
            <text:p>1,3473684211</text:p>
          </table:table-cell>
          <table:table-cell table:style-name="ce1" table:formula="of:=[.$H$41]*[.$B$51]/[.C57]" office:value-type="float" office:value="2.50980392156863" calcext:value-type="float">
            <text:p>2,5098039216</text:p>
          </table:table-cell>
          <table:table-cell table:style-name="ce1" table:formula="of:=[.$H$41]*[.$B$51]/[.D57]" office:value-type="float" office:value="3.55555555555556" calcext:value-type="float">
            <text:p>3,5555555556</text:p>
          </table:table-cell>
          <table:table-cell table:style-name="ce1" table:formula="of:=[.$H$41]*[.$B$51]/[.E57]" office:value-type="float" office:value="4" calcext:value-type="float">
            <text:p>4</text:p>
          </table:table-cell>
          <table:table-cell table:style-name="ce1" table:formula="of:=[.$H$41]*[.$B$51]/[.F57]" office:value-type="float" office:value="4.74074074074074" calcext:value-type="float">
            <text:p>4,7407407407</text:p>
          </table:table-cell>
          <table:table-cell table:style-name="ce1" table:formula="of:=[.$H$41]*[.$B$51]/[.G57]" office:value-type="float" office:value="5.56521739130435" calcext:value-type="float">
            <text:p>5,5652173913</text:p>
          </table:table-cell>
          <table:table-cell table:style-name="ce1" table:formula="of:=[.$H$41]*[.$B$51]/[.H57]" office:value-type="float" office:value="5.81818181818182" calcext:value-type="float">
            <text:p>5,8181818182</text:p>
          </table:table-cell>
          <table:table-cell table:style-name="ce1" table:formula="of:=[.$H$41]*[.$B$51]/[.I57]" office:value-type="float" office:value="6.4" calcext:value-type="float">
            <text:p>6,4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net34 bnumber" table:style-name="ta1">
        <office:forms form:automatic-focus="false" form:apply-design-mode="false"/>
        <table:shapes>
          <draw:frame draw:z-index="0" draw:style-name="gr1" draw:text-style-name="P1" svg:width="166.78mm" svg:height="90.01mm" svg:x="1.51mm" svg:y="339.72mm">
            <loext:p draw:notify-on-update-of-ranges="'resnet34 bnumber'.B61:'resnet34 bnumber'.I61 'resnet34 bnumber'.A62:'resnet34 bnumber'.A62 'resnet34 bnumber'.B62:'resnet34 bnumber'.I62 'resnet34 bnumber'.A63:'resnet34 bnumber'.A63 'resnet34 bnumber'.B63:'resnet34 bnumber'.I63 'resnet34 bnumber'.A64:'resnet34 bnumber'.A64 'resnet34 bnumber'.B64:'resnet34 bnumber'.I64 'resnet34 bnumber'.A65:'resnet34 bnumber'.A65 'resnet34 bnumber'.B65:'resnet34 bnumber'.I65 'resnet34 bnumber'.A66:'resnet34 bnumber'.A66 'resnet34 bnumber'.B66:'resnet34 bnumber'.I66 'resnet34 bnumber'.A67:'resnet34 bnumber'.A67 'resnet34 bnumber'.B67:'resnet34 bnumber'.I6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159.99mm" svg:height="89.99mm" svg:x="170.66mm" svg:y="339.59mm">
            <loext:p draw:notify-on-update-of-ranges="'resnet34 bnumber'.B69:'resnet34 bnumber'.I69 'resnet34 bnumber'.A70:'resnet34 bnumber'.A70 'resnet34 bnumber'.B70:'resnet34 bnumber'.I70 'resnet34 bnumber'.A71:'resnet34 bnumber'.A71 'resnet34 bnumber'.B71:'resnet34 bnumber'.I71 'resnet34 bnumber'.A72:'resnet34 bnumber'.A72 'resnet34 bnumber'.B72:'resnet34 bnumber'.I72 'resnet34 bnumber'.A73:'resnet34 bnumber'.A73 'resnet34 bnumber'.B73:'resnet34 bnumber'.I73 'resnet34 bnumber'.A74:'resnet34 bnumber'.A74 'resnet34 bnumber'.B74:'resnet34 bnumber'.I74 'resnet34 bnumber'.A75:'resnet34 bnumber'.A75 'resnet34 bnumber'.B75:'resnet34 bnumber'.I75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office:value-type="string" calcext:value-type="string">
            <text:p>Délka výpočtu (n obr)</text:p>
          </table:table-cell>
          <table:table-cell table:style-name="ce1" office:value-type="string" calcext:value-type="string">
            <text:p>Délka přenosu vah</text:p>
          </table:table-cell>
          <table:table-cell table:style-name="ce1" office:value-type="string" calcext:value-type="string">
            <text:p>Délka výpočtu a přenosu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formula="of:=[.D3]*[.$H$53]*2/[.$H$55]" office:value-type="float" office:value="0.00416137351404959" calcext:value-type="float">
            <text:p>0,0041613735</text:p>
          </table:table-cell>
          <table:table-cell table:style-name="ce1" table:formula="of:=[.C3]*32/[.H$57]" office:value-type="float" office:value="0.000301056" calcext:value-type="float">
            <text:p>0,000301056</text:p>
          </table:table-cell>
          <table:table-cell table:style-name="ce1" table:formula="of:=[.E3]+[.F3]" office:value-type="float" office:value="0.00446242951404959" calcext:value-type="float">
            <text:p>0,00446242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4:.C4])" office:value-type="float" office:value="115605504" calcext:value-type="float">
            <text:p>115605504</text:p>
          </table:table-cell>
          <table:table-cell table:style-name="ce1" table:formula="of:=[.D4]*[.$H$53]*2/[.$H$55]" office:value-type="float" office:value="0.00407644752396694" calcext:value-type="float">
            <text:p>0,0040764475</text:p>
          </table:table-cell>
          <table:table-cell table:style-name="ce1" table:formula="of:=[.C4]*32/[.H$57]" office:value-type="float" office:value="0.001179648" calcext:value-type="float">
            <text:p>0,001179648</text:p>
          </table:table-cell>
          <table:table-cell table:style-name="ce1" table:formula="of:=[.E4]+[.F4]" office:value-type="float" office:value="0.00525609552396694" calcext:value-type="float">
            <text:p>0,005256095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5:.C5])" office:value-type="float" office:value="115605504" calcext:value-type="float">
            <text:p>115605504</text:p>
          </table:table-cell>
          <table:table-cell table:style-name="ce1" table:formula="of:=[.D5]*[.$H$53]*2/[.$H$55]" office:value-type="float" office:value="0.00407644752396694" calcext:value-type="float">
            <text:p>0,0040764475</text:p>
          </table:table-cell>
          <table:table-cell table:style-name="ce1" table:formula="of:=[.C5]*32/[.H$57]" office:value-type="float" office:value="0.001179648" calcext:value-type="float">
            <text:p>0,001179648</text:p>
          </table:table-cell>
          <table:table-cell table:style-name="ce1" table:formula="of:=[.E5]+[.F5]" office:value-type="float" office:value="0.00525609552396694" calcext:value-type="float">
            <text:p>0,005256095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6:.C6])" office:value-type="float" office:value="12845056" calcext:value-type="float">
            <text:p>12845056</text:p>
          </table:table-cell>
          <table:table-cell table:style-name="ce1" table:formula="of:=[.D6]*[.$H$53]*2/[.$H$55]" office:value-type="float" office:value="0.000452938613774105" calcext:value-type="float">
            <text:p>0,0004529386</text:p>
          </table:table-cell>
          <table:table-cell table:style-name="ce1" table:formula="of:=[.C6]*32/[.H$57]" office:value-type="float" office:value="0.000131072" calcext:value-type="float">
            <text:p>0,000131072</text:p>
          </table:table-cell>
          <table:table-cell table:style-name="ce1" table:formula="of:=[.E6]+[.F6]" office:value-type="float" office:value="0.000584010613774105" calcext:value-type="float">
            <text:p>0,0005840106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formula="of:=[.D7]*[.$H$53]*2/[.$H$55]" office:value-type="float" office:value="0.00860583366170799" calcext:value-type="float">
            <text:p>0,0086058337</text:p>
          </table:table-cell>
          <table:table-cell table:style-name="ce1" table:formula="of:=[.C7]*32/[.H$57]" office:value-type="float" office:value="0.002490368" calcext:value-type="float">
            <text:p>0,002490368</text:p>
          </table:table-cell>
          <table:table-cell table:style-name="ce1" table:formula="of:=[.E7]+[.F7]" office:value-type="float" office:value="0.011096201661708" calcext:value-type="float">
            <text:p>0,01109620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formula="of:=[.D8]*[.$H$53]*2/[.$H$55]" office:value-type="float" office:value="0.00860583366170799" calcext:value-type="float">
            <text:p>0,0086058337</text:p>
          </table:table-cell>
          <table:table-cell table:style-name="ce1" table:formula="of:=[.C8]*32/[.H$57]" office:value-type="float" office:value="0.002490368" calcext:value-type="float">
            <text:p>0,002490368</text:p>
          </table:table-cell>
          <table:table-cell table:style-name="ce1" table:formula="of:=[.E8]+[.F8]" office:value-type="float" office:value="0.011096201661708" calcext:value-type="float">
            <text:p>0,01109620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28" office:value-type="float" office:value="73728" calcext:value-type="float">
            <text:p>73728</text:p>
          </table:table-cell>
          <table:table-cell table:style-name="ce1" table:formula="of:=PRODUCT([.B9:.C9])/4" office:value-type="float" office:value="57802752" calcext:value-type="float">
            <text:p>57802752</text:p>
          </table:table-cell>
          <table:table-cell table:style-name="ce1" table:formula="of:=[.D9]*[.$H$53]*2/[.$H$55]" office:value-type="float" office:value="0.00203822376198347" calcext:value-type="float">
            <text:p>0,0020382238</text:p>
          </table:table-cell>
          <table:table-cell table:style-name="ce1" table:formula="of:=[.C9]*32/[.H$57]" office:value-type="float" office:value="0.002359296" calcext:value-type="float">
            <text:p>0,002359296</text:p>
          </table:table-cell>
          <table:table-cell table:style-name="ce1" table:formula="of:=[.E9]+[.F9]" office:value-type="float" office:value="0.00439751976198347" calcext:value-type="float">
            <text:p>0,0043975198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0:.C10])" office:value-type="float" office:value="115605504" calcext:value-type="float">
            <text:p>115605504</text:p>
          </table:table-cell>
          <table:table-cell table:style-name="ce1" table:formula="of:=[.D10]*[.$H$53]*2/[.$H$55]" office:value-type="float" office:value="0.00407644752396694" calcext:value-type="float">
            <text:p>0,0040764475</text:p>
          </table:table-cell>
          <table:table-cell table:style-name="ce1" table:formula="of:=[.C10]*32/[.H$57]" office:value-type="float" office:value="0.004718592" calcext:value-type="float">
            <text:p>0,004718592</text:p>
          </table:table-cell>
          <table:table-cell table:style-name="ce1" table:formula="of:=[.E10]+[.F10]" office:value-type="float" office:value="0.00879503952396694" calcext:value-type="float">
            <text:p>0,00879503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128" office:value-type="float" office:value="8192" calcext:value-type="float">
            <text:p>8192</text:p>
          </table:table-cell>
          <table:table-cell table:style-name="ce1" table:formula="of:=PRODUCT([.B11:.C11])/4" office:value-type="float" office:value="6422528" calcext:value-type="float">
            <text:p>6422528</text:p>
          </table:table-cell>
          <table:table-cell table:style-name="ce1" table:formula="of:=[.D11]*[.$H$53]*2/[.$H$55]" office:value-type="float" office:value="0.000226469306887052" calcext:value-type="float">
            <text:p>0,0002264693</text:p>
          </table:table-cell>
          <table:table-cell table:style-name="ce1" table:formula="of:=[.C11]*32/[.H$57]" office:value-type="float" office:value="0.000262144" calcext:value-type="float">
            <text:p>0,000262144</text:p>
          </table:table-cell>
          <table:table-cell table:style-name="ce1" table:formula="of:=[.E11]+[.F11]" office:value-type="float" office:value="0.000488613306887052" calcext:value-type="float">
            <text:p>0,0004886133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formula="of:=[.D12]*[.$H$53]*2/[.$H$55]" office:value-type="float" office:value="0.00407644752396694" calcext:value-type="float">
            <text:p>0,0040764475</text:p>
          </table:table-cell>
          <table:table-cell table:style-name="ce1" table:formula="of:=[.C12]*32/[.H$57]" office:value-type="float" office:value="0.004718592" calcext:value-type="float">
            <text:p>0,004718592</text:p>
          </table:table-cell>
          <table:table-cell table:style-name="ce1" table:formula="of:=[.E12]+[.F12]" office:value-type="float" office:value="0.00879503952396694" calcext:value-type="float">
            <text:p>0,00879503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3:.C13])" office:value-type="float" office:value="115605504" calcext:value-type="float">
            <text:p>115605504</text:p>
          </table:table-cell>
          <table:table-cell table:style-name="ce1" table:formula="of:=[.D13]*[.$H$53]*2/[.$H$55]" office:value-type="float" office:value="0.00407644752396694" calcext:value-type="float">
            <text:p>0,0040764475</text:p>
          </table:table-cell>
          <table:table-cell table:style-name="ce1" table:formula="of:=[.C13]*32/[.H$57]" office:value-type="float" office:value="0.004718592" calcext:value-type="float">
            <text:p>0,004718592</text:p>
          </table:table-cell>
          <table:table-cell table:style-name="ce1" table:formula="of:=[.E13]+[.F13]" office:value-type="float" office:value="0.00879503952396694" calcext:value-type="float">
            <text:p>0,00879503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128" office:value-type="float" office:value="16384" calcext:value-type="float">
            <text:p>16384</text:p>
          </table:table-cell>
          <table:table-cell table:style-name="ce1" table:formula="of:=PRODUCT([.B14:.C14])" office:value-type="float" office:value="12845056" calcext:value-type="float">
            <text:p>12845056</text:p>
          </table:table-cell>
          <table:table-cell table:style-name="ce1" table:formula="of:=[.D14]*[.$H$53]*2/[.$H$55]" office:value-type="float" office:value="0.000452938613774105" calcext:value-type="float">
            <text:p>0,0004529386</text:p>
          </table:table-cell>
          <table:table-cell table:style-name="ce1" table:formula="of:=[.C14]*32/[.H$57]" office:value-type="float" office:value="0.000524288" calcext:value-type="float">
            <text:p>0,000524288</text:p>
          </table:table-cell>
          <table:table-cell table:style-name="ce1" table:formula="of:=[.E14]+[.F14]" office:value-type="float" office:value="0.000977226613774105" calcext:value-type="float">
            <text:p>0,0009772266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formula="of:=[.D15]*[.$H$53]*2/[.$H$55]" office:value-type="float" office:value="0.00860583366170799" calcext:value-type="float">
            <text:p>0,0086058337</text:p>
          </table:table-cell>
          <table:table-cell table:style-name="ce1" table:formula="of:=[.C15]*32/[.H$57]" office:value-type="float" office:value="0.009961472" calcext:value-type="float">
            <text:p>0,009961472</text:p>
          </table:table-cell>
          <table:table-cell table:style-name="ce1" table:formula="of:=[.E15]+[.F15]" office:value-type="float" office:value="0.018567305661708" calcext:value-type="float">
            <text:p>0,018567305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formula="of:=[.D16]*[.$H$53]*2/[.$H$55]" office:value-type="float" office:value="0.00860583366170799" calcext:value-type="float">
            <text:p>0,0086058337</text:p>
          </table:table-cell>
          <table:table-cell table:style-name="ce1" table:formula="of:=[.C16]*32/[.H$57]" office:value-type="float" office:value="0.009961472" calcext:value-type="float">
            <text:p>0,009961472</text:p>
          </table:table-cell>
          <table:table-cell table:style-name="ce1" table:formula="of:=[.E16]+[.F16]" office:value-type="float" office:value="0.018567305661708" calcext:value-type="float">
            <text:p>0,018567305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17:.C17])/4" office:value-type="float" office:value="57802752" calcext:value-type="float">
            <text:p>57802752</text:p>
          </table:table-cell>
          <table:table-cell table:style-name="ce1" table:formula="of:=[.D17]*[.$H$53]*2/[.$H$55]" office:value-type="float" office:value="0.00203822376198347" calcext:value-type="float">
            <text:p>0,0020382238</text:p>
          </table:table-cell>
          <table:table-cell table:style-name="ce1" table:formula="of:=[.C17]*32/[.H$57]" office:value-type="float" office:value="0.009437184" calcext:value-type="float">
            <text:p>0,009437184</text:p>
          </table:table-cell>
          <table:table-cell table:style-name="ce1" table:formula="of:=[.E17]+[.F17]" office:value-type="float" office:value="0.0114754077619835" calcext:value-type="float">
            <text:p>0,0114754078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18:.C18])" office:value-type="float" office:value="115605504" calcext:value-type="float">
            <text:p>115605504</text:p>
          </table:table-cell>
          <table:table-cell table:style-name="ce1" table:formula="of:=[.D18]*[.$H$53]*2/[.$H$55]" office:value-type="float" office:value="0.00407644752396694" calcext:value-type="float">
            <text:p>0,0040764475</text:p>
          </table:table-cell>
          <table:table-cell table:style-name="ce1" table:formula="of:=[.C18]*32/[.H$57]" office:value-type="float" office:value="0.018874368" calcext:value-type="float">
            <text:p>0,018874368</text:p>
          </table:table-cell>
          <table:table-cell table:style-name="ce1" table:formula="of:=[.E18]+[.F18]" office:value-type="float" office:value="0.0229508155239669" calcext:value-type="float">
            <text:p>0,022950815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256" office:value-type="float" office:value="32768" calcext:value-type="float">
            <text:p>32768</text:p>
          </table:table-cell>
          <table:table-cell table:style-name="ce1" table:formula="of:=PRODUCT([.B19:.C19])/4" office:value-type="float" office:value="6422528" calcext:value-type="float">
            <text:p>6422528</text:p>
          </table:table-cell>
          <table:table-cell table:style-name="ce1" table:formula="of:=[.D19]*[.$H$53]*2/[.$H$55]" office:value-type="float" office:value="0.000226469306887052" calcext:value-type="float">
            <text:p>0,0002264693</text:p>
          </table:table-cell>
          <table:table-cell table:style-name="ce1" table:formula="of:=[.C19]*32/[.H$57]" office:value-type="float" office:value="0.001048576" calcext:value-type="float">
            <text:p>0,001048576</text:p>
          </table:table-cell>
          <table:table-cell table:style-name="ce1" table:formula="of:=[.E19]+[.F19]" office:value-type="float" office:value="0.00127504530688705" calcext:value-type="float">
            <text:p>0,0012750453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0:.C20])" office:value-type="float" office:value="115605504" calcext:value-type="float">
            <text:p>115605504</text:p>
          </table:table-cell>
          <table:table-cell table:style-name="ce1" table:formula="of:=[.D20]*[.$H$53]*2/[.$H$55]" office:value-type="float" office:value="0.00407644752396694" calcext:value-type="float">
            <text:p>0,0040764475</text:p>
          </table:table-cell>
          <table:table-cell table:style-name="ce1" table:formula="of:=[.C20]*32/[.H$57]" office:value-type="float" office:value="0.018874368" calcext:value-type="float">
            <text:p>0,018874368</text:p>
          </table:table-cell>
          <table:table-cell table:style-name="ce1" table:formula="of:=[.E20]+[.F20]" office:value-type="float" office:value="0.0229508155239669" calcext:value-type="float">
            <text:p>0,022950815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1:.C21])" office:value-type="float" office:value="115605504" calcext:value-type="float">
            <text:p>115605504</text:p>
          </table:table-cell>
          <table:table-cell table:style-name="ce1" table:formula="of:=[.D21]*[.$H$53]*2/[.$H$55]" office:value-type="float" office:value="0.00407644752396694" calcext:value-type="float">
            <text:p>0,0040764475</text:p>
          </table:table-cell>
          <table:table-cell table:style-name="ce1" table:formula="of:=[.C21]*32/[.H$57]" office:value-type="float" office:value="0.018874368" calcext:value-type="float">
            <text:p>0,018874368</text:p>
          </table:table-cell>
          <table:table-cell table:style-name="ce1" table:formula="of:=[.E21]+[.F21]" office:value-type="float" office:value="0.0229508155239669" calcext:value-type="float">
            <text:p>0,022950815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256" office:value-type="float" office:value="65536" calcext:value-type="float">
            <text:p>65536</text:p>
          </table:table-cell>
          <table:table-cell table:style-name="ce1" table:formula="of:=PRODUCT([.B22:.C22])" office:value-type="float" office:value="12845056" calcext:value-type="float">
            <text:p>12845056</text:p>
          </table:table-cell>
          <table:table-cell table:style-name="ce1" table:formula="of:=[.D22]*[.$H$53]*2/[.$H$55]" office:value-type="float" office:value="0.000452938613774105" calcext:value-type="float">
            <text:p>0,0004529386</text:p>
          </table:table-cell>
          <table:table-cell table:style-name="ce1" table:formula="of:=[.C22]*32/[.H$57]" office:value-type="float" office:value="0.002097152" calcext:value-type="float">
            <text:p>0,002097152</text:p>
          </table:table-cell>
          <table:table-cell table:style-name="ce1" table:formula="of:=[.E22]+[.F22]" office:value-type="float" office:value="0.0025500906137741" calcext:value-type="float">
            <text:p>0,0025500906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formula="of:=[.D23]*[.$H$53]*2/[.$H$55]" office:value-type="float" office:value="0.00860583366170799" calcext:value-type="float">
            <text:p>0,0086058337</text:p>
          </table:table-cell>
          <table:table-cell table:style-name="ce1" table:formula="of:=[.C23]*32/[.H$57]" office:value-type="float" office:value="0.039845888" calcext:value-type="float">
            <text:p>0,039845888</text:p>
          </table:table-cell>
          <table:table-cell table:style-name="ce1" table:formula="of:=[.E23]+[.F23]" office:value-type="float" office:value="0.048451721661708" calcext:value-type="float">
            <text:p>0,04845172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formula="of:=[.D24]*[.$H$53]*2/[.$H$55]" office:value-type="float" office:value="0.00860583366170799" calcext:value-type="float">
            <text:p>0,0086058337</text:p>
          </table:table-cell>
          <table:table-cell table:style-name="ce1" table:formula="of:=[.C24]*32/[.H$57]" office:value-type="float" office:value="0.039845888" calcext:value-type="float">
            <text:p>0,039845888</text:p>
          </table:table-cell>
          <table:table-cell table:style-name="ce1" table:formula="of:=[.E24]+[.F24]" office:value-type="float" office:value="0.048451721661708" calcext:value-type="float">
            <text:p>0,04845172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3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formula="of:=[.D25]*[.$H$53]*2/[.$H$55]" office:value-type="float" office:value="0.00860583366170799" calcext:value-type="float">
            <text:p>0,0086058337</text:p>
          </table:table-cell>
          <table:table-cell table:style-name="ce1" table:formula="of:=[.C25]*32/[.H$57]" office:value-type="float" office:value="0.039845888" calcext:value-type="float">
            <text:p>0,039845888</text:p>
          </table:table-cell>
          <table:table-cell table:style-name="ce1" table:formula="of:=[.E25]+[.F25]" office:value-type="float" office:value="0.048451721661708" calcext:value-type="float">
            <text:p>0,04845172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4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formula="of:=[.D26]*[.$H$53]*2/[.$H$55]" office:value-type="float" office:value="0.00860583366170799" calcext:value-type="float">
            <text:p>0,0086058337</text:p>
          </table:table-cell>
          <table:table-cell table:style-name="ce1" table:formula="of:=[.C26]*32/[.H$57]" office:value-type="float" office:value="0.039845888" calcext:value-type="float">
            <text:p>0,039845888</text:p>
          </table:table-cell>
          <table:table-cell table:style-name="ce1" table:formula="of:=[.E26]+[.F26]" office:value-type="float" office:value="0.048451721661708" calcext:value-type="float">
            <text:p>0,048451721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512" office:value-type="float" office:value="1179648" calcext:value-type="float">
            <text:p>1179648</text:p>
          </table:table-cell>
          <table:table-cell table:style-name="ce1" table:formula="of:=PRODUCT([.B27:.C27])/4" office:value-type="float" office:value="57802752" calcext:value-type="float">
            <text:p>57802752</text:p>
          </table:table-cell>
          <table:table-cell table:style-name="ce1" table:formula="of:=[.D27]*[.$H$53]*2/[.$H$55]" office:value-type="float" office:value="0.00203822376198347" calcext:value-type="float">
            <text:p>0,0020382238</text:p>
          </table:table-cell>
          <table:table-cell table:style-name="ce1" table:formula="of:=[.C27]*32/[.H$57]" office:value-type="float" office:value="0.037748736" calcext:value-type="float">
            <text:p>0,037748736</text:p>
          </table:table-cell>
          <table:table-cell table:style-name="ce1" table:formula="of:=[.E27]+[.F27]" office:value-type="float" office:value="0.0397869597619835" calcext:value-type="float">
            <text:p>0,0397869598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28:.C28])" office:value-type="float" office:value="115605504" calcext:value-type="float">
            <text:p>115605504</text:p>
          </table:table-cell>
          <table:table-cell table:style-name="ce1" table:formula="of:=[.D28]*[.$H$53]*2/[.$H$55]" office:value-type="float" office:value="0.00407644752396694" calcext:value-type="float">
            <text:p>0,0040764475</text:p>
          </table:table-cell>
          <table:table-cell table:style-name="ce1" table:formula="of:=[.C28]*32/[.H$57]" office:value-type="float" office:value="0.075497472" calcext:value-type="float">
            <text:p>0,075497472</text:p>
          </table:table-cell>
          <table:table-cell table:style-name="ce1" table:formula="of:=[.E28]+[.F28]" office:value-type="float" office:value="0.0795739195239669" calcext:value-type="float">
            <text:p>0,07957391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512" office:value-type="float" office:value="131072" calcext:value-type="float">
            <text:p>131072</text:p>
          </table:table-cell>
          <table:table-cell table:style-name="ce1" table:formula="of:=PRODUCT([.B29:.C29])/4" office:value-type="float" office:value="6422528" calcext:value-type="float">
            <text:p>6422528</text:p>
          </table:table-cell>
          <table:table-cell table:style-name="ce1" table:formula="of:=[.D29]*[.$H$53]*2/[.$H$55]" office:value-type="float" office:value="0.000226469306887052" calcext:value-type="float">
            <text:p>0,0002264693</text:p>
          </table:table-cell>
          <table:table-cell table:style-name="ce1" table:formula="of:=[.C29]*32/[.H$57]" office:value-type="float" office:value="0.004194304" calcext:value-type="float">
            <text:p>0,004194304</text:p>
          </table:table-cell>
          <table:table-cell table:style-name="ce1" table:formula="of:=[.E29]+[.F29]" office:value-type="float" office:value="0.00442077330688705" calcext:value-type="float">
            <text:p>0,0044207733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0:.C30])" office:value-type="float" office:value="115605504" calcext:value-type="float">
            <text:p>115605504</text:p>
          </table:table-cell>
          <table:table-cell table:style-name="ce1" table:formula="of:=[.D30]*[.$H$53]*2/[.$H$55]" office:value-type="float" office:value="0.00407644752396694" calcext:value-type="float">
            <text:p>0,0040764475</text:p>
          </table:table-cell>
          <table:table-cell table:style-name="ce1" table:formula="of:=[.C30]*32/[.H$57]" office:value-type="float" office:value="0.075497472" calcext:value-type="float">
            <text:p>0,075497472</text:p>
          </table:table-cell>
          <table:table-cell table:style-name="ce1" table:formula="of:=[.E30]+[.F30]" office:value-type="float" office:value="0.0795739195239669" calcext:value-type="float">
            <text:p>0,07957391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1:.C31])" office:value-type="float" office:value="115605504" calcext:value-type="float">
            <text:p>115605504</text:p>
          </table:table-cell>
          <table:table-cell table:style-name="ce1" table:formula="of:=[.D31]*[.$H$53]*2/[.$H$55]" office:value-type="float" office:value="0.00407644752396694" calcext:value-type="float">
            <text:p>0,0040764475</text:p>
          </table:table-cell>
          <table:table-cell table:style-name="ce1" table:formula="of:=[.C31]*32/[.H$57]" office:value-type="float" office:value="0.075497472" calcext:value-type="float">
            <text:p>0,075497472</text:p>
          </table:table-cell>
          <table:table-cell table:style-name="ce1" table:formula="of:=[.E31]+[.F31]" office:value-type="float" office:value="0.0795739195239669" calcext:value-type="float">
            <text:p>0,0795739195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sc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512*512" office:value-type="float" office:value="262144" calcext:value-type="float">
            <text:p>262144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formula="of:=[.D32]*[.$H$53]*2/[.$H$55]" office:value-type="float" office:value="0.000452938613774105" calcext:value-type="float">
            <text:p>0,0004529386</text:p>
          </table:table-cell>
          <table:table-cell table:style-name="ce1" table:formula="of:=[.C32]*32/[.H$57]" office:value-type="float" office:value="0.008388608" calcext:value-type="float">
            <text:p>0,008388608</text:p>
          </table:table-cell>
          <table:table-cell table:style-name="ce1" table:formula="of:=[.E32]+[.F32]" office:value-type="float" office:value="0.0088415466137741" calcext:value-type="float">
            <text:p>0,0088415466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7=layer16</text:p>
          </table:table-cell>
          <table:table-cell table:style-name="ce1"/>
          <table:table-cell table:style-name="ce1" table:formula="of:=SUM([.C30:.C32])" office:value-type="float" office:value="4980736" calcext:value-type="float">
            <text:p>4980736</text:p>
          </table:table-cell>
          <table:table-cell table:style-name="ce1" table:formula="of:=SUM([.D30:.D32])" office:value-type="float" office:value="244056064" calcext:value-type="float">
            <text:p>244056064</text:p>
          </table:table-cell>
          <table:table-cell table:style-name="ce1" table:formula="of:=[.D33]*[.$H$53]*2/[.$H$55]" office:value-type="float" office:value="0.00860583366170799" calcext:value-type="float">
            <text:p>0,0086058337</text:p>
          </table:table-cell>
          <table:table-cell table:style-name="ce1" table:formula="of:=[.C33]*32/[.H$57]" office:value-type="float" office:value="0.159383552" calcext:value-type="float">
            <text:p>0,159383552</text:p>
          </table:table-cell>
          <table:table-cell table:style-name="ce1" table:formula="of:=[.E33]+[.F33]" office:value-type="float" office:value="0.167989385661708" calcext:value-type="float">
            <text:p>0,1679893857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8 fc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512*256" office:value-type="float" office:value="131072" calcext:value-type="float">
            <text:p>131072</text:p>
          </table:table-cell>
          <table:table-cell table:style-name="ce1" table:formula="of:=PRODUCT([.B34:.C34])" office:value-type="float" office:value="67108864" calcext:value-type="float">
            <text:p>67108864</text:p>
          </table:table-cell>
          <table:table-cell table:style-name="ce1" table:formula="of:=[.D34]*[.$H$53]*2/[.$H$55]" office:value-type="float" office:value="0.00236637316584022" calcext:value-type="float">
            <text:p>0,0023663732</text:p>
          </table:table-cell>
          <table:table-cell table:style-name="ce1" table:formula="of:=[.C34]*32/[.H$57]" office:value-type="float" office:value="0.004194304" calcext:value-type="float">
            <text:p>0,004194304</text:p>
          </table:table-cell>
          <table:table-cell table:style-name="ce1" table:formula="of:=[.E34]+[.F34]" office:value-type="float" office:value="0.00656067716584022" calcext:value-type="float">
            <text:p>0,0065606772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34])" office:value-type="float" office:value="22312128" calcext:value-type="float">
            <text:p>22312128</text:p>
          </table:table-cell>
          <table:table-cell table:style-name="ce1" table:formula="of:=SUM([.D3:.D34])" office:value-type="float" office:value="3897344000" calcext:value-type="float">
            <text:p>3897344000</text:p>
          </table:table-cell>
          <table:table-cell table:style-name="ce1" table:formula="of:=[.D36]*[.$H$53]*2/[.$H$55]" office:value-type="float" office:value="0.137427006060606" calcext:value-type="float">
            <text:p>0,1374270061</text:p>
          </table:table-cell>
          <table:table-cell table:style-name="ce1" table:formula="of:=[.C36]*32/[.H$57]" office:value-type="float" office:value="0.713988096" calcext:value-type="float">
            <text:p>0,713988096</text:p>
          </table:table-cell>
          <table:table-cell table:style-name="ce1" table:formula="of:=[.E36]+[.F36]" office:value-type="float" office:value="0.851415102060606" calcext:value-type="float">
            <text:p>0,8514151021</text:p>
          </table:table-cell>
          <table:table-cell table:style-name="ce1" table:number-columns-repeated="2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6]*2*2" office:value-type="float" office:value="15589376000" calcext:value-type="float">
            <text:p>15589376000</text:p>
          </table:table-cell>
          <table:table-cell table:style-name="ce1" office:value-type="string" calcext:value-type="string">
            <text:p>backpropagation ~2x a 2x pro multiply and accumulate</text:p>
          </table:table-cell>
          <table:table-cell table:style-name="ce1" table:number-columns-repeated="6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8]/1000000" office:value-type="float" office:value="15589.376" calcext:value-type="float">
            <text:p>15589,37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10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formula="of:=[.C36]/1000000" office:value-type="float" office:value="22.312128" calcext:value-type="float">
            <text:p>22,312128</text:p>
          </table:table-cell>
          <table:table-cell table:style-name="ce1" table:formula="of:=[.B39]" office:value-type="float" office:value="15589.376" calcext:value-type="float">
            <text:p>15589,376</text:p>
          </table:table-cell>
          <table:table-cell table:style-name="ce1" table:formula="of:=0.811119201914039" office:value-type="float" office:value="0.811119201914039" calcext:value-type="float">
            <text:p>0,8111192019</text:p>
          </table:table-cell>
          <table:table-cell table:style-name="ce2" office:value-type="float" office:value="0.820731817406312" calcext:value-type="float">
            <text:p>0,820731817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64" office:value-type="float" office:value="64" calcext:value-type="float">
            <text:p>64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61]*[.$D51]+[.$E51])*ROUNDDOWN([.$H51]/[.B61]+1;0)" office:value-type="float" office:value="315.143158539236" calcext:value-type="float">
            <text:p>315,1431585392</text:p>
          </table:table-cell>
          <table:table-cell table:style-name="ce1" table:formula="of:=(2*[.C61]*[.$D51]+[.$E51])*ROUNDDOWN([.$H51]/[.C61]+1;0)" office:value-type="float" office:value="264.23856062906" calcext:value-type="float">
            <text:p>264,2385606291</text:p>
          </table:table-cell>
          <table:table-cell table:style-name="ce1" table:formula="of:=(2*[.D61]*[.$D51]+[.$E51])*ROUNDDOWN([.$H51]/[.D61]+1;0)" office:value-type="float" office:value="244.560222242293" calcext:value-type="float">
            <text:p>244,5602222423</text:p>
          </table:table-cell>
          <table:table-cell table:style-name="ce1" table:formula="of:=(2*[.E61]*[.$D51]+[.$E51])*ROUNDDOWN([.$H51]/[.E61]+1;0)" office:value-type="float" office:value="241.219619279715" calcext:value-type="float">
            <text:p>241,2196192797</text:p>
          </table:table-cell>
          <table:table-cell table:style-name="ce1" table:formula="of:=(2*[.F61]*[.$D51]+[.$E51])*ROUNDDOWN([.$H51]/[.F61]+1;0)" office:value-type="float" office:value="232.230019750214" calcext:value-type="float">
            <text:p>232,2300197502</text:p>
          </table:table-cell>
          <table:table-cell table:style-name="ce1" table:formula="of:=(2*[.G61]*[.$D51]+[.$E51])*ROUNDDOWN([.$H51]/[.G61]+1;0)" office:value-type="float" office:value="232.191569288245" calcext:value-type="float">
            <text:p>232,1915692882</text:p>
          </table:table-cell>
          <table:table-cell table:style-name="ce1" table:formula="of:=(2*[.H61]*[.$D51]+[.$E51])*ROUNDDOWN([.$H51]/[.H61]+1;0)" office:value-type="float" office:value="231.351612239854" calcext:value-type="float">
            <text:p>231,3516122399</text:p>
          </table:table-cell>
          <table:table-cell table:style-name="ce1" table:formula="of:=(2*[.I61]*[.$D51]+[.$E51])*ROUNDDOWN([.$H51]/[.I61]+1;0)" office:value-type="float" office:value="234.576863816526" calcext:value-type="float">
            <text:p>234,576863816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6" table:formula="of:=(([.B61])*[.$D51]+[.$E51])*ROUNDDOWN([.$H51]/[.B61]+1;0)" office:value-type="float" office:value="210.508781492325" calcext:value-type="float">
            <text:p>210,5087814923</text:p>
          </table:table-cell>
          <table:table-cell table:style-name="ce6" table:formula="of:=(([.C61])*[.$D51]+[.$E51])*ROUNDDOWN([.$H51]/[.C61]+1;0)" office:value-type="float" office:value="158.793064380235" calcext:value-type="float">
            <text:p>158,7930643802</text:p>
          </table:table-cell>
          <table:table-cell table:style-name="ce6" table:formula="of:=(([.D61])*[.$D51]+[.$E51])*ROUNDDOWN([.$H51]/[.D61]+1;0)" office:value-type="float" office:value="139.925845195382" calcext:value-type="float">
            <text:p>139,9258451954</text:p>
          </table:table-cell>
          <table:table-cell table:style-name="ce6" table:formula="of:=(([.E61])*[.$D51]+[.$E51])*ROUNDDOWN([.$H51]/[.E61]+1;0)" office:value-type="float" office:value="134.151884627061" calcext:value-type="float">
            <text:p>134,1518846271</text:p>
          </table:table-cell>
          <table:table-cell table:style-name="ce6" table:formula="of:=(([.F61])*[.$D51]+[.$E51])*ROUNDDOWN([.$H51]/[.F61]+1;0)" office:value-type="float" office:value="126.784523501389" calcext:value-type="float">
            <text:p>126,7845235014</text:p>
          </table:table-cell>
          <table:table-cell table:style-name="ce6" table:formula="of:=(([.G61])*[.$D51]+[.$E51])*ROUNDDOWN([.$H51]/[.G61]+1;0)" office:value-type="float" office:value="125.123834635592" calcext:value-type="float">
            <text:p>125,1238346356</text:p>
          </table:table-cell>
          <table:table-cell table:style-name="ce6" table:formula="of:=(([.H61])*[.$D51]+[.$E51])*ROUNDDOWN([.$H51]/[.H61]+1;0)" office:value-type="float" office:value="123.472758385287" calcext:value-type="float">
            <text:p>123,4727583853</text:p>
          </table:table-cell>
          <table:table-cell table:style-name="ce6" table:formula="of:=(([.I61])*[.$D51]+[.$E51])*ROUNDDOWN([.$H51]/[.I61]+1;0)" office:value-type="float" office:value="124.264652356217" calcext:value-type="float">
            <text:p>124,2646523562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62:.B63])" office:value-type="float" office:value="262.82597001578" calcext:value-type="float">
            <text:p>262,8259700158</text:p>
          </table:table-cell>
          <table:table-cell table:formula="of:=AVERAGE([.C62:.C63])" office:value-type="float" office:value="211.515812504647" calcext:value-type="float">
            <text:p>211,5158125046</text:p>
          </table:table-cell>
          <table:table-cell table:formula="of:=AVERAGE([.D62:.D63])" office:value-type="float" office:value="192.243033718838" calcext:value-type="float">
            <text:p>192,2430337188</text:p>
          </table:table-cell>
          <table:table-cell table:formula="of:=AVERAGE([.E62:.E63])" office:value-type="float" office:value="187.685751953388" calcext:value-type="float">
            <text:p>187,6857519534</text:p>
          </table:table-cell>
          <table:table-cell table:formula="of:=AVERAGE([.F62:.F63])" office:value-type="float" office:value="179.507271625802" calcext:value-type="float">
            <text:p>179,5072716258</text:p>
          </table:table-cell>
          <table:table-cell table:formula="of:=AVERAGE([.G62:.G63])" office:value-type="float" office:value="178.657701961919" calcext:value-type="float">
            <text:p>178,6577019619</text:p>
          </table:table-cell>
          <table:table-cell table:formula="of:=AVERAGE([.H62:.H63])" office:value-type="float" office:value="177.412185312571" calcext:value-type="float">
            <text:p>177,4121853126</text:p>
          </table:table-cell>
          <table:table-cell table:formula="of:=AVERAGE([.I62:.I63])" office:value-type="float" office:value="179.420758086372" calcext:value-type="float">
            <text:p>179,4207580864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 A</text:p>
          </table:table-cell>
          <table:table-cell table:style-name="ce1" table:formula="of:=(2*[.$D51]*([.B61]-1)/[.B61]+[.$E51])*ROUNDDOWN([.$H51]/[.B61];0)" office:value-type="float" office:value="105.053672628008" calcext:value-type="float">
            <text:p>105,053672628</text:p>
          </table:table-cell>
          <table:table-cell table:style-name="ce1" table:formula="of:=(2*[.$D51]*([.C61]-1)/[.C61]+[.$E51])*ROUNDDOWN([.$H51]/[.C61];0)" office:value-type="float" office:value="104.438465236502" calcext:value-type="float">
            <text:p>104,4384652365</text:p>
          </table:table-cell>
          <table:table-cell table:style-name="ce1" table:formula="of:=(2*[.$D51]*([.D61]-1)/[.D61]+[.$E51])*ROUNDDOWN([.$H51]/[.D61];0)" office:value-type="float" office:value="79.8934116382513" calcext:value-type="float">
            <text:p>79,8934116383</text:p>
          </table:table-cell>
          <table:table-cell table:style-name="ce1" table:formula="of:=(2*[.$D51]*([.E61]-1)/[.E61]+[.$E51])*ROUNDDOWN([.$H51]/[.E61];0)" office:value-type="float" office:value="65.1971398488759" calcext:value-type="float">
            <text:p>65,1971398489</text:p>
          </table:table-cell>
          <table:table-cell table:style-name="ce1" table:formula="of:=(2*[.$D51]*([.F61]-1)/[.F61]+[.$E51])*ROUNDDOWN([.$H51]/[.F61];0)" office:value-type="float" office:value="52.9630635117194" calcext:value-type="float">
            <text:p>52,9630635117</text:p>
          </table:table-cell>
          <table:table-cell table:style-name="ce1" table:formula="of:=(2*[.$D51]*([.G61]-1)/[.G61]+[.$E51])*ROUNDDOWN([.$H51]/[.G61];0)" office:value-type="float" office:value="45.6245402325239" calcext:value-type="float">
            <text:p>45,6245402325</text:p>
          </table:table-cell>
          <table:table-cell table:style-name="ce1" table:formula="of:=(2*[.$D51]*([.H61]-1)/[.H61]+[.$E51])*ROUNDDOWN([.$H51]/[.H61];0)" office:value-type="float" office:value="39.8019938009468" calcext:value-type="float">
            <text:p>39,8019938009</text:p>
          </table:table-cell>
          <table:table-cell table:style-name="ce1" table:formula="of:=(2*[.$D51]*([.I61]-1)/[.I61]+[.$E51])*ROUNDDOWN([.$H51]/[.I61];0)" office:value-type="float" office:value="35.8430467320941" calcext:value-type="float">
            <text:p>35,843046732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" calcext:value-type="float">
            <text:p>4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51]*[.$E$51]/[.B62]" office:value-type="float" office:value="0.333352223525831" calcext:value-type="float">
            <text:p>0,3333522235</text:p>
          </table:table-cell>
          <table:table-cell table:style-name="ce1" table:formula="of:=[.$H$51]*[.$E$51]/[.C62]" office:value-type="float" office:value="0.397571317289617" calcext:value-type="float">
            <text:p>0,3975713173</text:p>
          </table:table-cell>
          <table:table-cell table:style-name="ce1" table:formula="of:=[.$H$51]*[.$E$51]/[.D62]" office:value-type="float" office:value="0.429561568372832" calcext:value-type="float">
            <text:p>0,4295615684</text:p>
          </table:table-cell>
          <table:table-cell table:style-name="ce1" table:formula="of:=[.$H$51]*[.$E$51]/[.E62]" office:value-type="float" office:value="0.435510481865861" calcext:value-type="float">
            <text:p>0,4355104819</text:p>
          </table:table-cell>
          <table:table-cell table:style-name="ce1" table:formula="of:=[.$H$51]*[.$E$51]/[.F62]" office:value-type="float" office:value="0.452369046607339" calcext:value-type="float">
            <text:p>0,4523690466</text:p>
          </table:table-cell>
          <table:table-cell table:style-name="ce1" table:formula="of:=[.$H$51]*[.$E$51]/[.G62]" office:value-type="float" office:value="0.452443958021547" calcext:value-type="float">
            <text:p>0,452443958</text:p>
          </table:table-cell>
          <table:table-cell table:style-name="ce1" table:formula="of:=[.$H$51]*[.$E$51]/[.H62]" office:value-type="float" office:value="0.454086624298487" calcext:value-type="float">
            <text:p>0,4540866243</text:p>
          </table:table-cell>
          <table:table-cell table:style-name="ce1" table:formula="of:=[.$H$51]*[.$E$51]/[.I62]" office:value-type="float" office:value="0.447843282235095" calcext:value-type="float">
            <text:p>0,447843282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51]*[.$E$51]/[.B63]" office:value-type="float" office:value="0.499046509524535" calcext:value-type="float">
            <text:p>0,4990465095</text:p>
          </table:table-cell>
          <table:table-cell table:style-name="ce1" table:formula="of:=[.$H$51]*[.$E$51]/[.C63]" office:value-type="float" office:value="0.661575951305111" calcext:value-type="float">
            <text:p>0,6615759513</text:p>
          </table:table-cell>
          <table:table-cell table:style-name="ce1" table:formula="of:=[.$H$51]*[.$E$51]/[.D63]" office:value-type="float" office:value="0.750781047499256" calcext:value-type="float">
            <text:p>0,7507810475</text:p>
          </table:table-cell>
          <table:table-cell table:style-name="ce1" table:formula="of:=[.$H$51]*[.$E$51]/[.E63]" office:value-type="float" office:value="0.783095018903791" calcext:value-type="float">
            <text:p>0,7830950189</text:p>
          </table:table-cell>
          <table:table-cell table:style-name="ce1" table:formula="of:=[.$H$51]*[.$E$51]/[.F63]" office:value-type="float" office:value="0.828600129785217" calcext:value-type="float">
            <text:p>0,8286001298</text:p>
          </table:table-cell>
          <table:table-cell table:style-name="ce1" table:formula="of:=[.$H$51]*[.$E$51]/[.G63]" office:value-type="float" office:value="0.839597610910535" calcext:value-type="float">
            <text:p>0,8395976109</text:p>
          </table:table-cell>
          <table:table-cell table:style-name="ce1" table:formula="of:=[.$H$51]*[.$E$51]/[.H63]" office:value-type="float" office:value="0.850824700135038" calcext:value-type="float">
            <text:p>0,8508247001</text:p>
          </table:table-cell>
          <table:table-cell table:style-name="ce1" table:formula="of:=[.$H$51]*[.$E$51]/[.I63]" office:value-type="float" office:value="0.845402700092553" calcext:value-type="float">
            <text:p>0,845402700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51]*[.$E$51]/[.B64]" office:value-type="float" office:value="0.399708113401808" calcext:value-type="float">
            <text:p>0,3997081134</text:p>
          </table:table-cell>
          <table:table-cell table:style-name="ce1" table:formula="of:=[.$H$51]*[.$E$51]/[.C64]" office:value-type="float" office:value="0.496670539114892" calcext:value-type="float">
            <text:p>0,4966705391</text:p>
          </table:table-cell>
          <table:table-cell table:style-name="ce1" table:formula="of:=[.$H$51]*[.$E$51]/[.D64]" office:value-type="float" office:value="0.546462831946631" calcext:value-type="float">
            <text:p>0,5464628319</text:p>
          </table:table-cell>
          <table:table-cell table:style-name="ce1" table:formula="of:=[.$H$51]*[.$E$51]/[.E64]" office:value-type="float" office:value="0.559731740607023" calcext:value-type="float">
            <text:p>0,5597317406</text:p>
          </table:table-cell>
          <table:table-cell table:style-name="ce1" table:formula="of:=[.$H$51]*[.$E$51]/[.F64]" office:value-type="float" office:value="0.585233521052012" calcext:value-type="float">
            <text:p>0,5852335211</text:p>
          </table:table-cell>
          <table:table-cell table:style-name="ce1" table:formula="of:=[.$H$51]*[.$E$51]/[.G64]" office:value-type="float" office:value="0.588016477735734" calcext:value-type="float">
            <text:p>0,5880164777</text:p>
          </table:table-cell>
          <table:table-cell table:style-name="ce1" table:formula="of:=[.$H$51]*[.$E$51]/[.H64]" office:value-type="float" office:value="0.592144628864815" calcext:value-type="float">
            <text:p>0,5921446289</text:p>
          </table:table-cell>
          <table:table-cell table:style-name="ce1" table:formula="of:=[.$H$51]*[.$E$51]/[.I64]" office:value-type="float" office:value="0.585515710380826" calcext:value-type="float">
            <text:p>0,585515710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51]*[.$E$51]/[.B65]" office:value-type="float" office:value="0.450874131450678" calcext:value-type="float">
            <text:p>0,4508741315</text:p>
          </table:table-cell>
          <table:table-cell table:style-name="ce1" table:formula="of:=[.$H$51]*[.$E$51]/[.C65]" office:value-type="float" office:value="0.533267373746233" calcext:value-type="float">
            <text:p>0,5332673737</text:p>
          </table:table-cell>
          <table:table-cell table:style-name="ce1" table:formula="of:=[.$H$51]*[.$E$51]/[.D65]" office:value-type="float" office:value="0.555839537714328" calcext:value-type="float">
            <text:p>0,5558395377</text:p>
          </table:table-cell>
          <table:table-cell table:style-name="ce1" table:formula="of:=[.$H$51]*[.$E$51]/[.E65]" office:value-type="float" office:value="0.533267373746233" calcext:value-type="float">
            <text:p>0,5332673737</text:p>
          </table:table-cell>
          <table:table-cell table:style-name="ce1" table:formula="of:=[.$H$51]*[.$E$51]/[.F65]" office:value-type="float" office:value="0.555839537714328" calcext:value-type="float">
            <text:p>0,5558395377</text:p>
          </table:table-cell>
          <table:table-cell table:style-name="ce1" table:formula="of:=[.$H$51]*[.$E$51]/[.G65]" office:value-type="float" office:value="0.541513776433031" calcext:value-type="float">
            <text:p>0,5415137764</text:p>
          </table:table-cell>
          <table:table-cell table:style-name="ce1" table:formula="of:=[.$H$51]*[.$E$51]/[.H65]" office:value-type="float" office:value="0.52526836314004" calcext:value-type="float">
            <text:p>0,5252683631</text:p>
          </table:table-cell>
          <table:table-cell table:style-name="ce1" table:formula="of:=[.$H$51]*[.$E$51]/[.I65]" office:value-type="float" office:value="0.52526836314004" calcext:value-type="float">
            <text:p>0,525268363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 A</text:p>
          </table:table-cell>
          <table:table-cell table:style-name="ce1" table:formula="of:=[.$H$51]*[.$E$51]/[.B66]" office:value-type="float" office:value="1" calcext:value-type="float">
            <text:p>1</text:p>
          </table:table-cell>
          <table:table-cell table:style-name="ce1" table:formula="of:=[.$H$51]*[.$E$51]/[.C66]" office:value-type="float" office:value="1.00589062076039" calcext:value-type="float">
            <text:p>1,0058906208</text:p>
          </table:table-cell>
          <table:table-cell table:style-name="ce1" table:formula="of:=[.$H$51]*[.$E$51]/[.D66]" office:value-type="float" office:value="1.31492285125687" calcext:value-type="float">
            <text:p>1,3149228513</text:p>
          </table:table-cell>
          <table:table-cell table:style-name="ce1" table:formula="of:=[.$H$51]*[.$E$51]/[.E66]" office:value-type="float" office:value="1.61132333215104" calcext:value-type="float">
            <text:p>1,6113233322</text:p>
          </table:table-cell>
          <table:table-cell table:style-name="ce1" table:formula="of:=[.$H$51]*[.$E$51]/[.F66]" office:value-type="float" office:value="1.98352711611484" calcext:value-type="float">
            <text:p>1,9835271161</text:p>
          </table:table-cell>
          <table:table-cell table:style-name="ce1" table:formula="of:=[.$H$51]*[.$E$51]/[.G66]" office:value-type="float" office:value="2.30256945259296" calcext:value-type="float">
            <text:p>2,3025694526</text:p>
          </table:table-cell>
          <table:table-cell table:style-name="ce1" table:formula="of:=[.$H$51]*[.$E$51]/[.H66]" office:value-type="float" office:value="2.63940729083549" calcext:value-type="float">
            <text:p>2,6394072908</text:p>
          </table:table-cell>
          <table:table-cell table:style-name="ce1" table:formula="of:=[.$H$51]*[.$E$51]/[.I66]" office:value-type="float" office:value="2.93093590545533" calcext:value-type="float">
            <text:p>2,930935905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51]*[.$E$51]/[.B67]" office:value-type="float" office:value="0.833759306571492" calcext:value-type="float">
            <text:p>0,8337593066</text:p>
          </table:table-cell>
          <table:table-cell table:style-name="ce1" table:formula="of:=[.$H$51]*[.$E$51]/[.C67]" office:value-type="float" office:value="0.955033387527345" calcext:value-type="float">
            <text:p>0,9550333875</text:p>
          </table:table-cell>
          <table:table-cell table:style-name="ce1" table:formula="of:=[.$H$51]*[.$E$51]/[.D67]" office:value-type="float" office:value="1.23592556032951" calcext:value-type="float">
            <text:p>1,2359255603</text:p>
          </table:table-cell>
          <table:table-cell table:style-name="ce1" table:formula="of:=[.$H$51]*[.$E$51]/[.E67]" office:value-type="float" office:value="1.36433341075335" calcext:value-type="float">
            <text:p>1,3643334108</text:p>
          </table:table-cell>
          <table:table-cell table:style-name="ce1" table:formula="of:=[.$H$51]*[.$E$51]/[.F67]" office:value-type="float" office:value="1.75089454380013" calcext:value-type="float">
            <text:p>1,7508945438</text:p>
          </table:table-cell>
          <table:table-cell table:style-name="ce1" table:formula="of:=[.$H$51]*[.$E$51]/[.G67]" office:value-type="float" office:value="2.020262935154" calcext:value-type="float">
            <text:p>2,0202629352</text:p>
          </table:table-cell>
          <table:table-cell table:style-name="ce1" table:formula="of:=[.$H$51]*[.$E$51]/[.H67]" office:value-type="float" office:value="2.10107345256016" calcext:value-type="float">
            <text:p>2,1010734526</text:p>
          </table:table-cell>
          <table:table-cell table:style-name="ce1" table:formula="of:=[.$H$51]*[.$E$51]/[.I67]" office:value-type="float" office:value="2.14395250261241" calcext:value-type="float">
            <text:p>2,1439525026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oglenet bsize" table:style-name="ta2">
        <office:forms form:automatic-focus="false" form:apply-design-mode="false"/>
        <table:shapes>
          <draw:frame draw:z-index="0" draw:style-name="gr1" draw:text-style-name="P1" svg:width="158.11mm" svg:height="90.11mm" svg:x="0.99mm" svg:y="434.82mm">
            <loext:p draw:notify-on-update-of-ranges="'googlenet bsize'.B82:'googlenet bsize'.I82 'googlenet bsize'.A83:'googlenet bsize'.A83 'googlenet bsize'.B83:'googlenet bsize'.I83 'googlenet bsize'.A84:'googlenet bsize'.A84 'googlenet bsize'.B84:'googlenet bsize'.I84 'googlenet bsize'.A85:'googlenet bsize'.A85 'googlenet bsize'.B85:'googlenet bsize'.I85 'googlenet bsize'.A86:'googlenet bsize'.A86 'googlenet bsize'.B86:'googlenet bsize'.I86 'googlenet bsize'.A87:'googlenet bsize'.A87 'googlenet bsize'.B87:'googlenet bsize'.I87 'googlenet bsize'.A88:'googlenet bsize'.A88 'googlenet bsize'.B88:'googlenet bsize'.I8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62.02mm" svg:y="434.52mm">
            <loext:p draw:notify-on-update-of-ranges="'googlenet bsize'.B90:'googlenet bsize'.I90 'googlenet bsize'.A91:'googlenet bsize'.A91 'googlenet bsize'.B91:'googlenet bsize'.I91 'googlenet bsize'.A92:'googlenet bsize'.A92 'googlenet bsize'.B92:'googlenet bsize'.I92 'googlenet bsize'.A93:'googlenet bsize'.A93 'googlenet bsize'.B93:'googlenet bsize'.I93 'googlenet bsize'.A94:'googlenet bsize'.A94 'googlenet bsize'.B94:'googlenet bsize'.I94 'googlenet bsize'.A95:'googlenet bsize'.A95 'googlenet bsize'.B95:'googlenet bsize'.I95 'googlenet bsize'.A96:'googlenet bsize'.A96 'googlenet bsize'.B96:'googlenet bsize'.I9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norm</text:p>
          </table:table-cell>
          <table:table-cell table:style-name="ce1" table:formula="of:=112*112" office:value-type="float" office:value="12544" calcext:value-type="float">
            <text:p>1254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4]*64*4+2*[.B4]*64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reduc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5:.C5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92" office:value-type="float" office:value="110592" calcext:value-type="float">
            <text:p>110592</text:p>
          </table:table-cell>
          <table:table-cell table:style-name="ce1" table:formula="of:=PRODUCT([.B6:.C6])" office:value-type="float" office:value="346816512" calcext:value-type="float">
            <text:p>3468165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norm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7]*64*4+2*[.B7]*64" office:value-type="float" office:value="1204224" calcext:value-type="float">
            <text:p>12042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64" office:value-type="float" office:value="12288" calcext:value-type="float">
            <text:p>12288</text:p>
          </table:table-cell>
          <table:table-cell table:style-name="ce1" table:formula="of:=PRODUCT([.B8:.C8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96" office:value-type="float" office:value="18432" calcext:value-type="float">
            <text:p>18432</text:p>
          </table:table-cell>
          <table:table-cell table:style-name="ce1" table:formula="of:=PRODUCT([.B9:.C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96*128" office:value-type="float" office:value="110592" calcext:value-type="float">
            <text:p>110592</text:p>
          </table:table-cell>
          <table:table-cell table:style-name="ce1" table:formula="of:=PRODUCT([.B10:.C10])" office:value-type="float" office:value="86704128" calcext:value-type="float">
            <text:p>867041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16" office:value-type="float" office:value="3072" calcext:value-type="float">
            <text:p>3072</text:p>
          </table:table-cell>
          <table:table-cell table:style-name="ce1" table:formula="of:=PRODUCT([.B11:.C11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16*32" office:value-type="float" office:value="12800" calcext:value-type="float">
            <text:p>12800</text:p>
          </table:table-cell>
          <table:table-cell table:style-name="ce1" table:formula="of:=PRODUCT([.B12:.C1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32" office:value-type="float" office:value="6144" calcext:value-type="float">
            <text:p>6144</text:p>
          </table:table-cell>
          <table:table-cell table:style-name="ce1" table:formula="of:=PRODUCT([.B13:.C13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4:.C14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5:.C1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92" office:value-type="float" office:value="105984" calcext:value-type="float">
            <text:p>105984</text:p>
          </table:table-cell>
          <table:table-cell table:style-name="ce1" table:formula="of:=PRODUCT([.B16:.C16])" office:value-type="float" office:value="83091456" calcext:value-type="float">
            <text:p>83091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7:.C1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32*96" office:value-type="float" office:value="76800" calcext:value-type="float">
            <text:p>76800</text:p>
          </table:table-cell>
          <table:table-cell table:style-name="ce1" table:formula="of:=PRODUCT([.B18:.C18])" office:value-type="float" office:value="60211200" calcext:value-type="float">
            <text:p>60211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64" office:value-type="float" office:value="16384" calcext:value-type="float">
            <text:p>16384</text:p>
          </table:table-cell>
          <table:table-cell table:style-name="ce1" table:formula="of:=PRODUCT([.B19:.C19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92" office:value-type="float" office:value="92160" calcext:value-type="float">
            <text:p>92160</text:p>
          </table:table-cell>
          <table:table-cell table:style-name="ce1" table:formula="of:=PRODUCT([.B20:.C20])" office:value-type="float" office:value="18063360" calcext:value-type="float">
            <text:p>1806336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96" office:value-type="float" office:value="46080" calcext:value-type="float">
            <text:p>46080</text:p>
          </table:table-cell>
          <table:table-cell table:style-name="ce1" table:formula="of:=PRODUCT([.B21:.C21])" office:value-type="float" office:value="9031680" calcext:value-type="float">
            <text:p>90316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96*208" office:value-type="float" office:value="179712" calcext:value-type="float">
            <text:p>179712</text:p>
          </table:table-cell>
          <table:table-cell table:style-name="ce1" table:formula="of:=PRODUCT([.B22:.C22])" office:value-type="float" office:value="35223552" calcext:value-type="float">
            <text:p>352235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6" office:value-type="float" office:value="7680" calcext:value-type="float">
            <text:p>7680</text:p>
          </table:table-cell>
          <table:table-cell table:style-name="ce1" table:formula="of:=PRODUCT([.B23:.C23])" office:value-type="float" office:value="1505280" calcext:value-type="float">
            <text:p>15052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16*48" office:value-type="float" office:value="19200" calcext:value-type="float">
            <text:p>19200</text:p>
          </table:table-cell>
          <table:table-cell table:style-name="ce1" table:formula="of:=PRODUCT([.B24:.C24])" office:value-type="float" office:value="3763200" calcext:value-type="float">
            <text:p>3763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64" office:value-type="float" office:value="30720" calcext:value-type="float">
            <text:p>30720</text:p>
          </table:table-cell>
          <table:table-cell table:style-name="ce1" table:formula="of:=PRODUCT([.B25:.C25])" office:value-type="float" office:value="6021120" calcext:value-type="float">
            <text:p>60211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60" office:value-type="float" office:value="81920" calcext:value-type="float">
            <text:p>81920</text:p>
          </table:table-cell>
          <table:table-cell table:style-name="ce1" table:formula="of:=PRODUCT([.B26:.C26])" office:value-type="float" office:value="16056320" calcext:value-type="float">
            <text:p>160563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27:.C27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12*224" office:value-type="float" office:value="225792" calcext:value-type="float">
            <text:p>225792</text:p>
          </table:table-cell>
          <table:table-cell table:style-name="ce1" table:formula="of:=PRODUCT([.B28:.C28])" office:value-type="float" office:value="44255232" calcext:value-type="float">
            <text:p>442552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29:.C29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0:.C3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1:.C31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3:.C3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34:.C34])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35:.C35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6:.C36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7:.C3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38:.C38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44" office:value-type="float" office:value="73728" calcext:value-type="float">
            <text:p>73728</text:p>
          </table:table-cell>
          <table:table-cell table:style-name="ce1" table:formula="of:=PRODUCT([.B39:.C3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44*288" office:value-type="float" office:value="373248" calcext:value-type="float">
            <text:p>373248</text:p>
          </table:table-cell>
          <table:table-cell table:style-name="ce1" table:formula="of:=PRODUCT([.B40:.C40])" office:value-type="float" office:value="73156608" calcext:value-type="float">
            <text:p>7315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32" office:value-type="float" office:value="16384" calcext:value-type="float">
            <text:p>16384</text:p>
          </table:table-cell>
          <table:table-cell table:style-name="ce1" table:formula="of:=PRODUCT([.B41:.C41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64" office:value-type="float" office:value="51200" calcext:value-type="float">
            <text:p>51200</text:p>
          </table:table-cell>
          <table:table-cell table:style-name="ce1" table:formula="of:=PRODUCT([.B42:.C4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43:.C4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256" office:value-type="float" office:value="135168" calcext:value-type="float">
            <text:p>135168</text:p>
          </table:table-cell>
          <table:table-cell table:style-name="ce1" table:formula="of:=PRODUCT([.B44:.C44])" office:value-type="float" office:value="26492928" calcext:value-type="float">
            <text:p>26492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60" office:value-type="float" office:value="84480" calcext:value-type="float">
            <text:p>84480</text:p>
          </table:table-cell>
          <table:table-cell table:style-name="ce1" table:formula="of:=PRODUCT([.B45:.C45])" office:value-type="float" office:value="16558080" calcext:value-type="float">
            <text:p>165580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46:.C46])" office:value-type="float" office:value="90316800" calcext:value-type="float">
            <text:p>903168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32" office:value-type="float" office:value="16896" calcext:value-type="float">
            <text:p>16896</text:p>
          </table:table-cell>
          <table:table-cell table:style-name="ce1" table:formula="of:=PRODUCT([.B47:.C47])" office:value-type="float" office:value="3311616" calcext:value-type="float">
            <text:p>33116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48:.C48])" office:value-type="float" office:value="20070400" calcext:value-type="float">
            <text:p>20070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28" office:value-type="float" office:value="67584" calcext:value-type="float">
            <text:p>67584</text:p>
          </table:table-cell>
          <table:table-cell table:style-name="ce1" table:formula="of:=PRODUCT([.B49:.C49])" office:value-type="float" office:value="13246464" calcext:value-type="float">
            <text:p>132464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256" office:value-type="float" office:value="212992" calcext:value-type="float">
            <text:p>212992</text:p>
          </table:table-cell>
          <table:table-cell table:style-name="ce1" table:formula="of:=PRODUCT([.B50:.C50])" office:value-type="float" office:value="10436608" calcext:value-type="float">
            <text:p>1043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60" office:value-type="float" office:value="133120" calcext:value-type="float">
            <text:p>133120</text:p>
          </table:table-cell>
          <table:table-cell table:style-name="ce1" table:formula="of:=PRODUCT([.B51:.C51])" office:value-type="float" office:value="6522880" calcext:value-type="float">
            <text:p>65228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52:.C52])" office:value-type="float" office:value="22579200" calcext:value-type="float">
            <text:p>22579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2" office:value-type="float" office:value="26624" calcext:value-type="float">
            <text:p>26624</text:p>
          </table:table-cell>
          <table:table-cell table:style-name="ce1" table:formula="of:=PRODUCT([.B53:.C53])" office:value-type="float" office:value="1304576" calcext:value-type="float">
            <text:p>13045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54:.C54])" office:value-type="float" office:value="5017600" calcext:value-type="float">
            <text:p>50176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55:.C55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84" office:value-type="float" office:value="319488" calcext:value-type="float">
            <text:p>319488</text:p>
          </table:table-cell>
          <table:table-cell table:style-name="ce1" table:formula="of:=PRODUCT([.B56:.C56])" office:value-type="float" office:value="15654912" calcext:value-type="float">
            <text:p>156549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92" office:value-type="float" office:value="159744" calcext:value-type="float">
            <text:p>159744</text:p>
          </table:table-cell>
          <table:table-cell table:style-name="ce1" table:formula="of:=PRODUCT([.B57:.C57])" office:value-type="float" office:value="7827456" calcext:value-type="float">
            <text:p>7827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92*384" office:value-type="float" office:value="663552" calcext:value-type="float">
            <text:p>663552</text:p>
          </table:table-cell>
          <table:table-cell table:style-name="ce1" table:formula="of:=PRODUCT([.B58:.C58])" office:value-type="float" office:value="32514048" calcext:value-type="float">
            <text:p>325140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48" office:value-type="float" office:value="39936" calcext:value-type="float">
            <text:p>39936</text:p>
          </table:table-cell>
          <table:table-cell table:style-name="ce1" table:formula="of:=PRODUCT([.B59:.C59])" office:value-type="float" office:value="1956864" calcext:value-type="float">
            <text:p>19568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48*128" office:value-type="float" office:value="153600" calcext:value-type="float">
            <text:p>153600</text:p>
          </table:table-cell>
          <table:table-cell table:style-name="ce1" table:formula="of:=PRODUCT([.B60:.C6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61:.C61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 fc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table:formula="of:=1024*256" office:value-type="float" office:value="262144" calcext:value-type="float">
            <text:p>262144</text:p>
          </table:table-cell>
          <table:table-cell table:style-name="ce1" table:formula="of:=PRODUCT([.B62:.C62])" office:value-type="float" office:value="268435456" calcext:value-type="float">
            <text:p>268435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62])" office:value-type="float" office:value="6113216" calcext:value-type="float">
            <text:p>6113216</text:p>
          </table:table-cell>
          <table:table-cell table:style-name="ce1" table:formula="of:=SUM([.D3:.D62])" office:value-type="float" office:value="1765787648" calcext:value-type="float">
            <text:p>17657876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64]*2*2" office:value-type="float" office:value="7063150592" calcext:value-type="float">
            <text:p>7063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66]/1000000" office:value-type="float" office:value="7063.150592" calcext:value-type="float">
            <text:p>7063,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formula="of:=[.C64]/1000000" office:value-type="float" office:value="6.113216" calcext:value-type="float">
            <text:p>6,113216</text:p>
          </table:table-cell>
          <table:table-cell table:style-name="ce1" table:formula="of:=[.B67]" office:value-type="float" office:value="7063.150592" calcext:value-type="float">
            <text:p>7063,150592</text:p>
          </table:table-cell>
          <table:table-cell table:style-name="ce1" table:formula="of:=0.209617939374823" office:value-type="float" office:value="0.209617939374823" calcext:value-type="float">
            <text:p>0,2096179394</text:p>
          </table:table-cell>
          <table:table-cell table:style-name="ce2" office:value-type="float" office:value="0.76329877135916" calcext:value-type="float">
            <text:p>0,763298771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table:formula="of:=64+32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3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82]*[.$D71]+[.$E71]/[.B82])*([.$H71])" office:value-type="float" office:value="151.364435213927" calcext:value-type="float">
            <text:p>151,3644352139</text:p>
          </table:table-cell>
          <table:table-cell table:style-name="ce1" table:formula="of:=(2*[.C82]*[.$D71]+[.$E71]/[.C82])*([.$H71])" office:value-type="float" office:value="156.175506326896" calcext:value-type="float">
            <text:p>156,1755063269</text:p>
          </table:table-cell>
          <table:table-cell table:style-name="ce1" table:formula="of:=(2*[.D82]*[.$D71]+[.$E71]/[.D82])*([.$H71])" office:value-type="float" office:value="193.553991684522" calcext:value-type="float">
            <text:p>193,5539916845</text:p>
          </table:table-cell>
          <table:table-cell table:style-name="ce1" table:formula="of:=(2*[.E82]*[.$D71]+[.$E71]/[.E82])*([.$H71])" office:value-type="float" office:value="239.074330603312" calcext:value-type="float">
            <text:p>239,0743306033</text:p>
          </table:table-cell>
          <table:table-cell table:style-name="ce1" table:formula="of:=(2*[.F82]*[.$D71]+[.$E71]/[.F82])*([.$H71])" office:value-type="float" office:value="287.851410946568" calcext:value-type="float">
            <text:p>287,8514109466</text:p>
          </table:table-cell>
          <table:table-cell table:style-name="ce1" table:formula="of:=(2*[.G82]*[.$D71]+[.$E71]/[.G82])*([.$H71])" office:value-type="float" office:value="338.256862002057" calcext:value-type="float">
            <text:p>338,2568620021</text:p>
          </table:table-cell>
          <table:table-cell table:style-name="ce1" table:formula="of:=(2*[.H82]*[.$D71]+[.$E71]/[.H82])*([.$H71])" office:value-type="float" office:value="389.592810607393" calcext:value-type="float">
            <text:p>389,5928106074</text:p>
          </table:table-cell>
          <table:table-cell table:style-name="ce1" table:formula="of:=(2*[.I82]*[.$D71]+[.$E71]/[.I82])*([.$H71])" office:value-type="float" office:value="441.510320181384" calcext:value-type="float">
            <text:p>441,5103201814</text:p>
          </table:table-cell>
          <table:table-cell table:style-name="ce1"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82]*[.$D71]+[.$E71]/[.B82])*([.$H71])" office:value-type="float" office:value="124.53333897395" calcext:value-type="float">
            <text:p>124,533338974</text:p>
          </table:table-cell>
          <table:table-cell table:style-name="ce3" table:formula="of:=([.C82]*[.$D71]+[.$E71]/[.C82])*([.$H71])" office:value-type="float" office:value="102.513313846941" calcext:value-type="float">
            <text:p>102,5133138469</text:p>
          </table:table-cell>
          <table:table-cell table:style-name="ce3" table:formula="of:=([.D82]*[.$D71]+[.$E71]/[.D82])*([.$H71])" office:value-type="float" office:value="113.06070296459" calcext:value-type="float">
            <text:p>113,0607029646</text:p>
          </table:table-cell>
          <table:table-cell table:style-name="ce3" table:formula="of:=([.E82]*[.$D71]+[.$E71]/[.E82])*([.$H71])" office:value-type="float" office:value="131.749945643403" calcext:value-type="float">
            <text:p>131,7499456434</text:p>
          </table:table-cell>
          <table:table-cell table:style-name="ce3" table:formula="of:=([.F82]*[.$D71]+[.$E71]/[.F82])*([.$H71])" office:value-type="float" office:value="153.695929746681" calcext:value-type="float">
            <text:p>153,6959297467</text:p>
          </table:table-cell>
          <table:table-cell table:style-name="ce3" table:formula="of:=([.G82]*[.$D71]+[.$E71]/[.G82])*([.$H71])" office:value-type="float" office:value="177.270284562193" calcext:value-type="float">
            <text:p>177,2702845622</text:p>
          </table:table-cell>
          <table:table-cell table:style-name="ce3" table:formula="of:=([.H82]*[.$D71]+[.$E71]/[.H82])*([.$H71])" office:value-type="float" office:value="201.775136927552" calcext:value-type="float">
            <text:p>201,7751369276</text:p>
          </table:table-cell>
          <table:table-cell table:style-name="ce3" table:formula="of:=([.I82]*[.$D71]+[.$E71]/[.I82])*([.$H71])" office:value-type="float" office:value="226.861550261565" calcext:value-type="float">
            <text:p>226,861550261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83:.B84])" office:value-type="float" office:value="137.948887093939" calcext:value-type="float">
            <text:p>137,9488870939</text:p>
          </table:table-cell>
          <table:table-cell table:formula="of:=AVERAGE([.C83:.C84])" office:value-type="float" office:value="129.344410086919" calcext:value-type="float">
            <text:p>129,3444100869</text:p>
          </table:table-cell>
          <table:table-cell table:formula="of:=AVERAGE([.D83:.D84])" office:value-type="float" office:value="153.307347324556" calcext:value-type="float">
            <text:p>153,3073473246</text:p>
          </table:table-cell>
          <table:table-cell table:formula="of:=AVERAGE([.E83:.E84])" office:value-type="float" office:value="185.412138123358" calcext:value-type="float">
            <text:p>185,4121381234</text:p>
          </table:table-cell>
          <table:table-cell table:formula="of:=AVERAGE([.F83:.F84])" office:value-type="float" office:value="220.773670346624" calcext:value-type="float">
            <text:p>220,7736703466</text:p>
          </table:table-cell>
          <table:table-cell table:formula="of:=AVERAGE([.G83:.G84])" office:value-type="float" office:value="257.763573282125" calcext:value-type="float">
            <text:p>257,7635732821</text:p>
          </table:table-cell>
          <table:table-cell table:formula="of:=AVERAGE([.H83:.H84])" office:value-type="float" office:value="295.683973767472" calcext:value-type="float">
            <text:p>295,6839737675</text:p>
          </table:table-cell>
          <table:table-cell table:formula="of:=AVERAGE([.I83:.I84])" office:value-type="float" office:value="334.185935221474" calcext:value-type="float">
            <text:p>334,185935221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354" calcext:value-type="float">
            <text:p>354</text:p>
          </table:table-cell>
          <table:table-cell table:style-name="ce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5" table:formula="of:=(2*[.$D71]*([.B82]-1)/[.B82]+[.$E71]/[.B82])*([.$H71])" office:value-type="float" office:value="97.7022427339725" calcext:value-type="float">
            <text:p>97,702242734</text:p>
          </table:table-cell>
          <table:table-cell table:style-name="ce5" table:formula="of:=(2*[.$D71]*([.C82]-1)/[.C82]+[.$E71]/[.C82])*([.$H71])" office:value-type="float" office:value="75.6822176069636" calcext:value-type="float">
            <text:p>75,682217607</text:p>
          </table:table-cell>
          <table:table-cell table:style-name="ce5" table:formula="of:=(2*[.$D71]*([.D82]-1)/[.D82]+[.$E71]/[.D82])*([.$H71])" office:value-type="float" office:value="68.342209231294" calcext:value-type="float">
            <text:p>68,3422092313</text:p>
          </table:table-cell>
          <table:table-cell table:style-name="ce5" table:formula="of:=(2*[.$D71]*([.E82]-1)/[.E82]+[.$E71]/[.E82])*([.$H71])" office:value-type="float" office:value="64.6722050434591" calcext:value-type="float">
            <text:p>64,6722050435</text:p>
          </table:table-cell>
          <table:table-cell table:style-name="ce5" table:formula="of:=(2*[.$D71]*([.F82]-1)/[.F82]+[.$E71]/[.F82])*([.$H71])" office:value-type="float" office:value="62.4702025307582" calcext:value-type="float">
            <text:p>62,4702025308</text:p>
          </table:table-cell>
          <table:table-cell table:style-name="ce5" table:formula="of:=(2*[.$D71]*([.G82]-1)/[.G82]+[.$E71]/[.G82])*([.$H71])" office:value-type="float" office:value="61.0022008556243" calcext:value-type="float">
            <text:p>61,0022008556</text:p>
          </table:table-cell>
          <table:table-cell table:style-name="ce5" table:formula="of:=(2*[.$D71]*([.H82]-1)/[.H82]+[.$E71]/[.H82])*([.$H71])" office:value-type="float" office:value="59.9536282305287" calcext:value-type="float">
            <text:p>59,9536282305</text:p>
          </table:table-cell>
          <table:table-cell table:style-name="ce5" table:formula="of:=(2*[.$D71]*([.I82]-1)/[.I82]+[.$E71]/[.I82])*([.$H71])" office:value-type="float" office:value="59.1671987617069" calcext:value-type="float">
            <text:p>59,1671987617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2" calcext:value-type="float">
            <text:p>82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71]*[.$E$71]/[.B83]" office:value-type="float" office:value="0.645476875699945" calcext:value-type="float">
            <text:p>0,6454768757</text:p>
          </table:table-cell>
          <table:table-cell table:style-name="ce1" table:formula="of:=[.$H$71]*[.$E$71]/[.C83]" office:value-type="float" office:value="0.625592610722638" calcext:value-type="float">
            <text:p>0,6255926107</text:p>
          </table:table-cell>
          <table:table-cell table:style-name="ce1" table:formula="of:=[.$H$71]*[.$E$71]/[.D83]" office:value-type="float" office:value="0.50478030385041" calcext:value-type="float">
            <text:p>0,5047803039</text:p>
          </table:table-cell>
          <table:table-cell table:style-name="ce1" table:formula="of:=[.$H$71]*[.$E$71]/[.E83]" office:value-type="float" office:value="0.408668895934656" calcext:value-type="float">
            <text:p>0,4086688959</text:p>
          </table:table-cell>
          <table:table-cell table:style-name="ce1" table:formula="of:=[.$H$71]*[.$E$71]/[.F83]" office:value-type="float" office:value="0.339419016264987" calcext:value-type="float">
            <text:p>0,3394190163</text:p>
          </table:table-cell>
          <table:table-cell table:style-name="ce1" table:formula="of:=[.$H$71]*[.$E$71]/[.G83]" office:value-type="float" office:value="0.288840386432067" calcext:value-type="float">
            <text:p>0,2888403864</text:p>
          </table:table-cell>
          <table:table-cell table:style-name="ce1" table:formula="of:=[.$H$71]*[.$E$71]/[.H83]" office:value-type="float" office:value="0.250780404755545" calcext:value-type="float">
            <text:p>0,2507804048</text:p>
          </table:table-cell>
          <table:table-cell table:style-name="ce1" table:formula="of:=[.$H$71]*[.$E$71]/[.I83]" office:value-type="float" office:value="0.221290960296996" calcext:value-type="float">
            <text:p>0,221290960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71]*[.$E$71]/[.B84]" office:value-type="float" office:value="0.784546881493397" calcext:value-type="float">
            <text:p>0,7845468815</text:p>
          </table:table-cell>
          <table:table-cell table:style-name="ce1" table:formula="of:=[.$H$71]*[.$E$71]/[.C84]" office:value-type="float" office:value="0.953068816796307" calcext:value-type="float">
            <text:p>0,9530688168</text:p>
          </table:table-cell>
          <table:table-cell table:style-name="ce1" table:formula="of:=[.$H$71]*[.$E$71]/[.D84]" office:value-type="float" office:value="0.864157396620581" calcext:value-type="float">
            <text:p>0,8641573966</text:p>
          </table:table-cell>
          <table:table-cell table:style-name="ce1" table:formula="of:=[.$H$71]*[.$E$71]/[.E84]" office:value-type="float" office:value="0.741573305832062" calcext:value-type="float">
            <text:p>0,7415733058</text:p>
          </table:table-cell>
          <table:table-cell table:style-name="ce1" table:formula="of:=[.$H$71]*[.$E$71]/[.F84]" office:value-type="float" office:value="0.635685296904111" calcext:value-type="float">
            <text:p>0,6356852969</text:p>
          </table:table-cell>
          <table:table-cell table:style-name="ce1" table:formula="of:=[.$H$71]*[.$E$71]/[.G84]" office:value-type="float" office:value="0.551148450939024" calcext:value-type="float">
            <text:p>0,5511484509</text:p>
          </table:table-cell>
          <table:table-cell table:style-name="ce1" table:formula="of:=[.$H$71]*[.$E$71]/[.H84]" office:value-type="float" office:value="0.484213487457837" calcext:value-type="float">
            <text:p>0,4842134875</text:p>
          </table:table-cell>
          <table:table-cell table:style-name="ce1" table:formula="of:=[.$H$71]*[.$E$71]/[.I84]" office:value-type="float" office:value="0.430669025321058" calcext:value-type="float">
            <text:p>0,430669025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71]*[.$E$71]/[.B85]" office:value-type="float" office:value="0.708249590063315" calcext:value-type="float">
            <text:p>0,7082495901</text:p>
          </table:table-cell>
          <table:table-cell table:style-name="ce1" table:formula="of:=[.$H$71]*[.$E$71]/[.C85]" office:value-type="float" office:value="0.755365018622122" calcext:value-type="float">
            <text:p>0,7553650186</text:p>
          </table:table-cell>
          <table:table-cell table:style-name="ce1" table:formula="of:=[.$H$71]*[.$E$71]/[.D85]" office:value-type="float" office:value="0.637296544745076" calcext:value-type="float">
            <text:p>0,6372965447</text:p>
          </table:table-cell>
          <table:table-cell table:style-name="ce1" table:formula="of:=[.$H$71]*[.$E$71]/[.E85]" office:value-type="float" office:value="0.526946313886796" calcext:value-type="float">
            <text:p>0,5269463139</text:p>
          </table:table-cell>
          <table:table-cell table:style-name="ce1" table:formula="of:=[.$H$71]*[.$E$71]/[.F85]" office:value-type="float" office:value="0.442544813340176" calcext:value-type="float">
            <text:p>0,4425448133</text:p>
          </table:table-cell>
          <table:table-cell table:style-name="ce1" table:formula="of:=[.$H$71]*[.$E$71]/[.G85]" office:value-type="float" office:value="0.379038207338305" calcext:value-type="float">
            <text:p>0,3790382073</text:p>
          </table:table-cell>
          <table:table-cell table:style-name="ce1" table:formula="of:=[.$H$71]*[.$E$71]/[.H85]" office:value-type="float" office:value="0.330427927794308" calcext:value-type="float">
            <text:p>0,3304279278</text:p>
          </table:table-cell>
          <table:table-cell table:style-name="ce1" table:formula="of:=[.$H$71]*[.$E$71]/[.I85]" office:value-type="float" office:value="0.292358930872487" calcext:value-type="float">
            <text:p>0,292358930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71]*[.$E$71]/[.B86]" office:value-type="float" office:value="0.827985107915021" calcext:value-type="float">
            <text:p>0,8279851079</text:p>
          </table:table-cell>
          <table:table-cell table:style-name="ce1" table:formula="of:=[.$H$71]*[.$E$71]/[.C86]" office:value-type="float" office:value="0.930497549847357" calcext:value-type="float">
            <text:p>0,9304975498</text:p>
          </table:table-cell>
          <table:table-cell table:style-name="ce1" table:formula="of:=[.$H$71]*[.$E$71]/[.D86]" office:value-type="float" office:value="0.630337049896597" calcext:value-type="float">
            <text:p>0,6303370499</text:p>
          </table:table-cell>
          <table:table-cell table:style-name="ce1" table:formula="of:=[.$H$71]*[.$E$71]/[.E86]" office:value-type="float" office:value="0.474282731718313" calcext:value-type="float">
            <text:p>0,4742827317</text:p>
          </table:table-cell>
          <table:table-cell table:style-name="ce1" table:formula="of:=[.$H$71]*[.$E$71]/[.F86]" office:value-type="float" office:value="0.383146049937147" calcext:value-type="float">
            <text:p>0,3831460499</text:p>
          </table:table-cell>
          <table:table-cell table:style-name="ce1" table:formula="of:=[.$H$71]*[.$E$71]/[.G86]" office:value-type="float" office:value="0.321388956361752" calcext:value-type="float">
            <text:p>0,3213889564</text:p>
          </table:table-cell>
          <table:table-cell table:style-name="ce1" table:formula="of:=[.$H$71]*[.$E$71]/[.H86]" office:value-type="float" office:value="0.275995035971674" calcext:value-type="float">
            <text:p>0,27599503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71]*[.$E$71]/[.B87]" office:value-type="float" office:value="1" calcext:value-type="float">
            <text:p>1</text:p>
          </table:table-cell>
          <table:table-cell table:style-name="ce1" table:formula="of:=[.$H$71]*[.$E$71]/[.C87]" office:value-type="float" office:value="1.29095375139989" calcext:value-type="float">
            <text:p>1,2909537514</text:p>
          </table:table-cell>
          <table:table-cell table:style-name="ce1" table:formula="of:=[.$H$71]*[.$E$71]/[.D87]" office:value-type="float" office:value="1.42960322519446" calcext:value-type="float">
            <text:p>1,4296032252</text:p>
          </table:table-cell>
          <table:table-cell table:style-name="ce1" table:formula="of:=[.$H$71]*[.$E$71]/[.E87]" office:value-type="float" office:value="1.51073003724425" calcext:value-type="float">
            <text:p>1,5107300372</text:p>
          </table:table-cell>
          <table:table-cell table:style-name="ce1" table:formula="of:=[.$H$71]*[.$E$71]/[.F87]" office:value-type="float" office:value="1.5639815268066" calcext:value-type="float">
            <text:p>1,5639815268</text:p>
          </table:table-cell>
          <table:table-cell table:style-name="ce1" table:formula="of:=[.$H$71]*[.$E$71]/[.G87]" office:value-type="float" office:value="1.60161832464385" calcext:value-type="float">
            <text:p>1,6016183246</text:p>
          </table:table-cell>
          <table:table-cell table:style-name="ce1" table:formula="of:=[.$H$71]*[.$E$71]/[.H87]" office:value-type="float" office:value="1.62963019282663" calcext:value-type="float">
            <text:p>1,6296301928</text:p>
          </table:table-cell>
          <table:table-cell table:style-name="ce1" table:formula="of:=[.$H$71]*[.$E$71]/[.I87]" office:value-type="float" office:value="1.65129066068285" calcext:value-type="float">
            <text:p>1,6512906607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71]*[.$E$71]/[.B88]" office:value-type="float" office:value="0.678487796763698" calcext:value-type="float">
            <text:p>0,6784877968</text:p>
          </table:table-cell>
          <table:table-cell table:style-name="ce1" table:formula="of:=[.$H$71]*[.$E$71]/[.C88]" office:value-type="float" office:value="1.32030057748611" calcext:value-type="float">
            <text:p>1,3203005775</text:p>
          </table:table-cell>
          <table:table-cell table:style-name="ce1" table:formula="of:=[.$H$71]*[.$E$71]/[.D88]" office:value-type="float" office:value="1.23673724979712" calcext:value-type="float">
            <text:p>1,2367372498</text:p>
          </table:table-cell>
          <table:table-cell table:style-name="ce1" table:formula="of:=[.$H$71]*[.$E$71]/[.E88]" office:value-type="float" office:value="1.4367976872643" calcext:value-type="float">
            <text:p>1,4367976873</text:p>
          </table:table-cell>
          <table:table-cell table:style-name="ce1" table:formula="of:=[.$H$71]*[.$E$71]/[.F88]" office:value-type="float" office:value="1.39574632477104" calcext:value-type="float">
            <text:p>1,3957463248</text:p>
          </table:table-cell>
          <table:table-cell table:style-name="ce1" table:formula="of:=[.$H$71]*[.$E$71]/[.G88]" office:value-type="float" office:value="1.3760879258306" calcext:value-type="float">
            <text:p>1,3760879258</text:p>
          </table:table-cell>
          <table:table-cell table:style-name="ce1" table:formula="of:=[.$H$71]*[.$E$71]/[.H88]" office:value-type="float" office:value="1.23673724979712" calcext:value-type="float">
            <text:p>1,2367372498</text:p>
          </table:table-cell>
          <table:table-cell table:style-name="ce1" table:formula="of:=[.$H$71]*[.$E$71]/[.I88]" office:value-type="float" office:value="1.19149076504845" calcext:value-type="float">
            <text:p>1,191490765</text:p>
          </table:table-cell>
          <table:table-cell table:style-name="ce2" table:number-columns-repeated="17"/>
          <table:table-cell table:number-columns-repeated="998"/>
        </table:table-row>
        <table:table-row table:style-name="ro5" table:number-rows-repeated="904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ueezenet bsize" table:style-name="ta1">
        <office:forms form:automatic-focus="false" form:apply-design-mode="false"/>
        <table:shapes>
          <draw:frame draw:z-index="0" draw:style-name="gr1" draw:text-style-name="P1" svg:width="161.01mm" svg:height="89.79mm" svg:x="1mm" svg:y="294.39mm">
            <loext:p draw:notify-on-update-of-ranges="'squeezenet bsize'.B51:'squeezenet bsize'.I51 'squeezenet bsize'.A52:'squeezenet bsize'.A52 'squeezenet bsize'.B52:'squeezenet bsize'.I52 'squeezenet bsize'.A53:'squeezenet bsize'.A53 'squeezenet bsize'.B53:'squeezenet bsize'.I53 'squeezenet bsize'.A54:'squeezenet bsize'.A54 'squeezenet bsize'.B54:'squeezenet bsize'.I54 'squeezenet bsize'.A55:'squeezenet bsize'.A55 'squeezenet bsize'.B55:'squeezenet bsize'.I55 'squeezenet bsize'.A56:'squeezenet bsize'.A56 'squeezenet bsize'.B56:'squeezenet bsize'.I56 'squeezenet bsize'.A57:'squeezenet bsize'.A57 'squeezenet bsize'.B57:'squeezenet bsize'.I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5.48mm" svg:y="294.3mm">
            <loext:p draw:notify-on-update-of-ranges="'squeezenet bsize'.B59:'squeezenet bsize'.I59 'squeezenet bsize'.A60:'squeezenet bsize'.A60 'squeezenet bsize'.B60:'squeezenet bsize'.I60 'squeezenet bsize'.A61:'squeezenet bsize'.A61 'squeezenet bsize'.B61:'squeezenet bsize'.I61 'squeezenet bsize'.A62:'squeezenet bsize'.A62 'squeezenet bsize'.B62:'squeezenet bsize'.I62 'squeezenet bsize'.A63:'squeezenet bsize'.A63 'squeezenet bsize'.B63:'squeezenet bsize'.I63 'squeezenet bsize'.A64:'squeezenet bsize'.A64 'squeezenet bsize'.B64:'squeezenet bsize'.I64 'squeezenet bsize'.A65:'squeezenet bsize'.A65 'squeezenet bsize'.B65:'squeezenet bsize'.I65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96" office:value-type="float" office:value="14112" calcext:value-type="float">
            <text:p>14112</text:p>
          </table:table-cell>
          <table:table-cell table:style-name="ce1" table:formula="of:=PRODUCT([.B3:.C3])/4" office:value-type="float" office:value="177020928" calcext:value-type="float">
            <text:p>177020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96*16" office:value-type="float" office:value="1536" calcext:value-type="float">
            <text:p>1536</text:p>
          </table:table-cell>
          <table:table-cell table:style-name="ce1" table:formula="of:=PRODUCT([.B4:.C4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5:.C5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6:.C6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16" office:value-type="float" office:value="2048" calcext:value-type="float">
            <text:p>2048</text:p>
          </table:table-cell>
          <table:table-cell table:style-name="ce1" table:formula="of:=PRODUCT([.B7:.C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8:.C8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9:.C9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32" office:value-type="float" office:value="4096" calcext:value-type="float">
            <text:p>4096</text:p>
          </table:table-cell>
          <table:table-cell table:style-name="ce1" table:formula="of:=PRODUCT([.B10:.C10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1:.C11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3:.C1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4:.C14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5:.C15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48" office:value-type="float" office:value="12288" calcext:value-type="float">
            <text:p>12288</text:p>
          </table:table-cell>
          <table:table-cell table:style-name="ce1" table:formula="of:=PRODUCT([.B16:.C16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17:.C17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18:.C18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48" office:value-type="float" office:value="18432" calcext:value-type="float">
            <text:p>18432</text:p>
          </table:table-cell>
          <table:table-cell table:style-name="ce1" table:formula="of:=PRODUCT([.B19:.C1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20:.C20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21:.C21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64" office:value-type="float" office:value="24576" calcext:value-type="float">
            <text:p>24576</text:p>
          </table:table-cell>
          <table:table-cell table:style-name="ce1" table:formula="of:=PRODUCT([.B22:.C22])" office:value-type="float" office:value="19267584" calcext:value-type="float">
            <text:p>1926758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3:.C2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4:.C24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25:.C2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6:.C26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7:.C27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000" office:value-type="float" office:value="512000" calcext:value-type="float">
            <text:p>512000</text:p>
          </table:table-cell>
          <table:table-cell table:style-name="ce1" table:formula="of:=PRODUCT([.B28:.C28])" office:value-type="float" office:value="100352000" calcext:value-type="float">
            <text:p>100352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29])" office:value-type="float" office:value="1244448" calcext:value-type="float">
            <text:p>1244448</text:p>
          </table:table-cell>
          <table:table-cell table:style-name="ce1" table:formula="of:=SUM([.D3:.D29])" office:value-type="float" office:value="1003118592" calcext:value-type="float">
            <text:p>10031185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0]*2*2" office:value-type="float" office:value="4012474368" calcext:value-type="float">
            <text:p>4012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2]/1000000" office:value-type="float" office:value="4012.474368" calcext:value-type="float">
            <text:p>4012,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6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formula="of:=[.C30]/1000000" office:value-type="float" office:value="1.244448" calcext:value-type="float">
            <text:p>1,244448</text:p>
          </table:table-cell>
          <table:table-cell table:style-name="ce1" table:formula="of:=[.B33]" office:value-type="float" office:value="4012.474368" calcext:value-type="float">
            <text:p>4012,474368</text:p>
          </table:table-cell>
          <table:table-cell table:style-name="ce1" table:formula="of:=0.0330642214999983" office:value-type="float" office:value="0.0330642214999983" calcext:value-type="float">
            <text:p>0,0330642215</text:p>
          </table:table-cell>
          <table:table-cell table:style-name="ce2" table:formula="of:=0.757695063164071" office:value-type="float" office:value="0.757695063164071" calcext:value-type="float">
            <text:p>0,7576950632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96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51]*[.$D41]+[.$E41]/[.B51])*([.$H41])" office:value-type="float" office:value="105.449408789001" calcext:value-type="float">
            <text:p>105,449408789</text:p>
          </table:table-cell>
          <table:table-cell table:style-name="ce1" table:formula="of:=(2*[.C51]*[.$D41]+[.$E41]/[.C51])*([.$H41])" office:value-type="float" office:value="65.4213654504997" calcext:value-type="float">
            <text:p>65,4213654505</text:p>
          </table:table-cell>
          <table:table-cell table:style-name="ce1" table:formula="of:=(2*[.D51]*[.$D41]+[.$E41]/[.D51])*([.$H41])" office:value-type="float" office:value="57.7216448069991" calcext:value-type="float">
            <text:p>57,721644807</text:p>
          </table:table-cell>
          <table:table-cell table:style-name="ce1" table:formula="of:=(2*[.E51]*[.$D41]+[.$E41]/[.E51])*([.$H41])" office:value-type="float" office:value="58.1040048372485" calcext:value-type="float">
            <text:p>58,1040048372</text:p>
          </table:table-cell>
          <table:table-cell table:style-name="ce1" table:formula="of:=(2*[.F51]*[.$D41]+[.$E41]/[.F51])*([.$H41])" office:value-type="float" office:value="61.719197136998" calcext:value-type="float">
            <text:p>61,719197137</text:p>
          </table:table-cell>
          <table:table-cell table:style-name="ce1" table:formula="of:=(2*[.G51]*[.$D41]+[.$E41]/[.G51])*([.$H41])" office:value-type="float" office:value="66.9508055714976" calcext:value-type="float">
            <text:p>66,9508055715</text:p>
          </table:table-cell>
          <table:table-cell table:style-name="ce1" table:formula="of:=(2*[.H51]*[.$D41]+[.$E41]/[.H51])*([.$H41])" office:value-type="float" office:value="73.1060803687114" calcext:value-type="float">
            <text:p>73,1060803687</text:p>
          </table:table-cell>
          <table:table-cell table:style-name="ce1" table:formula="of:=(2*[.I51]*[.$D41]+[.$E41]/[.I51])*([.$H41])" office:value-type="float" office:value="79.8386466426217" calcext:value-type="float">
            <text:p>79,8386466426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51]*[.$D41]+[.$E41]/[.B51])*([.$H41])" office:value-type="float" office:value="101.217188437001" calcext:value-type="float">
            <text:p>101,217188437</text:p>
          </table:table-cell>
          <table:table-cell table:style-name="ce3" table:formula="of:=([.C51]*[.$D41]+[.$E41]/[.C51])*([.$H41])" office:value-type="float" office:value="56.9569247465001" calcext:value-type="float">
            <text:p>56,9569247465</text:p>
          </table:table-cell>
          <table:table-cell table:style-name="ce3" table:formula="of:=([.D51]*[.$D41]+[.$E41]/[.D51])*([.$H41])" office:value-type="float" office:value="45.0249837509997" calcext:value-type="float">
            <text:p>45,024983751</text:p>
          </table:table-cell>
          <table:table-cell table:style-name="ce3" table:formula="of:=([.E51]*[.$D41]+[.$E41]/[.E51])*([.$H41])" office:value-type="float" office:value="41.1751234292494" calcext:value-type="float">
            <text:p>41,1751234292</text:p>
          </table:table-cell>
          <table:table-cell table:style-name="ce3" table:formula="of:=([.F51]*[.$D41]+[.$E41]/[.F51])*([.$H41])" office:value-type="float" office:value="40.5580953769991" calcext:value-type="float">
            <text:p>40,558095377</text:p>
          </table:table-cell>
          <table:table-cell table:style-name="ce3" table:formula="of:=([.G51]*[.$D41]+[.$E41]/[.G51])*([.$H41])" office:value-type="float" office:value="41.5574834594989" calcext:value-type="float">
            <text:p>41,5574834595</text:p>
          </table:table-cell>
          <table:table-cell table:style-name="ce3" table:formula="of:=([.H51]*[.$D41]+[.$E41]/[.H51])*([.$H41])" office:value-type="float" office:value="43.4805379047129" calcext:value-type="float">
            <text:p>43,4805379047</text:p>
          </table:table-cell>
          <table:table-cell table:style-name="ce3" table:formula="of:=([.I51]*[.$D41]+[.$E41]/[.I51])*([.$H41])" office:value-type="float" office:value="45.9808838266234" calcext:value-type="float">
            <text:p>45,980883826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52:.B53])" office:value-type="float" office:value="103.333298613001" calcext:value-type="float">
            <text:p>103,333298613</text:p>
          </table:table-cell>
          <table:table-cell table:formula="of:=AVERAGE([.C52:.C53])" office:value-type="float" office:value="61.1891450984999" calcext:value-type="float">
            <text:p>61,1891450985</text:p>
          </table:table-cell>
          <table:table-cell table:formula="of:=AVERAGE([.D52:.D53])" office:value-type="float" office:value="51.3733142789994" calcext:value-type="float">
            <text:p>51,373314279</text:p>
          </table:table-cell>
          <table:table-cell table:formula="of:=AVERAGE([.E52:.E53])" office:value-type="float" office:value="49.639564133249" calcext:value-type="float">
            <text:p>49,6395641332</text:p>
          </table:table-cell>
          <table:table-cell table:formula="of:=AVERAGE([.F52:.F53])" office:value-type="float" office:value="51.1386462569986" calcext:value-type="float">
            <text:p>51,138646257</text:p>
          </table:table-cell>
          <table:table-cell table:formula="of:=AVERAGE([.G52:.G53])" office:value-type="float" office:value="54.2541445154983" calcext:value-type="float">
            <text:p>54,2541445155</text:p>
          </table:table-cell>
          <table:table-cell table:formula="of:=AVERAGE([.H52:.H53])" office:value-type="float" office:value="58.2933091367122" calcext:value-type="float">
            <text:p>58,2933091367</text:p>
          </table:table-cell>
          <table:table-cell table:formula="of:=AVERAGE([.I52:.I53])" office:value-type="float" office:value="62.9097652346225" calcext:value-type="float">
            <text:p>62,9097652346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3" calcext:value-type="float">
            <text:p>63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41]*([.B51]-1)/[.B51]+[.$E41]/[.B51])*([.$H41])" office:value-type="float" office:value="96.9849680850011" calcext:value-type="float">
            <text:p>96,984968085</text:p>
          </table:table-cell>
          <table:table-cell table:style-name="ce1" table:formula="of:=(2*[.$D41]*([.C51]-1)/[.C51]+[.$E41]/[.C51])*([.$H41])" office:value-type="float" office:value="52.7247043945003" calcext:value-type="float">
            <text:p>52,7247043945</text:p>
          </table:table-cell>
          <table:table-cell table:style-name="ce1" table:formula="of:=(2*[.$D41]*([.D51]-1)/[.D51]+[.$E41]/[.D51])*([.$H41])" office:value-type="float" office:value="37.9712831643334" calcext:value-type="float">
            <text:p>37,9712831643</text:p>
          </table:table-cell>
          <table:table-cell table:style-name="ce1" table:formula="of:=(2*[.$D41]*([.E51]-1)/[.E51]+[.$E41]/[.E51])*([.$H41])" office:value-type="float" office:value="30.5945725492499" calcext:value-type="float">
            <text:p>30,5945725492</text:p>
          </table:table-cell>
          <table:table-cell table:style-name="ce1" table:formula="of:=(2*[.$D41]*([.F51]-1)/[.F51]+[.$E41]/[.F51])*([.$H41])" office:value-type="float" office:value="26.1685461801999" calcext:value-type="float">
            <text:p>26,1685461802</text:p>
          </table:table-cell>
          <table:table-cell table:style-name="ce1" table:formula="of:=(2*[.$D41]*([.G51]-1)/[.G51]+[.$E41]/[.G51])*([.$H41])" office:value-type="float" office:value="23.2178619341665" calcext:value-type="float">
            <text:p>23,2178619342</text:p>
          </table:table-cell>
          <table:table-cell table:style-name="ce1" table:formula="of:=(2*[.$D41]*([.H51]-1)/[.H51]+[.$E41]/[.H51])*([.$H41])" office:value-type="float" office:value="21.1102303298569" calcext:value-type="float">
            <text:p>21,1102303299</text:p>
          </table:table-cell>
          <table:table-cell table:style-name="ce1" table:formula="of:=(2*[.$D41]*([.I51]-1)/[.I51]+[.$E41]/[.I51])*([.$H41])" office:value-type="float" office:value="19.5295066266248" calcext:value-type="float">
            <text:p>19,5295066266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" calcext:value-type="float">
            <text:p>26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41]*[.$E$41]/[.B52]" office:value-type="float" office:value="0.919729842004743" calcext:value-type="float">
            <text:p>0,919729842</text:p>
          </table:table-cell>
          <table:table-cell table:style-name="ce1" table:formula="of:=[.$H$41]*[.$E$41]/[.C52]" office:value-type="float" office:value="1.4824662771428" calcext:value-type="float">
            <text:p>1,4824662771</text:p>
          </table:table-cell>
          <table:table-cell table:style-name="ce1" table:formula="of:=[.$H$41]*[.$E$41]/[.D52]" office:value-type="float" office:value="1.6802183723157" calcext:value-type="float">
            <text:p>1,6802183723</text:p>
          </table:table-cell>
          <table:table-cell table:style-name="ce1" table:formula="of:=[.$H$41]*[.$E$41]/[.E52]" office:value-type="float" office:value="1.66916150369772" calcext:value-type="float">
            <text:p>1,6691615037</text:p>
          </table:table-cell>
          <table:table-cell table:style-name="ce1" table:formula="of:=[.$H$41]*[.$E$41]/[.F52]" office:value-type="float" office:value="1.57139063020738" calcext:value-type="float">
            <text:p>1,5713906302</text:p>
          </table:table-cell>
          <table:table-cell table:style-name="ce1" table:formula="of:=[.$H$41]*[.$E$41]/[.G52]" office:value-type="float" office:value="1.44860046502995" calcext:value-type="float">
            <text:p>1,448600465</text:p>
          </table:table-cell>
          <table:table-cell table:style-name="ce1" table:formula="of:=[.$H$41]*[.$E$41]/[.H52]" office:value-type="float" office:value="1.32663340170689" calcext:value-type="float">
            <text:p>1,3266334017</text:p>
          </table:table-cell>
          <table:table-cell table:style-name="ce1" table:formula="of:=[.$H$41]*[.$E$41]/[.I52]" office:value-type="float" office:value="1.21476217550544" calcext:value-type="float">
            <text:p>1,214762175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41]*[.$E$41]/[.B53]" office:value-type="float" office:value="0.958186742614037" calcext:value-type="float">
            <text:p>0,9581867426</text:p>
          </table:table-cell>
          <table:table-cell table:style-name="ce1" table:formula="of:=[.$H$41]*[.$E$41]/[.C53]" office:value-type="float" office:value="1.70277746765042" calcext:value-type="float">
            <text:p>1,7027774677</text:p>
          </table:table-cell>
          <table:table-cell table:style-name="ce1" table:formula="of:=[.$H$41]*[.$E$41]/[.D53]" office:value-type="float" office:value="2.15402560990036" calcext:value-type="float">
            <text:p>2,1540256099</text:p>
          </table:table-cell>
          <table:table-cell table:style-name="ce1" table:formula="of:=[.$H$41]*[.$E$41]/[.E53]" office:value-type="float" office:value="2.35542628673959" calcext:value-type="float">
            <text:p>2,3554262867</text:p>
          </table:table-cell>
          <table:table-cell table:style-name="ce1" table:formula="of:=[.$H$41]*[.$E$41]/[.F53]" office:value-type="float" office:value="2.39126041751956" calcext:value-type="float">
            <text:p>2,3912604175</text:p>
          </table:table-cell>
          <table:table-cell table:style-name="ce1" table:formula="of:=[.$H$41]*[.$E$41]/[.G53]" office:value-type="float" office:value="2.33375459752082" calcext:value-type="float">
            <text:p>2,3337545975</text:p>
          </table:table-cell>
          <table:table-cell table:style-name="ce1" table:formula="of:=[.$H$41]*[.$E$41]/[.H53]" office:value-type="float" office:value="2.23053744867514" calcext:value-type="float">
            <text:p>2,2305374487</text:p>
          </table:table-cell>
          <table:table-cell table:style-name="ce1" table:formula="of:=[.$H$41]*[.$E$41]/[.I53]" office:value-type="float" office:value="2.1092454083896" calcext:value-type="float">
            <text:p>2,109245408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41]*[.$E$41]/[.B54]" office:value-type="float" office:value="0.938564522634904" calcext:value-type="float">
            <text:p>0,9385645226</text:p>
          </table:table-cell>
          <table:table-cell table:style-name="ce1" table:formula="of:=[.$H$41]*[.$E$41]/[.C54]" office:value-type="float" office:value="1.58500282899652" calcext:value-type="float">
            <text:p>1,585002829</text:p>
          </table:table-cell>
          <table:table-cell table:style-name="ce1" table:formula="of:=[.$H$41]*[.$E$41]/[.D54]" office:value-type="float" office:value="1.88784721106941" calcext:value-type="float">
            <text:p>1,8878472111</text:p>
          </table:table-cell>
          <table:table-cell table:style-name="ce1" table:formula="of:=[.$H$41]*[.$E$41]/[.E54]" office:value-type="float" office:value="1.95378363566331" calcext:value-type="float">
            <text:p>1,9537836357</text:p>
          </table:table-cell>
          <table:table-cell table:style-name="ce1" table:formula="of:=[.$H$41]*[.$E$41]/[.F54]" office:value-type="float" office:value="1.89651027517625" calcext:value-type="float">
            <text:p>1,8965102752</text:p>
          </table:table-cell>
          <table:table-cell table:style-name="ce1" table:formula="of:=[.$H$41]*[.$E$41]/[.G54]" office:value-type="float" office:value="1.78760478026331" calcext:value-type="float">
            <text:p>1,7876047803</text:p>
          </table:table-cell>
          <table:table-cell table:style-name="ce1" table:formula="of:=[.$H$41]*[.$E$41]/[.H54]" office:value-type="float" office:value="1.66374099397149" calcext:value-type="float">
            <text:p>1,663740994</text:p>
          </table:table-cell>
          <table:table-cell table:style-name="ce1" table:formula="of:=[.$H$41]*[.$E$41]/[.I54]" office:value-type="float" office:value="1.54165204278374" calcext:value-type="float">
            <text:p>1,541652042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41]*[.$E$41]/[.B55]" office:value-type="float" office:value="0.999845031804135" calcext:value-type="float">
            <text:p>0,9998450318</text:p>
          </table:table-cell>
          <table:table-cell table:style-name="ce1" table:formula="of:=[.$H$41]*[.$E$41]/[.C55]" office:value-type="float" office:value="1.86509554009618" calcext:value-type="float">
            <text:p>1,8650955401</text:p>
          </table:table-cell>
          <table:table-cell table:style-name="ce1" table:formula="of:=[.$H$41]*[.$E$41]/[.D55]" office:value-type="float" office:value="2.48679405346157" calcext:value-type="float">
            <text:p>2,4867940535</text:p>
          </table:table-cell>
          <table:table-cell table:style-name="ce1" table:formula="of:=[.$H$41]*[.$E$41]/[.E55]" office:value-type="float" office:value="2.55223600223687" calcext:value-type="float">
            <text:p>2,5522360022</text:p>
          </table:table-cell>
          <table:table-cell table:style-name="ce1" table:formula="of:=[.$H$41]*[.$E$41]/[.F55]" office:value-type="float" office:value="2.36548702646344" calcext:value-type="float">
            <text:p>2,3654870265</text:p>
          </table:table-cell>
          <table:table-cell table:style-name="ce1" table:formula="of:=[.$H$41]*[.$E$41]/[.G55]" office:value-type="float" office:value="2.02052016843752" calcext:value-type="float">
            <text:p>2,0205201684</text:p>
          </table:table-cell>
          <table:table-cell table:style-name="ce1" table:formula="of:=[.$H$41]*[.$E$41]/[.H55]" office:value-type="float" office:value="1.76336305609093" calcext:value-type="float">
            <text:p>1,7633630561</text:p>
          </table:table-cell>
          <table:table-cell table:style-name="ce1" table:formula="of:=[.$H$41]*[.$E$41]/[.I55]" office:value-type="float" office:value="1.53944393785716" calcext:value-type="float">
            <text:p>1,539443937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41]*[.$E$41]/[.B56]" office:value-type="float" office:value="1" calcext:value-type="float">
            <text:p>1</text:p>
          </table:table-cell>
          <table:table-cell table:style-name="ce1" table:formula="of:=[.$H$41]*[.$E$41]/[.C56]" office:value-type="float" office:value="1.83945968400949" calcext:value-type="float">
            <text:p>1,839459684</text:p>
          </table:table-cell>
          <table:table-cell table:style-name="ce1" table:formula="of:=[.$H$41]*[.$E$41]/[.D56]" office:value-type="float" office:value="2.55416620147563" calcext:value-type="float">
            <text:p>2,5541662015</text:p>
          </table:table-cell>
          <table:table-cell table:style-name="ce1" table:formula="of:=[.$H$41]*[.$E$41]/[.E56]" office:value-type="float" office:value="3.17000565799305" calcext:value-type="float">
            <text:p>3,170005658</text:p>
          </table:table-cell>
          <table:table-cell table:style-name="ce1" table:formula="of:=[.$H$41]*[.$E$41]/[.F56]" office:value-type="float" office:value="3.70616569285701" calcext:value-type="float">
            <text:p>3,7061656929</text:p>
          </table:table-cell>
          <table:table-cell table:style-name="ce1" table:formula="of:=[.$H$41]*[.$E$41]/[.G56]" office:value-type="float" office:value="4.17717050605258" calcext:value-type="float">
            <text:p>4,1771705061</text:p>
          </table:table-cell>
          <table:table-cell table:style-name="ce1" table:formula="of:=[.$H$41]*[.$E$41]/[.H56]" office:value-type="float" office:value="4.59421648033048" calcext:value-type="float">
            <text:p>4,5942164803</text:p>
          </table:table-cell>
          <table:table-cell table:style-name="ce1" table:formula="of:=[.$H$41]*[.$E$41]/[.I56]" office:value-type="float" office:value="4.96607364124502" calcext:value-type="float">
            <text:p>4,966073641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41]*[.$E$41]/[.B57]" office:value-type="float" office:value="1.03175497962767" calcext:value-type="float">
            <text:p>1,0317549796</text:p>
          </table:table-cell>
          <table:table-cell table:style-name="ce1" table:formula="of:=[.$H$41]*[.$E$41]/[.C57]" office:value-type="float" office:value="1.90166604088237" calcext:value-type="float">
            <text:p>1,9016660409</text:p>
          </table:table-cell>
          <table:table-cell table:style-name="ce1" table:formula="of:=[.$H$41]*[.$E$41]/[.D57]" office:value-type="float" office:value="2.69402689125003" calcext:value-type="float">
            <text:p>2,6940268913</text:p>
          </table:table-cell>
          <table:table-cell table:style-name="ce1" table:formula="of:=[.$H$41]*[.$E$41]/[.E57]" office:value-type="float" office:value="3.03078025265628" calcext:value-type="float">
            <text:p>3,0307802527</text:p>
          </table:table-cell>
          <table:table-cell table:style-name="ce1" table:formula="of:=[.$H$41]*[.$E$41]/[.F57]" office:value-type="float" office:value="3.46374886017861" calcext:value-type="float">
            <text:p>3,4637488602</text:p>
          </table:table-cell>
          <table:table-cell table:style-name="ce1" table:formula="of:=[.$H$41]*[.$E$41]/[.G57]" office:value-type="float" office:value="3.73019108019235" calcext:value-type="float">
            <text:p>3,7301910802</text:p>
          </table:table-cell>
          <table:table-cell table:style-name="ce1" table:formula="of:=[.$H$41]*[.$E$41]/[.H57]" office:value-type="float" office:value="4.21673774282614" calcext:value-type="float">
            <text:p>4,2167377428</text:p>
          </table:table-cell>
          <table:table-cell table:style-name="ce1" table:formula="of:=[.$H$41]*[.$E$41]/[.I57]" office:value-type="float" office:value="4.21673774282614" calcext:value-type="float">
            <text:p>4,2167377428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net34 bsize" table:style-name="ta1">
        <office:forms form:automatic-focus="false" form:apply-design-mode="false"/>
        <table:shapes>
          <draw:frame draw:z-index="0" draw:style-name="gr1" draw:text-style-name="P1" svg:width="231.78mm" svg:height="124.53mm" svg:x="-291.39mm" svg:y="267.63mm">
            <loext:p draw:notify-on-update-of-ranges="'resnet34 bsize'.B61:'resnet34 bsize'.I61 'resnet34 bsize'.A62:'resnet34 bsize'.A62 'resnet34 bsize'.B62:'resnet34 bsize'.I62 'resnet34 bsize'.A65:'resnet34 bsize'.A65 'resnet34 bsize'.B65:'resnet34 bsize'.I65 'resnet34 bsize'.A66:'resnet34 bsize'.A66 'resnet34 bsize'.B66:'resnet34 bsize'.I66 'resnet34 bsize'.A67:'resnet34 bsize'.A67 'resnet34 bsize'.B67:'resnet34 bsize'.I6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2.28mm" svg:height="89.8mm" svg:x="0mm" svg:y="339.95mm">
            <loext:p draw:notify-on-update-of-ranges="'resnet34 bsize'.B61:'resnet34 bsize'.I61 'resnet34 bsize'.A62:'resnet34 bsize'.A62 'resnet34 bsize'.B62:'resnet34 bsize'.I62 'resnet34 bsize'.A63:'resnet34 bsize'.A63 'resnet34 bsize'.B63:'resnet34 bsize'.I63 'resnet34 bsize'.A64:'resnet34 bsize'.A64 'resnet34 bsize'.B64:'resnet34 bsize'.I64 'resnet34 bsize'.A65:'resnet34 bsize'.A65 'resnet34 bsize'.B65:'resnet34 bsize'.I65 'resnet34 bsize'.A66:'resnet34 bsize'.A66 'resnet34 bsize'.B66:'resnet34 bsize'.I66 'resnet34 bsize'.A67:'resnet34 bsize'.A67 'resnet34 bsize'.B67:'resnet34 bsize'.I67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9.99mm" svg:height="89.99mm" svg:x="165.48mm" svg:y="339.06mm">
            <loext:p draw:notify-on-update-of-ranges="'resnet34 bsize'.B69:'resnet34 bsize'.I69 'resnet34 bsize'.A70:'resnet34 bsize'.A70 'resnet34 bsize'.B70:'resnet34 bsize'.I70 'resnet34 bsize'.A71:'resnet34 bsize'.A71 'resnet34 bsize'.B71:'resnet34 bsize'.I71 'resnet34 bsize'.A72:'resnet34 bsize'.A72 'resnet34 bsize'.B72:'resnet34 bsize'.I72 'resnet34 bsize'.A73:'resnet34 bsize'.A73 'resnet34 bsize'.B73:'resnet34 bsize'.I73 'resnet34 bsize'.A74:'resnet34 bsize'.A74 'resnet34 bsize'.B74:'resnet34 bsize'.I74 'resnet34 bsize'.A75:'resnet34 bsize'.A75 'resnet34 bsize'.B75:'resnet34 bsize'.I75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4:.C4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5:.C5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6:.C6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28" office:value-type="float" office:value="73728" calcext:value-type="float">
            <text:p>73728</text:p>
          </table:table-cell>
          <table:table-cell table:style-name="ce1" table:formula="of:=PRODUCT([.B9:.C9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0:.C1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128" office:value-type="float" office:value="8192" calcext:value-type="float">
            <text:p>8192</text:p>
          </table:table-cell>
          <table:table-cell table:style-name="ce1" table:formula="of:=PRODUCT([.B11:.C11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3:.C13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128" office:value-type="float" office:value="16384" calcext:value-type="float">
            <text:p>16384</text:p>
          </table:table-cell>
          <table:table-cell table:style-name="ce1" table:formula="of:=PRODUCT([.B14:.C14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17:.C17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18:.C18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256" office:value-type="float" office:value="32768" calcext:value-type="float">
            <text:p>32768</text:p>
          </table:table-cell>
          <table:table-cell table:style-name="ce1" table:formula="of:=PRODUCT([.B19:.C19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0:.C2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1:.C21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256" office:value-type="float" office:value="65536" calcext:value-type="float">
            <text:p>65536</text:p>
          </table:table-cell>
          <table:table-cell table:style-name="ce1" table:formula="of:=PRODUCT([.B22:.C2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3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4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512" office:value-type="float" office:value="1179648" calcext:value-type="float">
            <text:p>1179648</text:p>
          </table:table-cell>
          <table:table-cell table:style-name="ce1" table:formula="of:=PRODUCT([.B27:.C27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28:.C28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512" office:value-type="float" office:value="131072" calcext:value-type="float">
            <text:p>131072</text:p>
          </table:table-cell>
          <table:table-cell table:style-name="ce1" table:formula="of:=PRODUCT([.B29:.C29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0:.C3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1:.C31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sc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512*512" office:value-type="float" office:value="262144" calcext:value-type="float">
            <text:p>262144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7=layer16</text:p>
          </table:table-cell>
          <table:table-cell table:style-name="ce1"/>
          <table:table-cell table:style-name="ce1" table:formula="of:=SUM([.C30:.C32])" office:value-type="float" office:value="4980736" calcext:value-type="float">
            <text:p>4980736</text:p>
          </table:table-cell>
          <table:table-cell table:style-name="ce1" table:formula="of:=SUM([.D30:.D3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8 fc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512*256" office:value-type="float" office:value="131072" calcext:value-type="float">
            <text:p>131072</text:p>
          </table:table-cell>
          <table:table-cell table:style-name="ce1" table:formula="of:=PRODUCT([.B34:.C34])" office:value-type="float" office:value="67108864" calcext:value-type="float">
            <text:p>671088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34])" office:value-type="float" office:value="22312128" calcext:value-type="float">
            <text:p>22312128</text:p>
          </table:table-cell>
          <table:table-cell table:style-name="ce1" table:formula="of:=SUM([.D3:.D34])" office:value-type="float" office:value="3897344000" calcext:value-type="float">
            <text:p>3897344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6]*2*2" office:value-type="float" office:value="15589376000" calcext:value-type="float">
            <text:p>15589376000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8]/1000000" office:value-type="float" office:value="15589.376" calcext:value-type="float">
            <text:p>15589,37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10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formula="of:=[.C36]/1000000" office:value-type="float" office:value="22.312128" calcext:value-type="float">
            <text:p>22,312128</text:p>
          </table:table-cell>
          <table:table-cell table:style-name="ce1" table:formula="of:=[.B39]" office:value-type="float" office:value="15589.376" calcext:value-type="float">
            <text:p>15589,376</text:p>
          </table:table-cell>
          <table:table-cell table:style-name="ce1" table:formula="of:=0.811119201914039" office:value-type="float" office:value="0.811119201914039" calcext:value-type="float">
            <text:p>0,8111192019</text:p>
          </table:table-cell>
          <table:table-cell table:style-name="ce2" office:value-type="float" office:value="0.820731817406312" calcext:value-type="float">
            <text:p>0,820731817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64" office:value-type="float" office:value="64" calcext:value-type="float">
            <text:p>64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3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61]*[.$D51]+[.$E51]/[.B61])*([.$H51])" office:value-type="float" office:value="312.700188318002" calcext:value-type="float">
            <text:p>312,700188318</text:p>
          </table:table-cell>
          <table:table-cell table:style-name="ce1" table:formula="of:=(2*[.C61]*[.$D51]+[.$E51]/[.C61])*([.$H51])" office:value-type="float" office:value="467.819867693992" calcext:value-type="float">
            <text:p>467,819867694</text:p>
          </table:table-cell>
          <table:table-cell table:style-name="ce1" table:formula="of:=(2*[.D61]*[.$D51]+[.$E51]/[.D61])*([.$H51])" office:value-type="float" office:value="657.957437945985" calcext:value-type="float">
            <text:p>657,957437946</text:p>
          </table:table-cell>
          <table:table-cell table:style-name="ce1" table:formula="of:=(2*[.E61]*[.$D51]+[.$E51]/[.E61])*([.$H51])" office:value-type="float" office:value="856.849480916978" calcext:value-type="float">
            <text:p>856,849480917</text:p>
          </table:table-cell>
          <table:table-cell table:style-name="ce1" table:formula="of:=(2*[.F61]*[.$D51]+[.$E51]/[.F61])*([.$H51])" office:value-type="float" office:value="1059.24331297557" calcext:value-type="float">
            <text:p>1059,2433129756</text:p>
          </table:table-cell>
          <table:table-cell table:style-name="ce1" table:formula="of:=(2*[.G61]*[.$D51]+[.$E51]/[.G61])*([.$H51])" office:value-type="float" office:value="1263.38803957797" calcext:value-type="float">
            <text:p>1263,388039578</text:p>
          </table:table-cell>
          <table:table-cell table:style-name="ce1" table:formula="of:=(2*[.H61]*[.$D51]+[.$E51]/[.H61])*([.$H51])" office:value-type="float" office:value="1468.53327734825" calcext:value-type="float">
            <text:p>1468,5332773483</text:p>
          </table:table-cell>
          <table:table-cell table:style-name="ce1" table:formula="of:=(2*[.I61]*[.$D51]+[.$E51]/[.I61])*([.$H51])" office:value-type="float" office:value="1674.30383459845" calcext:value-type="float">
            <text:p>1674,303834598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61]*[.$D51]+[.$E51]/[.B61])*([.$H51])" office:value-type="float" office:value="208.876930473005" calcext:value-type="float">
            <text:p>208,876930473</text:p>
          </table:table-cell>
          <table:table-cell table:style-name="ce3" table:formula="of:=([.C61]*[.$D51]+[.$E51]/[.C61])*([.$H51])" office:value-type="float" office:value="260.173352003998" calcext:value-type="float">
            <text:p>260,173352004</text:p>
          </table:table-cell>
          <table:table-cell table:style-name="ce3" table:formula="of:=([.D61]*[.$D51]+[.$E51]/[.D61])*([.$H51])" office:value-type="float" office:value="346.487664410994" calcext:value-type="float">
            <text:p>346,487664411</text:p>
          </table:table-cell>
          <table:table-cell table:style-name="ce3" table:formula="of:=([.E61]*[.$D51]+[.$E51]/[.E61])*([.$H51])" office:value-type="float" office:value="441.55644953699" calcext:value-type="float">
            <text:p>441,556449537</text:p>
          </table:table-cell>
          <table:table-cell table:style-name="ce3" table:formula="of:=([.F61]*[.$D51]+[.$E51]/[.F61])*([.$H51])" office:value-type="float" office:value="540.127023750587" calcext:value-type="float">
            <text:p>540,1270237506</text:p>
          </table:table-cell>
          <table:table-cell table:style-name="ce3" table:formula="of:=([.G61]*[.$D51]+[.$E51]/[.G61])*([.$H51])" office:value-type="float" office:value="640.448492507983" calcext:value-type="float">
            <text:p>640,448492508</text:p>
          </table:table-cell>
          <table:table-cell table:style-name="ce3" table:formula="of:=([.H61]*[.$D51]+[.$E51]/[.H61])*([.$H51])" office:value-type="float" office:value="741.770472433266" calcext:value-type="float">
            <text:p>741,7704724333</text:p>
          </table:table-cell>
          <table:table-cell table:style-name="ce3" table:formula="of:=([.I61]*[.$D51]+[.$E51]/[.I61])*([.$H51])" office:value-type="float" office:value="843.717771838477" calcext:value-type="float">
            <text:p>843,717771838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62:.B63])" office:value-type="float" office:value="260.788559395503" calcext:value-type="float">
            <text:p>260,7885593955</text:p>
          </table:table-cell>
          <table:table-cell table:formula="of:=AVERAGE([.C62:.C63])" office:value-type="float" office:value="363.996609848995" calcext:value-type="float">
            <text:p>363,996609849</text:p>
          </table:table-cell>
          <table:table-cell table:formula="of:=AVERAGE([.D62:.D63])" office:value-type="float" office:value="502.22255117849" calcext:value-type="float">
            <text:p>502,2225511785</text:p>
          </table:table-cell>
          <table:table-cell table:formula="of:=AVERAGE([.E62:.E63])" office:value-type="float" office:value="649.202965226984" calcext:value-type="float">
            <text:p>649,202965227</text:p>
          </table:table-cell>
          <table:table-cell table:formula="of:=AVERAGE([.F62:.F63])" office:value-type="float" office:value="799.685168363078" calcext:value-type="float">
            <text:p>799,6851683631</text:p>
          </table:table-cell>
          <table:table-cell table:formula="of:=AVERAGE([.G62:.G63])" office:value-type="float" office:value="951.918266042977" calcext:value-type="float">
            <text:p>951,918266043</text:p>
          </table:table-cell>
          <table:table-cell table:formula="of:=AVERAGE([.H62:.H63])" office:value-type="float" office:value="1105.15187489076" calcext:value-type="float">
            <text:p>1105,1518748908</text:p>
          </table:table-cell>
          <table:table-cell table:formula="of:=AVERAGE([.I62:.I63])" office:value-type="float" office:value="1259.01080321846" calcext:value-type="float">
            <text:p>1259,010803218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950" calcext:value-type="float">
            <text:p>950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331" calcext:value-type="float">
            <text:p>1331</text:p>
          </table:table-cell>
          <table:table-cell table:style-name="ce4" office:value-type="float" office:value="1522" calcext:value-type="float">
            <text:p>152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51]*([.B61]-1)/[.B61]+[.$E51]/[.B61])*([.$H51])" office:value-type="float" office:value="105.053672628008" calcext:value-type="float">
            <text:p>105,053672628</text:p>
          </table:table-cell>
          <table:table-cell table:style-name="ce1" table:formula="of:=(2*[.$D51]*([.C61]-1)/[.C61]+[.$E51]/[.C61])*([.$H51])" office:value-type="float" office:value="156.350094159001" calcext:value-type="float">
            <text:p>156,350094159</text:p>
          </table:table-cell>
          <table:table-cell table:style-name="ce1" table:formula="of:=(2*[.$D51]*([.D61]-1)/[.D61]+[.$E51]/[.D61])*([.$H51])" office:value-type="float" office:value="173.448901335999" calcext:value-type="float">
            <text:p>173,448901336</text:p>
          </table:table-cell>
          <table:table-cell table:style-name="ce1" table:formula="of:=(2*[.$D51]*([.E61]-1)/[.E61]+[.$E51]/[.E61])*([.$H51])" office:value-type="float" office:value="181.998304924498" calcext:value-type="float">
            <text:p>181,9983049245</text:p>
          </table:table-cell>
          <table:table-cell table:style-name="ce1" table:formula="of:=(2*[.$D51]*([.F61]-1)/[.F61]+[.$E51]/[.F61])*([.$H51])" office:value-type="float" office:value="187.127947077597" calcext:value-type="float">
            <text:p>187,1279470776</text:p>
          </table:table-cell>
          <table:table-cell table:style-name="ce1" table:formula="of:=(2*[.$D51]*([.G61]-1)/[.G61]+[.$E51]/[.G61])*([.$H51])" office:value-type="float" office:value="190.547708512996" calcext:value-type="float">
            <text:p>190,547708513</text:p>
          </table:table-cell>
          <table:table-cell table:style-name="ce1" table:formula="of:=(2*[.$D51]*([.H61]-1)/[.H61]+[.$E51]/[.H61])*([.$H51])" office:value-type="float" office:value="192.990395252567" calcext:value-type="float">
            <text:p>192,9903952526</text:p>
          </table:table-cell>
          <table:table-cell table:style-name="ce1" table:formula="of:=(2*[.$D51]*([.I61]-1)/[.I61]+[.$E51]/[.I61])*([.$H51])" office:value-type="float" office:value="194.822410307246" calcext:value-type="float">
            <text:p>194,822410307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6" calcext:value-type="float">
            <text:p>286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51]*[.$E$51]/[.B62]" office:value-type="float" office:value="0.335956537772127" calcext:value-type="float">
            <text:p>0,3359565378</text:p>
          </table:table-cell>
          <table:table-cell table:style-name="ce1" table:formula="of:=[.$H$51]*[.$E$51]/[.C62]" office:value-type="float" office:value="0.224560092212084" calcext:value-type="float">
            <text:p>0,2245600922</text:p>
          </table:table-cell>
          <table:table-cell table:style-name="ce1" table:formula="of:=[.$H$51]*[.$E$51]/[.D62]" office:value-type="float" office:value="0.159666365283391" calcext:value-type="float">
            <text:p>0,1596663653</text:p>
          </table:table-cell>
          <table:table-cell table:style-name="ce1" table:formula="of:=[.$H$51]*[.$E$51]/[.E62]" office:value-type="float" office:value="0.122604582213882" calcext:value-type="float">
            <text:p>0,1226045822</text:p>
          </table:table-cell>
          <table:table-cell table:style-name="ce1" table:formula="of:=[.$H$51]*[.$E$51]/[.F62]" office:value-type="float" office:value="0.0991780371337881" calcext:value-type="float">
            <text:p>0,0991780371</text:p>
          </table:table-cell>
          <table:table-cell table:style-name="ce1" table:formula="of:=[.$H$51]*[.$E$51]/[.G62]" office:value-type="float" office:value="0.0831523406404109" calcext:value-type="float">
            <text:p>0,0831523406</text:p>
          </table:table-cell>
          <table:table-cell table:style-name="ce1" table:formula="of:=[.$H$51]*[.$E$51]/[.H62]" office:value-type="float" office:value="0.0715364603910816" calcext:value-type="float">
            <text:p>0,0715364604</text:p>
          </table:table-cell>
          <table:table-cell table:style-name="ce1" table:formula="of:=[.$H$51]*[.$E$51]/[.I62]" office:value-type="float" office:value="0.0627446885428671" calcext:value-type="float">
            <text:p>0,062744688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51]*[.$E$51]/[.B63]" office:value-type="float" office:value="0.502945310380195" calcext:value-type="float">
            <text:p>0,5029453104</text:p>
          </table:table-cell>
          <table:table-cell table:style-name="ce1" table:formula="of:=[.$H$51]*[.$E$51]/[.C63]" office:value-type="float" office:value="0.403783369122267" calcext:value-type="float">
            <text:p>0,4037833691</text:p>
          </table:table-cell>
          <table:table-cell table:style-name="ce1" table:formula="of:=[.$H$51]*[.$E$51]/[.D63]" office:value-type="float" office:value="0.303195996332488" calcext:value-type="float">
            <text:p>0,3031959963</text:p>
          </table:table-cell>
          <table:table-cell table:style-name="ce1" table:formula="of:=[.$H$51]*[.$E$51]/[.E63]" office:value-type="float" office:value="0.237916743687394" calcext:value-type="float">
            <text:p>0,2379167437</text:p>
          </table:table-cell>
          <table:table-cell table:style-name="ce1" table:formula="of:=[.$H$51]*[.$E$51]/[.F63]" office:value-type="float" office:value="0.19449808657698" calcext:value-type="float">
            <text:p>0,1944980866</text:p>
          </table:table-cell>
          <table:table-cell table:style-name="ce1" table:formula="of:=[.$H$51]*[.$E$51]/[.G63]" office:value-type="float" office:value="0.164031415261233" calcext:value-type="float">
            <text:p>0,1640314153</text:p>
          </table:table-cell>
          <table:table-cell table:style-name="ce1" table:formula="of:=[.$H$51]*[.$E$51]/[.H63]" office:value-type="float" office:value="0.141625578979162" calcext:value-type="float">
            <text:p>0,141625579</text:p>
          </table:table-cell>
          <table:table-cell table:style-name="ce1" table:formula="of:=[.$H$51]*[.$E$51]/[.I63]" office:value-type="float" office:value="0.124512812381674" calcext:value-type="float">
            <text:p>0,124512812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51]*[.$E$51]/[.B64]" office:value-type="float" office:value="0.40283083303776" calcext:value-type="float">
            <text:p>0,402830833</text:p>
          </table:table-cell>
          <table:table-cell table:style-name="ce1" table:formula="of:=[.$H$51]*[.$E$51]/[.C64]" office:value-type="float" office:value="0.288611678750496" calcext:value-type="float">
            <text:p>0,2886116788</text:p>
          </table:table-cell>
          <table:table-cell table:style-name="ce1" table:formula="of:=[.$H$51]*[.$E$51]/[.D64]" office:value-type="float" office:value="0.209177529725606" calcext:value-type="float">
            <text:p>0,2091775297</text:p>
          </table:table-cell>
          <table:table-cell table:style-name="ce1" table:formula="of:=[.$H$51]*[.$E$51]/[.E64]" office:value-type="float" office:value="0.161819459021228" calcext:value-type="float">
            <text:p>0,161819459</text:p>
          </table:table-cell>
          <table:table-cell table:style-name="ce1" table:formula="of:=[.$H$51]*[.$E$51]/[.F64]" office:value-type="float" office:value="0.131368789598847" calcext:value-type="float">
            <text:p>0,1313687896</text:p>
          </table:table-cell>
          <table:table-cell table:style-name="ce1" table:formula="of:=[.$H$51]*[.$E$51]/[.G64]" office:value-type="float" office:value="0.110359971412992" calcext:value-type="float">
            <text:p>0,1103599714</text:p>
          </table:table-cell>
          <table:table-cell table:style-name="ce1" table:formula="of:=[.$H$51]*[.$E$51]/[.H64]" office:value-type="float" office:value="0.0950581318412843" calcext:value-type="float">
            <text:p>0,0950581318</text:p>
          </table:table-cell>
          <table:table-cell table:style-name="ce1" table:formula="of:=[.$H$51]*[.$E$51]/[.I64]" office:value-type="float" office:value="0.0834414385956456" calcext:value-type="float">
            <text:p>0,0834414386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51]*[.$E$51]/[.B65]" office:value-type="float" office:value="0.443264441468388" calcext:value-type="float">
            <text:p>0,4432644415</text:p>
          </table:table-cell>
          <table:table-cell table:style-name="ce1" table:formula="of:=[.$H$51]*[.$E$51]/[.C65]" office:value-type="float" office:value="0.278656956572965" calcext:value-type="float">
            <text:p>0,2786569566</text:p>
          </table:table-cell>
          <table:table-cell table:style-name="ce1" table:formula="of:=[.$H$51]*[.$E$51]/[.D65]" office:value-type="float" office:value="0.191703782167898" calcext:value-type="float">
            <text:p>0,1917037822</text:p>
          </table:table-cell>
          <table:table-cell table:style-name="ce1" table:formula="of:=[.$H$51]*[.$E$51]/[.E65]" office:value-type="float" office:value="0.139699032750011" calcext:value-type="float">
            <text:p>0,1396990328</text:p>
          </table:table-cell>
          <table:table-cell table:style-name="ce1" table:formula="of:=[.$H$51]*[.$E$51]/[.F65]" office:value-type="float" office:value="0.11058281329264" calcext:value-type="float">
            <text:p>0,1105828133</text:p>
          </table:table-cell>
          <table:table-cell table:style-name="ce1" table:formula="of:=[.$H$51]*[.$E$51]/[.G65]" office:value-type="float" office:value="0.0939657179141395" calcext:value-type="float">
            <text:p>0,0939657179</text:p>
          </table:table-cell>
          <table:table-cell table:style-name="ce1" table:formula="of:=[.$H$51]*[.$E$51]/[.H65]" office:value-type="float" office:value="0.0789283791344913" calcext:value-type="float">
            <text:p>0,0789283791</text:p>
          </table:table-cell>
          <table:table-cell table:style-name="ce1" table:formula="of:=[.$H$51]*[.$E$51]/[.I65]" office:value-type="float" office:value="0.069023437994749" calcext:value-type="float">
            <text:p>0,06902343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51]*[.$E$51]/[.B66]" office:value-type="float" office:value="1" calcext:value-type="float">
            <text:p>1</text:p>
          </table:table-cell>
          <table:table-cell table:style-name="ce1" table:formula="of:=[.$H$51]*[.$E$51]/[.C66]" office:value-type="float" office:value="0.671913075544253" calcext:value-type="float">
            <text:p>0,6719130755</text:p>
          </table:table-cell>
          <table:table-cell table:style-name="ce1" table:formula="of:=[.$H$51]*[.$E$51]/[.D66]" office:value-type="float" office:value="0.605675053683401" calcext:value-type="float">
            <text:p>0,6056750537</text:p>
          </table:table-cell>
          <table:table-cell table:style-name="ce1" table:formula="of:=[.$H$51]*[.$E$51]/[.E66]" office:value-type="float" office:value="0.577223357500993" calcext:value-type="float">
            <text:p>0,5772233575</text:p>
          </table:table-cell>
          <table:table-cell table:style-name="ce1" table:formula="of:=[.$H$51]*[.$E$51]/[.F66]" office:value-type="float" office:value="0.561400230530211" calcext:value-type="float">
            <text:p>0,5614002305</text:p>
          </table:table-cell>
          <table:table-cell table:style-name="ce1" table:formula="of:=[.$H$51]*[.$E$51]/[.G66]" office:value-type="float" office:value="0.551324775552694" calcext:value-type="float">
            <text:p>0,5513247756</text:p>
          </table:table-cell>
          <table:table-cell table:style-name="ce1" table:formula="of:=[.$H$51]*[.$E$51]/[.H66]" office:value-type="float" office:value="0.544346636994674" calcext:value-type="float">
            <text:p>0,544346637</text:p>
          </table:table-cell>
          <table:table-cell table:style-name="ce1" table:formula="of:=[.$H$51]*[.$E$51]/[.I66]" office:value-type="float" office:value="0.539227866354453" calcext:value-type="float">
            <text:p>0,539227866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51]*[.$E$51]/[.B67]" office:value-type="float" office:value="0.854094899414699" calcext:value-type="float">
            <text:p>0,8540948994</text:p>
          </table:table-cell>
          <table:table-cell table:style-name="ce1" table:formula="of:=[.$H$51]*[.$E$51]/[.C67]" office:value-type="float" office:value="0.583631514600044" calcext:value-type="float">
            <text:p>0,5836315146</text:p>
          </table:table-cell>
          <table:table-cell table:style-name="ce1" table:formula="of:=[.$H$51]*[.$E$51]/[.D67]" office:value-type="float" office:value="0.500255583942895" calcext:value-type="float">
            <text:p>0,5002555839</text:p>
          </table:table-cell>
          <table:table-cell table:style-name="ce1" table:formula="of:=[.$H$51]*[.$E$51]/[.E67]" office:value-type="float" office:value="0.415231907620585" calcext:value-type="float">
            <text:p>0,4152319076</text:p>
          </table:table-cell>
          <table:table-cell table:style-name="ce1" table:formula="of:=[.$H$51]*[.$E$51]/[.F67]" office:value-type="float" office:value="0.420214690512032" calcext:value-type="float">
            <text:p>0,4202146905</text:p>
          </table:table-cell>
          <table:table-cell table:style-name="ce1" table:formula="of:=[.$H$51]*[.$E$51]/[.G67]" office:value-type="float" office:value="0.389087676400029" calcext:value-type="float">
            <text:p>0,3890876764</text:p>
          </table:table-cell>
          <table:table-cell table:style-name="ce1" table:formula="of:=[.$H$51]*[.$E$51]/[.H67]" office:value-type="float" office:value="0.387651928516634" calcext:value-type="float">
            <text:p>0,3876519285</text:p>
          </table:table-cell>
          <table:table-cell table:style-name="ce1" table:formula="of:=[.$H$51]*[.$E$51]/[.I67]" office:value-type="float" office:value="0.367320533664363" calcext:value-type="float">
            <text:p>0,3673205337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gg16e async" table:style-name="ta1">
        <table:shapes>
          <draw:frame draw:z-index="0" draw:style-name="gr1" draw:text-style-name="P1" svg:width="159.99mm" svg:height="89.99mm" svg:x="1mm" svg:y="250.44mm">
            <loext:p draw:notify-on-update-of-ranges="'vgg16e async'.B41:'vgg16e async'.I41 'vgg16e async'.A42:'vgg16e async'.A42 'vgg16e async'.B42:'vgg16e async'.I42 'vgg16e async'.A43:'vgg16e async'.A43 'vgg16e async'.B43:'vgg16e async'.I43 'vgg16e async'.A44:'vgg16e async'.A44 'vgg16e async'.B44:'vgg16e async'.I44 'vgg16e async'.A45:'vgg16e async'.A45 'vgg16e async'.B45:'vgg16e async'.I45 'vgg16e async'.A46:'vgg16e async'.A46 'vgg16e async'.B46:'vgg16e async'.I46 'vgg16e async'.A47:'vgg16e async'.A47 'vgg16e async'.B47:'vgg16e async'.I4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61.94mm" svg:y="248.83mm">
            <loext:p draw:notify-on-update-of-ranges="'vgg16e async'.B49:'vgg16e async'.I49 'vgg16e async'.A50:'vgg16e async'.A50 'vgg16e async'.B50:'vgg16e async'.I50 'vgg16e async'.A51:'vgg16e async'.A51 'vgg16e async'.B51:'vgg16e async'.I51 'vgg16e async'.A52:'vgg16e async'.A52 'vgg16e async'.B52:'vgg16e async'.I52 'vgg16e async'.A53:'vgg16e async'.A53 'vgg16e async'.B53:'vgg16e async'.I53 'vgg16e async'.A54:'vgg16e async'.A54 'vgg16e async'.B54:'vgg16e async'.I54 'vgg16e async'.A55:'vgg16e async'.A55 'vgg16e async'.B55:'vgg16e async'.I55"/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office:value-type="string" calcext:value-type="string">
            <text:p>vgg16e</text:p>
          </table:table-cell>
          <table:table-cell table:number-columns-repeated="3"/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jméno operace\parametr operace</text:p>
          </table:table-cell>
          <table:table-cell office:value-type="string" calcext:value-type="string">
            <text:p>Velikost vstupu</text:p>
          </table:table-cell>
          <table:table-cell office:value-type="string" calcext:value-type="string">
            <text:p>Počet vah</text:p>
          </table:table-cell>
          <table:table-cell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1 convolution 1</text:p>
          </table:table-cell>
          <table:table-cell table:formula="of:=224*224" office:value-type="float" office:value="50176" calcext:value-type="float">
            <text:p>50176</text:p>
          </table:table-cell>
          <table:table-cell table:formula="of:=3*3*3*64" office:value-type="float" office:value="1728" calcext:value-type="float">
            <text:p>1728</text:p>
          </table:table-cell>
          <table:table-cell table:formula="of:=PRODUCT([.B3:.C3])" office:value-type="float" office:value="86704128" calcext:value-type="float">
            <text:p>867041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1 convolution 2</text:p>
          </table:table-cell>
          <table:table-cell table:formula="of:=[.B3]" office:value-type="float" office:value="50176" calcext:value-type="float">
            <text:p>50176</text:p>
          </table:table-cell>
          <table:table-cell table:formula="of:=3*3*64*64" office:value-type="float" office:value="36864" calcext:value-type="float">
            <text:p>36864</text:p>
          </table:table-cell>
          <table:table-cell table:formula="of:=PRODUCT([.B4:.C4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2 convolution 1</text:p>
          </table:table-cell>
          <table:table-cell table:formula="of:=[.B3]/4" office:value-type="float" office:value="12544" calcext:value-type="float">
            <text:p>12544</text:p>
          </table:table-cell>
          <table:table-cell table:formula="of:=3*3*64*128" office:value-type="float" office:value="73728" calcext:value-type="float">
            <text:p>73728</text:p>
          </table:table-cell>
          <table:table-cell table:formula="of:=PRODUCT([.B5:.C5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2 convolution 2</text:p>
          </table:table-cell>
          <table:table-cell table:formula="of:=[.B5]" office:value-type="float" office:value="12544" calcext:value-type="float">
            <text:p>12544</text:p>
          </table:table-cell>
          <table:table-cell table:formula="of:=3*3*128*128" office:value-type="float" office:value="147456" calcext:value-type="float">
            <text:p>147456</text:p>
          </table:table-cell>
          <table:table-cell table:formula="of:=PRODUCT([.B6:.C6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1</text:p>
          </table:table-cell>
          <table:table-cell table:formula="of:=[.B5]/4" office:value-type="float" office:value="3136" calcext:value-type="float">
            <text:p>3136</text:p>
          </table:table-cell>
          <table:table-cell table:formula="of:=3*3*128*256" office:value-type="float" office:value="294912" calcext:value-type="float">
            <text:p>294912</text:p>
          </table:table-cell>
          <table:table-cell table:formula="of:=PRODUCT([.B7:.C7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2</text:p>
          </table:table-cell>
          <table:table-cell table:formula="of:=[.B7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8:.C8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3</text:p>
          </table:table-cell>
          <table:table-cell table:formula="of:=[.B7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9:.C9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3 convolution 4</text:p>
          </table:table-cell>
          <table:table-cell table:formula="of:=[.B9]" office:value-type="float" office:value="3136" calcext:value-type="float">
            <text:p>3136</text:p>
          </table:table-cell>
          <table:table-cell table:formula="of:=3*3*256*256" office:value-type="float" office:value="589824" calcext:value-type="float">
            <text:p>589824</text:p>
          </table:table-cell>
          <table:table-cell table:formula="of:=PRODUCT([.B10:.C10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1</text:p>
          </table:table-cell>
          <table:table-cell table:formula="of:=[.B8]/4" office:value-type="float" office:value="784" calcext:value-type="float">
            <text:p>784</text:p>
          </table:table-cell>
          <table:table-cell table:formula="of:=3*3*256*512" office:value-type="float" office:value="1179648" calcext:value-type="float">
            <text:p>1179648</text:p>
          </table:table-cell>
          <table:table-cell table:formula="of:=PRODUCT([.B11:.C11])" office:value-type="float" office:value="924844032" calcext:value-type="float">
            <text:p>9248440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2</text:p>
          </table:table-cell>
          <table:table-cell table:formula="of:=[.B11]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2:.C12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3</text:p>
          </table:table-cell>
          <table:table-cell table:formula="of:=[.B10]/4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3:.C13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4 convolution 4</text:p>
          </table:table-cell>
          <table:table-cell table:formula="of:=[.B13]" office:value-type="float" office:value="784" calcext:value-type="float">
            <text:p>784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4:.C14])" office:value-type="float" office:value="1849688064" calcext:value-type="float">
            <text:p>1849688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1</text:p>
          </table:table-cell>
          <table:table-cell table:formula="of:=[.B12]/4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5:.C15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2</text:p>
          </table:table-cell>
          <table:table-cell table:formula="of:=[.B15]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6:.C16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3</text:p>
          </table:table-cell>
          <table:table-cell table:formula="of:=[.B14]/4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7:.C17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layer5 convolution 4</text:p>
          </table:table-cell>
          <table:table-cell table:formula="of:=[.B17]" office:value-type="float" office:value="196" calcext:value-type="float">
            <text:p>196</text:p>
          </table:table-cell>
          <table:table-cell table:formula="of:=3*3*512*512" office:value-type="float" office:value="2359296" calcext:value-type="float">
            <text:p>2359296</text:p>
          </table:table-cell>
          <table:table-cell table:formula="of:=PRODUCT([.B18:.C18])" office:value-type="float" office:value="462422016" calcext:value-type="float">
            <text:p>4624220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1</text:p>
          </table:table-cell>
          <table:table-cell table:formula="of:=512*[.B16]/4" office:value-type="float" office:value="25088" calcext:value-type="float">
            <text:p>25088</text:p>
          </table:table-cell>
          <table:table-cell table:formula="of:=[.B19]*4096" office:value-type="float" office:value="102760448" calcext:value-type="float">
            <text:p>102760448</text:p>
          </table:table-cell>
          <table:table-cell table:formula="of:=[.C19]" office:value-type="float" office:value="102760448" calcext:value-type="float">
            <text:p>102760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2</text:p>
          </table:table-cell>
          <table:table-cell office:value-type="float" office:value="4096" calcext:value-type="float">
            <text:p>4096</text:p>
          </table:table-cell>
          <table:table-cell table:formula="of:=[.B20]*4096" office:value-type="float" office:value="16777216" calcext:value-type="float">
            <text:p>16777216</text:p>
          </table:table-cell>
          <table:table-cell table:formula="of:=[.C20]" office:value-type="float" office:value="16777216" calcext:value-type="float">
            <text:p>167772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office:value-type="string" calcext:value-type="string">
            <text:p>Plně propojená 3</text:p>
          </table:table-cell>
          <table:table-cell office:value-type="float" office:value="4096" calcext:value-type="float">
            <text:p>4096</text:p>
          </table:table-cell>
          <table:table-cell table:formula="of:=[.B21]*1000" office:value-type="float" office:value="4096000" calcext:value-type="float">
            <text:p>4096000</text:p>
          </table:table-cell>
          <table:table-cell table:formula="of:=[.C21]" office:value-type="float" office:value="4096000" calcext:value-type="float">
            <text:p>4096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21])" office:value-type="float" office:value="143652544" calcext:value-type="float">
            <text:p>143652544</text:p>
          </table:table-cell>
          <table:table-cell table:style-name="ce1" table:formula="of:=SUM([.D3:.D21])" office:value-type="float" office:value="19632062464" calcext:value-type="float">
            <text:p>196320624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23]*2*2" office:value-type="float" office:value="78528249856" calcext:value-type="float">
            <text:p>7852824985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25]/1000000" office:value-type="float" office:value="78528.249856" calcext:value-type="float">
            <text:p>78528,24985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3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vgg16e</text:p>
          </table:table-cell>
          <table:table-cell table:style-name="ce1" table:formula="of:=[.C23]/1000000" office:value-type="float" office:value="143.652544" calcext:value-type="float">
            <text:p>143,652544</text:p>
          </table:table-cell>
          <table:table-cell table:style-name="ce1" table:formula="of:=[.B26]" office:value-type="float" office:value="78528.249856" calcext:value-type="float">
            <text:p>78528,249856</text:p>
          </table:table-cell>
          <table:table-cell table:style-name="ce1" table:formula="of:=5.15271653762493" office:value-type="float" office:value="5.15271653762493" calcext:value-type="float">
            <text:p>5,1527165376</text:p>
          </table:table-cell>
          <table:table-cell table:style-name="ce2" office:value-type="float" office:value="0.71948592856252" calcext:value-type="float">
            <text:p>0,7194859286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16" office:value-type="float" office:value="16" calcext:value-type="float">
            <text:p>1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vgg16e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41]*[.$D31]+[.$E31])*([.$H31]/[.B41])" office:value-type="float" office:value="1411.18963248798" calcext:value-type="float">
            <text:p>1411,189632488</text:p>
          </table:table-cell>
          <table:table-cell table:style-name="ce1" table:formula="of:=(2*[.C41]*[.$D31]+[.$E31])*([.$H31]/[.C41])" office:value-type="float" office:value="1365.14253305998" calcext:value-type="float">
            <text:p>1365,14253306</text:p>
          </table:table-cell>
          <table:table-cell table:style-name="ce1" table:formula="of:=(2*[.D41]*[.$D31]+[.$E31])*([.$H31]/[.D41])" office:value-type="float" office:value="1349.79349991732" calcext:value-type="float">
            <text:p>1349,7934999173</text:p>
          </table:table-cell>
          <table:table-cell table:style-name="ce1" table:formula="of:=(2*[.E41]*[.$D31]+[.$E31])*([.$H31]/[.E41])" office:value-type="float" office:value="1342.11898334598" calcext:value-type="float">
            <text:p>1342,118983346</text:p>
          </table:table-cell>
          <table:table-cell table:style-name="ce1" table:formula="of:=(2*[.F41]*[.$D31]+[.$E31])*([.$H31]/[.F41])" office:value-type="float" office:value="1337.51427340318" calcext:value-type="float">
            <text:p>1337,5142734032</text:p>
          </table:table-cell>
          <table:table-cell table:style-name="ce1" table:formula="of:=(2*[.G41]*[.$D31]+[.$E31])*([.$H31]/[.G41])" office:value-type="float" office:value="1334.44446677465" calcext:value-type="float">
            <text:p>1334,4444667747</text:p>
          </table:table-cell>
          <table:table-cell table:style-name="ce1" table:formula="of:=(2*[.H41]*[.$D31]+[.$E31])*([.$H31]/[.H41])" office:value-type="float" office:value="1332.25174775427" calcext:value-type="float">
            <text:p>1332,2517477543</text:p>
          </table:table-cell>
          <table:table-cell table:style-name="ce1" table:formula="of:=(2*[.I41]*[.$D31]+[.$E31])*([.$H31]/[.I41])" office:value-type="float" office:value="1330.60720848898" calcext:value-type="float">
            <text:p>1330,607208489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41]-1)*[.$D31]+(2*[.$D31]+[.$E31])*([.$H31]/[.B41])" office:value-type="float" office:value="1411.18963248798" calcext:value-type="float">
            <text:p>1411,189632488</text:p>
          </table:table-cell>
          <table:table-cell table:style-name="ce3" table:formula="of:=([.C41]-1)*[.$D31]+(2*[.$D31]+[.$E31])*([.$H31]/[.C41])" office:value-type="float" office:value="710.747532781617" calcext:value-type="float">
            <text:p>710,7475327816</text:p>
          </table:table-cell>
          <table:table-cell table:style-name="ce3" table:formula="of:=([.D41]-1)*[.$D31]+(2*[.$D31]+[.$E31])*([.$H31]/[.D41])" office:value-type="float" office:value="480.701977237911" calcext:value-type="float">
            <text:p>480,7019772379</text:p>
          </table:table-cell>
          <table:table-cell table:style-name="ce3" table:formula="of:=([.E41]-1)*[.$D31]+(2*[.$D31]+[.$E31])*([.$H31]/[.E41])" office:value-type="float" office:value="368.255557734871" calcext:value-type="float">
            <text:p>368,2555577349</text:p>
          </table:table-cell>
          <table:table-cell table:style-name="ce3" table:formula="of:=([.F41]-1)*[.$D31]+(2*[.$D31]+[.$E31])*([.$H31]/[.F41])" office:value-type="float" office:value="302.848792648097" calcext:value-type="float">
            <text:p>302,8487926481</text:p>
          </table:table-cell>
          <table:table-cell table:style-name="ce3" table:formula="of:=([.G41]-1)*[.$D31]+(2*[.$D31]+[.$E31])*([.$H31]/[.G41])" office:value-type="float" office:value="260.961854769455" calcext:value-type="float">
            <text:p>260,9618547695</text:p>
          </table:table-cell>
          <table:table-cell table:style-name="ce3" table:formula="of:=([.H41]-1)*[.$D31]+(2*[.$D31]+[.$E31])*([.$H31]/[.H41])" office:value-type="float" office:value="232.514818152605" calcext:value-type="float">
            <text:p>232,5148181526</text:p>
          </table:table-cell>
          <table:table-cell table:style-name="ce3" table:formula="of:=([.I41]-1)*[.$D31]+(2*[.$D31]+[.$E31])*([.$H31]/[.I41])" office:value-type="float" office:value="212.467719824373" calcext:value-type="float">
            <text:p>212,4677198244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42:.B43])" office:value-type="float" office:value="1411.18963248798" calcext:value-type="float">
            <text:p>1411,189632488</text:p>
          </table:table-cell>
          <table:table-cell table:formula="of:=AVERAGE([.C42:.C43])" office:value-type="float" office:value="1037.9450329208" calcext:value-type="float">
            <text:p>1037,9450329208</text:p>
          </table:table-cell>
          <table:table-cell table:formula="of:=AVERAGE([.D42:.D43])" office:value-type="float" office:value="915.247738577616" calcext:value-type="float">
            <text:p>915,2477385776</text:p>
          </table:table-cell>
          <table:table-cell table:formula="of:=AVERAGE([.E42:.E43])" office:value-type="float" office:value="855.187270540426" calcext:value-type="float">
            <text:p>855,1872705404</text:p>
          </table:table-cell>
          <table:table-cell table:formula="of:=AVERAGE([.F42:.F43])" office:value-type="float" office:value="820.181533025639" calcext:value-type="float">
            <text:p>820,1815330256</text:p>
          </table:table-cell>
          <table:table-cell table:formula="of:=AVERAGE([.G42:.G43])" office:value-type="float" office:value="797.703160772053" calcext:value-type="float">
            <text:p>797,7031607721</text:p>
          </table:table-cell>
          <table:table-cell table:formula="of:=AVERAGE([.H42:.H43])" office:value-type="float" office:value="782.383282953437" calcext:value-type="float">
            <text:p>782,3832829534</text:p>
          </table:table-cell>
          <table:table-cell table:formula="of:=AVERAGE([.I42:.I43])" office:value-type="float" office:value="771.537464156677" calcext:value-type="float">
            <text:p>771,5374641567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1317" calcext:value-type="float">
            <text:p>1317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923" calcext:value-type="float">
            <text:p>923</text:p>
          </table:table-cell>
          <table:table-cell table:style-name="ce4" office:value-type="float" office:value="883" calcext:value-type="float">
            <text:p>883</text:p>
          </table:table-cell>
          <table:table-cell table:style-name="ce4" office:value-type="float" office:value="852" calcext:value-type="float">
            <text:p>852</text:p>
          </table:table-cell>
          <table:table-cell table:style-name="ce4" table:number-columns-repeated="3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31]*([.B41]-1)/[.B41]+[.$E31])*ROUNDDOWN([.$H31]/[.B41]+1;0)" office:value-type="float" office:value="92.8136847845651" calcext:value-type="float">
            <text:p>92,8136847846</text:p>
          </table:table-cell>
          <table:table-cell table:style-name="ce1" table:formula="of:=(2*[.$D31]*([.C41]-1)/[.C41]+[.$E31])*ROUNDDOWN([.$H31]/[.C41];0)" office:value-type="float" office:value="375.820957835997" calcext:value-type="float">
            <text:p>375,820957836</text:p>
          </table:table-cell>
          <table:table-cell table:style-name="ce1" table:formula="of:=(2*[.$D31]*([.D41]-1)/[.D41]+[.$E31])*ROUNDDOWN([.$H31]/[.D41];0)" office:value-type="float" office:value="318.770535106622" calcext:value-type="float">
            <text:p>318,7705351066</text:p>
          </table:table-cell>
          <table:table-cell table:style-name="ce1" table:formula="of:=(2*[.$D31]*([.E41]-1)/[.E41]+[.$E31])*ROUNDDOWN([.$H31]/[.E41];0)" office:value-type="float" office:value="270.353943519997" calcext:value-type="float">
            <text:p>270,35394352</text:p>
          </table:table-cell>
          <table:table-cell table:style-name="ce1" table:formula="of:=(2*[.$D31]*([.F41]-1)/[.F41]+[.$E31])*ROUNDDOWN([.$H31]/[.F41];0)" office:value-type="float" office:value="224.09580971906" calcext:value-type="float">
            <text:p>224,0958097191</text:p>
          </table:table-cell>
          <table:table-cell table:style-name="ce1" table:formula="of:=(2*[.$D31]*([.G41]-1)/[.G41]+[.$E31])*ROUNDDOWN([.$H31]/[.G41];0)" office:value-type="float" office:value="195.454283316685" calcext:value-type="float">
            <text:p>195,4542833167</text:p>
          </table:table-cell>
          <table:table-cell table:style-name="ce1" table:formula="of:=(2*[.$D31]*([.H41]-1)/[.H41]+[.$E31])*ROUNDDOWN([.$H31]/[.H41];0)" office:value-type="float" office:value="171.94885701798" calcext:value-type="float">
            <text:p>171,948857018</text:p>
          </table:table-cell>
          <table:table-cell table:style-name="ce1" table:formula="of:=(2*[.$D31]*([.I41]-1)/[.I41]+[.$E31])*ROUNDDOWN([.$H31]/[.I41];0)" office:value-type="float" office:value="155.787837910498" calcext:value-type="float">
            <text:p>155,787837910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337" calcext:value-type="float">
            <text:p>337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9" calcext:value-type="float">
            <text:p>31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31]*[.$E$31]/[.B42]" office:value-type="float" office:value="0.0652599740926645" calcext:value-type="float">
            <text:p>0,0652599741</text:p>
          </table:table-cell>
          <table:table-cell table:style-name="ce1" table:formula="of:=[.$H$31]*[.$E$31]/[.C42]" office:value-type="float" office:value="0.0674612332600701" calcext:value-type="float">
            <text:p>0,0674612333</text:p>
          </table:table-cell>
          <table:table-cell table:style-name="ce1" table:formula="of:=[.$H$31]*[.$E$31]/[.D42]" office:value-type="float" office:value="0.0682283614950316" calcext:value-type="float">
            <text:p>0,0682283615</text:p>
          </table:table-cell>
          <table:table-cell table:style-name="ce1" table:formula="of:=[.$H$31]*[.$E$31]/[.E42]" office:value-type="float" office:value="0.0686185055116397" calcext:value-type="float">
            <text:p>0,0686185055</text:p>
          </table:table-cell>
          <table:table-cell table:style-name="ce1" table:formula="of:=[.$H$31]*[.$E$31]/[.F42]" office:value-type="float" office:value="0.0688547409828213" calcext:value-type="float">
            <text:p>0,068854741</text:p>
          </table:table-cell>
          <table:table-cell table:style-name="ce1" table:formula="of:=[.$H$31]*[.$E$31]/[.G42]" office:value-type="float" office:value="0.0690131370386616" calcext:value-type="float">
            <text:p>0,069013137</text:p>
          </table:table-cell>
          <table:table-cell table:style-name="ce1" table:formula="of:=[.$H$31]*[.$E$31]/[.H42]" office:value-type="float" office:value="0.0691267239928509" calcext:value-type="float">
            <text:p>0,069126724</text:p>
          </table:table-cell>
          <table:table-cell table:style-name="ce1" table:formula="of:=[.$H$31]*[.$E$31]/[.I42]" office:value-type="float" office:value="0.069212159883444" calcext:value-type="float">
            <text:p>0,069212159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31]*[.$E$31]/[.B43]" office:value-type="float" office:value="0.0652599740926645" calcext:value-type="float">
            <text:p>0,0652599741</text:p>
          </table:table-cell>
          <table:table-cell table:style-name="ce1" table:formula="of:=[.$H$31]*[.$E$31]/[.C43]" office:value-type="float" office:value="0.129573715853192" calcext:value-type="float">
            <text:p>0,1295737159</text:p>
          </table:table-cell>
          <table:table-cell table:style-name="ce1" table:formula="of:=[.$H$31]*[.$E$31]/[.D43]" office:value-type="float" office:value="0.191582733620467" calcext:value-type="float">
            <text:p>0,1915827336</text:p>
          </table:table-cell>
          <table:table-cell table:style-name="ce1" table:formula="of:=[.$H$31]*[.$E$31]/[.E43]" office:value-type="float" office:value="0.250082305403539" calcext:value-type="float">
            <text:p>0,2500823054</text:p>
          </table:table-cell>
          <table:table-cell table:style-name="ce1" table:formula="of:=[.$H$31]*[.$E$31]/[.F43]" office:value-type="float" office:value="0.30409300314766" calcext:value-type="float">
            <text:p>0,3040930031</text:p>
          </table:table-cell>
          <table:table-cell table:style-name="ce1" table:formula="of:=[.$H$31]*[.$E$31]/[.G43]" office:value-type="float" office:value="0.352902913482748" calcext:value-type="float">
            <text:p>0,3529029135</text:p>
          </table:table-cell>
          <table:table-cell table:style-name="ce1" table:formula="of:=[.$H$31]*[.$E$31]/[.H43]" office:value-type="float" office:value="0.396078837416543" calcext:value-type="float">
            <text:p>0,3960788374</text:p>
          </table:table-cell>
          <table:table-cell table:style-name="ce1" table:formula="of:=[.$H$31]*[.$E$31]/[.I43]" office:value-type="float" office:value="0.433450309214634" calcext:value-type="float">
            <text:p>0,433450309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31]*[.$E$31]/[.B44]" office:value-type="float" office:value="0.0652599740926645" calcext:value-type="float">
            <text:p>0,0652599741</text:p>
          </table:table-cell>
          <table:table-cell table:style-name="ce1" table:formula="of:=[.$H$31]*[.$E$31]/[.C44]" office:value-type="float" office:value="0.088727433471932" calcext:value-type="float">
            <text:p>0,0887274335</text:p>
          </table:table-cell>
          <table:table-cell table:style-name="ce1" table:formula="of:=[.$H$31]*[.$E$31]/[.D44]" office:value-type="float" office:value="0.100622153952684" calcext:value-type="float">
            <text:p>0,100622154</text:p>
          </table:table-cell>
          <table:table-cell table:style-name="ce1" table:formula="of:=[.$H$31]*[.$E$31]/[.E44]" office:value-type="float" office:value="0.107688926190172" calcext:value-type="float">
            <text:p>0,1076889262</text:p>
          </table:table-cell>
          <table:table-cell table:style-name="ce1" table:formula="of:=[.$H$31]*[.$E$31]/[.F44]" office:value-type="float" office:value="0.11228514072521" calcext:value-type="float">
            <text:p>0,1122851407</text:p>
          </table:table-cell>
          <table:table-cell table:style-name="ce1" table:formula="of:=[.$H$31]*[.$E$31]/[.G44]" office:value-type="float" office:value="0.115449208909828" calcext:value-type="float">
            <text:p>0,1154492089</text:p>
          </table:table-cell>
          <table:table-cell table:style-name="ce1" table:formula="of:=[.$H$31]*[.$E$31]/[.H44]" office:value-type="float" office:value="0.117709824407743" calcext:value-type="float">
            <text:p>0,1177098244</text:p>
          </table:table-cell>
          <table:table-cell table:style-name="ce1" table:formula="of:=[.$H$31]*[.$E$31]/[.I44]" office:value-type="float" office:value="0.119364519721237" calcext:value-type="float">
            <text:p>0,1193645197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31]*[.$E$31]/[.B45]" office:value-type="float" office:value="0.069927258053153" calcext:value-type="float">
            <text:p>0,0699272581</text:p>
          </table:table-cell>
          <table:table-cell table:style-name="ce1" table:formula="of:=[.$H$31]*[.$E$31]/[.C45]" office:value-type="float" office:value="0.0877087608152405" calcext:value-type="float">
            <text:p>0,0877087608</text:p>
          </table:table-cell>
          <table:table-cell table:style-name="ce1" table:formula="of:=[.$H$31]*[.$E$31]/[.D45]" office:value-type="float" office:value="0.0997770301798511" calcext:value-type="float">
            <text:p>0,0997770302</text:p>
          </table:table-cell>
          <table:table-cell table:style-name="ce1" table:formula="of:=[.$H$31]*[.$E$31]/[.E45]" office:value-type="float" office:value="0.104296940946775" calcext:value-type="float">
            <text:p>0,1042969409</text:p>
          </table:table-cell>
          <table:table-cell table:style-name="ce1" table:formula="of:=[.$H$31]*[.$E$31]/[.F45]" office:value-type="float" office:value="0.108091782694839" calcext:value-type="float">
            <text:p>0,1080917827</text:p>
          </table:table-cell>
          <table:table-cell table:style-name="ce1" table:number-columns-repeated="3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31]*[.$E$31]/[.B46]" office:value-type="float" office:value="0.992248062015504" calcext:value-type="float">
            <text:p>0,992248062</text:p>
          </table:table-cell>
          <table:table-cell table:style-name="ce1" table:formula="of:=[.$H$31]*[.$E$31]/[.C46]" office:value-type="float" office:value="0.245048065936204" calcext:value-type="float">
            <text:p>0,2450480659</text:p>
          </table:table-cell>
          <table:table-cell table:style-name="ce1" table:formula="of:=[.$H$31]*[.$E$31]/[.D46]" office:value-type="float" office:value="0.288904364467685" calcext:value-type="float">
            <text:p>0,2889043645</text:p>
          </table:table-cell>
          <table:table-cell table:style-name="ce1" table:formula="of:=[.$H$31]*[.$E$31]/[.E46]" office:value-type="float" office:value="0.34064307572858" calcext:value-type="float">
            <text:p>0,3406430757</text:p>
          </table:table-cell>
          <table:table-cell table:style-name="ce1" table:formula="of:=[.$H$31]*[.$E$31]/[.F46]" office:value-type="float" office:value="0.410959040115285" calcext:value-type="float">
            <text:p>0,4109590401</text:p>
          </table:table-cell>
          <table:table-cell table:style-name="ce1" table:formula="of:=[.$H$31]*[.$E$31]/[.G46]" office:value-type="float" office:value="0.471180253986998" calcext:value-type="float">
            <text:p>0,471180254</text:p>
          </table:table-cell>
          <table:table-cell table:style-name="ce1" table:formula="of:=[.$H$31]*[.$E$31]/[.H46]" office:value-type="float" office:value="0.535590642782653" calcext:value-type="float">
            <text:p>0,5355906428</text:p>
          </table:table-cell>
          <table:table-cell table:style-name="ce1" table:formula="of:=[.$H$31]*[.$E$31]/[.I46]" office:value-type="float" office:value="0.591151402389393" calcext:value-type="float">
            <text:p>0,591151402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31]*[.$E$31]/[.B47]" office:value-type="float" office:value="0.990260202752716" calcext:value-type="float">
            <text:p>0,9902602028</text:p>
          </table:table-cell>
          <table:table-cell table:style-name="ce1" table:formula="of:=[.$H$31]*[.$E$31]/[.C47]" office:value-type="float" office:value="0.159332523972323" calcext:value-type="float">
            <text:p>0,159332524</text:p>
          </table:table-cell>
          <table:table-cell table:style-name="ce1" table:formula="of:=[.$H$31]*[.$E$31]/[.D47]" office:value-type="float" office:value="0.169602576162067" calcext:value-type="float">
            <text:p>0,1696025762</text:p>
          </table:table-cell>
          <table:table-cell table:style-name="ce1" table:formula="of:=[.$H$31]*[.$E$31]/[.E47]" office:value-type="float" office:value="0.199770496433845" calcext:value-type="float">
            <text:p>0,1997704964</text:p>
          </table:table-cell>
          <table:table-cell table:style-name="ce1" table:formula="of:=[.$H$31]*[.$E$31]/[.F47]" office:value-type="float" office:value="0.23858600739897" calcext:value-type="float">
            <text:p>0,2385860074</text:p>
          </table:table-cell>
          <table:table-cell table:style-name="ce1" table:formula="of:=[.$H$31]*[.$E$31]/[.G47]" office:value-type="float" office:value="0.27327655446885" calcext:value-type="float">
            <text:p>0,2732765545</text:p>
          </table:table-cell>
          <table:table-cell table:style-name="ce1" table:formula="of:=[.$H$31]*[.$E$31]/[.H47]" office:value-type="float" office:value="0.297078060825815" calcext:value-type="float">
            <text:p>0,2970780608</text:p>
          </table:table-cell>
          <table:table-cell table:style-name="ce1" table:formula="of:=[.$H$31]*[.$E$31]/[.I47]" office:value-type="float" office:value="0.288696548137939" calcext:value-type="float">
            <text:p>0,2886965481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76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ooglenet async" table:style-name="ta2">
        <office:forms form:automatic-focus="false" form:apply-design-mode="false"/>
        <table:shapes>
          <draw:frame draw:z-index="0" draw:style-name="gr1" draw:text-style-name="P1" svg:width="159.99mm" svg:height="89.99mm" svg:x="0.75mm" svg:y="429.58mm">
            <loext:p draw:notify-on-update-of-ranges="'googlenet async'.B81:'googlenet async'.I81 'googlenet async'.A82:'googlenet async'.A82 'googlenet async'.B82:'googlenet async'.I82 'googlenet async'.A83:'googlenet async'.A83 'googlenet async'.B83:'googlenet async'.I83 'googlenet async'.A84:'googlenet async'.A84 'googlenet async'.B84:'googlenet async'.I84 'googlenet async'.A85:'googlenet async'.A85 'googlenet async'.B85:'googlenet async'.I85 'googlenet async'.A86:'googlenet async'.A86 'googlenet async'.B86:'googlenet async'.I86 'googlenet async'.A87:'googlenet async'.A87 'googlenet async'.B87:'googlenet async'.I8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62.06mm" svg:y="430.15mm">
            <loext:p draw:notify-on-update-of-ranges="'googlenet async'.B89:'googlenet async'.I89 'googlenet async'.A90:'googlenet async'.A90 'googlenet async'.B90:'googlenet async'.I90 'googlenet async'.A91:'googlenet async'.A91 'googlenet async'.B91:'googlenet async'.I91 'googlenet async'.A92:'googlenet async'.A92 'googlenet async'.B92:'googlenet async'.I92 'googlenet async'.A93:'googlenet async'.A93 'googlenet async'.B93:'googlenet async'.I93 'googlenet async'.A94:'googlenet async'.A94 'googlenet async'.B94:'googlenet async'.I94 'googlenet async'.A95:'googlenet async'.A95 'googlenet async'.B95:'googlenet async'.I95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2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norm</text:p>
          </table:table-cell>
          <table:table-cell table:style-name="ce1" table:formula="of:=112*112" office:value-type="float" office:value="12544" calcext:value-type="float">
            <text:p>1254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4]*64*4+2*[.B4]*64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reduc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5:.C5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92" office:value-type="float" office:value="110592" calcext:value-type="float">
            <text:p>110592</text:p>
          </table:table-cell>
          <table:table-cell table:style-name="ce1" table:formula="of:=PRODUCT([.B6:.C6])" office:value-type="float" office:value="346816512" calcext:value-type="float">
            <text:p>3468165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norm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7]*64*4+2*[.B7]*64" office:value-type="float" office:value="1204224" calcext:value-type="float">
            <text:p>12042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64" office:value-type="float" office:value="12288" calcext:value-type="float">
            <text:p>12288</text:p>
          </table:table-cell>
          <table:table-cell table:style-name="ce1" table:formula="of:=PRODUCT([.B8:.C8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96" office:value-type="float" office:value="18432" calcext:value-type="float">
            <text:p>18432</text:p>
          </table:table-cell>
          <table:table-cell table:style-name="ce1" table:formula="of:=PRODUCT([.B9:.C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96*128" office:value-type="float" office:value="110592" calcext:value-type="float">
            <text:p>110592</text:p>
          </table:table-cell>
          <table:table-cell table:style-name="ce1" table:formula="of:=PRODUCT([.B10:.C10])" office:value-type="float" office:value="86704128" calcext:value-type="float">
            <text:p>867041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16" office:value-type="float" office:value="3072" calcext:value-type="float">
            <text:p>3072</text:p>
          </table:table-cell>
          <table:table-cell table:style-name="ce1" table:formula="of:=PRODUCT([.B11:.C11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16*32" office:value-type="float" office:value="12800" calcext:value-type="float">
            <text:p>12800</text:p>
          </table:table-cell>
          <table:table-cell table:style-name="ce1" table:formula="of:=PRODUCT([.B12:.C1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92*32" office:value-type="float" office:value="6144" calcext:value-type="float">
            <text:p>6144</text:p>
          </table:table-cell>
          <table:table-cell table:style-name="ce1" table:formula="of:=PRODUCT([.B13:.C13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4:.C14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128" office:value-type="float" office:value="32768" calcext:value-type="float">
            <text:p>32768</text:p>
          </table:table-cell>
          <table:table-cell table:style-name="ce1" table:formula="of:=PRODUCT([.B15:.C1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92" office:value-type="float" office:value="105984" calcext:value-type="float">
            <text:p>105984</text:p>
          </table:table-cell>
          <table:table-cell table:style-name="ce1" table:formula="of:=PRODUCT([.B16:.C16])" office:value-type="float" office:value="83091456" calcext:value-type="float">
            <text:p>83091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4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7:.C1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5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5*5*32*96" office:value-type="float" office:value="76800" calcext:value-type="float">
            <text:p>76800</text:p>
          </table:table-cell>
          <table:table-cell table:style-name="ce1" table:formula="of:=PRODUCT([.B18:.C18])" office:value-type="float" office:value="60211200" calcext:value-type="float">
            <text:p>60211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 inception 6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64" office:value-type="float" office:value="16384" calcext:value-type="float">
            <text:p>16384</text:p>
          </table:table-cell>
          <table:table-cell table:style-name="ce1" table:formula="of:=PRODUCT([.B19:.C19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92" office:value-type="float" office:value="92160" calcext:value-type="float">
            <text:p>92160</text:p>
          </table:table-cell>
          <table:table-cell table:style-name="ce1" table:formula="of:=PRODUCT([.B20:.C20])" office:value-type="float" office:value="18063360" calcext:value-type="float">
            <text:p>1806336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96" office:value-type="float" office:value="46080" calcext:value-type="float">
            <text:p>46080</text:p>
          </table:table-cell>
          <table:table-cell table:style-name="ce1" table:formula="of:=PRODUCT([.B21:.C21])" office:value-type="float" office:value="9031680" calcext:value-type="float">
            <text:p>90316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96*208" office:value-type="float" office:value="179712" calcext:value-type="float">
            <text:p>179712</text:p>
          </table:table-cell>
          <table:table-cell table:style-name="ce1" table:formula="of:=PRODUCT([.B22:.C22])" office:value-type="float" office:value="35223552" calcext:value-type="float">
            <text:p>352235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16" office:value-type="float" office:value="7680" calcext:value-type="float">
            <text:p>7680</text:p>
          </table:table-cell>
          <table:table-cell table:style-name="ce1" table:formula="of:=PRODUCT([.B23:.C23])" office:value-type="float" office:value="1505280" calcext:value-type="float">
            <text:p>15052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16*48" office:value-type="float" office:value="19200" calcext:value-type="float">
            <text:p>19200</text:p>
          </table:table-cell>
          <table:table-cell table:style-name="ce1" table:formula="of:=PRODUCT([.B24:.C24])" office:value-type="float" office:value="3763200" calcext:value-type="float">
            <text:p>3763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480*64" office:value-type="float" office:value="30720" calcext:value-type="float">
            <text:p>30720</text:p>
          </table:table-cell>
          <table:table-cell table:style-name="ce1" table:formula="of:=PRODUCT([.B25:.C25])" office:value-type="float" office:value="6021120" calcext:value-type="float">
            <text:p>60211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60" office:value-type="float" office:value="81920" calcext:value-type="float">
            <text:p>81920</text:p>
          </table:table-cell>
          <table:table-cell table:style-name="ce1" table:formula="of:=PRODUCT([.B26:.C26])" office:value-type="float" office:value="16056320" calcext:value-type="float">
            <text:p>1605632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27:.C27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12*224" office:value-type="float" office:value="225792" calcext:value-type="float">
            <text:p>225792</text:p>
          </table:table-cell>
          <table:table-cell table:style-name="ce1" table:formula="of:=PRODUCT([.B28:.C28])" office:value-type="float" office:value="44255232" calcext:value-type="float">
            <text:p>4425523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29:.C29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0:.C3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1:.C31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28" office:value-type="float" office:value="65536" calcext:value-type="float">
            <text:p>65536</text:p>
          </table:table-cell>
          <table:table-cell table:style-name="ce1" table:formula="of:=PRODUCT([.B33:.C3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34:.C34])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24" office:value-type="float" office:value="12288" calcext:value-type="float">
            <text:p>12288</text:p>
          </table:table-cell>
          <table:table-cell table:style-name="ce1" table:formula="of:=PRODUCT([.B35:.C35])" office:value-type="float" office:value="2408448" calcext:value-type="float">
            <text:p>24084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24*64" office:value-type="float" office:value="38400" calcext:value-type="float">
            <text:p>38400</text:p>
          </table:table-cell>
          <table:table-cell table:style-name="ce1" table:formula="of:=PRODUCT([.B36:.C36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37:.C3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12" office:value-type="float" office:value="57344" calcext:value-type="float">
            <text:p>57344</text:p>
          </table:table-cell>
          <table:table-cell table:style-name="ce1" table:formula="of:=PRODUCT([.B38:.C38])" office:value-type="float" office:value="11239424" calcext:value-type="float">
            <text:p>1123942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44" office:value-type="float" office:value="73728" calcext:value-type="float">
            <text:p>73728</text:p>
          </table:table-cell>
          <table:table-cell table:style-name="ce1" table:formula="of:=PRODUCT([.B39:.C3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44*288" office:value-type="float" office:value="373248" calcext:value-type="float">
            <text:p>373248</text:p>
          </table:table-cell>
          <table:table-cell table:style-name="ce1" table:formula="of:=PRODUCT([.B40:.C40])" office:value-type="float" office:value="73156608" calcext:value-type="float">
            <text:p>7315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32" office:value-type="float" office:value="16384" calcext:value-type="float">
            <text:p>16384</text:p>
          </table:table-cell>
          <table:table-cell table:style-name="ce1" table:formula="of:=PRODUCT([.B41:.C41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64" office:value-type="float" office:value="51200" calcext:value-type="float">
            <text:p>51200</text:p>
          </table:table-cell>
          <table:table-cell table:style-name="ce1" table:formula="of:=PRODUCT([.B42:.C42])" office:value-type="float" office:value="10035200" calcext:value-type="float">
            <text:p>10035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43:.C4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256" office:value-type="float" office:value="135168" calcext:value-type="float">
            <text:p>135168</text:p>
          </table:table-cell>
          <table:table-cell table:style-name="ce1" table:formula="of:=PRODUCT([.B44:.C44])" office:value-type="float" office:value="26492928" calcext:value-type="float">
            <text:p>26492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60" office:value-type="float" office:value="84480" calcext:value-type="float">
            <text:p>84480</text:p>
          </table:table-cell>
          <table:table-cell table:style-name="ce1" table:formula="of:=PRODUCT([.B45:.C45])" office:value-type="float" office:value="16558080" calcext:value-type="float">
            <text:p>165580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3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46:.C46])" office:value-type="float" office:value="90316800" calcext:value-type="float">
            <text:p>903168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4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32" office:value-type="float" office:value="16896" calcext:value-type="float">
            <text:p>16896</text:p>
          </table:table-cell>
          <table:table-cell table:style-name="ce1" table:formula="of:=PRODUCT([.B47:.C47])" office:value-type="float" office:value="3311616" calcext:value-type="float">
            <text:p>331161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5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48:.C48])" office:value-type="float" office:value="20070400" calcext:value-type="float">
            <text:p>20070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inception 6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28*128" office:value-type="float" office:value="67584" calcext:value-type="float">
            <text:p>67584</text:p>
          </table:table-cell>
          <table:table-cell table:style-name="ce1" table:formula="of:=PRODUCT([.B49:.C49])" office:value-type="float" office:value="13246464" calcext:value-type="float">
            <text:p>132464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256" office:value-type="float" office:value="212992" calcext:value-type="float">
            <text:p>212992</text:p>
          </table:table-cell>
          <table:table-cell table:style-name="ce1" table:formula="of:=PRODUCT([.B50:.C50])" office:value-type="float" office:value="10436608" calcext:value-type="float">
            <text:p>1043660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60" office:value-type="float" office:value="133120" calcext:value-type="float">
            <text:p>133120</text:p>
          </table:table-cell>
          <table:table-cell table:style-name="ce1" table:formula="of:=PRODUCT([.B51:.C51])" office:value-type="float" office:value="6522880" calcext:value-type="float">
            <text:p>652288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60*320" office:value-type="float" office:value="460800" calcext:value-type="float">
            <text:p>460800</text:p>
          </table:table-cell>
          <table:table-cell table:style-name="ce1" table:formula="of:=PRODUCT([.B52:.C52])" office:value-type="float" office:value="22579200" calcext:value-type="float">
            <text:p>225792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2" office:value-type="float" office:value="26624" calcext:value-type="float">
            <text:p>26624</text:p>
          </table:table-cell>
          <table:table-cell table:style-name="ce1" table:formula="of:=PRODUCT([.B53:.C53])" office:value-type="float" office:value="1304576" calcext:value-type="float">
            <text:p>13045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32*128" office:value-type="float" office:value="102400" calcext:value-type="float">
            <text:p>102400</text:p>
          </table:table-cell>
          <table:table-cell table:style-name="ce1" table:formula="of:=PRODUCT([.B54:.C54])" office:value-type="float" office:value="5017600" calcext:value-type="float">
            <text:p>50176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55:.C55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384" office:value-type="float" office:value="319488" calcext:value-type="float">
            <text:p>319488</text:p>
          </table:table-cell>
          <table:table-cell table:style-name="ce1" table:formula="of:=PRODUCT([.B56:.C56])" office:value-type="float" office:value="15654912" calcext:value-type="float">
            <text:p>156549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92" office:value-type="float" office:value="159744" calcext:value-type="float">
            <text:p>159744</text:p>
          </table:table-cell>
          <table:table-cell table:style-name="ce1" table:formula="of:=PRODUCT([.B57:.C57])" office:value-type="float" office:value="7827456" calcext:value-type="float">
            <text:p>7827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3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192*384" office:value-type="float" office:value="663552" calcext:value-type="float">
            <text:p>663552</text:p>
          </table:table-cell>
          <table:table-cell table:style-name="ce1" table:formula="of:=PRODUCT([.B58:.C58])" office:value-type="float" office:value="32514048" calcext:value-type="float">
            <text:p>325140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4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48" office:value-type="float" office:value="39936" calcext:value-type="float">
            <text:p>39936</text:p>
          </table:table-cell>
          <table:table-cell table:style-name="ce1" table:formula="of:=PRODUCT([.B59:.C59])" office:value-type="float" office:value="1956864" calcext:value-type="float">
            <text:p>19568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5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5*5*48*128" office:value-type="float" office:value="153600" calcext:value-type="float">
            <text:p>153600</text:p>
          </table:table-cell>
          <table:table-cell table:style-name="ce1" table:formula="of:=PRODUCT([.B60:.C60])" office:value-type="float" office:value="7526400" calcext:value-type="float">
            <text:p>75264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 inception 6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832*128" office:value-type="float" office:value="106496" calcext:value-type="float">
            <text:p>106496</text:p>
          </table:table-cell>
          <table:table-cell table:style-name="ce1" table:formula="of:=PRODUCT([.B61:.C61])" office:value-type="float" office:value="5218304" calcext:value-type="float">
            <text:p>52183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 fc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table:formula="of:=1024*256" office:value-type="float" office:value="262144" calcext:value-type="float">
            <text:p>262144</text:p>
          </table:table-cell>
          <table:table-cell table:style-name="ce1" table:formula="of:=PRODUCT([.B62:.C62])" office:value-type="float" office:value="268435456" calcext:value-type="float">
            <text:p>2684354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62])" office:value-type="float" office:value="6113216" calcext:value-type="float">
            <text:p>6113216</text:p>
          </table:table-cell>
          <table:table-cell table:style-name="ce1" table:formula="of:=SUM([.D3:.D62])" office:value-type="float" office:value="1765787648" calcext:value-type="float">
            <text:p>176578764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64]*2*2" office:value-type="float" office:value="7063150592" calcext:value-type="float">
            <text:p>7063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66]/1000000" office:value-type="float" office:value="7063.150592" calcext:value-type="float">
            <text:p>7063,150592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formula="of:=[.C64]/1000000" office:value-type="float" office:value="6.113216" calcext:value-type="float">
            <text:p>6,113216</text:p>
          </table:table-cell>
          <table:table-cell table:style-name="ce1" table:formula="of:=[.B67]" office:value-type="float" office:value="7063.150592" calcext:value-type="float">
            <text:p>7063,150592</text:p>
          </table:table-cell>
          <table:table-cell table:style-name="ce1" office:value-type="float" office:value="0.209617939374823" calcext:value-type="float">
            <text:p>0,2096179394</text:p>
          </table:table-cell>
          <table:table-cell table:style-name="ce2" office:value-type="float" office:value="0.76329877135916" calcext:value-type="float">
            <text:p>0,763298771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table:formula="of:=64+32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5"/>
          <table:table-cell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GoogL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81]*[.$D71]+[.$E71])*([.$H71]/[.B81])" office:value-type="float" office:value="151.364435213927" calcext:value-type="float">
            <text:p>151,3644352139</text:p>
          </table:table-cell>
          <table:table-cell table:style-name="ce1" table:formula="of:=(2*[.C81]*[.$D71]+[.$E71])*([.$H71]/[.C81])" office:value-type="float" office:value="102.513313846941" calcext:value-type="float">
            <text:p>102,5133138469</text:p>
          </table:table-cell>
          <table:table-cell table:style-name="ce1" table:formula="of:=(2*[.D81]*[.$D71]+[.$E71])*([.$H71]/[.D81])" office:value-type="float" office:value="86.2296067246122" calcext:value-type="float">
            <text:p>86,2296067246</text:p>
          </table:table-cell>
          <table:table-cell table:style-name="ce1" table:formula="of:=(2*[.E81]*[.$D71]+[.$E71])*([.$H71]/[.E81])" office:value-type="float" office:value="78.0877531634478" calcext:value-type="float">
            <text:p>78,0877531634</text:p>
          </table:table-cell>
          <table:table-cell table:style-name="ce1" table:formula="of:=(2*[.F81]*[.$D71]+[.$E71])*([.$H71]/[.F81])" office:value-type="float" office:value="73.2026410267492" calcext:value-type="float">
            <text:p>73,2026410267</text:p>
          </table:table-cell>
          <table:table-cell table:style-name="ce1" table:formula="of:=(2*[.G81]*[.$D71]+[.$E71])*([.$H71]/[.G81])" office:value-type="float" office:value="69.9458996022834" calcext:value-type="float">
            <text:p>69,9458996023</text:p>
          </table:table-cell>
          <table:table-cell table:style-name="ce1" table:formula="of:=(2*[.H81]*[.$D71]+[.$E71])*([.$H71]/[.H81])" office:value-type="float" office:value="67.619655727665" calcext:value-type="float">
            <text:p>67,6196557277</text:p>
          </table:table-cell>
          <table:table-cell table:style-name="ce1" table:formula="of:=(2*[.I81]*[.$D71]+[.$E71])*([.$H71]/[.I81])" office:value-type="float" office:value="65.8749728217012" calcext:value-type="float">
            <text:p>65,8749728217</text:p>
          </table:table-cell>
          <table:table-cell table:style-name="ce1" table:number-columns-repeated="4"/>
          <table:table-cell table:style-name="ce2" table:number-columns-repeated="13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81]-1)*[.$D71]+(2*[.$D71]+[.$E71])*([.$H71]/[.B81])" office:value-type="float" office:value="151.364435213927" calcext:value-type="float">
            <text:p>151,3644352139</text:p>
          </table:table-cell>
          <table:table-cell table:style-name="ce3" table:formula="of:=([.C81]-1)*[.$D71]+(2*[.$D71]+[.$E71])*([.$H71]/[.C81])" office:value-type="float" office:value="75.8918355463384" calcext:value-type="float">
            <text:p>75,8918355463</text:p>
          </table:table-cell>
          <table:table-cell table:style-name="ce3" table:formula="of:=([.D81]-1)*[.$D71]+(2*[.$D71]+[.$E71])*([.$H71]/[.D81])" office:value-type="float" office:value="50.8740476167254" calcext:value-type="float">
            <text:p>50,8740476167</text:p>
          </table:table-cell>
          <table:table-cell table:style-name="ce3" table:formula="of:=([.E81]-1)*[.$D71]+(2*[.$D71]+[.$E71])*([.$H71]/[.E81])" office:value-type="float" office:value="38.4699626216063" calcext:value-type="float">
            <text:p>38,4699626216</text:p>
          </table:table-cell>
          <table:table-cell table:style-name="ce3" table:formula="of:=([.F81]-1)*[.$D71]+(2*[.$D71]+[.$E71])*([.$H71]/[.F81])" office:value-type="float" office:value="31.1113588002847" calcext:value-type="float">
            <text:p>31,1113588003</text:p>
          </table:table-cell>
          <table:table-cell table:style-name="ce3" table:formula="of:=([.G81]-1)*[.$D71]+(2*[.$D71]+[.$E71])*([.$H71]/[.G81])" office:value-type="float" office:value="26.275495565862" calcext:value-type="float">
            <text:p>26,2754955659</text:p>
          </table:table-cell>
          <table:table-cell table:style-name="ce3" table:formula="of:=([.H81]-1)*[.$D71]+(2*[.$D71]+[.$E71])*([.$H71]/[.H81])" office:value-type="float" office:value="22.8811983810957" calcext:value-type="float">
            <text:p>22,8811983811</text:p>
          </table:table-cell>
          <table:table-cell table:style-name="ce3" table:formula="of:=([.I81]-1)*[.$D71]+(2*[.$D71]+[.$E71])*([.$H71]/[.I81])" office:value-type="float" office:value="20.3878799773647" calcext:value-type="float">
            <text:p>20,3878799774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82:.B83])" office:value-type="float" office:value="151.364435213927" calcext:value-type="float">
            <text:p>151,3644352139</text:p>
          </table:table-cell>
          <table:table-cell table:formula="of:=AVERAGE([.C82:.C83])" office:value-type="float" office:value="89.2025746966397" calcext:value-type="float">
            <text:p>89,2025746966</text:p>
          </table:table-cell>
          <table:table-cell table:formula="of:=AVERAGE([.D82:.D83])" office:value-type="float" office:value="68.5518271706688" calcext:value-type="float">
            <text:p>68,5518271707</text:p>
          </table:table-cell>
          <table:table-cell table:formula="of:=AVERAGE([.E82:.E83])" office:value-type="float" office:value="58.2788578925271" calcext:value-type="float">
            <text:p>58,2788578925</text:p>
          </table:table-cell>
          <table:table-cell table:formula="of:=AVERAGE([.F82:.F83])" office:value-type="float" office:value="52.156999913517" calcext:value-type="float">
            <text:p>52,1569999135</text:p>
          </table:table-cell>
          <table:table-cell table:formula="of:=AVERAGE([.G82:.G83])" office:value-type="float" office:value="48.1106975840727" calcext:value-type="float">
            <text:p>48,1106975841</text:p>
          </table:table-cell>
          <table:table-cell table:formula="of:=AVERAGE([.H82:.H83])" office:value-type="float" office:value="45.2504270543804" calcext:value-type="float">
            <text:p>45,2504270544</text:p>
          </table:table-cell>
          <table:table-cell table:formula="of:=AVERAGE([.I82:.I83])" office:value-type="float" office:value="43.131426399533" calcext:value-type="float">
            <text:p>43,1314263995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5" table:formula="of:=(2*[.$D71]*([.B81]-1)/[.B81]+[.$E71])*ROUNDDOWN([.$H71]/[.B81];0)" office:value-type="float" office:value="97.7022427339725" calcext:value-type="float">
            <text:p>97,702242734</text:p>
          </table:table-cell>
          <table:table-cell table:style-name="ce5" table:formula="of:=(2*[.$D71]*([.C81]-1)/[.C81]+[.$E71])*ROUNDDOWN([.$H71]/[.C81];0)" office:value-type="float" office:value="62.2666694869749" calcext:value-type="float">
            <text:p>62,266669487</text:p>
          </table:table-cell>
          <table:table-cell table:style-name="ce5" table:formula="of:=(2*[.$D71]*([.D81]-1)/[.D81]+[.$E71])*ROUNDDOWN([.$H71]/[.D81];0)" office:value-type="float" office:value="43.7971530020748" calcext:value-type="float">
            <text:p>43,7971530021</text:p>
          </table:table-cell>
          <table:table-cell table:style-name="ce5" table:formula="of:=(2*[.$D71]*([.E81]-1)/[.E81]+[.$E71])*ROUNDDOWN([.$H71]/[.E81];0)" office:value-type="float" office:value="34.4872217734846" calcext:value-type="float">
            <text:p>34,4872217735</text:p>
          </table:table-cell>
          <table:table-cell table:style-name="ce5" table:formula="of:=(2*[.$D71]*([.F81]-1)/[.F81]+[.$E71])*ROUNDDOWN([.$H71]/[.F81];0)" office:value-type="float" office:value="27.4671868589719" calcext:value-type="float">
            <text:p>27,467186859</text:p>
          </table:table-cell>
          <table:table-cell table:style-name="ce5" table:formula="of:=(2*[.$D71]*([.G81]-1)/[.G81]+[.$E71])*ROUNDDOWN([.$H71]/[.G81];0)" office:value-type="float" office:value="23.3659020766612" calcext:value-type="float">
            <text:p>23,3659020767</text:p>
          </table:table-cell>
          <table:table-cell table:style-name="ce5" table:formula="of:=(2*[.$D71]*([.H81]-1)/[.H81]+[.$E71])*ROUNDDOWN([.$H71]/[.H81];0)" office:value-type="float" office:value="20.2075885851737" calcext:value-type="float">
            <text:p>20,2075885852</text:p>
          </table:table-cell>
          <table:table-cell table:style-name="ce5" table:formula="of:=(2*[.$D71]*([.I81]-1)/[.I81]+[.$E71])*ROUNDDOWN([.$H71]/[.I81];0)" office:value-type="float" office:value="18.0820826442416" calcext:value-type="float">
            <text:p>18,0820826442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5" calcext:value-type="float">
            <text:p>25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71]*[.$E$71]/[.B82]" office:value-type="float" office:value="0.645476875699945" calcext:value-type="float">
            <text:p>0,6454768757</text:p>
          </table:table-cell>
          <table:table-cell table:style-name="ce1" table:formula="of:=[.$H$71]*[.$E$71]/[.C82]" office:value-type="float" office:value="0.953068816796307" calcext:value-type="float">
            <text:p>0,9530688168</text:p>
          </table:table-cell>
          <table:table-cell table:style-name="ce1" table:formula="of:=[.$H$71]*[.$E$71]/[.D82]" office:value-type="float" office:value="1.13304752793318" calcext:value-type="float">
            <text:p>1,1330475279</text:p>
          </table:table-cell>
          <table:table-cell table:style-name="ce1" table:formula="of:=[.$H$71]*[.$E$71]/[.E82]" office:value-type="float" office:value="1.25118522144528" calcext:value-type="float">
            <text:p>1,2511852214</text:p>
          </table:table-cell>
          <table:table-cell table:style-name="ce1" table:formula="of:=[.$H$71]*[.$E$71]/[.F82]" office:value-type="float" office:value="1.33468193720321" calcext:value-type="float">
            <text:p>1,3346819372</text:p>
          </table:table-cell>
          <table:table-cell table:style-name="ce1" table:formula="of:=[.$H$71]*[.$E$71]/[.G82]" office:value-type="float" office:value="1.39682587956568" calcext:value-type="float">
            <text:p>1,3968258796</text:p>
          </table:table-cell>
          <table:table-cell table:style-name="ce1" table:formula="of:=[.$H$71]*[.$E$71]/[.H82]" office:value-type="float" office:value="1.44487932809749" calcext:value-type="float">
            <text:p>1,4448793281</text:p>
          </table:table-cell>
          <table:table-cell table:style-name="ce1" table:formula="of:=[.$H$71]*[.$E$71]/[.I82]" office:value-type="float" office:value="1.48314661166412" calcext:value-type="float">
            <text:p>1,4831466117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71]*[.$E$71]/[.B83]" office:value-type="float" office:value="0.645476875699945" calcext:value-type="float">
            <text:p>0,6454768757</text:p>
          </table:table-cell>
          <table:table-cell table:style-name="ce1" table:formula="of:=[.$H$71]*[.$E$71]/[.C83]" office:value-type="float" office:value="1.28738805736642" calcext:value-type="float">
            <text:p>1,2873880574</text:p>
          </table:table-cell>
          <table:table-cell table:style-name="ce1" table:formula="of:=[.$H$71]*[.$E$71]/[.D83]" office:value-type="float" office:value="1.92047315499724" calcext:value-type="float">
            <text:p>1,920473155</text:p>
          </table:table-cell>
          <table:table-cell table:style-name="ce1" table:formula="of:=[.$H$71]*[.$E$71]/[.E83]" office:value-type="float" office:value="2.53970204481298" calcext:value-type="float">
            <text:p>2,5397020448</text:p>
          </table:table-cell>
          <table:table-cell table:style-name="ce1" table:formula="of:=[.$H$71]*[.$E$71]/[.F83]" office:value-type="float" office:value="3.14040422860214" calcext:value-type="float">
            <text:p>3,1404042286</text:p>
          </table:table-cell>
          <table:table-cell table:style-name="ce1" table:formula="of:=[.$H$71]*[.$E$71]/[.G83]" office:value-type="float" office:value="3.71837868819915" calcext:value-type="float">
            <text:p>3,7183786882</text:p>
          </table:table-cell>
          <table:table-cell table:style-name="ce1" table:formula="of:=[.$H$71]*[.$E$71]/[.H83]" office:value-type="float" office:value="4.26997926886092" calcext:value-type="float">
            <text:p>4,2699792689</text:p>
          </table:table-cell>
          <table:table-cell table:style-name="ce1" table:formula="of:=[.$H$71]*[.$E$71]/[.I83]" office:value-type="float" office:value="4.79217274392654" calcext:value-type="float">
            <text:p>4,792172743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71]*[.$E$71]/[.B84]" office:value-type="float" office:value="0.645476875699945" calcext:value-type="float">
            <text:p>0,6454768757</text:p>
          </table:table-cell>
          <table:table-cell table:style-name="ce1" table:formula="of:=[.$H$71]*[.$E$71]/[.C84]" office:value-type="float" office:value="1.09528500792986" calcext:value-type="float">
            <text:p>1,0952850079</text:p>
          </table:table-cell>
          <table:table-cell table:style-name="ce1" table:formula="of:=[.$H$71]*[.$E$71]/[.D84]" office:value-type="float" office:value="1.4252317810688" calcext:value-type="float">
            <text:p>1,4252317811</text:p>
          </table:table-cell>
          <table:table-cell table:style-name="ce1" table:formula="of:=[.$H$71]*[.$E$71]/[.E84]" office:value-type="float" office:value="1.67646117763918" calcext:value-type="float">
            <text:p>1,6764611776</text:p>
          </table:table-cell>
          <table:table-cell table:style-name="ce1" table:formula="of:=[.$H$71]*[.$E$71]/[.F84]" office:value-type="float" office:value="1.87323356205256" calcext:value-type="float">
            <text:p>1,8732335621</text:p>
          </table:table-cell>
          <table:table-cell table:style-name="ce1" table:formula="of:=[.$H$71]*[.$E$71]/[.G84]" office:value-type="float" office:value="2.03078000611484" calcext:value-type="float">
            <text:p>2,0307800061</text:p>
          </table:table-cell>
          <table:table-cell table:style-name="ce1" table:formula="of:=[.$H$71]*[.$E$71]/[.H84]" office:value-type="float" office:value="2.15914520799013" calcext:value-type="float">
            <text:p>2,159145208</text:p>
          </table:table-cell>
          <table:table-cell table:style-name="ce1" table:formula="of:=[.$H$71]*[.$E$71]/[.I84]" office:value-type="float" office:value="2.26522169308619" calcext:value-type="float">
            <text:p>2,2652216931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71]*[.$E$71]/[.B85]" office:value-type="float" office:value="0.821027249865315" calcext:value-type="float">
            <text:p>0,8210272499</text:p>
          </table:table-cell>
          <table:table-cell table:style-name="ce1" table:formula="of:=[.$H$71]*[.$E$71]/[.C85]" office:value-type="float" office:value="1.52659754271832" calcext:value-type="float">
            <text:p>1,5265975427</text:p>
          </table:table-cell>
          <table:table-cell table:style-name="ce1" table:formula="of:=[.$H$71]*[.$E$71]/[.D85]" office:value-type="float" office:value="1.99392332110148" calcext:value-type="float">
            <text:p>1,9939233211</text:p>
          </table:table-cell>
          <table:table-cell table:style-name="ce1" table:formula="of:=[.$H$71]*[.$E$71]/[.E85]" office:value-type="float" office:value="2.27214517985983" calcext:value-type="float">
            <text:p>2,2721451799</text:p>
          </table:table-cell>
          <table:table-cell table:style-name="ce1" table:formula="of:=[.$H$71]*[.$E$71]/[.F85]" office:value-type="float" office:value="2.27214517985983" calcext:value-type="float">
            <text:p>2,2721451799</text:p>
          </table:table-cell>
          <table:table-cell table:style-name="ce1" table:formula="of:=[.$H$71]*[.$E$71]/[.G85]" office:value-type="float" office:value="2.38298153009689" calcext:value-type="float">
            <text:p>2,3829815301</text:p>
          </table:table-cell>
          <table:table-cell table:style-name="ce1" table:formula="of:=[.$H$71]*[.$E$71]/[.H85]" office:value-type="float" office:value="2.38298153009689" calcext:value-type="float">
            <text:p>2,3829815301</text:p>
          </table:table-cell>
          <table:table-cell table:style-name="ce1" table:formula="of:=[.$H$71]*[.$E$71]/[.I85]" office:value-type="float" office:value="2.44255606834931" calcext:value-type="float">
            <text:p>2,442556068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71]*[.$E$71]/[.B86]" office:value-type="float" office:value="1" calcext:value-type="float">
            <text:p>1</text:p>
          </table:table-cell>
          <table:table-cell table:style-name="ce1" table:formula="of:=[.$H$71]*[.$E$71]/[.C86]" office:value-type="float" office:value="1.5690937629868" calcext:value-type="float">
            <text:p>1,569093763</text:p>
          </table:table-cell>
          <table:table-cell table:style-name="ce1" table:formula="of:=[.$H$71]*[.$E$71]/[.D86]" office:value-type="float" office:value="2.23078981251005" calcext:value-type="float">
            <text:p>2,2307898125</text:p>
          </table:table-cell>
          <table:table-cell table:style-name="ce1" table:formula="of:=[.$H$71]*[.$E$71]/[.E86]" office:value-type="float" office:value="2.83299836025326" calcext:value-type="float">
            <text:p>2,8329983603</text:p>
          </table:table-cell>
          <table:table-cell table:style-name="ce1" table:formula="of:=[.$H$71]*[.$E$71]/[.F86]" office:value-type="float" office:value="3.55705312071516" calcext:value-type="float">
            <text:p>3,5570531207</text:p>
          </table:table-cell>
          <table:table-cell table:style-name="ce1" table:formula="of:=[.$H$71]*[.$E$71]/[.G86]" office:value-type="float" office:value="4.1814025588835" calcext:value-type="float">
            <text:p>4,1814025589</text:p>
          </table:table-cell>
          <table:table-cell table:style-name="ce1" table:formula="of:=[.$H$71]*[.$E$71]/[.H86]" office:value-type="float" office:value="4.83492834002255" calcext:value-type="float">
            <text:p>4,83492834</text:p>
          </table:table-cell>
          <table:table-cell table:style-name="ce1" table:formula="of:=[.$H$71]*[.$E$71]/[.I86]" office:value-type="float" office:value="5.4032627024347" calcext:value-type="float">
            <text:p>5,403262702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71]*[.$E$71]/[.B87]" office:value-type="float" office:value="1.05056174982766" calcext:value-type="float">
            <text:p>1,0505617498</text:p>
          </table:table-cell>
          <table:table-cell table:style-name="ce1" table:formula="of:=[.$H$71]*[.$E$71]/[.C87]" office:value-type="float" office:value="1.4803370111208" calcext:value-type="float">
            <text:p>1,4803370111</text:p>
          </table:table-cell>
          <table:table-cell table:style-name="ce1" table:formula="of:=[.$H$71]*[.$E$71]/[.D87]" office:value-type="float" office:value="2.03546339029109" calcext:value-type="float">
            <text:p>2,0354633903</text:p>
          </table:table-cell>
          <table:table-cell table:style-name="ce1" table:formula="of:=[.$H$71]*[.$E$71]/[.E87]" office:value-type="float" office:value="2.44255606834931" calcext:value-type="float">
            <text:p>2,4425560683</text:p>
          </table:table-cell>
          <table:table-cell table:style-name="ce1" table:formula="of:=[.$H$71]*[.$E$71]/[.F87]" office:value-type="float" office:value="2.79149264954207" calcext:value-type="float">
            <text:p>2,7914926495</text:p>
          </table:table-cell>
          <table:table-cell table:style-name="ce1" table:formula="of:=[.$H$71]*[.$E$71]/[.G87]" office:value-type="float" office:value="3.3690428528956" calcext:value-type="float">
            <text:p>3,3690428529</text:p>
          </table:table-cell>
          <table:table-cell table:style-name="ce1" table:formula="of:=[.$H$71]*[.$E$71]/[.H87]" office:value-type="float" office:value="3.48936581192759" calcext:value-type="float">
            <text:p>3,4893658119</text:p>
          </table:table-cell>
          <table:table-cell table:style-name="ce1" table:formula="of:=[.$H$71]*[.$E$71]/[.I87]" office:value-type="float" office:value="3.9080897093589" calcext:value-type="float">
            <text:p>3,9080897094</text:p>
          </table:table-cell>
          <table:table-cell table:style-name="ce2" table:number-columns-repeated="17"/>
          <table:table-cell table:number-columns-repeated="998"/>
        </table:table-row>
        <table:table-row table:style-name="ro5" table:number-rows-repeated="904">
          <table:table-cell table:style-name="ce2" table:number-columns-repeated="5"/>
          <table:table-cell/>
          <table:table-cell table:style-name="ce2" table:number-columns-repeated="20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queezenet async" table:style-name="ta1">
        <table:shapes>
          <draw:frame draw:z-index="0" draw:style-name="gr1" draw:text-style-name="P1" svg:width="159.99mm" svg:height="89.99mm" svg:x="1mm" svg:y="294.39mm">
            <loext:p draw:notify-on-update-of-ranges="'squeezenet async'.B51:'squeezenet async'.I51 'squeezenet async'.A52:'squeezenet async'.A52 'squeezenet async'.B52:'squeezenet async'.I52 'squeezenet async'.A53:'squeezenet async'.A53 'squeezenet async'.B53:'squeezenet async'.I53 'squeezenet async'.A54:'squeezenet async'.A54 'squeezenet async'.B54:'squeezenet async'.I54 'squeezenet async'.A55:'squeezenet async'.A55 'squeezenet async'.B55:'squeezenet async'.I55 'squeezenet async'.A56:'squeezenet async'.A56 'squeezenet async'.B56:'squeezenet async'.I56 'squeezenet async'.A57:'squeezenet async'.A57 'squeezenet async'.B57:'squeezenet async'.I5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62.73mm" svg:y="294.83mm">
            <loext:p draw:notify-on-update-of-ranges="'squeezenet async'.B59:'squeezenet async'.I59 'squeezenet async'.A60:'squeezenet async'.A60 'squeezenet async'.B60:'squeezenet async'.I60 'squeezenet async'.A61:'squeezenet async'.A61 'squeezenet async'.B61:'squeezenet async'.I61 'squeezenet async'.A62:'squeezenet async'.A62 'squeezenet async'.B62:'squeezenet async'.I62 'squeezenet async'.A63:'squeezenet async'.A63 'squeezenet async'.B63:'squeezenet async'.I63 'squeezenet async'.A64:'squeezenet async'.A64 'squeezenet async'.B64:'squeezenet async'.I64 'squeezenet async'.A65:'squeezenet async'.A65 'squeezenet async'.B65:'squeezenet async'.I65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96" office:value-type="float" office:value="14112" calcext:value-type="float">
            <text:p>14112</text:p>
          </table:table-cell>
          <table:table-cell table:style-name="ce1" table:formula="of:=PRODUCT([.B3:.C3])/4" office:value-type="float" office:value="177020928" calcext:value-type="float">
            <text:p>1770209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96*16" office:value-type="float" office:value="1536" calcext:value-type="float">
            <text:p>1536</text:p>
          </table:table-cell>
          <table:table-cell table:style-name="ce1" table:formula="of:=PRODUCT([.B4:.C4])" office:value-type="float" office:value="4816896" calcext:value-type="float">
            <text:p>48168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5:.C5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2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6:.C6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16" office:value-type="float" office:value="2048" calcext:value-type="float">
            <text:p>2048</text:p>
          </table:table-cell>
          <table:table-cell table:style-name="ce1" table:formula="of:=PRODUCT([.B7:.C7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6*64" office:value-type="float" office:value="1024" calcext:value-type="float">
            <text:p>1024</text:p>
          </table:table-cell>
          <table:table-cell table:style-name="ce1" table:formula="of:=PRODUCT([.B8:.C8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3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16*64" office:value-type="float" office:value="9216" calcext:value-type="float">
            <text:p>9216</text:p>
          </table:table-cell>
          <table:table-cell table:style-name="ce1" table:formula="of:=PRODUCT([.B9:.C9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128*32" office:value-type="float" office:value="4096" calcext:value-type="float">
            <text:p>4096</text:p>
          </table:table-cell>
          <table:table-cell table:style-name="ce1" table:formula="of:=PRODUCT([.B10:.C10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1:.C11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4 convolution 3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32" office:value-type="float" office:value="8192" calcext:value-type="float">
            <text:p>8192</text:p>
          </table:table-cell>
          <table:table-cell table:style-name="ce1" table:formula="of:=PRODUCT([.B13:.C13])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2*128" office:value-type="float" office:value="4096" calcext:value-type="float">
            <text:p>4096</text:p>
          </table:table-cell>
          <table:table-cell table:style-name="ce1" table:formula="of:=PRODUCT([.B14:.C14])" office:value-type="float" office:value="3211264" calcext:value-type="float">
            <text:p>32112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5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32*128" office:value-type="float" office:value="36864" calcext:value-type="float">
            <text:p>36864</text:p>
          </table:table-cell>
          <table:table-cell table:style-name="ce1" table:formula="of:=PRODUCT([.B15:.C15])" office:value-type="float" office:value="28901376" calcext:value-type="float">
            <text:p>2890137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256*48" office:value-type="float" office:value="12288" calcext:value-type="float">
            <text:p>12288</text:p>
          </table:table-cell>
          <table:table-cell table:style-name="ce1" table:formula="of:=PRODUCT([.B16:.C16])" office:value-type="float" office:value="9633792" calcext:value-type="float">
            <text:p>96337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17:.C17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6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18:.C18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48" office:value-type="float" office:value="18432" calcext:value-type="float">
            <text:p>18432</text:p>
          </table:table-cell>
          <table:table-cell table:style-name="ce1" table:formula="of:=PRODUCT([.B19:.C19])" office:value-type="float" office:value="14450688" calcext:value-type="float">
            <text:p>1445068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48*192" office:value-type="float" office:value="9216" calcext:value-type="float">
            <text:p>9216</text:p>
          </table:table-cell>
          <table:table-cell table:style-name="ce1" table:formula="of:=PRODUCT([.B20:.C20])" office:value-type="float" office:value="7225344" calcext:value-type="float">
            <text:p>722534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7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48*192" office:value-type="float" office:value="82944" calcext:value-type="float">
            <text:p>82944</text:p>
          </table:table-cell>
          <table:table-cell table:style-name="ce1" table:formula="of:=PRODUCT([.B21:.C21])" office:value-type="float" office:value="65028096" calcext:value-type="float">
            <text:p>6502809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384*64" office:value-type="float" office:value="24576" calcext:value-type="float">
            <text:p>24576</text:p>
          </table:table-cell>
          <table:table-cell table:style-name="ce1" table:formula="of:=PRODUCT([.B22:.C22])" office:value-type="float" office:value="19267584" calcext:value-type="float">
            <text:p>1926758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3:.C23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8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4:.C24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512*64" office:value-type="float" office:value="32768" calcext:value-type="float">
            <text:p>32768</text:p>
          </table:table-cell>
          <table:table-cell table:style-name="ce1" table:formula="of:=PRODUCT([.B25:.C25])" office:value-type="float" office:value="25690112" calcext:value-type="float">
            <text:p>2569011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64*256" office:value-type="float" office:value="16384" calcext:value-type="float">
            <text:p>16384</text:p>
          </table:table-cell>
          <table:table-cell table:style-name="ce1" table:formula="of:=PRODUCT([.B26:.C26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fire9 convolution 3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64*256" office:value-type="float" office:value="147456" calcext:value-type="float">
            <text:p>147456</text:p>
          </table:table-cell>
          <table:table-cell table:style-name="ce1" table:formula="of:=PRODUCT([.B27:.C27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512*1000" office:value-type="float" office:value="512000" calcext:value-type="float">
            <text:p>512000</text:p>
          </table:table-cell>
          <table:table-cell table:style-name="ce1" table:formula="of:=PRODUCT([.B28:.C28])" office:value-type="float" office:value="100352000" calcext:value-type="float">
            <text:p>100352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29])" office:value-type="float" office:value="1244448" calcext:value-type="float">
            <text:p>1244448</text:p>
          </table:table-cell>
          <table:table-cell table:style-name="ce1" table:formula="of:=SUM([.D3:.D29])" office:value-type="float" office:value="1003118592" calcext:value-type="float">
            <text:p>100311859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0]*2*2" office:value-type="float" office:value="4012474368" calcext:value-type="float">
            <text:p>4012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2]/1000000" office:value-type="float" office:value="4012.474368" calcext:value-type="float">
            <text:p>4012,474368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6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formula="of:=[.C30]/1000000" office:value-type="float" office:value="1.244448" calcext:value-type="float">
            <text:p>1,244448</text:p>
          </table:table-cell>
          <table:table-cell table:style-name="ce1" table:formula="of:=[.B33]" office:value-type="float" office:value="4012.474368" calcext:value-type="float">
            <text:p>4012,474368</text:p>
          </table:table-cell>
          <table:table-cell table:style-name="ce1" table:formula="of:=0.0330642214999983" office:value-type="float" office:value="0.0330642214999983" calcext:value-type="float">
            <text:p>0,0330642215</text:p>
          </table:table-cell>
          <table:table-cell table:style-name="ce2" table:formula="of:=0.757695063164071" office:value-type="float" office:value="0.757695063164071" calcext:value-type="float">
            <text:p>0,7576950632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96" office:value-type="float" office:value="96" calcext:value-type="float">
            <text:p>96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queezenet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5" table:formula="of:=(2*[.B51]*[.$D41]+[.$E41])*([.$H41]/[.B51])" office:value-type="float" office:value="105.449408789001" calcext:value-type="float">
            <text:p>105,449408789</text:p>
          </table:table-cell>
          <table:table-cell table:style-name="ce5" table:formula="of:=(2*[.C51]*[.$D41]+[.$E41])*([.$H41]/[.C51])" office:value-type="float" office:value="56.9569247465001" calcext:value-type="float">
            <text:p>56,9569247465</text:p>
          </table:table-cell>
          <table:table-cell table:style-name="ce5" table:formula="of:=(2*[.D51]*[.$D41]+[.$E41])*([.$H41]/[.D51])" office:value-type="float" office:value="40.7927633989999" calcext:value-type="float">
            <text:p>40,792763399</text:p>
          </table:table-cell>
          <table:table-cell table:style-name="ce5" table:formula="of:=(2*[.E51]*[.$D41]+[.$E41])*([.$H41]/[.E51])" office:value-type="float" office:value="32.7106827252498" calcext:value-type="float">
            <text:p>32,7106827252</text:p>
          </table:table-cell>
          <table:table-cell table:style-name="ce5" table:formula="of:=(2*[.F51]*[.$D41]+[.$E41])*([.$H41]/[.F51])" office:value-type="float" office:value="27.8614343209998" calcext:value-type="float">
            <text:p>27,861434321</text:p>
          </table:table-cell>
          <table:table-cell table:style-name="ce5" table:formula="of:=(2*[.G51]*[.$D41]+[.$E41])*([.$H41]/[.G51])" office:value-type="float" office:value="24.6286020514997" calcext:value-type="float">
            <text:p>24,6286020515</text:p>
          </table:table-cell>
          <table:table-cell table:style-name="ce5" table:formula="of:=(2*[.H51]*[.$D41]+[.$E41])*([.$H41]/[.H51])" office:value-type="float" office:value="22.319436144714" calcext:value-type="float">
            <text:p>22,3194361447</text:p>
          </table:table-cell>
          <table:table-cell table:style-name="ce5" table:formula="of:=(2*[.I51]*[.$D41]+[.$E41])*([.$H41]/[.I51])" office:value-type="float" office:value="20.5875617146247" calcext:value-type="float">
            <text:p>20,5875617146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51]-1)*[.$D41]+(2*[.$D41]+[.$E41])*([.$H41]/[.B51])" office:value-type="float" office:value="105.449408789001" calcext:value-type="float">
            <text:p>105,449408789</text:p>
          </table:table-cell>
          <table:table-cell table:style-name="ce3" table:formula="of:=([.C51]-1)*[.$D41]+(2*[.$D41]+[.$E41])*([.$H41]/[.C51])" office:value-type="float" office:value="52.7577686160003" calcext:value-type="float">
            <text:p>52,757768616</text:p>
          </table:table-cell>
          <table:table-cell table:style-name="ce3" table:formula="of:=([.D51]-1)*[.$D41]+(2*[.$D41]+[.$E41])*([.$H41]/[.D51])" office:value-type="float" office:value="35.2159313726669" calcext:value-type="float">
            <text:p>35,2159313727</text:p>
          </table:table-cell>
          <table:table-cell table:style-name="ce3" table:formula="of:=([.E51]-1)*[.$D41]+(2*[.$D41]+[.$E41])*([.$H41]/[.E51])" office:value-type="float" office:value="26.4615448617502" calcext:value-type="float">
            <text:p>26,4615448618</text:p>
          </table:table-cell>
          <table:table-cell table:style-name="ce3" table:formula="of:=([.F51]-1)*[.$D41]+(2*[.$D41]+[.$E41])*([.$H41]/[.F51])" office:value-type="float" office:value="21.2221386438001" calcext:value-type="float">
            <text:p>21,2221386438</text:p>
          </table:table-cell>
          <table:table-cell table:style-name="ce3" table:formula="of:=([.G51]-1)*[.$D41]+(2*[.$D41]+[.$E41])*([.$H41]/[.G51])" office:value-type="float" office:value="17.7402225723334" calcext:value-type="float">
            <text:p>17,7402225723</text:p>
          </table:table-cell>
          <table:table-cell table:style-name="ce3" table:formula="of:=([.H51]-1)*[.$D41]+(2*[.$D41]+[.$E41])*([.$H41]/[.H51])" office:value-type="float" office:value="15.2625865845715" calcext:value-type="float">
            <text:p>15,2625865846</text:p>
          </table:table-cell>
          <table:table-cell table:style-name="ce3" table:formula="of:=([.I51]-1)*[.$D41]+(2*[.$D41]+[.$E41])*([.$H41]/[.I51])" office:value-type="float" office:value="13.4126256491251" calcext:value-type="float">
            <text:p>13,412625649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52:.B53])" office:value-type="float" office:value="105.449408789001" calcext:value-type="float">
            <text:p>105,449408789</text:p>
          </table:table-cell>
          <table:table-cell table:formula="of:=AVERAGE([.C52:.C53])" office:value-type="float" office:value="54.8573466812502" calcext:value-type="float">
            <text:p>54,8573466813</text:p>
          </table:table-cell>
          <table:table-cell table:formula="of:=AVERAGE([.D52:.D53])" office:value-type="float" office:value="38.0043473858334" calcext:value-type="float">
            <text:p>38,0043473858</text:p>
          </table:table-cell>
          <table:table-cell table:formula="of:=AVERAGE([.E52:.E53])" office:value-type="float" office:value="29.5861137935" calcext:value-type="float">
            <text:p>29,5861137935</text:p>
          </table:table-cell>
          <table:table-cell table:formula="of:=AVERAGE([.F52:.F53])" office:value-type="float" office:value="24.5417864823999" calcext:value-type="float">
            <text:p>24,5417864824</text:p>
          </table:table-cell>
          <table:table-cell table:formula="of:=AVERAGE([.G52:.G53])" office:value-type="float" office:value="21.1844123119166" calcext:value-type="float">
            <text:p>21,1844123119</text:p>
          </table:table-cell>
          <table:table-cell table:formula="of:=AVERAGE([.H52:.H53])" office:value-type="float" office:value="18.7910113646428" calcext:value-type="float">
            <text:p>18,7910113646</text:p>
          </table:table-cell>
          <table:table-cell table:formula="of:=AVERAGE([.I52:.I53])" office:value-type="float" office:value="17.0000936818749" calcext:value-type="float">
            <text:p>17,0000936819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8" calcext:value-type="float">
            <text:p>1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41]*([.B51]-1)/[.B51]+[.$E41]/[.B51])*([.$H41])" office:value-type="float" office:value="96.9849680850011" calcext:value-type="float">
            <text:p>96,984968085</text:p>
          </table:table-cell>
          <table:table-cell table:style-name="ce1" table:formula="of:=(2*[.$D41]*([.C51]-1)/[.C51]+[.$E41]/[.C51])*([.$H41])" office:value-type="float" office:value="52.7247043945003" calcext:value-type="float">
            <text:p>52,7247043945</text:p>
          </table:table-cell>
          <table:table-cell table:style-name="ce1" table:formula="of:=(2*[.$D41]*([.D51]-1)/[.D51]+[.$E41]/[.D51])*([.$H41])" office:value-type="float" office:value="37.9712831643334" calcext:value-type="float">
            <text:p>37,9712831643</text:p>
          </table:table-cell>
          <table:table-cell table:style-name="ce1" table:formula="of:=(2*[.$D41]*([.E51]-1)/[.E51]+[.$E41]/[.E51])*([.$H41])" office:value-type="float" office:value="30.5945725492499" calcext:value-type="float">
            <text:p>30,5945725492</text:p>
          </table:table-cell>
          <table:table-cell table:style-name="ce1" table:formula="of:=(2*[.$D41]*([.F51]-1)/[.F51]+[.$E41]/[.F51])*([.$H41])" office:value-type="float" office:value="26.1685461801999" calcext:value-type="float">
            <text:p>26,1685461802</text:p>
          </table:table-cell>
          <table:table-cell table:style-name="ce1" table:formula="of:=(2*[.$D41]*([.G51]-1)/[.G51]+[.$E41]/[.G51])*([.$H41])" office:value-type="float" office:value="23.2178619341665" calcext:value-type="float">
            <text:p>23,2178619342</text:p>
          </table:table-cell>
          <table:table-cell table:style-name="ce1" table:formula="of:=(2*[.$D41]*([.H51]-1)/[.H51]+[.$E41]/[.H51])*([.$H41])" office:value-type="float" office:value="21.1102303298569" calcext:value-type="float">
            <text:p>21,1102303299</text:p>
          </table:table-cell>
          <table:table-cell table:style-name="ce1" table:formula="of:=(2*[.$D41]*([.I51]-1)/[.I51]+[.$E41]/[.I51])*([.$H41])" office:value-type="float" office:value="19.5295066266248" calcext:value-type="float">
            <text:p>19,5295066266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" calcext:value-type="float">
            <text:p>19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5" table:formula="of:=[.$H$41]*[.$E$41]/[.B52]" office:value-type="float" office:value="0.919729842004743" calcext:value-type="float">
            <text:p>0,919729842</text:p>
          </table:table-cell>
          <table:table-cell table:style-name="ce5" table:formula="of:=[.$H$41]*[.$E$41]/[.C52]" office:value-type="float" office:value="1.70277746765042" calcext:value-type="float">
            <text:p>1,7027774677</text:p>
          </table:table-cell>
          <table:table-cell table:style-name="ce5" table:formula="of:=[.$H$41]*[.$E$41]/[.D52]" office:value-type="float" office:value="2.37750424349479" calcext:value-type="float">
            <text:p>2,3775042435</text:p>
          </table:table-cell>
          <table:table-cell table:style-name="ce5" table:formula="of:=[.$H$41]*[.$E$41]/[.E52]" office:value-type="float" office:value="2.96493255428561" calcext:value-type="float">
            <text:p>2,9649325543</text:p>
          </table:table-cell>
          <table:table-cell table:style-name="ce5" table:formula="of:=[.$H$41]*[.$E$41]/[.F52]" office:value-type="float" office:value="3.48097542171048" calcext:value-type="float">
            <text:p>3,4809754217</text:p>
          </table:table-cell>
          <table:table-cell table:style-name="ce5" table:formula="of:=[.$H$41]*[.$E$41]/[.G52]" office:value-type="float" office:value="3.93789984028327" calcext:value-type="float">
            <text:p>3,9378998403</text:p>
          </table:table-cell>
          <table:table-cell table:style-name="ce5" table:formula="of:=[.$H$41]*[.$E$41]/[.H52]" office:value-type="float" office:value="4.34531443608939" calcext:value-type="float">
            <text:p>4,3453144361</text:p>
          </table:table-cell>
          <table:table-cell table:style-name="ce5" table:formula="of:=[.$H$41]*[.$E$41]/[.I52]" office:value-type="float" office:value="4.71085257347917" calcext:value-type="float">
            <text:p>4,710852573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5" table:formula="of:=[.$H$41]*[.$E$41]/[.B53]" office:value-type="float" office:value="0.919729842004743" calcext:value-type="float">
            <text:p>0,919729842</text:p>
          </table:table-cell>
          <table:table-cell table:style-name="ce5" table:formula="of:=[.$H$41]*[.$E$41]/[.C53]" office:value-type="float" office:value="1.83830686227294" calcext:value-type="float">
            <text:p>1,8383068623</text:p>
          </table:table-cell>
          <table:table-cell table:style-name="ce5" table:formula="of:=[.$H$41]*[.$E$41]/[.D53]" office:value-type="float" office:value="2.75400832250249" calcext:value-type="float">
            <text:p>2,7540083225</text:p>
          </table:table-cell>
          <table:table-cell table:style-name="ce5" table:formula="of:=[.$H$41]*[.$E$41]/[.E53]" office:value-type="float" office:value="3.66512872138435" calcext:value-type="float">
            <text:p>3,6651287214</text:p>
          </table:table-cell>
          <table:table-cell table:style-name="ce5" table:formula="of:=[.$H$41]*[.$E$41]/[.F53]" office:value-type="float" office:value="4.56999031590694" calcext:value-type="float">
            <text:p>4,5699903159</text:p>
          </table:table-cell>
          <table:table-cell table:style-name="ce5" table:formula="of:=[.$H$41]*[.$E$41]/[.G53]" office:value-type="float" office:value="5.466953285933" calcext:value-type="float">
            <text:p>5,4669532859</text:p>
          </table:table-cell>
          <table:table-cell table:style-name="ce5" table:formula="of:=[.$H$41]*[.$E$41]/[.H53]" office:value-type="float" office:value="6.35442541456507" calcext:value-type="float">
            <text:p>6,3544254146</text:p>
          </table:table-cell>
          <table:table-cell table:style-name="ce5" table:formula="of:=[.$H$41]*[.$E$41]/[.I53]" office:value-type="float" office:value="7.23087116737114" calcext:value-type="float">
            <text:p>7,230871167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5" table:formula="of:=[.$H$41]*[.$E$41]/[.B54]" office:value-type="float" office:value="0.919729842004743" calcext:value-type="float">
            <text:p>0,919729842</text:p>
          </table:table-cell>
          <table:table-cell table:style-name="ce5" table:formula="of:=[.$H$41]*[.$E$41]/[.C54]" office:value-type="float" office:value="1.76794857849276" calcext:value-type="float">
            <text:p>1,7679485785</text:p>
          </table:table-cell>
          <table:table-cell table:style-name="ce5" table:formula="of:=[.$H$41]*[.$E$41]/[.D54]" office:value-type="float" office:value="2.55194404735795" calcext:value-type="float">
            <text:p>2,5519440474</text:p>
          </table:table-cell>
          <table:table-cell table:style-name="ce5" table:formula="of:=[.$H$41]*[.$E$41]/[.E54]" office:value-type="float" office:value="3.27805702235582" calcext:value-type="float">
            <text:p>3,2780570224</text:p>
          </table:table-cell>
          <table:table-cell table:style-name="ce5" table:formula="of:=[.$H$41]*[.$E$41]/[.F54]" office:value-type="float" office:value="3.951830000418" calcext:value-type="float">
            <text:p>3,9518300004</text:p>
          </table:table-cell>
          <table:table-cell table:style-name="ce5" table:formula="of:=[.$H$41]*[.$E$41]/[.G54]" office:value-type="float" office:value="4.57812879852444" calcext:value-type="float">
            <text:p>4,5781287985</text:p>
          </table:table-cell>
          <table:table-cell table:style-name="ce5" table:formula="of:=[.$H$41]*[.$E$41]/[.H54]" office:value-type="float" office:value="5.16124258577633" calcext:value-type="float">
            <text:p>5,1612425858</text:p>
          </table:table-cell>
          <table:table-cell table:style-name="ce5" table:formula="of:=[.$H$41]*[.$E$41]/[.I54]" office:value-type="float" office:value="5.70496668429564" calcext:value-type="float">
            <text:p>5,704966684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5" table:formula="of:=[.$H$41]*[.$E$41]/[.B55]" office:value-type="float" office:value="0.999845031804135" calcext:value-type="float">
            <text:p>0,9998450318</text:p>
          </table:table-cell>
          <table:table-cell table:style-name="ce5" table:formula="of:=[.$H$41]*[.$E$41]/[.C55]" office:value-type="float" office:value="1.90166604088237" calcext:value-type="float">
            <text:p>1,9016660409</text:p>
          </table:table-cell>
          <table:table-cell table:style-name="ce5" table:formula="of:=[.$H$41]*[.$E$41]/[.D55]" office:value-type="float" office:value="2.69402689125003" calcext:value-type="float">
            <text:p>2,6940268913</text:p>
          </table:table-cell>
          <table:table-cell table:style-name="ce5" table:formula="of:=[.$H$41]*[.$E$41]/[.E55]" office:value-type="float" office:value="3.34430924431038" calcext:value-type="float">
            <text:p>3,3443092443</text:p>
          </table:table-cell>
          <table:table-cell table:style-name="ce5" table:formula="of:=[.$H$41]*[.$E$41]/[.F55]" office:value-type="float" office:value="4.04104033687505" calcext:value-type="float">
            <text:p>4,0410403369</text:p>
          </table:table-cell>
          <table:table-cell table:style-name="ce5" table:formula="of:=[.$H$41]*[.$E$41]/[.G55]" office:value-type="float" office:value="4.40840764022732" calcext:value-type="float">
            <text:p>4,4084076402</text:p>
          </table:table-cell>
          <table:table-cell table:style-name="ce5" table:formula="of:=[.$H$41]*[.$E$41]/[.H55]" office:value-type="float" office:value="4.84924840425006" calcext:value-type="float">
            <text:p>4,8492484043</text:p>
          </table:table-cell>
          <table:table-cell table:style-name="ce5" table:formula="of:=[.$H$41]*[.$E$41]/[.I55]" office:value-type="float" office:value="5.38805378250006" calcext:value-type="float">
            <text:p>5,388053782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5" table:formula="of:=[.$H$41]*[.$E$41]/[.B56]" office:value-type="float" office:value="1" calcext:value-type="float">
            <text:p>1</text:p>
          </table:table-cell>
          <table:table-cell table:style-name="ce5" table:formula="of:=[.$H$41]*[.$E$41]/[.C56]" office:value-type="float" office:value="1.83945968400949" calcext:value-type="float">
            <text:p>1,839459684</text:p>
          </table:table-cell>
          <table:table-cell table:style-name="ce5" table:formula="of:=[.$H$41]*[.$E$41]/[.D56]" office:value-type="float" office:value="2.55416620147563" calcext:value-type="float">
            <text:p>2,5541662015</text:p>
          </table:table-cell>
          <table:table-cell table:style-name="ce5" table:formula="of:=[.$H$41]*[.$E$41]/[.E56]" office:value-type="float" office:value="3.17000565799305" calcext:value-type="float">
            <text:p>3,170005658</text:p>
          </table:table-cell>
          <table:table-cell table:style-name="ce5" table:formula="of:=[.$H$41]*[.$E$41]/[.F56]" office:value-type="float" office:value="3.70616569285701" calcext:value-type="float">
            <text:p>3,7061656929</text:p>
          </table:table-cell>
          <table:table-cell table:style-name="ce5" table:formula="of:=[.$H$41]*[.$E$41]/[.G56]" office:value-type="float" office:value="4.17717050605258" calcext:value-type="float">
            <text:p>4,1771705061</text:p>
          </table:table-cell>
          <table:table-cell table:style-name="ce5" table:formula="of:=[.$H$41]*[.$E$41]/[.H56]" office:value-type="float" office:value="4.59421648033048" calcext:value-type="float">
            <text:p>4,5942164803</text:p>
          </table:table-cell>
          <table:table-cell table:style-name="ce5" table:formula="of:=[.$H$41]*[.$E$41]/[.I56]" office:value-type="float" office:value="4.96607364124502" calcext:value-type="float">
            <text:p>4,9660736412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5" table:formula="of:=[.$H$41]*[.$E$41]/[.B57]" office:value-type="float" office:value="1.04284911919356" calcext:value-type="float">
            <text:p>1,0428491192</text:p>
          </table:table-cell>
          <table:table-cell table:style-name="ce5" table:formula="of:=[.$H$41]*[.$E$41]/[.C57]" office:value-type="float" office:value="1.90166604088237" calcext:value-type="float">
            <text:p>1,9016660409</text:p>
          </table:table-cell>
          <table:table-cell table:style-name="ce5" table:formula="of:=[.$H$41]*[.$E$41]/[.D57]" office:value-type="float" office:value="2.69402689125003" calcext:value-type="float">
            <text:p>2,6940268913</text:p>
          </table:table-cell>
          <table:table-cell table:style-name="ce5" table:formula="of:=[.$H$41]*[.$E$41]/[.E57]" office:value-type="float" office:value="3.12854735758068" calcext:value-type="float">
            <text:p>3,1285473576</text:p>
          </table:table-cell>
          <table:table-cell table:style-name="ce5" table:formula="of:=[.$H$41]*[.$E$41]/[.F57]" office:value-type="float" office:value="3.73019108019235" calcext:value-type="float">
            <text:p>3,7301910802</text:p>
          </table:table-cell>
          <table:table-cell table:style-name="ce5" table:formula="of:=[.$H$41]*[.$E$41]/[.G57]" office:value-type="float" office:value="4.21673774282614" calcext:value-type="float">
            <text:p>4,2167377428</text:p>
          </table:table-cell>
          <table:table-cell table:style-name="ce5" table:formula="of:=[.$H$41]*[.$E$41]/[.H57]" office:value-type="float" office:value="4.84924840425006" calcext:value-type="float">
            <text:p>4,8492484043</text:p>
          </table:table-cell>
          <table:table-cell table:style-name="ce5" table:formula="of:=[.$H$41]*[.$E$41]/[.I57]" office:value-type="float" office:value="5.10447200447374" calcext:value-type="float">
            <text:p>5,1044720045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74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net34 async" table:style-name="ta1">
        <table:shapes>
          <draw:frame draw:z-index="0" draw:style-name="gr1" draw:text-style-name="P1" svg:width="159.99mm" svg:height="89.99mm" svg:x="1mm" svg:y="339.37mm">
            <loext:p draw:notify-on-update-of-ranges="'resnet34 async'.B61:'resnet34 async'.I61 'resnet34 async'.A62:'resnet34 async'.A62 'resnet34 async'.B62:'resnet34 async'.I62 'resnet34 async'.A63:'resnet34 async'.A63 'resnet34 async'.B63:'resnet34 async'.I63 'resnet34 async'.A64:'resnet34 async'.A64 'resnet34 async'.B64:'resnet34 async'.I64 'resnet34 async'.A65:'resnet34 async'.A65 'resnet34 async'.B65:'resnet34 async'.I65 'resnet34 async'.A66:'resnet34 async'.A66 'resnet34 async'.B66:'resnet34 async'.I66 'resnet34 async'.A67:'resnet34 async'.A67 'resnet34 async'.B67:'resnet34 async'.I6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162.77mm" svg:y="338.75mm">
            <loext:p draw:notify-on-update-of-ranges="'resnet34 async'.B69:'resnet34 async'.I69 'resnet34 async'.A70:'resnet34 async'.A70 'resnet34 async'.B70:'resnet34 async'.I70 'resnet34 async'.A71:'resnet34 async'.A71 'resnet34 async'.B71:'resnet34 async'.I71 'resnet34 async'.A72:'resnet34 async'.A72 'resnet34 async'.B72:'resnet34 async'.I72 'resnet34 async'.A73:'resnet34 async'.A73 'resnet34 async'.B73:'resnet34 async'.I73 'resnet34 async'.A74:'resnet34 async'.A74 'resnet34 async'.B74:'resnet34 async'.I74 'resnet34 async'.A75:'resnet34 async'.A75 'resnet34 async'.B75:'resnet34 async'.I75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22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jméno operace\parametr operace</text:p>
          </table:table-cell>
          <table:table-cell table:style-name="ce1" office:value-type="string" calcext:value-type="string">
            <text:p>Velikost vstupu</text:p>
          </table:table-cell>
          <table:table-cell table:style-name="ce1" office:value-type="string" calcext:value-type="string">
            <text:p>Počet vah</text:p>
          </table:table-cell>
          <table:table-cell table:style-name="ce1" office:value-type="string" calcext:value-type="string">
            <text:p>Počet operací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 convolution</text:p>
          </table:table-cell>
          <table:table-cell table:style-name="ce1" table:formula="of:=224*224" office:value-type="float" office:value="50176" calcext:value-type="float">
            <text:p>50176</text:p>
          </table:table-cell>
          <table:table-cell table:style-name="ce1" table:formula="of:=7*7*3*64" office:value-type="float" office:value="9408" calcext:value-type="float">
            <text:p>9408</text:p>
          </table:table-cell>
          <table:table-cell table:style-name="ce1" table:formula="of:=PRODUCT([.B3:.C3])/4" office:value-type="float" office:value="118013952" calcext:value-type="float">
            <text:p>1180139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4:.C4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2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64" office:value-type="float" office:value="36864" calcext:value-type="float">
            <text:p>36864</text:p>
          </table:table-cell>
          <table:table-cell table:style-name="ce1" table:formula="of:=PRODUCT([.B5:.C5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2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64" office:value-type="float" office:value="4096" calcext:value-type="float">
            <text:p>4096</text:p>
          </table:table-cell>
          <table:table-cell table:style-name="ce1" table:formula="of:=PRODUCT([.B6:.C6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3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4=layer2</text:p>
          </table:table-cell>
          <table:table-cell table:style-name="ce1"/>
          <table:table-cell table:style-name="ce1" table:formula="of:=SUM([.C4:.C6])" office:value-type="float" office:value="77824" calcext:value-type="float">
            <text:p>77824</text:p>
          </table:table-cell>
          <table:table-cell table:style-name="ce1" table:formula="of:=SUM([.D4:.D6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1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3*3*64*128" office:value-type="float" office:value="73728" calcext:value-type="float">
            <text:p>73728</text:p>
          </table:table-cell>
          <table:table-cell table:style-name="ce1" table:formula="of:=PRODUCT([.B9:.C9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0:.C1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5 convolution sc</text:p>
          </table:table-cell>
          <table:table-cell table:style-name="ce1" table:formula="of:=56*56" office:value-type="float" office:value="3136" calcext:value-type="float">
            <text:p>3136</text:p>
          </table:table-cell>
          <table:table-cell table:style-name="ce1" table:formula="of:=1*1*64*128" office:value-type="float" office:value="8192" calcext:value-type="float">
            <text:p>8192</text:p>
          </table:table-cell>
          <table:table-cell table:style-name="ce1" table:formula="of:=PRODUCT([.B11:.C11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2:.C12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2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128" office:value-type="float" office:value="147456" calcext:value-type="float">
            <text:p>147456</text:p>
          </table:table-cell>
          <table:table-cell table:style-name="ce1" table:formula="of:=PRODUCT([.B13:.C13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6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128" office:value-type="float" office:value="16384" calcext:value-type="float">
            <text:p>16384</text:p>
          </table:table-cell>
          <table:table-cell table:style-name="ce1" table:formula="of:=PRODUCT([.B14:.C14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7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8=layer6</text:p>
          </table:table-cell>
          <table:table-cell table:style-name="ce1"/>
          <table:table-cell table:style-name="ce1" table:formula="of:=SUM([.C12:.C14])" office:value-type="float" office:value="311296" calcext:value-type="float">
            <text:p>311296</text:p>
          </table:table-cell>
          <table:table-cell table:style-name="ce1" table:formula="of:=SUM([.D12:.D14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1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3*3*128*256" office:value-type="float" office:value="294912" calcext:value-type="float">
            <text:p>294912</text:p>
          </table:table-cell>
          <table:table-cell table:style-name="ce1" table:formula="of:=PRODUCT([.B17:.C17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18:.C18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9 convolution sc</text:p>
          </table:table-cell>
          <table:table-cell table:style-name="ce1" table:formula="of:=28*28" office:value-type="float" office:value="784" calcext:value-type="float">
            <text:p>784</text:p>
          </table:table-cell>
          <table:table-cell table:style-name="ce1" table:formula="of:=1*1*128*256" office:value-type="float" office:value="32768" calcext:value-type="float">
            <text:p>32768</text:p>
          </table:table-cell>
          <table:table-cell table:style-name="ce1" table:formula="of:=PRODUCT([.B19:.C19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0:.C2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2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256" office:value-type="float" office:value="589824" calcext:value-type="float">
            <text:p>589824</text:p>
          </table:table-cell>
          <table:table-cell table:style-name="ce1" table:formula="of:=PRODUCT([.B21:.C21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0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256" office:value-type="float" office:value="65536" calcext:value-type="float">
            <text:p>65536</text:p>
          </table:table-cell>
          <table:table-cell table:style-name="ce1" table:formula="of:=PRODUCT([.B22:.C2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1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2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3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4=layer10</text:p>
          </table:table-cell>
          <table:table-cell table:style-name="ce1"/>
          <table:table-cell table:style-name="ce1" table:formula="of:=SUM([.C20:.C22])" office:value-type="float" office:value="1245184" calcext:value-type="float">
            <text:p>1245184</text:p>
          </table:table-cell>
          <table:table-cell table:style-name="ce1" table:formula="of:=SUM([.D20:.D2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1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3*3*256*512" office:value-type="float" office:value="1179648" calcext:value-type="float">
            <text:p>1179648</text:p>
          </table:table-cell>
          <table:table-cell table:style-name="ce1" table:formula="of:=PRODUCT([.B27:.C27])/4" office:value-type="float" office:value="57802752" calcext:value-type="float">
            <text:p>57802752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28:.C28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5 convolution sc</text:p>
          </table:table-cell>
          <table:table-cell table:style-name="ce1" table:formula="of:=14*14" office:value-type="float" office:value="196" calcext:value-type="float">
            <text:p>196</text:p>
          </table:table-cell>
          <table:table-cell table:style-name="ce1" table:formula="of:=1*1*256*512" office:value-type="float" office:value="131072" calcext:value-type="float">
            <text:p>131072</text:p>
          </table:table-cell>
          <table:table-cell table:style-name="ce1" table:formula="of:=PRODUCT([.B29:.C29])/4" office:value-type="float" office:value="6422528" calcext:value-type="float">
            <text:p>6422528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1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0:.C30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2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3*3*512*512" office:value-type="float" office:value="2359296" calcext:value-type="float">
            <text:p>2359296</text:p>
          </table:table-cell>
          <table:table-cell table:style-name="ce1" table:formula="of:=PRODUCT([.B31:.C31])" office:value-type="float" office:value="115605504" calcext:value-type="float">
            <text:p>11560550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6 convolution sc</text:p>
          </table:table-cell>
          <table:table-cell table:style-name="ce1" table:formula="of:=7*7" office:value-type="float" office:value="49" calcext:value-type="float">
            <text:p>49</text:p>
          </table:table-cell>
          <table:table-cell table:style-name="ce1" table:formula="of:=1*1*512*512" office:value-type="float" office:value="262144" calcext:value-type="float">
            <text:p>262144</text:p>
          </table:table-cell>
          <table:table-cell table:style-name="ce1" table:formula="of:=PRODUCT([.B32:.C32])" office:value-type="float" office:value="12845056" calcext:value-type="float">
            <text:p>12845056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7=layer16</text:p>
          </table:table-cell>
          <table:table-cell table:style-name="ce1"/>
          <table:table-cell table:style-name="ce1" table:formula="of:=SUM([.C30:.C32])" office:value-type="float" office:value="4980736" calcext:value-type="float">
            <text:p>4980736</text:p>
          </table:table-cell>
          <table:table-cell table:style-name="ce1" table:formula="of:=SUM([.D30:.D32])" office:value-type="float" office:value="244056064" calcext:value-type="float">
            <text:p>2440560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layer18 fc</text:p>
          </table:table-cell>
          <table:table-cell table:style-name="ce1" office:value-type="float" office:value="512" calcext:value-type="float">
            <text:p>512</text:p>
          </table:table-cell>
          <table:table-cell table:style-name="ce1" table:formula="of:=512*256" office:value-type="float" office:value="131072" calcext:value-type="float">
            <text:p>131072</text:p>
          </table:table-cell>
          <table:table-cell table:style-name="ce1" table:formula="of:=PRODUCT([.B34:.C34])" office:value-type="float" office:value="67108864" calcext:value-type="float">
            <text:p>67108864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1"/>
          <table:table-cell table:style-name="ce1" table:formula="of:=SUM([.C3:.C34])" office:value-type="float" office:value="22312128" calcext:value-type="float">
            <text:p>22312128</text:p>
          </table:table-cell>
          <table:table-cell table:style-name="ce1" table:formula="of:=SUM([.D3:.D34])" office:value-type="float" office:value="3897344000" calcext:value-type="float">
            <text:p>3897344000</text:p>
          </table:table-cell>
          <table:table-cell table:style-name="ce1" table:number-columns-repeated="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lkový počet operací</text:p>
          </table:table-cell>
          <table:table-cell table:style-name="ce1" table:formula="of:=[.D36]*2*2" office:value-type="float" office:value="15589376000" calcext:value-type="float">
            <text:p>15589376000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Počet operací v milionech</text:p>
          </table:table-cell>
          <table:table-cell table:style-name="ce1" table:formula="of:=[.B38]/1000000" office:value-type="float" office:value="15589.376" calcext:value-type="float">
            <text:p>15589,376</text:p>
          </table:table-cell>
          <table:table-cell table:style-name="ce1" table:number-columns-repeated="7"/>
          <table:table-cell table:style-name="ce2" table:number-columns-repeated="17"/>
          <table:table-cell table:number-columns-repeated="998"/>
        </table:table-row>
        <table:table-row table:style-name="ro1" table:number-rows-repeated="10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síť\vlastnost sítě</text:p>
          </table:table-cell>
          <table:table-cell table:style-name="ce1" office:value-type="string" calcext:value-type="string">
            <text:p>Počet parametrů (mil)</text:p>
          </table:table-cell>
          <table:table-cell table:style-name="ce1" office:value-type="string" calcext:value-type="string">
            <text:p>Počet operací (mil)</text:p>
          </table:table-cell>
          <table:table-cell table:style-name="ce1" office:value-type="string" calcext:value-type="string">
            <text:p>Délka přenosu</text:p>
          </table:table-cell>
          <table:table-cell table:style-name="ce1" office:value-type="string" calcext:value-type="string">
            <text:p>Délka výpočtu (n obr)</text:p>
          </table:table-cell>
          <table:table-cell/>
          <table:table-cell table:style-name="ce1"/>
          <table:table-cell table:style-name="ce1" office:value-type="string" calcext:value-type="string">
            <text:p>Počet batchů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formula="of:=[.C36]/1000000" office:value-type="float" office:value="22.312128" calcext:value-type="float">
            <text:p>22,312128</text:p>
          </table:table-cell>
          <table:table-cell table:style-name="ce1" table:formula="of:=[.B39]" office:value-type="float" office:value="15589.376" calcext:value-type="float">
            <text:p>15589,376</text:p>
          </table:table-cell>
          <table:table-cell table:style-name="ce1" table:formula="of:=0.811119201914039" office:value-type="float" office:value="0.811119201914039" calcext:value-type="float">
            <text:p>0,8111192019</text:p>
          </table:table-cell>
          <table:table-cell table:style-name="ce2" office:value-type="float" office:value="0.820731817406312" calcext:value-type="float">
            <text:p>0,8207318174</text:p>
          </table:table-cell>
          <table:table-cell/>
          <table:table-cell table:style-name="ce1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brázků v batchi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table:formula="of:=64" office:value-type="float" office:value="64" calcext:value-type="float">
            <text:p>64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 table:number-columns-repeated="6"/>
          <table:table-cell table:style-name="ce1"/>
          <table:table-cell table:style-name="ce1" office:value-type="string" calcext:value-type="string">
            <text:p>Počet operací za sekundu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(3.63*1000000000000)" office:value-type="float" office:value="3630000000000" calcext:value-type="float">
            <text:p>3630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number-columns-repeated="2"/>
          <table:table-cell table:style-name="ce1" table:number-columns-repeated="5"/>
          <table:table-cell table:style-name="ce1" office:value-type="string" calcext:value-type="string">
            <text:p>Rychlost přenosu bity za s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 table:formula="of:=1000000000" office:value-type="float" office:value="1000000000" calcext:value-type="float">
            <text:p>1000000000</text:p>
          </table:table-cell>
          <table:table-cell table:style-name="ce1"/>
          <table:table-cell table:style-name="ce2" table:number-columns-repeated="17"/>
          <table:table-cell table:number-columns-repeated="998"/>
        </table:table-row>
        <table:table-row table:style-name="ro1" table:number-rows-repeated="2">
          <table:table-cell table:style-name="ce1" table:number-columns-repeated="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Resnet34</text:p>
          </table:table-cell>
          <table:table-cell table:style-name="ce1"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ax</text:p>
          </table:table-cell>
          <table:table-cell table:style-name="ce1" table:formula="of:=(2*[.B61]*[.$D51]+[.$E51])*([.$H51]/[.B61])" office:value-type="float" office:value="312.700188318002" calcext:value-type="float">
            <text:p>312,700188318</text:p>
          </table:table-cell>
          <table:table-cell table:style-name="ce1" table:formula="of:=(2*[.C61]*[.$D51]+[.$E51])*([.$H51]/[.C61])" office:value-type="float" office:value="260.173352003998" calcext:value-type="float">
            <text:p>260,173352004</text:p>
          </table:table-cell>
          <table:table-cell table:style-name="ce1" table:formula="of:=(2*[.D61]*[.$D51]+[.$E51])*([.$H51]/[.D61])" office:value-type="float" office:value="242.664406565997" calcext:value-type="float">
            <text:p>242,664406566</text:p>
          </table:table-cell>
          <table:table-cell table:style-name="ce1" table:formula="of:=(2*[.E61]*[.$D51]+[.$E51])*([.$H51]/[.E61])" office:value-type="float" office:value="233.909933846996" calcext:value-type="float">
            <text:p>233,909933847</text:p>
          </table:table-cell>
          <table:table-cell table:style-name="ce1" table:formula="of:=(2*[.F61]*[.$D51]+[.$E51])*([.$H51]/[.F61])" office:value-type="float" office:value="228.657250215596" calcext:value-type="float">
            <text:p>228,6572502156</text:p>
          </table:table-cell>
          <table:table-cell table:style-name="ce1" table:formula="of:=(2*[.G61]*[.$D51]+[.$E51])*([.$H51]/[.G61])" office:value-type="float" office:value="225.155461127995" calcext:value-type="float">
            <text:p>225,155461128</text:p>
          </table:table-cell>
          <table:table-cell table:style-name="ce1" table:formula="of:=(2*[.H61]*[.$D51]+[.$E51])*([.$H51]/[.H61])" office:value-type="float" office:value="222.654183208281" calcext:value-type="float">
            <text:p>222,6541832083</text:p>
          </table:table-cell>
          <table:table-cell table:style-name="ce1" table:formula="of:=(2*[.I61]*[.$D51]+[.$E51])*([.$H51]/[.I61])" office:value-type="float" office:value="220.778224768495" calcext:value-type="float">
            <text:p>220,7782247685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centrální server – výpočet min</text:p>
          </table:table-cell>
          <table:table-cell table:style-name="ce3" table:formula="of:=([.B61]-1)*[.$D51]+(2*[.$D51]+[.$E51])*([.$H51]/[.B61])" office:value-type="float" office:value="312.700188318002" calcext:value-type="float">
            <text:p>312,700188318</text:p>
          </table:table-cell>
          <table:table-cell table:style-name="ce3" table:formula="of:=([.C61]-1)*[.$D51]+(2*[.$D51]+[.$E51])*([.$H51]/[.C61])" office:value-type="float" office:value="157.161213360915" calcext:value-type="float">
            <text:p>157,1612133609</text:p>
          </table:table-cell>
          <table:table-cell table:style-name="ce3" table:formula="of:=([.D61]-1)*[.$D51]+(2*[.$D51]+[.$E51])*([.$H51]/[.D61])" office:value-type="float" office:value="105.855634509829" calcext:value-type="float">
            <text:p>105,8556345098</text:p>
          </table:table-cell>
          <table:table-cell table:style-name="ce3" table:formula="of:=([.E61]-1)*[.$D51]+(2*[.$D51]+[.$E51])*([.$H51]/[.E61])" office:value-type="float" office:value="80.6084046852426" calcext:value-type="float">
            <text:p>80,6084046852</text:p>
          </table:table-cell>
          <table:table-cell table:style-name="ce3" table:formula="of:=([.F61]-1)*[.$D51]+(2*[.$D51]+[.$E51])*([.$H51]/[.F61])" office:value-type="float" office:value="65.7845144712566" calcext:value-type="float">
            <text:p>65,7845144713</text:p>
          </table:table-cell>
          <table:table-cell table:style-name="ce3" table:formula="of:=([.G61]-1)*[.$D51]+(2*[.$D51]+[.$E51])*([.$H51]/[.G61])" office:value-type="float" office:value="56.1722940625705" calcext:value-type="float">
            <text:p>56,1722940626</text:p>
          </table:table-cell>
          <table:table-cell table:style-name="ce3" table:formula="of:=([.H61]-1)*[.$D51]+(2*[.$D51]+[.$E51])*([.$H51]/[.H61])" office:value-type="float" office:value="49.5381706854845" calcext:value-type="float">
            <text:p>49,5381706855</text:p>
          </table:table-cell>
          <table:table-cell table:style-name="ce3" table:formula="of:=([.I61]-1)*[.$D51]+(2*[.$D51]+[.$E51])*([.$H51]/[.I61])" office:value-type="float" office:value="44.7653579531485" calcext:value-type="float">
            <text:p>44,765357953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výpočet avg</text:p>
          </table:table-cell>
          <table:table-cell table:formula="of:=AVERAGE([.B62:.B63])" office:value-type="float" office:value="312.700188318002" calcext:value-type="float">
            <text:p>312,700188318</text:p>
          </table:table-cell>
          <table:table-cell table:formula="of:=AVERAGE([.C62:.C63])" office:value-type="float" office:value="208.667282682457" calcext:value-type="float">
            <text:p>208,6672826825</text:p>
          </table:table-cell>
          <table:table-cell table:formula="of:=AVERAGE([.D62:.D63])" office:value-type="float" office:value="174.260020537913" calcext:value-type="float">
            <text:p>174,2600205379</text:p>
          </table:table-cell>
          <table:table-cell table:formula="of:=AVERAGE([.E62:.E63])" office:value-type="float" office:value="157.259169266119" calcext:value-type="float">
            <text:p>157,2591692661</text:p>
          </table:table-cell>
          <table:table-cell table:formula="of:=AVERAGE([.F62:.F63])" office:value-type="float" office:value="147.220882343426" calcext:value-type="float">
            <text:p>147,2208823434</text:p>
          </table:table-cell>
          <table:table-cell table:formula="of:=AVERAGE([.G62:.G63])" office:value-type="float" office:value="140.663877595283" calcext:value-type="float">
            <text:p>140,6638775953</text:p>
          </table:table-cell>
          <table:table-cell table:formula="of:=AVERAGE([.H62:.H63])" office:value-type="float" office:value="136.096176946883" calcext:value-type="float">
            <text:p>136,0961769469</text:p>
          </table:table-cell>
          <table:table-cell table:formula="of:=AVERAGE([.I62:.I63])" office:value-type="float" office:value="132.771791360822" calcext:value-type="float">
            <text:p>132,7717913608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entrální server – naměřeno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54" calcext:value-type="float">
            <text:p>154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výpočet</text:p>
          </table:table-cell>
          <table:table-cell table:style-name="ce1" table:formula="of:=(2*[.$D51]*([.B61]-1)/[.B61]+[.$E51])*ROUNDDOWN([.$H51]/[.B61];0)" office:value-type="float" office:value="105.053672628008" calcext:value-type="float">
            <text:p>105,053672628</text:p>
          </table:table-cell>
          <table:table-cell table:style-name="ce1" table:formula="of:=(2*[.$D51]*([.C61]-1)/[.C61]+[.$E51])*ROUNDDOWN([.$H51]/[.C61];0)" office:value-type="float" office:value="104.438465236502" calcext:value-type="float">
            <text:p>104,4384652365</text:p>
          </table:table-cell>
          <table:table-cell table:style-name="ce1" table:formula="of:=(2*[.$D51]*([.D61]-1)/[.D61]+[.$E51])*ROUNDDOWN([.$H51]/[.D61];0)" office:value-type="float" office:value="79.8934116382513" calcext:value-type="float">
            <text:p>79,8934116383</text:p>
          </table:table-cell>
          <table:table-cell table:style-name="ce1" table:formula="of:=(2*[.$D51]*([.E61]-1)/[.E61]+[.$E51])*ROUNDDOWN([.$H51]/[.E61];0)" office:value-type="float" office:value="65.1971398488759" calcext:value-type="float">
            <text:p>65,1971398489</text:p>
          </table:table-cell>
          <table:table-cell table:style-name="ce1" table:formula="of:=(2*[.$D51]*([.F61]-1)/[.F61]+[.$E51])*ROUNDDOWN([.$H51]/[.F61];0)" office:value-type="float" office:value="52.9630635117194" calcext:value-type="float">
            <text:p>52,9630635117</text:p>
          </table:table-cell>
          <table:table-cell table:style-name="ce1" table:formula="of:=(2*[.$D51]*([.G61]-1)/[.G61]+[.$E51])*ROUNDDOWN([.$H51]/[.G61];0)" office:value-type="float" office:value="45.6245402325239" calcext:value-type="float">
            <text:p>45,6245402325</text:p>
          </table:table-cell>
          <table:table-cell table:style-name="ce1" table:formula="of:=(2*[.$D51]*([.H61]-1)/[.H61]+[.$E51])*ROUNDDOWN([.$H51]/[.H61];0)" office:value-type="float" office:value="39.8019938009468" calcext:value-type="float">
            <text:p>39,8019938009</text:p>
          </table:table-cell>
          <table:table-cell table:style-name="ce1" table:formula="of:=(2*[.$D51]*([.I61]-1)/[.I61]+[.$E51])*ROUNDDOWN([.$H51]/[.I61];0)" office:value-type="float" office:value="35.8430467320941" calcext:value-type="float">
            <text:p>35,8430467321</text:p>
          </table:table-cell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 office:value-type="string" calcext:value-type="string">
            <text:p>distribuovaný server – naměřeno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3" calcext:value-type="float">
            <text:p>53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1" office:value-type="string" calcext:value-type="string">
            <text:p>typ serveru a způsob získání času\počet výpočetních jednote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ax</text:p>
          </table:table-cell>
          <table:table-cell table:style-name="ce1" table:formula="of:=[.$H$51]*[.$E$51]/[.B62]" office:value-type="float" office:value="0.335956537772127" calcext:value-type="float">
            <text:p>0,3359565378</text:p>
          </table:table-cell>
          <table:table-cell table:style-name="ce1" table:formula="of:=[.$H$51]*[.$E$51]/[.C62]" office:value-type="float" office:value="0.403783369122267" calcext:value-type="float">
            <text:p>0,4037833691</text:p>
          </table:table-cell>
          <table:table-cell table:style-name="ce1" table:formula="of:=[.$H$51]*[.$E$51]/[.D62]" office:value-type="float" office:value="0.432917518125745" calcext:value-type="float">
            <text:p>0,4329175181</text:p>
          </table:table-cell>
          <table:table-cell table:style-name="ce1" table:formula="of:=[.$H$51]*[.$E$51]/[.E62]" office:value-type="float" office:value="0.449120184424169" calcext:value-type="float">
            <text:p>0,4491201844</text:p>
          </table:table-cell>
          <table:table-cell table:style-name="ce1" table:formula="of:=[.$H$51]*[.$E$51]/[.F62]" office:value-type="float" office:value="0.459437312960579" calcext:value-type="float">
            <text:p>0,459437313</text:p>
          </table:table-cell>
          <table:table-cell table:style-name="ce1" table:formula="of:=[.$H$51]*[.$E$51]/[.G62]" office:value-type="float" office:value="0.46658283170972" calcext:value-type="float">
            <text:p>0,4665828317</text:p>
          </table:table-cell>
          <table:table-cell table:style-name="ce1" table:formula="of:=[.$H$51]*[.$E$51]/[.H62]" office:value-type="float" office:value="0.471824383060147" calcext:value-type="float">
            <text:p>0,4718243831</text:p>
          </table:table-cell>
          <table:table-cell table:style-name="ce1" table:formula="of:=[.$H$51]*[.$E$51]/[.I62]" office:value-type="float" office:value="0.475833487374789" calcext:value-type="float">
            <text:p>0,475833487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min</text:p>
          </table:table-cell>
          <table:table-cell table:style-name="ce1" table:formula="of:=[.$H$51]*[.$E$51]/[.B63]" office:value-type="float" office:value="0.335956537772127" calcext:value-type="float">
            <text:p>0,3359565378</text:p>
          </table:table-cell>
          <table:table-cell table:style-name="ce1" table:formula="of:=[.$H$51]*[.$E$51]/[.C63]" office:value-type="float" office:value="0.668445288639736" calcext:value-type="float">
            <text:p>0,6684452886</text:p>
          </table:table-cell>
          <table:table-cell table:style-name="ce1" table:formula="of:=[.$H$51]*[.$E$51]/[.D63]" office:value-type="float" office:value="0.992424003828097" calcext:value-type="float">
            <text:p>0,9924240038</text:p>
          </table:table-cell>
          <table:table-cell table:style-name="ce1" table:formula="of:=[.$H$51]*[.$E$51]/[.E63]" office:value-type="float" office:value="1.30325954270176" calcext:value-type="float">
            <text:p>1,3032595427</text:p>
          </table:table-cell>
          <table:table-cell table:style-name="ce1" table:formula="of:=[.$H$51]*[.$E$51]/[.F63]" office:value-type="float" office:value="1.59693620105548" calcext:value-type="float">
            <text:p>1,5969362011</text:p>
          </table:table-cell>
          <table:table-cell table:style-name="ce1" table:formula="of:=[.$H$51]*[.$E$51]/[.G63]" office:value-type="float" office:value="1.87020441983353" calcext:value-type="float">
            <text:p>1,8702044198</text:p>
          </table:table-cell>
          <table:table-cell table:style-name="ce1" table:formula="of:=[.$H$51]*[.$E$51]/[.H63]" office:value-type="float" office:value="2.12066112200607" calcext:value-type="float">
            <text:p>2,120661122</text:p>
          </table:table-cell>
          <table:table-cell table:style-name="ce1" table:formula="of:=[.$H$51]*[.$E$51]/[.I63]" office:value-type="float" office:value="2.34676270740328" calcext:value-type="float">
            <text:p>2,346762707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výpočet avg</text:p>
          </table:table-cell>
          <table:table-cell table:style-name="ce1" table:formula="of:=[.$H$51]*[.$E$51]/[.B64]" office:value-type="float" office:value="0.335956537772127" calcext:value-type="float">
            <text:p>0,3359565378</text:p>
          </table:table-cell>
          <table:table-cell table:style-name="ce1" table:formula="of:=[.$H$51]*[.$E$51]/[.C64]" office:value-type="float" office:value="0.503450618983118" calcext:value-type="float">
            <text:p>0,503450619</text:p>
          </table:table-cell>
          <table:table-cell table:style-name="ce1" table:formula="of:=[.$H$51]*[.$E$51]/[.D64]" office:value-type="float" office:value="0.602855848999238" calcext:value-type="float">
            <text:p>0,602855849</text:p>
          </table:table-cell>
          <table:table-cell table:style-name="ce1" table:formula="of:=[.$H$51]*[.$E$51]/[.E64]" office:value-type="float" office:value="0.668028917603097" calcext:value-type="float">
            <text:p>0,6680289176</text:p>
          </table:table-cell>
          <table:table-cell table:style-name="ce1" table:formula="of:=[.$H$51]*[.$E$51]/[.F64]" office:value-type="float" office:value="0.713578610288087" calcext:value-type="float">
            <text:p>0,7135786103</text:p>
          </table:table-cell>
          <table:table-cell table:style-name="ce1" table:formula="of:=[.$H$51]*[.$E$51]/[.G64]" office:value-type="float" office:value="0.746841864620479" calcext:value-type="float">
            <text:p>0,7468418646</text:p>
          </table:table-cell>
          <table:table-cell table:style-name="ce1" table:formula="of:=[.$H$51]*[.$E$51]/[.H64]" office:value-type="float" office:value="0.77190759494302" calcext:value-type="float">
            <text:p>0,7719075949</text:p>
          </table:table-cell>
          <table:table-cell table:style-name="ce1" table:formula="of:=[.$H$51]*[.$E$51]/[.I64]" office:value-type="float" office:value="0.791234881681405" calcext:value-type="float">
            <text:p>0,7912348817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centrální server – naměřeno</text:p>
          </table:table-cell>
          <table:table-cell table:style-name="ce1" table:formula="of:=[.$H$51]*[.$E$51]/[.B65]" office:value-type="float" office:value="0.441401985831966" calcext:value-type="float">
            <text:p>0,4414019858</text:p>
          </table:table-cell>
          <table:table-cell table:style-name="ce1" table:formula="of:=[.$H$51]*[.$E$51]/[.C65]" office:value-type="float" office:value="0.607246662589641" calcext:value-type="float">
            <text:p>0,6072466626</text:p>
          </table:table-cell>
          <table:table-cell table:style-name="ce1" table:formula="of:=[.$H$51]*[.$E$51]/[.D65]" office:value-type="float" office:value="0.614348962736889" calcext:value-type="float">
            <text:p>0,6143489627</text:p>
          </table:table-cell>
          <table:table-cell table:style-name="ce1" table:formula="of:=[.$H$51]*[.$E$51]/[.E65]" office:value-type="float" office:value="0.652507283403776" calcext:value-type="float">
            <text:p>0,6525072834</text:p>
          </table:table-cell>
          <table:table-cell table:style-name="ce1" table:formula="of:=[.$H$51]*[.$E$51]/[.F65]" office:value-type="float" office:value="0.700357817520053" calcext:value-type="float">
            <text:p>0,7003578175</text:p>
          </table:table-cell>
          <table:table-cell table:style-name="ce1" table:formula="of:=[.$H$51]*[.$E$51]/[.G65]" office:value-type="float" office:value="0.691142583079" calcext:value-type="float">
            <text:p>0,6911425831</text:p>
          </table:table-cell>
          <table:table-cell table:style-name="ce1" table:formula="of:=[.$H$51]*[.$E$51]/[.H65]" office:value-type="float" office:value="0.714650834204136" calcext:value-type="float">
            <text:p>0,7146508342</text:p>
          </table:table-cell>
          <table:table-cell table:style-name="ce1" table:formula="of:=[.$H$51]*[.$E$51]/[.I65]" office:value-type="float" office:value="0.682166705376675" calcext:value-type="float">
            <text:p>0,6821667054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výpočet</text:p>
          </table:table-cell>
          <table:table-cell table:style-name="ce1" table:formula="of:=[.$H$51]*[.$E$51]/[.B66]" office:value-type="float" office:value="1" calcext:value-type="float">
            <text:p>1</text:p>
          </table:table-cell>
          <table:table-cell table:style-name="ce1" table:formula="of:=[.$H$51]*[.$E$51]/[.C66]" office:value-type="float" office:value="1.00589062076039" calcext:value-type="float">
            <text:p>1,0058906208</text:p>
          </table:table-cell>
          <table:table-cell table:style-name="ce1" table:formula="of:=[.$H$51]*[.$E$51]/[.D66]" office:value-type="float" office:value="1.31492285125687" calcext:value-type="float">
            <text:p>1,3149228513</text:p>
          </table:table-cell>
          <table:table-cell table:style-name="ce1" table:formula="of:=[.$H$51]*[.$E$51]/[.E66]" office:value-type="float" office:value="1.61132333215104" calcext:value-type="float">
            <text:p>1,6113233322</text:p>
          </table:table-cell>
          <table:table-cell table:style-name="ce1" table:formula="of:=[.$H$51]*[.$E$51]/[.F66]" office:value-type="float" office:value="1.98352711611484" calcext:value-type="float">
            <text:p>1,9835271161</text:p>
          </table:table-cell>
          <table:table-cell table:style-name="ce1" table:formula="of:=[.$H$51]*[.$E$51]/[.G66]" office:value-type="float" office:value="2.30256945259296" calcext:value-type="float">
            <text:p>2,3025694526</text:p>
          </table:table-cell>
          <table:table-cell table:style-name="ce1" table:formula="of:=[.$H$51]*[.$E$51]/[.H66]" office:value-type="float" office:value="2.63940729083549" calcext:value-type="float">
            <text:p>2,6394072908</text:p>
          </table:table-cell>
          <table:table-cell table:style-name="ce1" table:formula="of:=[.$H$51]*[.$E$51]/[.I66]" office:value-type="float" office:value="2.93093590545533" calcext:value-type="float">
            <text:p>2,9309359055</text:p>
          </table:table-cell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1" office:value-type="string" calcext:value-type="string">
            <text:p>distribuovaný server – naměřeno</text:p>
          </table:table-cell>
          <table:table-cell table:style-name="ce1" table:formula="of:=[.$H$51]*[.$E$51]/[.B67]" office:value-type="float" office:value="0.991072383283094" calcext:value-type="float">
            <text:p>0,9910723833</text:p>
          </table:table-cell>
          <table:table-cell table:style-name="ce1" table:formula="of:=[.$H$51]*[.$E$51]/[.C67]" office:value-type="float" office:value="0.840429381024063" calcext:value-type="float">
            <text:p>0,840429381</text:p>
          </table:table-cell>
          <table:table-cell table:style-name="ce1" table:formula="of:=[.$H$51]*[.$E$51]/[.D67]" office:value-type="float" office:value="0.991072383283094" calcext:value-type="float">
            <text:p>0,9910723833</text:p>
          </table:table-cell>
          <table:table-cell table:style-name="ce1" table:formula="of:=[.$H$51]*[.$E$51]/[.E67]" office:value-type="float" office:value="1.20751347848285" calcext:value-type="float">
            <text:p>1,2075134785</text:p>
          </table:table-cell>
          <table:table-cell table:style-name="ce1" table:formula="of:=[.$H$51]*[.$E$51]/[.F67]" office:value-type="float" office:value="1.45907878650011" calcext:value-type="float">
            <text:p>1,4590787865</text:p>
          </table:table-cell>
          <table:table-cell table:style-name="ce1" table:formula="of:=[.$H$51]*[.$E$51]/[.G67]" office:value-type="float" office:value="1.66751861314298" calcext:value-type="float">
            <text:p>1,6675186131</text:p>
          </table:table-cell>
          <table:table-cell table:style-name="ce1" table:formula="of:=[.$H$51]*[.$E$51]/[.H67]" office:value-type="float" office:value="1.87595843978586" calcext:value-type="float">
            <text:p>1,8759584398</text:p>
          </table:table-cell>
          <table:table-cell table:style-name="ce1" table:formula="of:=[.$H$51]*[.$E$51]/[.I67]" office:value-type="float" office:value="1.98214476656619" calcext:value-type="float">
            <text:p>1,9821447666</text:p>
          </table:table-cell>
          <table:table-cell table:style-name="ce2" table:number-columns-repeated="17"/>
          <table:table-cell table:number-columns-repeated="998"/>
        </table:table-row>
        <table:table-row table:style-name="ro2" table:number-rows-repeated="931">
          <table:table-cell table:style-name="ce2" table:number-columns-repeated="26"/>
          <table:table-cell table:number-columns-repeated="998"/>
        </table:table-row>
        <table:table-row table:style-name="ro3" table:number-rows-repeated="104756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ZYSong18030" style:font-family-asian="ZYSong18030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.00.0000</text:date>, <text:time style:data-style-name="N2" text:time-value="14:52:29.338455043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Resnet34" style:display-name="PageStyle_Resnet3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ooglenet" style:display-name="PageStyle_googlen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duration>PT5H19M54S</meta:editing-duration>
    <meta:editing-cycles>27</meta:editing-cycles>
    <meta:creation-date>2017-04-11T18:30:40.773385867</meta:creation-date>
    <dc:date>2017-05-16T16:55:08.917459110</dc:date>
    <meta:document-statistic meta:table-count="11" meta:cell-count="3354" meta:object-count="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348cm" svg:height="9.09cm" xlink:href=".." xlink:type="simple" chart:class="chart:line" chart:style-name="ch1">
        <chart:legend chart:legend-position="end" svg:x="10.241cm" svg:y="2.802cm" style:legend-expansion="high" chart:style-name="ch2"/>
        <chart:plot-area chart:style-name="ch3" table:cell-range-address="'squeezenet bnumber'.A51:'squeezenet bnumber'.I57" chart:data-source-has-labels="both" svg:x="1.337cm" svg:y="0.181cm" svg:width="8.578cm" svg:height="7.747cm">
          <chartooo:coordinate-region svg:x="1.958cm" svg:y="0.38cm" svg:width="7.677cm" svg:height="6.901cm"/>
          <chart:axis chart:dimension="x" chart:name="primary-x" chart:style-name="ch4" chartooo:axis-type="auto">
            <chartooo:date-scale/>
            <chart:title svg:x="3.664cm" svg:y="8.109cm" chart:style-name="ch5">
              <text:p>Počet pracovních jednotek</text:p>
            </chart:title>
            <chart:categories table:cell-range-address="'squeezenet bnumber'.B51:'squeezenet bnumber'.I51"/>
          </chart:axis>
          <chart:axis chart:dimension="y" chart:name="primary-y" chart:style-name="ch4">
            <chart:title svg:x="0.451cm" svg:y="5.474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squeezenet bnumber'.B52:'squeezenet bnumber'.I52" chart:label-cell-address="'squeezenet bnumber'.A52:'squeezenet bnumber'.A52" chart:class="chart:line">
            <chart:data-point chart:repeated="8"/>
          </chart:series>
          <chart:series chart:style-name="ch9" chart:values-cell-range-address="'squeezenet bnumber'.B53:'squeezenet bnumber'.I53" chart:label-cell-address="'squeezenet bnumber'.A53:'squeezenet bnumber'.A53" chart:class="chart:line">
            <chart:data-point chart:repeated="8"/>
          </chart:series>
          <chart:series chart:style-name="ch10" chart:values-cell-range-address="'squeezenet bnumber'.B54:'squeezenet bnumber'.I54" chart:label-cell-address="'squeezenet bnumber'.A54:'squeezenet bnumber'.A54" chart:class="chart:line">
            <chart:data-point chart:repeated="8"/>
          </chart:series>
          <chart:series chart:style-name="ch11" chart:values-cell-range-address="'squeezenet bnumber'.B55:'squeezenet bnumber'.I55" chart:label-cell-address="'squeezenet bnumber'.A55:'squeezenet bnumber'.A55" chart:class="chart:line">
            <chart:data-point chart:repeated="8"/>
          </chart:series>
          <chart:series chart:style-name="ch12" chart:values-cell-range-address="'squeezenet bnumber'.B56:'squeezenet bnumber'.I56" chart:label-cell-address="'squeezenet bnumber'.A56:'squeezenet bnumber'.A56" chart:class="chart:line">
            <chart:data-point chart:repeated="8"/>
          </chart:series>
          <chart:series chart:style-name="ch13" chart:values-cell-range-address="'squeezenet bnumber'.B57:'squeezenet bnumber'.I57" chart:label-cell-address="'squeezenet bnumber'.A57:'squeezenet bnumber'.A5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bnumber'.B51:'squeezenet bnumber'.I5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bnumber'.A52:'squeezenet bnumber'.A52</svg:desc>
                </draw:g>
              </table:table-cell>
              <table:table-cell office:value-type="float" office:value="106.273232295165">
                <text:p>106.273232295165</text:p>
                <draw:g>
                  <svg:desc>'squeezenet bnumber'.B52:'squeezenet bnumber'.I52</svg:desc>
                </draw:g>
              </table:table-cell>
              <table:table-cell office:value-type="float" office:value="57.8468766956642">
                <text:p>57.8468766956642</text:p>
              </table:table-cell>
              <table:table-cell office:value-type="float" office:value="41.1114568630546">
                <text:p>41.1114568630546</text:p>
              </table:table-cell>
              <table:table-cell office:value-type="float" office:value="33.7328915604139">
                <text:p>33.7328915604139</text:p>
              </table:table-cell>
              <table:table-cell office:value-type="float" office:value="28.2967692322654">
                <text:p>28.2967692322654</text:p>
              </table:table-cell>
              <table:table-cell office:value-type="float" office:value="25.3982458656091">
                <text:p>25.3982458656091</text:p>
              </table:table-cell>
              <table:table-cell office:value-type="float" office:value="23.1912891191169">
                <text:p>23.1912891191169</text:p>
              </table:table-cell>
              <table:table-cell office:value-type="float" office:value="21.8742843217887">
                <text:p>21.8742843217887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bnumber'.A53:'squeezenet bnumber'.A53</svg:desc>
                </draw:g>
              </table:table-cell>
              <table:table-cell office:value-type="float" office:value="102.007947721665">
                <text:p>102.007947721665</text:p>
                <draw:g>
                  <svg:desc>'squeezenet bnumber'.B53:'squeezenet bnumber'.I53</svg:desc>
                </draw:g>
              </table:table-cell>
              <table:table-cell office:value-type="float" office:value="53.5485279006644">
                <text:p>53.5485279006644</text:p>
              </table:table-cell>
              <table:table-cell office:value-type="float" office:value="36.8461722895548">
                <text:p>36.8461722895548</text:p>
              </table:table-cell>
              <table:table-cell office:value-type="float" office:value="29.3684143224141">
                <text:p>29.3684143224141</text:p>
              </table:table-cell>
              <table:table-cell office:value-type="float" office:value="23.9984204372656">
                <text:p>23.9984204372656</text:p>
              </table:table-cell>
              <table:table-cell office:value-type="float" office:value="21.0337686276093">
                <text:p>21.0337686276093</text:p>
              </table:table-cell>
              <table:table-cell office:value-type="float" office:value="18.7937476596171">
                <text:p>18.7937476596171</text:p>
              </table:table-cell>
              <table:table-cell office:value-type="float" office:value="17.377550197789">
                <text:p>17.377550197789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bnumber'.A54:'squeezenet bnumber'.A54</svg:desc>
                </draw:g>
              </table:table-cell>
              <table:table-cell office:value-type="float" office:value="104.140590008415">
                <text:p>104.140590008415</text:p>
                <draw:g>
                  <svg:desc>'squeezenet bnumber'.B54:'squeezenet bnumber'.I54</svg:desc>
                </draw:g>
              </table:table-cell>
              <table:table-cell office:value-type="float" office:value="55.6977022981643">
                <text:p>55.6977022981643</text:p>
              </table:table-cell>
              <table:table-cell office:value-type="float" office:value="38.9788145763047">
                <text:p>38.9788145763047</text:p>
              </table:table-cell>
              <table:table-cell office:value-type="float" office:value="31.550652941414">
                <text:p>31.550652941414</text:p>
              </table:table-cell>
              <table:table-cell office:value-type="float" office:value="26.1475948347655">
                <text:p>26.1475948347655</text:p>
              </table:table-cell>
              <table:table-cell office:value-type="float" office:value="23.2160072466092">
                <text:p>23.2160072466092</text:p>
              </table:table-cell>
              <table:table-cell office:value-type="float" office:value="20.992518389367">
                <text:p>20.992518389367</text:p>
              </table:table-cell>
              <table:table-cell office:value-type="float" office:value="19.6259172597889">
                <text:p>19.6259172597889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bnumber'.A55:'squeezenet bnumber'.A55</svg:desc>
                </draw:g>
              </table:table-cell>
              <table:table-cell office:value-type="float" office:value="98">
                <text:p>98</text:p>
                <draw:g>
                  <svg:desc>'squeezenet bnumber'.B55:'squeezenet bnumber'.I55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bnumber'.A56:'squeezenet bnumber'.A56</svg:desc>
                </draw:g>
              </table:table-cell>
              <table:table-cell office:value-type="float" office:value="97.7426631481652">
                <text:p>97.7426631481652</text:p>
                <draw:g>
                  <svg:desc>'squeezenet bnumber'.B56:'squeezenet bnumber'.I56</svg:desc>
                </draw:g>
              </table:table-cell>
              <table:table-cell office:value-type="float" office:value="51.3993535031645">
                <text:p>51.3993535031645</text:p>
              </table:table-cell>
              <table:table-cell office:value-type="float" office:value="34.4765697487216">
                <text:p>34.4765697487216</text:p>
              </table:table-cell>
              <table:table-cell office:value-type="float" office:value="26.6406160486643">
                <text:p>26.6406160486643</text:p>
              </table:table-cell>
              <table:table-cell office:value-type="float" office:value="21.0755432566658">
                <text:p>21.0755432566658</text:p>
              </table:table-cell>
              <table:table-cell office:value-type="float" office:value="17.8816461779428">
                <text:p>17.8816461779428</text:p>
              </table:table-cell>
              <table:table-cell office:value-type="float" office:value="15.4731551289744">
                <text:p>15.4731551289744</text:p>
              </table:table-cell>
              <table:table-cell office:value-type="float" office:value="13.8644766634142">
                <text:p>13.8644766634142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bnumber'.A57:'squeezenet bnumber'.A57</svg:desc>
                </draw:g>
              </table:table-cell>
              <table:table-cell office:value-type="float" office:value="95">
                <text:p>95</text:p>
                <draw:g>
                  <svg:desc>'squeezenet bnumber'.B57:'squeezenet bnumber'.I57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679cm" svg:height="9.002cm" xlink:href=".." xlink:type="simple" chart:class="chart:line" chart:style-name="ch1">
        <chart:legend chart:legend-position="end" svg:x="10.334cm" svg:y="2.758cm" style:legend-expansion="high" chart:style-name="ch2"/>
        <chart:plot-area chart:style-name="ch3" table:cell-range-address="'resnet34 bnumber'.A61:'resnet34 bnumber'.I67" chart:data-source-has-labels="both" svg:x="1.344cm" svg:y="0.18cm" svg:width="8.657cm" svg:height="7.661cm">
          <chartooo:coordinate-region svg:x="2.151cm" svg:y="0.379cm" svg:width="7.756cm" svg:height="6.815cm"/>
          <chart:axis chart:dimension="x" chart:name="primary-x" chart:style-name="ch4" chartooo:axis-type="auto">
            <chartooo:date-scale/>
            <chart:title svg:x="3.71cm" svg:y="8.021cm" chart:style-name="ch5">
              <text:p>Počet pracovních jednotek</text:p>
            </chart:title>
            <chart:categories table:cell-range-address="'resnet34 bnumber'.B61:'resnet34 bnumber'.I61"/>
          </chart:axis>
          <chart:axis chart:dimension="y" chart:name="primary-y" chart:style-name="ch4">
            <chart:title svg:x="0.451cm" svg:y="5.43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resnet34 bnumber'.B62:'resnet34 bnumber'.I62" chart:label-cell-address="'resnet34 bnumber'.A62:'resnet34 bnumber'.A62" chart:class="chart:line">
            <chart:data-point chart:repeated="8"/>
          </chart:series>
          <chart:series chart:style-name="ch9" chart:values-cell-range-address="'resnet34 bnumber'.B63:'resnet34 bnumber'.I63" chart:label-cell-address="'resnet34 bnumber'.A63:'resnet34 bnumber'.A63" chart:class="chart:line">
            <chart:data-point chart:repeated="8"/>
          </chart:series>
          <chart:series chart:style-name="ch10" chart:values-cell-range-address="'resnet34 bnumber'.B64:'resnet34 bnumber'.I64" chart:label-cell-address="'resnet34 bnumber'.A64:'resnet34 bnumber'.A64" chart:class="chart:line">
            <chart:data-point chart:repeated="8"/>
          </chart:series>
          <chart:series chart:style-name="ch11" chart:values-cell-range-address="'resnet34 bnumber'.B65:'resnet34 bnumber'.I65" chart:label-cell-address="'resnet34 bnumber'.A65:'resnet34 bnumber'.A65" chart:class="chart:line">
            <chart:data-point chart:repeated="8"/>
          </chart:series>
          <chart:series chart:style-name="ch12" chart:values-cell-range-address="'resnet34 bnumber'.B66:'resnet34 bnumber'.I66" chart:label-cell-address="'resnet34 bnumber'.A66:'resnet34 bnumber'.A66" chart:class="chart:line">
            <chart:data-point chart:repeated="8"/>
          </chart:series>
          <chart:series chart:style-name="ch13" chart:values-cell-range-address="'resnet34 bnumber'.B67:'resnet34 bnumber'.I67" chart:label-cell-address="'resnet34 bnumber'.A67:'resnet34 bnumber'.A6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bnumber'.B61:'resnet34 bnumber'.I6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bnumber'.A62:'resnet34 bnumber'.A62</svg:desc>
                </draw:g>
              </table:table-cell>
              <table:table-cell office:value-type="float" office:value="315.143158539236">
                <text:p>315.143158539236</text:p>
                <draw:g>
                  <svg:desc>'resnet34 bnumber'.B62:'resnet34 bnumber'.I62</svg:desc>
                </draw:g>
              </table:table-cell>
              <table:table-cell office:value-type="float" office:value="264.23856062906">
                <text:p>264.23856062906</text:p>
              </table:table-cell>
              <table:table-cell office:value-type="float" office:value="244.560222242293">
                <text:p>244.560222242293</text:p>
              </table:table-cell>
              <table:table-cell office:value-type="float" office:value="241.219619279715">
                <text:p>241.219619279715</text:p>
              </table:table-cell>
              <table:table-cell office:value-type="float" office:value="232.230019750214">
                <text:p>232.230019750214</text:p>
              </table:table-cell>
              <table:table-cell office:value-type="float" office:value="232.191569288245">
                <text:p>232.191569288245</text:p>
              </table:table-cell>
              <table:table-cell office:value-type="float" office:value="231.351612239854">
                <text:p>231.351612239854</text:p>
              </table:table-cell>
              <table:table-cell office:value-type="float" office:value="234.576863816526">
                <text:p>234.576863816526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bnumber'.A63:'resnet34 bnumber'.A63</svg:desc>
                </draw:g>
              </table:table-cell>
              <table:table-cell office:value-type="float" office:value="210.508781492325">
                <text:p>210.508781492325</text:p>
                <draw:g>
                  <svg:desc>'resnet34 bnumber'.B63:'resnet34 bnumber'.I63</svg:desc>
                </draw:g>
              </table:table-cell>
              <table:table-cell office:value-type="float" office:value="158.793064380235">
                <text:p>158.793064380235</text:p>
              </table:table-cell>
              <table:table-cell office:value-type="float" office:value="139.925845195382">
                <text:p>139.925845195382</text:p>
              </table:table-cell>
              <table:table-cell office:value-type="float" office:value="134.151884627061">
                <text:p>134.151884627061</text:p>
              </table:table-cell>
              <table:table-cell office:value-type="float" office:value="126.784523501389">
                <text:p>126.784523501389</text:p>
              </table:table-cell>
              <table:table-cell office:value-type="float" office:value="125.123834635592">
                <text:p>125.123834635592</text:p>
              </table:table-cell>
              <table:table-cell office:value-type="float" office:value="123.472758385287">
                <text:p>123.472758385287</text:p>
              </table:table-cell>
              <table:table-cell office:value-type="float" office:value="124.264652356217">
                <text:p>124.264652356217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bnumber'.A64:'resnet34 bnumber'.A64</svg:desc>
                </draw:g>
              </table:table-cell>
              <table:table-cell office:value-type="float" office:value="262.82597001578">
                <text:p>262.82597001578</text:p>
                <draw:g>
                  <svg:desc>'resnet34 bnumber'.B64:'resnet34 bnumber'.I64</svg:desc>
                </draw:g>
              </table:table-cell>
              <table:table-cell office:value-type="float" office:value="211.515812504647">
                <text:p>211.515812504647</text:p>
              </table:table-cell>
              <table:table-cell office:value-type="float" office:value="192.243033718838">
                <text:p>192.243033718838</text:p>
              </table:table-cell>
              <table:table-cell office:value-type="float" office:value="187.685751953388">
                <text:p>187.685751953388</text:p>
              </table:table-cell>
              <table:table-cell office:value-type="float" office:value="179.507271625802">
                <text:p>179.507271625802</text:p>
              </table:table-cell>
              <table:table-cell office:value-type="float" office:value="178.657701961919">
                <text:p>178.657701961919</text:p>
              </table:table-cell>
              <table:table-cell office:value-type="float" office:value="177.412185312571">
                <text:p>177.412185312571</text:p>
              </table:table-cell>
              <table:table-cell office:value-type="float" office:value="179.420758086372">
                <text:p>179.420758086372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bnumber'.A65:'resnet34 bnumber'.A65</svg:desc>
                </draw:g>
              </table:table-cell>
              <table:table-cell office:value-type="float" office:value="233">
                <text:p>233</text:p>
                <draw:g>
                  <svg:desc>'resnet34 bnumber'.B65:'resnet34 bnumber'.I65</svg:desc>
                </draw:g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197">
                <text:p>197</text:p>
              </table:table-cell>
              <table:table-cell office:value-type="float" office:value="189">
                <text:p>189</text:p>
              </table:table-cell>
              <table:table-cell office:value-type="float" office:value="194">
                <text:p>194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distribuovaný server – výpočet A</text:p>
                <draw:g>
                  <svg:desc>'resnet34 bnumber'.A66:'resnet34 bnumber'.A66</svg:desc>
                </draw:g>
              </table:table-cell>
              <table:table-cell office:value-type="float" office:value="105.053672628008">
                <text:p>105.053672628008</text:p>
                <draw:g>
                  <svg:desc>'resnet34 bnumber'.B66:'resnet34 bnumber'.I66</svg:desc>
                </draw:g>
              </table:table-cell>
              <table:table-cell office:value-type="float" office:value="104.438465236502">
                <text:p>104.438465236502</text:p>
              </table:table-cell>
              <table:table-cell office:value-type="float" office:value="79.8934116382513">
                <text:p>79.8934116382513</text:p>
              </table:table-cell>
              <table:table-cell office:value-type="float" office:value="65.1971398488759">
                <text:p>65.1971398488759</text:p>
              </table:table-cell>
              <table:table-cell office:value-type="float" office:value="52.9630635117194">
                <text:p>52.9630635117194</text:p>
              </table:table-cell>
              <table:table-cell office:value-type="float" office:value="45.6245402325239">
                <text:p>45.6245402325239</text:p>
              </table:table-cell>
              <table:table-cell office:value-type="float" office:value="39.8019938009468">
                <text:p>39.8019938009468</text:p>
              </table:table-cell>
              <table:table-cell office:value-type="float" office:value="35.8430467320941">
                <text:p>35.8430467320941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bnumber'.A67:'resnet34 bnumber'.A67</svg:desc>
                </draw:g>
              </table:table-cell>
              <table:table-cell office:value-type="float" office:value="126">
                <text:p>126</text:p>
                <draw:g>
                  <svg:desc>'resnet34 bnumber'.B67:'resnet34 bnumber'.I67</svg:desc>
                </draw:g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  <table:table-cell office:value-type="float" office:value="77">
                <text:p>77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44cm" svg:height="9.191cm" xlink:href=".." xlink:type="simple" chart:class="chart:line" chart:style-name="ch1">
        <chart:title svg:x="3.173cm" svg:y="0.319cm" chart:style-name="ch2">
          <text:p>Závislost délky trénování na počtu pracobních jednotek</text:p>
        </chart:title>
        <chart:legend chart:legend-position="end" svg:x="11.095cm" svg:y="3.051cm" style:legend-expansion="high" chart:style-name="ch3"/>
        <chart:plot-area chart:style-name="ch4" table:cell-range-address="'googlenet bnumber'.B81:'googlenet bnumber'.I87 'googlenet bnumber'.A82:'googlenet bnumber'.A87" chart:data-source-has-labels="both" svg:x="1.359cm" svg:y="1.281cm" svg:width="9.388cm" svg:height="6.746cm">
          <chartooo:coordinate-region svg:x="1.98cm" svg:y="1.48cm" svg:width="8.487cm" svg:height="5.9cm"/>
          <chart:axis chart:dimension="x" chart:name="primary-x" chart:style-name="ch5" chartooo:axis-type="auto">
            <chartooo:date-scale/>
            <chart:title svg:x="4.091cm" svg:y="8.21cm" chart:style-name="ch6">
              <text:p>Počet pracovních jednotek</text:p>
            </chart:title>
            <chart:categories table:cell-range-address="'googlenet bnumber'.B81:'googlenet bnumber'.I81"/>
          </chart:axis>
          <chart:axis chart:dimension="y" chart:name="primary-y" chart:style-name="ch5">
            <chart:title svg:x="0.451cm" svg:y="6.074cm" chart:style-name="ch7">
              <text:p>Délka trénování (s)</text:p>
            </chart:title>
            <chart:grid chart:style-name="ch8" chart:class="major"/>
          </chart:axis>
          <chart:series chart:style-name="ch9" chart:values-cell-range-address="'googlenet bnumber'.B82:'googlenet bnumber'.I82" chart:label-cell-address="'googlenet bnumber'.A82:'googlenet bnumber'.A82" chart:class="chart:line">
            <chart:data-point chart:repeated="8"/>
          </chart:series>
          <chart:series chart:style-name="ch10" chart:values-cell-range-address="'googlenet bnumber'.B83:'googlenet bnumber'.I83" chart:label-cell-address="'googlenet bnumber'.A83:'googlenet bnumber'.A83" chart:class="chart:line">
            <chart:data-point chart:repeated="8"/>
          </chart:series>
          <chart:series chart:style-name="ch11" chart:values-cell-range-address="'googlenet bnumber'.B84:'googlenet bnumber'.I84" chart:label-cell-address="'googlenet bnumber'.A84:'googlenet bnumber'.A84" chart:class="chart:line">
            <chart:data-point chart:repeated="8"/>
          </chart:series>
          <chart:series chart:style-name="ch12" chart:values-cell-range-address="'googlenet bnumber'.B85:'googlenet bnumber'.I85" chart:label-cell-address="'googlenet bnumber'.A85:'googlenet bnumber'.A85" chart:class="chart:line">
            <chart:data-point chart:repeated="8"/>
          </chart:series>
          <chart:series chart:style-name="ch13" chart:values-cell-range-address="'googlenet bnumber'.B86:'googlenet bnumber'.I86" chart:label-cell-address="'googlenet bnumber'.A86:'googlenet bnumber'.A86" chart:class="chart:line">
            <chart:data-point chart:repeated="8"/>
          </chart:series>
          <chart:series chart:style-name="ch14" chart:values-cell-range-address="'googlenet bnumber'.B87:'googlenet bnumber'.I87" chart:label-cell-address="'googlenet bnumber'.A87:'googlenet bnumber'.A87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bnumber'.B81:'googlenet bnumber'.I8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bnumber'.A82:'googlenet bnumber'.A82</svg:desc>
                </draw:g>
              </table:table-cell>
              <table:table-cell office:value-type="float" office:value="152.546969864036">
                <text:p>152.546969864036</text:p>
                <draw:g>
                  <svg:desc>'googlenet bnumber'.B82:'googlenet bnumber'.I82</svg:desc>
                </draw:g>
              </table:table-cell>
              <table:table-cell office:value-type="float" office:value="104.115084375799">
                <text:p>104.115084375799</text:p>
              </table:table-cell>
              <table:table-cell office:value-type="float" office:value="86.9032755271482">
                <text:p>86.9032755271482</text:p>
              </table:table-cell>
              <table:table-cell office:value-type="float" office:value="80.5279954498056">
                <text:p>80.5279954498056</text:p>
              </table:table-cell>
              <table:table-cell office:value-type="float" office:value="74.3464322927921">
                <text:p>74.3464322927921</text:p>
              </table:table-cell>
              <table:table-cell office:value-type="float" office:value="72.1317089648548">
                <text:p>72.1317089648548</text:p>
              </table:table-cell>
              <table:table-cell office:value-type="float" office:value="70.261048529527">
                <text:p>70.261048529527</text:p>
              </table:table-cell>
              <table:table-cell office:value-type="float" office:value="69.9921586230576">
                <text:p>69.9921586230576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bnumber'.A83:'googlenet bnumber'.A83</svg:desc>
                </draw:g>
              </table:table-cell>
              <table:table-cell office:value-type="float" office:value="125.506255684684">
                <text:p>125.506255684684</text:p>
                <draw:g>
                  <svg:desc>'googlenet bnumber'.B83:'googlenet bnumber'.I83</svg:desc>
                </draw:g>
              </table:table-cell>
              <table:table-cell office:value-type="float" office:value="76.8647522570724">
                <text:p>76.8647522570724</text:p>
              </table:table-cell>
              <table:table-cell office:value-type="float" office:value="59.8625613477961">
                <text:p>59.8625613477961</text:p>
              </table:table-cell>
              <table:table-cell office:value-type="float" office:value="52.8584274523289">
                <text:p>52.8584274523289</text:p>
              </table:table-cell>
              <table:table-cell office:value-type="float" office:value="47.0961001740652">
                <text:p>47.0961001740652</text:p>
              </table:table-cell>
              <table:table-cell office:value-type="float" office:value="44.4621409673782">
                <text:p>44.4621409673782</text:p>
              </table:table-cell>
              <table:table-cell office:value-type="float" office:value="42.3818625926755">
                <text:p>42.3818625926755</text:p>
              </table:table-cell>
              <table:table-cell office:value-type="float" office:value="41.4841188680817">
                <text:p>41.4841188680817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bnumber'.A84:'googlenet bnumber'.A84</svg:desc>
                </draw:g>
              </table:table-cell>
              <table:table-cell office:value-type="float" office:value="139.02661277436">
                <text:p>139.02661277436</text:p>
                <draw:g>
                  <svg:desc>'googlenet bnumber'.B84:'googlenet bnumber'.I84</svg:desc>
                </draw:g>
              </table:table-cell>
              <table:table-cell office:value-type="float" office:value="90.4899183164359">
                <text:p>90.4899183164359</text:p>
              </table:table-cell>
              <table:table-cell office:value-type="float" office:value="73.3829184374721">
                <text:p>73.3829184374721</text:p>
              </table:table-cell>
              <table:table-cell office:value-type="float" office:value="66.6932114510672">
                <text:p>66.6932114510672</text:p>
              </table:table-cell>
              <table:table-cell office:value-type="float" office:value="60.7212662334287">
                <text:p>60.7212662334287</text:p>
              </table:table-cell>
              <table:table-cell office:value-type="float" office:value="58.2969249661165">
                <text:p>58.2969249661165</text:p>
              </table:table-cell>
              <table:table-cell office:value-type="float" office:value="56.3214555611012">
                <text:p>56.3214555611012</text:p>
              </table:table-cell>
              <table:table-cell office:value-type="float" office:value="55.7381387455696">
                <text:p>55.7381387455696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bnumber'.A85:'googlenet bnumber'.A85</svg:desc>
                </draw:g>
              </table:table-cell>
              <table:table-cell office:value-type="float" office:value="148">
                <text:p>148</text:p>
                <draw:g>
                  <svg:desc>'googlenet bnumber'.B85:'googlenet bnumber'.I85</svg:desc>
                </draw:g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bnumber'.A86:'googlenet bnumber'.A86</svg:desc>
                </draw:g>
              </table:table-cell>
              <table:table-cell office:value-type="float" office:value="98.4655415053316">
                <text:p>98.4655415053316</text:p>
                <draw:g>
                  <svg:desc>'googlenet bnumber'.B86:'googlenet bnumber'.I86</svg:desc>
                </draw:g>
              </table:table-cell>
              <table:table-cell office:value-type="float" office:value="62.2666694869749">
                <text:p>62.2666694869749</text:p>
              </table:table-cell>
              <table:table-cell office:value-type="float" office:value="43.7971530020748">
                <text:p>43.7971530020748</text:p>
              </table:table-cell>
              <table:table-cell office:value-type="float" office:value="34.4872217734846">
                <text:p>34.4872217734846</text:p>
              </table:table-cell>
              <table:table-cell office:value-type="float" office:value="27.4671868589719">
                <text:p>27.4671868589719</text:p>
              </table:table-cell>
              <table:table-cell office:value-type="float" office:value="23.3659020766612">
                <text:p>23.3659020766612</text:p>
              </table:table-cell>
              <table:table-cell office:value-type="float" office:value="20.2075885851737">
                <text:p>20.2075885851737</text:p>
              </table:table-cell>
              <table:table-cell office:value-type="float" office:value="18.0820826442416">
                <text:p>18.0820826442416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bnumber'.A87:'googlenet bnumber'.A87</svg:desc>
                </draw:g>
              </table:table-cell>
              <table:table-cell office:value-type="float" office:value="121">
                <text:p>121</text:p>
                <draw:g>
                  <svg:desc>'googlenet bnumber'.B87:'googlenet bnumber'.I87</svg:desc>
                </draw:g>
              </table:table-cell>
              <table:table-cell office:value-type="float" office:value="76">
                <text:p>76</text:p>
              </table:table-cell>
              <table:table-cell office:value-type="float" office:value="51">
                <text:p>51</text:p>
              </table:table-cell>
              <table:table-cell office:value-type="float" office:value="39">
                <text:p>39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29cm" svg:height="8.981cm" xlink:href=".." xlink:type="simple" chart:class="chart:line" chart:style-name="ch1">
        <chart:legend chart:legend-position="end" svg:x="10.122cm" svg:y="2.747cm" style:legend-expansion="high" chart:style-name="ch2"/>
        <chart:plot-area chart:style-name="ch3" table:cell-range-address="'resnet34 bsize'.B61:'resnet34 bsize'.I67 'resnet34 bsize'.A62:'resnet34 bsize'.A67" chart:data-source-has-labels="both" svg:x="1.335cm" svg:y="0.179cm" svg:width="8.463cm" svg:height="7.642cm">
          <chartooo:coordinate-region svg:x="2.142cm" svg:y="0.378cm" svg:width="7.377cm" svg:height="6.796cm"/>
          <chart:axis chart:dimension="x" chart:name="primary-x" chart:style-name="ch4" chartooo:axis-type="auto">
            <chartooo:date-scale/>
            <chart:title svg:x="3.604cm" svg:y="8cm" chart:style-name="ch5">
              <text:p>Počet pracovních jednotek</text:p>
            </chart:title>
            <chart:categories table:cell-range-address="'resnet34 bsize'.B61:'resnet34 bsize'.I61"/>
          </chart:axis>
          <chart:axis chart:dimension="y" chart:name="primary-y" chart:style-name="ch4">
            <chart:title svg:x="0.451cm" svg:y="5.42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resnet34 bsize'.B62:'resnet34 bsize'.I62" chart:label-cell-address="'resnet34 bsize'.A62:'resnet34 bsize'.A62" chart:class="chart:line">
            <chart:data-point chart:repeated="8"/>
          </chart:series>
          <chart:series chart:style-name="ch9" chart:values-cell-range-address="'resnet34 bsize'.B63:'resnet34 bsize'.I63" chart:label-cell-address="'resnet34 bsize'.A63:'resnet34 bsize'.A63" chart:class="chart:line">
            <chart:data-point chart:repeated="8"/>
          </chart:series>
          <chart:series chart:style-name="ch10" chart:values-cell-range-address="'resnet34 bsize'.B64:'resnet34 bsize'.I64" chart:label-cell-address="'resnet34 bsize'.A64:'resnet34 bsize'.A64" chart:class="chart:line">
            <chart:data-point chart:repeated="8"/>
          </chart:series>
          <chart:series chart:style-name="ch11" chart:values-cell-range-address="'resnet34 bsize'.B65:'resnet34 bsize'.I65" chart:label-cell-address="'resnet34 bsize'.A65:'resnet34 bsize'.A65" chart:class="chart:line">
            <chart:data-point chart:repeated="8"/>
          </chart:series>
          <chart:series chart:style-name="ch12" chart:values-cell-range-address="'resnet34 bsize'.B66:'resnet34 bsize'.I66" chart:label-cell-address="'resnet34 bsize'.A66:'resnet34 bsize'.A66" chart:class="chart:line">
            <chart:data-point chart:repeated="8"/>
          </chart:series>
          <chart:series chart:style-name="ch13" chart:values-cell-range-address="'resnet34 bsize'.B67:'resnet34 bsize'.I67" chart:label-cell-address="'resnet34 bsize'.A67:'resnet34 bsize'.A6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bsize'.B61:'resnet34 bsize'.I6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bsize'.A62:'resnet34 bsize'.A62</svg:desc>
                </draw:g>
              </table:table-cell>
              <table:table-cell office:value-type="float" office:value="312.700188318002">
                <text:p>312.700188318002</text:p>
                <draw:g>
                  <svg:desc>'resnet34 bsize'.B62:'resnet34 bsize'.I62</svg:desc>
                </draw:g>
              </table:table-cell>
              <table:table-cell office:value-type="float" office:value="467.819867693992">
                <text:p>467.819867693992</text:p>
              </table:table-cell>
              <table:table-cell office:value-type="float" office:value="657.957437945985">
                <text:p>657.957437945985</text:p>
              </table:table-cell>
              <table:table-cell office:value-type="float" office:value="856.849480916978">
                <text:p>856.849480916978</text:p>
              </table:table-cell>
              <table:table-cell office:value-type="float" office:value="1059.24331297557">
                <text:p>1059.24331297557</text:p>
              </table:table-cell>
              <table:table-cell office:value-type="float" office:value="1263.38803957797">
                <text:p>1263.38803957797</text:p>
              </table:table-cell>
              <table:table-cell office:value-type="float" office:value="1468.53327734825">
                <text:p>1468.53327734825</text:p>
              </table:table-cell>
              <table:table-cell office:value-type="float" office:value="1674.30383459845">
                <text:p>1674.30383459845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bsize'.A63:'resnet34 bsize'.A63</svg:desc>
                </draw:g>
              </table:table-cell>
              <table:table-cell office:value-type="float" office:value="208.876930473005">
                <text:p>208.876930473005</text:p>
                <draw:g>
                  <svg:desc>'resnet34 bsize'.B63:'resnet34 bsize'.I63</svg:desc>
                </draw:g>
              </table:table-cell>
              <table:table-cell office:value-type="float" office:value="260.173352003998">
                <text:p>260.173352003998</text:p>
              </table:table-cell>
              <table:table-cell office:value-type="float" office:value="346.487664410994">
                <text:p>346.487664410994</text:p>
              </table:table-cell>
              <table:table-cell office:value-type="float" office:value="441.55644953699">
                <text:p>441.55644953699</text:p>
              </table:table-cell>
              <table:table-cell office:value-type="float" office:value="540.127023750587">
                <text:p>540.127023750587</text:p>
              </table:table-cell>
              <table:table-cell office:value-type="float" office:value="640.448492507983">
                <text:p>640.448492507983</text:p>
              </table:table-cell>
              <table:table-cell office:value-type="float" office:value="741.770472433266">
                <text:p>741.770472433266</text:p>
              </table:table-cell>
              <table:table-cell office:value-type="float" office:value="843.717771838477">
                <text:p>843.717771838477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bsize'.A64:'resnet34 bsize'.A64</svg:desc>
                </draw:g>
              </table:table-cell>
              <table:table-cell office:value-type="float" office:value="260.788559395503">
                <text:p>260.788559395503</text:p>
                <draw:g>
                  <svg:desc>'resnet34 bsize'.B64:'resnet34 bsize'.I64</svg:desc>
                </draw:g>
              </table:table-cell>
              <table:table-cell office:value-type="float" office:value="363.996609848995">
                <text:p>363.996609848995</text:p>
              </table:table-cell>
              <table:table-cell office:value-type="float" office:value="502.22255117849">
                <text:p>502.22255117849</text:p>
              </table:table-cell>
              <table:table-cell office:value-type="float" office:value="649.202965226984">
                <text:p>649.202965226984</text:p>
              </table:table-cell>
              <table:table-cell office:value-type="float" office:value="799.685168363078">
                <text:p>799.685168363078</text:p>
              </table:table-cell>
              <table:table-cell office:value-type="float" office:value="951.918266042977">
                <text:p>951.918266042977</text:p>
              </table:table-cell>
              <table:table-cell office:value-type="float" office:value="1105.15187489076">
                <text:p>1105.15187489076</text:p>
              </table:table-cell>
              <table:table-cell office:value-type="float" office:value="1259.01080321846">
                <text:p>1259.01080321846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bsize'.A65:'resnet34 bsize'.A65</svg:desc>
                </draw:g>
              </table:table-cell>
              <table:table-cell office:value-type="float" office:value="237">
                <text:p>237</text:p>
                <draw:g>
                  <svg:desc>'resnet34 bsize'.B65:'resnet34 bsize'.I65</svg:desc>
                </draw:g>
              </table:table-cell>
              <table:table-cell office:value-type="float" office:value="377">
                <text:p>377</text:p>
              </table:table-cell>
              <table:table-cell office:value-type="float" office:value="548">
                <text:p>548</text:p>
              </table:table-cell>
              <table:table-cell office:value-type="float" office:value="752">
                <text:p>752</text:p>
              </table:table-cell>
              <table:table-cell office:value-type="float" office:value="950">
                <text:p>950</text:p>
              </table:table-cell>
              <table:table-cell office:value-type="float" office:value="1118">
                <text:p>1118</text:p>
              </table:table-cell>
              <table:table-cell office:value-type="float" office:value="1331">
                <text:p>133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resnet34 bsize'.A66:'resnet34 bsize'.A66</svg:desc>
                </draw:g>
              </table:table-cell>
              <table:table-cell office:value-type="float" office:value="105.053672628008">
                <text:p>105.053672628008</text:p>
                <draw:g>
                  <svg:desc>'resnet34 bsize'.B66:'resnet34 bsize'.I66</svg:desc>
                </draw:g>
              </table:table-cell>
              <table:table-cell office:value-type="float" office:value="156.350094159001">
                <text:p>156.350094159001</text:p>
              </table:table-cell>
              <table:table-cell office:value-type="float" office:value="173.448901335999">
                <text:p>173.448901335999</text:p>
              </table:table-cell>
              <table:table-cell office:value-type="float" office:value="181.998304924498">
                <text:p>181.998304924498</text:p>
              </table:table-cell>
              <table:table-cell office:value-type="float" office:value="187.127947077597">
                <text:p>187.127947077597</text:p>
              </table:table-cell>
              <table:table-cell office:value-type="float" office:value="190.547708512996">
                <text:p>190.547708512996</text:p>
              </table:table-cell>
              <table:table-cell office:value-type="float" office:value="192.990395252567">
                <text:p>192.990395252567</text:p>
              </table:table-cell>
              <table:table-cell office:value-type="float" office:value="194.822410307246">
                <text:p>194.822410307246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bsize'.A67:'resnet34 bsize'.A67</svg:desc>
                </draw:g>
              </table:table-cell>
              <table:table-cell office:value-type="float" office:value="123">
                <text:p>123</text:p>
                <draw:g>
                  <svg:desc>'resnet34 bsize'.B67:'resnet34 bsize'.I67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googlenet bnumber'.B89:'googlenet bnumber'.I95 'googlenet bnumber'.A90:'googlenet bnumber'.A95" chart:data-source-has-labels="both" svg:x="1.331cm" svg:y="0.18cm" svg:width="8.242cm" svg:height="7.659cm">
          <chartooo:coordinate-region svg:x="1.767cm" svg:y="0.379cm" svg:width="7.712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googlenet bnumber'.B89:'googlenet bnumber'.I8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googlenet bnumber'.B90:'googlenet bnumber'.I90" chart:label-cell-address="'googlenet bnumber'.A90:'googlenet bnumber'.A90" chart:class="chart:line">
            <chart:data-point chart:repeated="8"/>
          </chart:series>
          <chart:series chart:style-name="ch9" chart:values-cell-range-address="'googlenet bnumber'.B91:'googlenet bnumber'.I91" chart:label-cell-address="'googlenet bnumber'.A91:'googlenet bnumber'.A91" chart:class="chart:line">
            <chart:data-point chart:repeated="8"/>
          </chart:series>
          <chart:series chart:style-name="ch10" chart:values-cell-range-address="'googlenet bnumber'.B92:'googlenet bnumber'.I92" chart:label-cell-address="'googlenet bnumber'.A92:'googlenet bnumber'.A92" chart:class="chart:line">
            <chart:data-point chart:repeated="8"/>
          </chart:series>
          <chart:series chart:style-name="ch11" chart:values-cell-range-address="'googlenet bnumber'.B93:'googlenet bnumber'.I93" chart:label-cell-address="'googlenet bnumber'.A93:'googlenet bnumber'.A93" chart:class="chart:line">
            <chart:data-point chart:repeated="8"/>
          </chart:series>
          <chart:series chart:style-name="ch12" chart:values-cell-range-address="'googlenet bnumber'.B94:'googlenet bnumber'.I94" chart:label-cell-address="'googlenet bnumber'.A94:'googlenet bnumber'.A94" chart:class="chart:line">
            <chart:data-point chart:repeated="8"/>
          </chart:series>
          <chart:series chart:style-name="ch13" chart:values-cell-range-address="'googlenet bnumber'.B95:'googlenet bnumber'.I95" chart:label-cell-address="'googlenet bnumber'.A95:'googlenet bnumber'.A9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bnumber'.B89:'googlenet bnumber'.I8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bnumber'.A90:'googlenet bnumber'.A90</svg:desc>
                </draw:g>
              </table:table-cell>
              <table:table-cell office:value-type="float" office:value="0.640473178989093">
                <text:p>0.640473178989093</text:p>
                <draw:g>
                  <svg:desc>'googlenet bnumber'.B90:'googlenet bnumber'.I90</svg:desc>
                </draw:g>
              </table:table-cell>
              <table:table-cell office:value-type="float" office:value="0.938406219614826">
                <text:p>0.938406219614826</text:p>
              </table:table-cell>
              <table:table-cell office:value-type="float" office:value="1.12426421376316">
                <text:p>1.12426421376316</text:p>
              </table:table-cell>
              <table:table-cell office:value-type="float" office:value="1.21327051776512">
                <text:p>1.21327051776512</text:p>
              </table:table-cell>
              <table:table-cell office:value-type="float" office:value="1.31414836893854">
                <text:p>1.31414836893854</text:p>
              </table:table-cell>
              <table:table-cell office:value-type="float" office:value="1.35449782260915">
                <text:p>1.35449782260915</text:p>
              </table:table-cell>
              <table:table-cell office:value-type="float" office:value="1.39056055636451">
                <text:p>1.39056055636451</text:p>
              </table:table-cell>
              <table:table-cell office:value-type="float" office:value="1.39590269333094">
                <text:p>1.39590269333094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bnumber'.A91:'googlenet bnumber'.A91</svg:desc>
                </draw:g>
              </table:table-cell>
              <table:table-cell office:value-type="float" office:value="0.778465122722131">
                <text:p>0.778465122722131</text:p>
                <draw:g>
                  <svg:desc>'googlenet bnumber'.B91:'googlenet bnumber'.I91</svg:desc>
                </draw:g>
              </table:table-cell>
              <table:table-cell office:value-type="float" office:value="1.27109292445528">
                <text:p>1.27109292445528</text:p>
              </table:table-cell>
              <table:table-cell office:value-type="float" office:value="1.63210929392632">
                <text:p>1.63210929392632</text:p>
              </table:table-cell>
              <table:table-cell office:value-type="float" office:value="1.84837588712011">
                <text:p>1.84837588712011</text:p>
              </table:table-cell>
              <table:table-cell office:value-type="float" office:value="2.07452936385113">
                <text:p>2.07452936385113</text:p>
              </table:table-cell>
              <table:table-cell office:value-type="float" office:value="2.1974255087189">
                <text:p>2.1974255087189</text:p>
              </table:table-cell>
              <table:table-cell office:value-type="float" office:value="2.30528430694449">
                <text:p>2.30528430694449</text:p>
              </table:table-cell>
              <table:table-cell office:value-type="float" office:value="2.35517218154405">
                <text:p>2.35517218154405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bnumber'.A92:'googlenet bnumber'.A92</svg:desc>
                </draw:g>
              </table:table-cell>
              <table:table-cell office:value-type="float" office:value="0.702759283163599">
                <text:p>0.702759283163599</text:p>
                <draw:g>
                  <svg:desc>'googlenet bnumber'.B92:'googlenet bnumber'.I92</svg:desc>
                </draw:g>
              </table:table-cell>
              <table:table-cell office:value-type="float" office:value="1.07970307136664">
                <text:p>1.07970307136664</text:p>
              </table:table-cell>
              <table:table-cell office:value-type="float" office:value="1.33140306783005">
                <text:p>1.33140306783005</text:p>
              </table:table-cell>
              <table:table-cell office:value-type="float" office:value="1.46495033914593">
                <text:p>1.46495033914593</text:p>
              </table:table-cell>
              <table:table-cell office:value-type="float" office:value="1.60902841449945">
                <text:p>1.60902841449945</text:p>
              </table:table-cell>
              <table:table-cell office:value-type="float" office:value="1.6759416176884">
                <text:p>1.6759416176884</text:p>
              </table:table-cell>
              <table:table-cell office:value-type="float" office:value="1.73472510183936">
                <text:p>1.73472510183936</text:p>
              </table:table-cell>
              <table:table-cell office:value-type="float" office:value="1.75287953514125">
                <text:p>1.75287953514125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bnumber'.A93:'googlenet bnumber'.A93</svg:desc>
                </draw:g>
              </table:table-cell>
              <table:table-cell office:value-type="float" office:value="0.660150288743057">
                <text:p>0.660150288743057</text:p>
                <draw:g>
                  <svg:desc>'googlenet bnumber'.B93:'googlenet bnumber'.I93</svg:desc>
                </draw:g>
              </table:table-cell>
              <table:table-cell office:value-type="float" office:value="1.3569755935274">
                <text:p>1.3569755935274</text:p>
              </table:table-cell>
              <table:table-cell office:value-type="float" office:value="1.6845214264478">
                <text:p>1.6845214264478</text:p>
              </table:table-cell>
              <table:table-cell office:value-type="float" office:value="1.71407443392934">
                <text:p>1.71407443392934</text:p>
              </table:table-cell>
              <table:table-cell office:value-type="float" office:value="1.74468290596379">
                <text:p>1.74468290596379</text:p>
              </table:table-cell>
              <table:table-cell office:value-type="float" office:value="1.74468290596379">
                <text:p>1.74468290596379</text:p>
              </table:table-cell>
              <table:table-cell office:value-type="float" office:value="1.74468290596379">
                <text:p>1.74468290596379</text:p>
              </table:table-cell>
              <table:table-cell office:value-type="float" office:value="1.6845214264478">
                <text:p>1.6845214264478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bnumber'.A94:'googlenet bnumber'.A94</svg:desc>
                </draw:g>
              </table:table-cell>
              <table:table-cell office:value-type="float" office:value="0.992248062015504">
                <text:p>0.992248062015504</text:p>
                <draw:g>
                  <svg:desc>'googlenet bnumber'.B94:'googlenet bnumber'.I94</svg:desc>
                </draw:g>
              </table:table-cell>
              <table:table-cell office:value-type="float" office:value="1.56909376298679">
                <text:p>1.56909376298679</text:p>
              </table:table-cell>
              <table:table-cell office:value-type="float" office:value="2.23078981251005">
                <text:p>2.23078981251005</text:p>
              </table:table-cell>
              <table:table-cell office:value-type="float" office:value="2.83299836025326">
                <text:p>2.83299836025326</text:p>
              </table:table-cell>
              <table:table-cell office:value-type="float" office:value="3.55705312071516">
                <text:p>3.55705312071516</text:p>
              </table:table-cell>
              <table:table-cell office:value-type="float" office:value="4.18140255888351">
                <text:p>4.18140255888351</text:p>
              </table:table-cell>
              <table:table-cell office:value-type="float" office:value="4.83492834002255">
                <text:p>4.83492834002255</text:p>
              </table:table-cell>
              <table:table-cell office:value-type="float" office:value="5.4032627024347">
                <text:p>5.4032627024347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bnumber'.A95:'googlenet bnumber'.A95</svg:desc>
                </draw:g>
              </table:table-cell>
              <table:table-cell office:value-type="float" office:value="0.807456551520434">
                <text:p>0.807456551520434</text:p>
                <draw:g>
                  <svg:desc>'googlenet bnumber'.B95:'googlenet bnumber'.I95</svg:desc>
                </draw:g>
              </table:table-cell>
              <table:table-cell office:value-type="float" office:value="1.28555582544701">
                <text:p>1.28555582544701</text:p>
              </table:table-cell>
              <table:table-cell office:value-type="float" office:value="1.91573024968574">
                <text:p>1.91573024968574</text:p>
              </table:table-cell>
              <table:table-cell office:value-type="float" office:value="2.5051857111275">
                <text:p>2.5051857111275</text:p>
              </table:table-cell>
              <table:table-cell office:value-type="float" office:value="2.79149264954207">
                <text:p>2.79149264954207</text:p>
              </table:table-cell>
              <table:table-cell office:value-type="float" office:value="3.15168524948298">
                <text:p>3.15168524948298</text:p>
              </table:table-cell>
              <table:table-cell office:value-type="float" office:value="3.61860158273972">
                <text:p>3.61860158273972</text:p>
              </table:table-cell>
              <table:table-cell office:value-type="float" office:value="4.07092678058219">
                <text:p>4.0709267805821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559cm" style:legend-expansion="high" chart:style-name="ch2"/>
        <chart:plot-area chart:style-name="ch3" table:cell-range-address="'resnet34 bnumber'.A69:'resnet34 bnumber'.I75" chart:data-source-has-labels="both" svg:x="1.331cm" svg:y="0.18cm" svg:width="8.242cm" svg:height="7.659cm">
          <chartooo:coordinate-region svg:x="2.058cm" svg:y="0.379cm" svg:width="7.42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resnet34 bnumber'.B69:'resnet34 bnumber'.I6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resnet34 bnumber'.B70:'resnet34 bnumber'.I70" chart:label-cell-address="'resnet34 bnumber'.A70:'resnet34 bnumber'.A70" chart:class="chart:line">
            <chart:data-point chart:repeated="8"/>
          </chart:series>
          <chart:series chart:style-name="ch9" chart:values-cell-range-address="'resnet34 bnumber'.B71:'resnet34 bnumber'.I71" chart:label-cell-address="'resnet34 bnumber'.A71:'resnet34 bnumber'.A71" chart:class="chart:line">
            <chart:data-point chart:repeated="8"/>
          </chart:series>
          <chart:series chart:style-name="ch10" chart:values-cell-range-address="'resnet34 bnumber'.B72:'resnet34 bnumber'.I72" chart:label-cell-address="'resnet34 bnumber'.A72:'resnet34 bnumber'.A72" chart:class="chart:line">
            <chart:data-point chart:repeated="8"/>
          </chart:series>
          <chart:series chart:style-name="ch11" chart:values-cell-range-address="'resnet34 bnumber'.B73:'resnet34 bnumber'.I73" chart:label-cell-address="'resnet34 bnumber'.A73:'resnet34 bnumber'.A73" chart:class="chart:line">
            <chart:data-point chart:repeated="8"/>
          </chart:series>
          <chart:series chart:style-name="ch12" chart:values-cell-range-address="'resnet34 bnumber'.B74:'resnet34 bnumber'.I74" chart:label-cell-address="'resnet34 bnumber'.A74:'resnet34 bnumber'.A74" chart:class="chart:line">
            <chart:data-point chart:repeated="8"/>
          </chart:series>
          <chart:series chart:style-name="ch13" chart:values-cell-range-address="'resnet34 bnumber'.B75:'resnet34 bnumber'.I75" chart:label-cell-address="'resnet34 bnumber'.A75:'resnet34 bnumber'.A7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bnumber'.B69:'resnet34 bnumber'.I6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bnumber'.A70:'resnet34 bnumber'.A70</svg:desc>
                </draw:g>
              </table:table-cell>
              <table:table-cell office:value-type="float" office:value="0.333352223525831">
                <text:p>0.333352223525831</text:p>
                <draw:g>
                  <svg:desc>'resnet34 bnumber'.B70:'resnet34 bnumber'.I70</svg:desc>
                </draw:g>
              </table:table-cell>
              <table:table-cell office:value-type="float" office:value="0.397571317289617">
                <text:p>0.397571317289617</text:p>
              </table:table-cell>
              <table:table-cell office:value-type="float" office:value="0.429561568372832">
                <text:p>0.429561568372832</text:p>
              </table:table-cell>
              <table:table-cell office:value-type="float" office:value="0.435510481865861">
                <text:p>0.435510481865861</text:p>
              </table:table-cell>
              <table:table-cell office:value-type="float" office:value="0.452369046607339">
                <text:p>0.452369046607339</text:p>
              </table:table-cell>
              <table:table-cell office:value-type="float" office:value="0.452443958021547">
                <text:p>0.452443958021547</text:p>
              </table:table-cell>
              <table:table-cell office:value-type="float" office:value="0.454086624298487">
                <text:p>0.454086624298487</text:p>
              </table:table-cell>
              <table:table-cell office:value-type="float" office:value="0.447843282235095">
                <text:p>0.447843282235095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bnumber'.A71:'resnet34 bnumber'.A71</svg:desc>
                </draw:g>
              </table:table-cell>
              <table:table-cell office:value-type="float" office:value="0.499046509524535">
                <text:p>0.499046509524535</text:p>
                <draw:g>
                  <svg:desc>'resnet34 bnumber'.B71:'resnet34 bnumber'.I71</svg:desc>
                </draw:g>
              </table:table-cell>
              <table:table-cell office:value-type="float" office:value="0.661575951305111">
                <text:p>0.661575951305111</text:p>
              </table:table-cell>
              <table:table-cell office:value-type="float" office:value="0.750781047499256">
                <text:p>0.750781047499256</text:p>
              </table:table-cell>
              <table:table-cell office:value-type="float" office:value="0.783095018903791">
                <text:p>0.783095018903791</text:p>
              </table:table-cell>
              <table:table-cell office:value-type="float" office:value="0.828600129785217">
                <text:p>0.828600129785217</text:p>
              </table:table-cell>
              <table:table-cell office:value-type="float" office:value="0.839597610910535">
                <text:p>0.839597610910535</text:p>
              </table:table-cell>
              <table:table-cell office:value-type="float" office:value="0.850824700135038">
                <text:p>0.850824700135038</text:p>
              </table:table-cell>
              <table:table-cell office:value-type="float" office:value="0.845402700092553">
                <text:p>0.845402700092553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bnumber'.A72:'resnet34 bnumber'.A72</svg:desc>
                </draw:g>
              </table:table-cell>
              <table:table-cell office:value-type="float" office:value="0.399708113401808">
                <text:p>0.399708113401808</text:p>
                <draw:g>
                  <svg:desc>'resnet34 bnumber'.B72:'resnet34 bnumber'.I72</svg:desc>
                </draw:g>
              </table:table-cell>
              <table:table-cell office:value-type="float" office:value="0.496670539114892">
                <text:p>0.496670539114892</text:p>
              </table:table-cell>
              <table:table-cell office:value-type="float" office:value="0.546462831946631">
                <text:p>0.546462831946631</text:p>
              </table:table-cell>
              <table:table-cell office:value-type="float" office:value="0.559731740607023">
                <text:p>0.559731740607023</text:p>
              </table:table-cell>
              <table:table-cell office:value-type="float" office:value="0.585233521052012">
                <text:p>0.585233521052012</text:p>
              </table:table-cell>
              <table:table-cell office:value-type="float" office:value="0.588016477735734">
                <text:p>0.588016477735734</text:p>
              </table:table-cell>
              <table:table-cell office:value-type="float" office:value="0.592144628864815">
                <text:p>0.592144628864815</text:p>
              </table:table-cell>
              <table:table-cell office:value-type="float" office:value="0.585515710380826">
                <text:p>0.585515710380826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bnumber'.A73:'resnet34 bnumber'.A73</svg:desc>
                </draw:g>
              </table:table-cell>
              <table:table-cell office:value-type="float" office:value="0.450874131450678">
                <text:p>0.450874131450678</text:p>
                <draw:g>
                  <svg:desc>'resnet34 bnumber'.B73:'resnet34 bnumber'.I73</svg:desc>
                </draw:g>
              </table:table-cell>
              <table:table-cell office:value-type="float" office:value="0.533267373746233">
                <text:p>0.533267373746233</text:p>
              </table:table-cell>
              <table:table-cell office:value-type="float" office:value="0.555839537714328">
                <text:p>0.555839537714328</text:p>
              </table:table-cell>
              <table:table-cell office:value-type="float" office:value="0.533267373746233">
                <text:p>0.533267373746233</text:p>
              </table:table-cell>
              <table:table-cell office:value-type="float" office:value="0.555839537714328">
                <text:p>0.555839537714328</text:p>
              </table:table-cell>
              <table:table-cell office:value-type="float" office:value="0.541513776433031">
                <text:p>0.541513776433031</text:p>
              </table:table-cell>
              <table:table-cell office:value-type="float" office:value="0.52526836314004">
                <text:p>0.52526836314004</text:p>
              </table:table-cell>
              <table:table-cell office:value-type="float" office:value="0.52526836314004">
                <text:p>0.52526836314004</text:p>
              </table:table-cell>
            </table:table-row>
            <table:table-row>
              <table:table-cell office:value-type="string">
                <text:p>distribuovaný server – výpočet A</text:p>
                <draw:g>
                  <svg:desc>'resnet34 bnumber'.A74:'resnet34 bnumber'.A74</svg:desc>
                </draw:g>
              </table:table-cell>
              <table:table-cell office:value-type="float" office:value="1">
                <text:p>1</text:p>
                <draw:g>
                  <svg:desc>'resnet34 bnumber'.B74:'resnet34 bnumber'.I74</svg:desc>
                </draw:g>
              </table:table-cell>
              <table:table-cell office:value-type="float" office:value="1.00589062076039">
                <text:p>1.00589062076039</text:p>
              </table:table-cell>
              <table:table-cell office:value-type="float" office:value="1.31492285125687">
                <text:p>1.31492285125687</text:p>
              </table:table-cell>
              <table:table-cell office:value-type="float" office:value="1.61132333215104">
                <text:p>1.61132333215104</text:p>
              </table:table-cell>
              <table:table-cell office:value-type="float" office:value="1.98352711611484">
                <text:p>1.98352711611484</text:p>
              </table:table-cell>
              <table:table-cell office:value-type="float" office:value="2.30256945259296">
                <text:p>2.30256945259296</text:p>
              </table:table-cell>
              <table:table-cell office:value-type="float" office:value="2.63940729083549">
                <text:p>2.63940729083549</text:p>
              </table:table-cell>
              <table:table-cell office:value-type="float" office:value="2.93093590545533">
                <text:p>2.93093590545533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bnumber'.A75:'resnet34 bnumber'.A75</svg:desc>
                </draw:g>
              </table:table-cell>
              <table:table-cell office:value-type="float" office:value="0.833759306571492">
                <text:p>0.833759306571492</text:p>
                <draw:g>
                  <svg:desc>'resnet34 bnumber'.B75:'resnet34 bnumber'.I75</svg:desc>
                </draw:g>
              </table:table-cell>
              <table:table-cell office:value-type="float" office:value="0.955033387527345">
                <text:p>0.955033387527345</text:p>
              </table:table-cell>
              <table:table-cell office:value-type="float" office:value="1.23592556032951">
                <text:p>1.23592556032951</text:p>
              </table:table-cell>
              <table:table-cell office:value-type="float" office:value="1.36433341075335">
                <text:p>1.36433341075335</text:p>
              </table:table-cell>
              <table:table-cell office:value-type="float" office:value="1.75089454380013">
                <text:p>1.75089454380013</text:p>
              </table:table-cell>
              <table:table-cell office:value-type="float" office:value="2.020262935154">
                <text:p>2.020262935154</text:p>
              </table:table-cell>
              <table:table-cell office:value-type="float" office:value="2.10107345256016">
                <text:p>2.10107345256016</text:p>
              </table:table-cell>
              <table:table-cell office:value-type="float" office:value="2.14395250261241">
                <text:p>2.143952502612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squeezenet bnumber'.A59:'squeezenet bnumber'.I65" chart:data-source-has-labels="both" svg:x="1.331cm" svg:y="0.18cm" svg:width="8.242cm" svg:height="7.659cm">
          <chartooo:coordinate-region svg:x="1.767cm" svg:y="0.379cm" svg:width="7.527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squeezenet bnumber'.B59:'squeezenet bnumber'.I5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squeezenet bnumber'.B60:'squeezenet bnumber'.I60" chart:label-cell-address="'squeezenet bnumber'.A60:'squeezenet bnumber'.A60" chart:class="chart:line">
            <chart:data-point chart:repeated="8"/>
          </chart:series>
          <chart:series chart:style-name="ch9" chart:values-cell-range-address="'squeezenet bnumber'.B61:'squeezenet bnumber'.I61" chart:label-cell-address="'squeezenet bnumber'.A61:'squeezenet bnumber'.A61" chart:class="chart:line">
            <chart:data-point chart:repeated="8"/>
          </chart:series>
          <chart:series chart:style-name="ch10" chart:values-cell-range-address="'squeezenet bnumber'.B62:'squeezenet bnumber'.I62" chart:label-cell-address="'squeezenet bnumber'.A62:'squeezenet bnumber'.A62" chart:class="chart:line">
            <chart:data-point chart:repeated="8"/>
          </chart:series>
          <chart:series chart:style-name="ch11" chart:values-cell-range-address="'squeezenet bnumber'.B63:'squeezenet bnumber'.I63" chart:label-cell-address="'squeezenet bnumber'.A63:'squeezenet bnumber'.A63" chart:class="chart:line">
            <chart:data-point chart:repeated="8"/>
          </chart:series>
          <chart:series chart:style-name="ch12" chart:values-cell-range-address="'squeezenet bnumber'.B64:'squeezenet bnumber'.I64" chart:label-cell-address="'squeezenet bnumber'.A64:'squeezenet bnumber'.A64" chart:class="chart:line">
            <chart:data-point chart:repeated="8"/>
          </chart:series>
          <chart:series chart:style-name="ch13" chart:values-cell-range-address="'squeezenet bnumber'.B65:'squeezenet bnumber'.I65" chart:label-cell-address="'squeezenet bnumber'.A65:'squeezenet bnumber'.A6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bnumber'.B59:'squeezenet bnumber'.I5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bnumber'.A60:'squeezenet bnumber'.A60</svg:desc>
                </draw:g>
              </table:table-cell>
              <table:table-cell office:value-type="float" office:value="1.20444252268992">
                <text:p>1.20444252268992</text:p>
                <draw:g>
                  <svg:desc>'squeezenet bnumber'.B60:'squeezenet bnumber'.I60</svg:desc>
                </draw:g>
              </table:table-cell>
              <table:table-cell office:value-type="float" office:value="2.21273830691699">
                <text:p>2.21273830691699</text:p>
              </table:table-cell>
              <table:table-cell office:value-type="float" office:value="3.11348732851715">
                <text:p>3.11348732851715</text:p>
              </table:table-cell>
              <table:table-cell office:value-type="float" office:value="3.79451609627827">
                <text:p>3.79451609627827</text:p>
              </table:table-cell>
              <table:table-cell office:value-type="float" office:value="4.52348460523359">
                <text:p>4.52348460523359</text:p>
              </table:table-cell>
              <table:table-cell office:value-type="float" office:value="5.03971812373548">
                <text:p>5.03971812373548</text:p>
              </table:table-cell>
              <table:table-cell office:value-type="float" office:value="5.51931371052969">
                <text:p>5.51931371052969</text:p>
              </table:table-cell>
              <table:table-cell office:value-type="float" office:value="5.85162001723186">
                <text:p>5.85162001723186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bnumber'.A61:'squeezenet bnumber'.A61</svg:desc>
                </draw:g>
              </table:table-cell>
              <table:table-cell office:value-type="float" office:value="1.25480418789775">
                <text:p>1.25480418789775</text:p>
                <draw:g>
                  <svg:desc>'squeezenet bnumber'.B61:'squeezenet bnumber'.I61</svg:desc>
                </draw:g>
              </table:table-cell>
              <table:table-cell office:value-type="float" office:value="2.39035516041538">
                <text:p>2.39035516041538</text:p>
              </table:table-cell>
              <table:table-cell office:value-type="float" office:value="3.47390222772978">
                <text:p>3.47390222772978</text:p>
              </table:table-cell>
              <table:table-cell office:value-type="float" office:value="4.3584239378668">
                <text:p>4.3584239378668</text:p>
              </table:table-cell>
              <table:table-cell office:value-type="float" office:value="5.33368437037785">
                <text:p>5.33368437037785</text:p>
              </table:table-cell>
              <table:table-cell office:value-type="float" office:value="6.08545250573807">
                <text:p>6.08545250573807</text:p>
              </table:table-cell>
              <table:table-cell office:value-type="float" office:value="6.810775706808">
                <text:p>6.810775706808</text:p>
              </table:table-cell>
              <table:table-cell office:value-type="float" office:value="7.3658253633637">
                <text:p>7.3658253633637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bnumber'.A62:'squeezenet bnumber'.A62</svg:desc>
                </draw:g>
              </table:table-cell>
              <table:table-cell office:value-type="float" office:value="1.22910768980334">
                <text:p>1.22910768980334</text:p>
                <draw:g>
                  <svg:desc>'squeezenet bnumber'.B62:'squeezenet bnumber'.I62</svg:desc>
                </draw:g>
              </table:table-cell>
              <table:table-cell office:value-type="float" office:value="2.2981199352674">
                <text:p>2.2981199352674</text:p>
              </table:table-cell>
              <table:table-cell office:value-type="float" office:value="3.2838351138008">
                <text:p>3.2838351138008</text:p>
              </table:table-cell>
              <table:table-cell office:value-type="float" office:value="4.05696833715871">
                <text:p>4.05696833715871</text:p>
              </table:table-cell>
              <table:table-cell office:value-type="float" office:value="4.89528772374172">
                <text:p>4.89528772374172</text:p>
              </table:table-cell>
              <table:table-cell office:value-type="float" office:value="5.5134372866245">
                <text:p>5.5134372866245</text:p>
              </table:table-cell>
              <table:table-cell office:value-type="float" office:value="6.09741040240478">
                <text:p>6.09741040240478</text:p>
              </table:table-cell>
              <table:table-cell office:value-type="float" office:value="6.52198816012827">
                <text:p>6.52198816012827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bnumber'.A63:'squeezenet bnumber'.A63</svg:desc>
                </draw:g>
              </table:table-cell>
              <table:table-cell office:value-type="float" office:value="1.30612244897959">
                <text:p>1.30612244897959</text:p>
                <draw:g>
                  <svg:desc>'squeezenet bnumber'.B63:'squeezenet bnumber'.I63</svg:desc>
                </draw:g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3.45945945945946">
                <text:p>3.45945945945946</text:p>
              </table:table-cell>
              <table:table-cell office:value-type="float" office:value="4.12903225806452">
                <text:p>4.12903225806452</text:p>
              </table:table-cell>
              <table:table-cell office:value-type="float" office:value="4.92307692307692">
                <text:p>4.92307692307692</text:p>
              </table:table-cell>
              <table:table-cell office:value-type="float" office:value="5.56521739130435">
                <text:p>5.56521739130435</text:p>
              </table:table-cell>
              <table:table-cell office:value-type="float" office:value="5.81818181818182">
                <text:p>5.8181818181818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bnumber'.A64:'squeezenet bnumber'.A64</svg:desc>
                </draw:g>
              </table:table-cell>
              <table:table-cell office:value-type="float" office:value="1.30956120773964">
                <text:p>1.30956120773964</text:p>
                <draw:g>
                  <svg:desc>'squeezenet bnumber'.B64:'squeezenet bnumber'.I64</svg:desc>
                </draw:g>
              </table:table-cell>
              <table:table-cell office:value-type="float" office:value="2.49030369598169">
                <text:p>2.49030369598169</text:p>
              </table:table-cell>
              <table:table-cell office:value-type="float" office:value="3.71266633928238">
                <text:p>3.71266633928238</text:p>
              </table:table-cell>
              <table:table-cell office:value-type="float" office:value="4.80469369650398">
                <text:p>4.80469369650398</text:p>
              </table:table-cell>
              <table:table-cell office:value-type="float" office:value="6.07339030084153">
                <text:p>6.07339030084153</text:p>
              </table:table-cell>
              <table:table-cell office:value-type="float" office:value="7.15817764909637">
                <text:p>7.15817764909637</text:p>
              </table:table-cell>
              <table:table-cell office:value-type="float" office:value="8.27239169600983">
                <text:p>8.27239169600983</text:p>
              </table:table-cell>
              <table:table-cell office:value-type="float" office:value="9.23222730344873">
                <text:p>9.23222730344873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bnumber'.A65:'squeezenet bnumber'.A65</svg:desc>
                </draw:g>
              </table:table-cell>
              <table:table-cell office:value-type="float" office:value="1.34736842105263">
                <text:p>1.34736842105263</text:p>
                <draw:g>
                  <svg:desc>'squeezenet bnumber'.B65:'squeezenet bnumber'.I65</svg:desc>
                </draw:g>
              </table:table-cell>
              <table:table-cell office:value-type="float" office:value="2.50980392156863">
                <text:p>2.50980392156863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4">
                <text:p>4</text:p>
              </table:table-cell>
              <table:table-cell office:value-type="float" office:value="4.74074074074074">
                <text:p>4.74074074074074</text:p>
              </table:table-cell>
              <table:table-cell office:value-type="float" office:value="5.56521739130435">
                <text:p>5.56521739130435</text:p>
              </table:table-cell>
              <table:table-cell office:value-type="float" office:value="5.81818181818182">
                <text:p>5.81818181818182</text:p>
              </table:table-cell>
              <table:table-cell office:value-type="float" office:value="6.4">
                <text:p>6.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vgg16e bnumber'.B49:'vgg16e bnumber'.I55 'vgg16e bnumber'.A50:'vgg16e bnumber'.A55" chart:data-source-has-labels="both" svg:x="1.331cm" svg:y="0.18cm" svg:width="8.242cm" svg:height="7.659cm">
          <chartooo:coordinate-region svg:x="2.058cm" svg:y="0.38cm" svg:width="7.421cm" svg:height="6.812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vgg16e bnumber'.B49:'vgg16e bnumber'.I4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vgg16e bnumber'.B50:'vgg16e bnumber'.I50" chart:label-cell-address="'vgg16e bnumber'.A50:'vgg16e bnumber'.A50" chart:class="chart:line">
            <chart:data-point chart:repeated="8"/>
          </chart:series>
          <chart:series chart:style-name="ch9" chart:values-cell-range-address="'vgg16e bnumber'.B51:'vgg16e bnumber'.I51" chart:label-cell-address="'vgg16e bnumber'.A51:'vgg16e bnumber'.A51" chart:class="chart:line">
            <chart:data-point chart:repeated="8"/>
          </chart:series>
          <chart:series chart:style-name="ch10" chart:values-cell-range-address="'vgg16e bnumber'.B52:'vgg16e bnumber'.I52" chart:label-cell-address="'vgg16e bnumber'.A52:'vgg16e bnumber'.A52" chart:class="chart:line">
            <chart:data-point chart:repeated="8"/>
          </chart:series>
          <chart:series chart:style-name="ch11" chart:values-cell-range-address="'vgg16e bnumber'.B53:'vgg16e bnumber'.I53" chart:label-cell-address="'vgg16e bnumber'.A53:'vgg16e bnumber'.A53" chart:class="chart:line">
            <chart:data-point chart:repeated="8"/>
          </chart:series>
          <chart:series chart:style-name="ch12" chart:values-cell-range-address="'vgg16e bnumber'.B54:'vgg16e bnumber'.I54" chart:label-cell-address="'vgg16e bnumber'.A54:'vgg16e bnumber'.A54" chart:class="chart:line">
            <chart:data-point chart:repeated="8"/>
          </chart:series>
          <chart:series chart:style-name="ch13" chart:values-cell-range-address="'vgg16e bnumber'.B55:'vgg16e bnumber'.I55" chart:label-cell-address="'vgg16e bnumber'.A55:'vgg16e bnumber'.A5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vgg16e bnumber'.B49:'vgg16e bnumber'.I4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vgg16e bnumber'.A50:'vgg16e bnumber'.A50</svg:desc>
                </draw:g>
              </table:table-cell>
              <table:table-cell office:value-type="float" office:value="0.0647540828206282">
                <text:p>0.0647540828206282</text:p>
                <draw:g>
                  <svg:desc>'vgg16e bnumber'.B50:'vgg16e bnumber'.I50</svg:desc>
                </draw:g>
              </table:table-cell>
              <table:table-cell office:value-type="float" office:value="0.0664233681329919">
                <text:p>0.0664233681329919</text:p>
              </table:table-cell>
              <table:table-cell office:value-type="float" office:value="0.0676994594679383">
                <text:p>0.0676994594679383</text:p>
              </table:table-cell>
              <table:table-cell office:value-type="float" office:value="0.066539156859772">
                <text:p>0.066539156859772</text:p>
              </table:table-cell>
              <table:table-cell office:value-type="float" office:value="0.0677954372753931">
                <text:p>0.0677954372753931</text:p>
              </table:table-cell>
              <table:table-cell office:value-type="float" office:value="0.0669218298556717">
                <text:p>0.0669218298556717</text:p>
              </table:table-cell>
              <table:table-cell office:value-type="float" office:value="0.0665279749705633">
                <text:p>0.0665279749705633</text:p>
              </table:table-cell>
              <table:table-cell office:value-type="float" office:value="0.0651408563608887">
                <text:p>0.0651408563608887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vgg16e bnumber'.A51:'vgg16e bnumber'.A51</svg:desc>
                </draw:g>
              </table:table-cell>
              <table:table-cell office:value-type="float" office:value="0.121574234262923">
                <text:p>0.121574234262923</text:p>
                <draw:g>
                  <svg:desc>'vgg16e bnumber'.B51:'vgg16e bnumber'.I51</svg:desc>
                </draw:g>
              </table:table-cell>
              <table:table-cell office:value-type="float" office:value="0.128511948982478">
                <text:p>0.128511948982478</text:p>
              </table:table-cell>
              <table:table-cell office:value-type="float" office:value="0.132388045787343">
                <text:p>0.132388045787343</text:p>
              </table:table-cell>
              <table:table-cell office:value-type="float" office:value="0.130833906928621">
                <text:p>0.130833906928621</text:p>
              </table:table-cell>
              <table:table-cell office:value-type="float" office:value="0.133749023674425">
                <text:p>0.133749023674425</text:p>
              </table:table-cell>
              <table:table-cell office:value-type="float" office:value="0.132321670778243">
                <text:p>0.132321670778243</text:p>
              </table:table-cell>
              <table:table-cell office:value-type="float" office:value="0.131754838462113">
                <text:p>0.131754838462113</text:p>
              </table:table-cell>
              <table:table-cell office:value-type="float" office:value="0.129164245668969">
                <text:p>0.129164245668969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vgg16e bnumber'.A52:'vgg16e bnumber'.A52</svg:desc>
                </draw:g>
              </table:table-cell>
              <table:table-cell office:value-type="float" office:value="0.0845006079326708">
                <text:p>0.0845006079326708</text:p>
                <draw:g>
                  <svg:desc>'vgg16e bnumber'.B52:'vgg16e bnumber'.I52</svg:desc>
                </draw:g>
              </table:table-cell>
              <table:table-cell office:value-type="float" office:value="0.0875797841362424">
                <text:p>0.0875797841362424</text:p>
              </table:table-cell>
              <table:table-cell office:value-type="float" office:value="0.0895867948214446">
                <text:p>0.0895867948214446</text:p>
              </table:table-cell>
              <table:table-cell office:value-type="float" office:value="0.0882144471854956">
                <text:p>0.0882144471854956</text:p>
              </table:table-cell>
              <table:table-cell office:value-type="float" office:value="0.0899808757078396">
                <text:p>0.0899808757078396</text:p>
              </table:table-cell>
              <table:table-cell office:value-type="float" office:value="0.0888883031051551">
                <text:p>0.0888883031051551</text:p>
              </table:table-cell>
              <table:table-cell office:value-type="float" office:value="0.088412933463184">
                <text:p>0.088412933463184</text:p>
              </table:table-cell>
              <table:table-cell office:value-type="float" office:value="0.0866047209896932">
                <text:p>0.0866047209896932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vgg16e bnumber'.A53:'vgg16e bnumber'.A53</svg:desc>
                </draw:g>
              </table:table-cell>
              <table:table-cell office:value-type="float" office:value="0.0697683324666686">
                <text:p>0.0697683324666686</text:p>
                <draw:g>
                  <svg:desc>'vgg16e bnumber'.B53:'vgg16e bnumber'.I53</svg:desc>
                </draw:g>
              </table:table-cell>
              <table:table-cell office:value-type="float" office:value="0.074209668699438">
                <text:p>0.074209668699438</text:p>
              </table:table-cell>
              <table:table-cell office:value-type="float" office:value="0.0768732878597684">
                <text:p>0.0768732878597684</text:p>
              </table:table-cell>
              <table:table-cell office:value-type="float" office:value="0.0748125092250224">
                <text:p>0.07481250922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vgg16e bnumber'.A54:'vgg16e bnumber'.A54</svg:desc>
                </draw:g>
              </table:table-cell>
              <table:table-cell office:value-type="float" office:value="1">
                <text:p>1</text:p>
                <draw:g>
                  <svg:desc>'vgg16e bnumber'.B54:'vgg16e bnumber'.I54</svg:desc>
                </draw:g>
              </table:table-cell>
              <table:table-cell office:value-type="float" office:value="0.245048065936204">
                <text:p>0.245048065936204</text:p>
              </table:table-cell>
              <table:table-cell office:value-type="float" office:value="0.288904364467685">
                <text:p>0.288904364467685</text:p>
              </table:table-cell>
              <table:table-cell office:value-type="float" office:value="0.34064307572858">
                <text:p>0.34064307572858</text:p>
              </table:table-cell>
              <table:table-cell office:value-type="float" office:value="0.410959040115286">
                <text:p>0.410959040115286</text:p>
              </table:table-cell>
              <table:table-cell office:value-type="float" office:value="0.471180253986999">
                <text:p>0.471180253986999</text:p>
              </table:table-cell>
              <table:table-cell office:value-type="float" office:value="0.535590642782654">
                <text:p>0.535590642782654</text:p>
              </table:table-cell>
              <table:table-cell office:value-type="float" office:value="0.591151402389394">
                <text:p>0.591151402389394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vgg16e bnumber'.A55:'vgg16e bnumber'.A55</svg:desc>
                </draw:g>
              </table:table-cell>
              <table:table-cell office:value-type="float" office:value="0.800819120486979">
                <text:p>0.800819120486979</text:p>
                <draw:g>
                  <svg:desc>'vgg16e bnumber'.B55:'vgg16e bnumber'.I55</svg:desc>
                </draw:g>
              </table:table-cell>
              <table:table-cell office:value-type="float" office:value="0.17149757701304">
                <text:p>0.17149757701304</text:p>
              </table:table-cell>
              <table:table-cell office:value-type="float" office:value="0.210260727981741">
                <text:p>0.210260727981741</text:p>
              </table:table-cell>
              <table:table-cell office:value-type="float" office:value="0.224073476535286">
                <text:p>0.224073476535286</text:p>
              </table:table-cell>
              <table:table-cell office:value-type="float" office:value="0.292362536050802">
                <text:p>0.292362536050802</text:p>
              </table:table-cell>
              <table:table-cell office:value-type="float" office:value="0.291437338151907">
                <text:p>0.291437338151907</text:p>
              </table:table-cell>
              <table:table-cell office:value-type="float" office:value="0.302941443605272">
                <text:p>0.302941443605272</text:p>
              </table:table-cell>
              <table:table-cell office:value-type="float" office:value="0.304947678331134">
                <text:p>0.30494767833113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googlenet bsize'.B90:'googlenet bsize'.I96 'googlenet bsize'.A91:'googlenet bsize'.A96" chart:data-source-has-labels="both" svg:x="1.331cm" svg:y="0.18cm" svg:width="8.242cm" svg:height="7.659cm">
          <chartooo:coordinate-region svg:x="2.058cm" svg:y="0.379cm" svg:width="7.42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googlenet bsize'.B90:'googlenet bsize'.I90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googlenet bsize'.B91:'googlenet bsize'.I91" chart:label-cell-address="'googlenet bsize'.A91:'googlenet bsize'.A91" chart:class="chart:line">
            <chart:data-point chart:repeated="8"/>
          </chart:series>
          <chart:series chart:style-name="ch9" chart:values-cell-range-address="'googlenet bsize'.B92:'googlenet bsize'.I92" chart:label-cell-address="'googlenet bsize'.A92:'googlenet bsize'.A92" chart:class="chart:line">
            <chart:data-point chart:repeated="8"/>
          </chart:series>
          <chart:series chart:style-name="ch10" chart:values-cell-range-address="'googlenet bsize'.B93:'googlenet bsize'.I93" chart:label-cell-address="'googlenet bsize'.A93:'googlenet bsize'.A93" chart:class="chart:line">
            <chart:data-point chart:repeated="8"/>
          </chart:series>
          <chart:series chart:style-name="ch11" chart:values-cell-range-address="'googlenet bsize'.B94:'googlenet bsize'.I94" chart:label-cell-address="'googlenet bsize'.A94:'googlenet bsize'.A94" chart:class="chart:line">
            <chart:data-point chart:repeated="8"/>
          </chart:series>
          <chart:series chart:style-name="ch12" chart:values-cell-range-address="'googlenet bsize'.B95:'googlenet bsize'.I95" chart:label-cell-address="'googlenet bsize'.A95:'googlenet bsize'.A95" chart:class="chart:line">
            <chart:data-point chart:repeated="8"/>
          </chart:series>
          <chart:series chart:style-name="ch13" chart:values-cell-range-address="'googlenet bsize'.B96:'googlenet bsize'.I96" chart:label-cell-address="'googlenet bsize'.A96:'googlenet bsize'.A96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bsize'.B90:'googlenet bsize'.I9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bsize'.A91:'googlenet bsize'.A91</svg:desc>
                </draw:g>
              </table:table-cell>
              <table:table-cell office:value-type="float" office:value="0.645476875699945">
                <text:p>0.645476875699945</text:p>
                <draw:g>
                  <svg:desc>'googlenet bsize'.B91:'googlenet bsize'.I91</svg:desc>
                </draw:g>
              </table:table-cell>
              <table:table-cell office:value-type="float" office:value="0.625592610722638">
                <text:p>0.625592610722638</text:p>
              </table:table-cell>
              <table:table-cell office:value-type="float" office:value="0.50478030385041">
                <text:p>0.50478030385041</text:p>
              </table:table-cell>
              <table:table-cell office:value-type="float" office:value="0.408668895934656">
                <text:p>0.408668895934656</text:p>
              </table:table-cell>
              <table:table-cell office:value-type="float" office:value="0.339419016264987">
                <text:p>0.339419016264987</text:p>
              </table:table-cell>
              <table:table-cell office:value-type="float" office:value="0.288840386432067">
                <text:p>0.288840386432067</text:p>
              </table:table-cell>
              <table:table-cell office:value-type="float" office:value="0.250780404755545">
                <text:p>0.250780404755545</text:p>
              </table:table-cell>
              <table:table-cell office:value-type="float" office:value="0.221290960296996">
                <text:p>0.221290960296996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bsize'.A92:'googlenet bsize'.A92</svg:desc>
                </draw:g>
              </table:table-cell>
              <table:table-cell office:value-type="float" office:value="0.784546881493397">
                <text:p>0.784546881493397</text:p>
                <draw:g>
                  <svg:desc>'googlenet bsize'.B92:'googlenet bsize'.I92</svg:desc>
                </draw:g>
              </table:table-cell>
              <table:table-cell office:value-type="float" office:value="0.953068816796307">
                <text:p>0.953068816796307</text:p>
              </table:table-cell>
              <table:table-cell office:value-type="float" office:value="0.864157396620581">
                <text:p>0.864157396620581</text:p>
              </table:table-cell>
              <table:table-cell office:value-type="float" office:value="0.741573305832062">
                <text:p>0.741573305832062</text:p>
              </table:table-cell>
              <table:table-cell office:value-type="float" office:value="0.635685296904111">
                <text:p>0.635685296904111</text:p>
              </table:table-cell>
              <table:table-cell office:value-type="float" office:value="0.551148450939024">
                <text:p>0.551148450939024</text:p>
              </table:table-cell>
              <table:table-cell office:value-type="float" office:value="0.484213487457837">
                <text:p>0.484213487457837</text:p>
              </table:table-cell>
              <table:table-cell office:value-type="float" office:value="0.430669025321058">
                <text:p>0.430669025321058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bsize'.A93:'googlenet bsize'.A93</svg:desc>
                </draw:g>
              </table:table-cell>
              <table:table-cell office:value-type="float" office:value="0.708249590063315">
                <text:p>0.708249590063315</text:p>
                <draw:g>
                  <svg:desc>'googlenet bsize'.B93:'googlenet bsize'.I93</svg:desc>
                </draw:g>
              </table:table-cell>
              <table:table-cell office:value-type="float" office:value="0.755365018622122">
                <text:p>0.755365018622122</text:p>
              </table:table-cell>
              <table:table-cell office:value-type="float" office:value="0.637296544745076">
                <text:p>0.637296544745076</text:p>
              </table:table-cell>
              <table:table-cell office:value-type="float" office:value="0.526946313886796">
                <text:p>0.526946313886796</text:p>
              </table:table-cell>
              <table:table-cell office:value-type="float" office:value="0.442544813340176">
                <text:p>0.442544813340176</text:p>
              </table:table-cell>
              <table:table-cell office:value-type="float" office:value="0.379038207338305">
                <text:p>0.379038207338305</text:p>
              </table:table-cell>
              <table:table-cell office:value-type="float" office:value="0.330427927794308">
                <text:p>0.330427927794308</text:p>
              </table:table-cell>
              <table:table-cell office:value-type="float" office:value="0.292358930872487">
                <text:p>0.292358930872487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bsize'.A94:'googlenet bsize'.A94</svg:desc>
                </draw:g>
              </table:table-cell>
              <table:table-cell office:value-type="float" office:value="0.827985107915021">
                <text:p>0.827985107915021</text:p>
                <draw:g>
                  <svg:desc>'googlenet bsize'.B94:'googlenet bsize'.I94</svg:desc>
                </draw:g>
              </table:table-cell>
              <table:table-cell office:value-type="float" office:value="0.930497549847357">
                <text:p>0.930497549847357</text:p>
              </table:table-cell>
              <table:table-cell office:value-type="float" office:value="0.630337049896597">
                <text:p>0.630337049896597</text:p>
              </table:table-cell>
              <table:table-cell office:value-type="float" office:value="0.474282731718313">
                <text:p>0.474282731718313</text:p>
              </table:table-cell>
              <table:table-cell office:value-type="float" office:value="0.383146049937147">
                <text:p>0.383146049937147</text:p>
              </table:table-cell>
              <table:table-cell office:value-type="float" office:value="0.321388956361752">
                <text:p>0.321388956361752</text:p>
              </table:table-cell>
              <table:table-cell office:value-type="float" office:value="0.275995035971674">
                <text:p>0.27599503597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bsize'.A95:'googlenet bsize'.A95</svg:desc>
                </draw:g>
              </table:table-cell>
              <table:table-cell office:value-type="float" office:value="1">
                <text:p>1</text:p>
                <draw:g>
                  <svg:desc>'googlenet bsize'.B95:'googlenet bsize'.I95</svg:desc>
                </draw:g>
              </table:table-cell>
              <table:table-cell office:value-type="float" office:value="1.29095375139989">
                <text:p>1.29095375139989</text:p>
              </table:table-cell>
              <table:table-cell office:value-type="float" office:value="1.42960322519446">
                <text:p>1.42960322519446</text:p>
              </table:table-cell>
              <table:table-cell office:value-type="float" office:value="1.51073003724425">
                <text:p>1.51073003724425</text:p>
              </table:table-cell>
              <table:table-cell office:value-type="float" office:value="1.5639815268066">
                <text:p>1.5639815268066</text:p>
              </table:table-cell>
              <table:table-cell office:value-type="float" office:value="1.60161832464385">
                <text:p>1.60161832464385</text:p>
              </table:table-cell>
              <table:table-cell office:value-type="float" office:value="1.62963019282663">
                <text:p>1.62963019282663</text:p>
              </table:table-cell>
              <table:table-cell office:value-type="float" office:value="1.65129066068285">
                <text:p>1.65129066068285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bsize'.A96:'googlenet bsize'.A96</svg:desc>
                </draw:g>
              </table:table-cell>
              <table:table-cell office:value-type="float" office:value="0.678487796763698">
                <text:p>0.678487796763698</text:p>
                <draw:g>
                  <svg:desc>'googlenet bsize'.B96:'googlenet bsize'.I96</svg:desc>
                </draw:g>
              </table:table-cell>
              <table:table-cell office:value-type="float" office:value="1.32030057748611">
                <text:p>1.32030057748611</text:p>
              </table:table-cell>
              <table:table-cell office:value-type="float" office:value="1.23673724979712">
                <text:p>1.23673724979712</text:p>
              </table:table-cell>
              <table:table-cell office:value-type="float" office:value="1.4367976872643">
                <text:p>1.4367976872643</text:p>
              </table:table-cell>
              <table:table-cell office:value-type="float" office:value="1.39574632477104">
                <text:p>1.39574632477104</text:p>
              </table:table-cell>
              <table:table-cell office:value-type="float" office:value="1.3760879258306">
                <text:p>1.3760879258306</text:p>
              </table:table-cell>
              <table:table-cell office:value-type="float" office:value="1.23673724979712">
                <text:p>1.23673724979712</text:p>
              </table:table-cell>
              <table:table-cell office:value-type="float" office:value="1.19149076504845">
                <text:p>1.1914907650484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resnet34 bsize'.A69:'resnet34 bsize'.I75" chart:data-source-has-labels="both" svg:x="1.331cm" svg:y="0.18cm" svg:width="8.242cm" svg:height="7.659cm">
          <chartooo:coordinate-region svg:x="2.058cm" svg:y="0.38cm" svg:width="7.421cm" svg:height="6.812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resnet34 bsize'.B69:'resnet34 bsize'.I6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resnet34 bsize'.B70:'resnet34 bsize'.I70" chart:label-cell-address="'resnet34 bsize'.A70:'resnet34 bsize'.A70" chart:class="chart:line">
            <chart:data-point chart:repeated="8"/>
          </chart:series>
          <chart:series chart:style-name="ch9" chart:values-cell-range-address="'resnet34 bsize'.B71:'resnet34 bsize'.I71" chart:label-cell-address="'resnet34 bsize'.A71:'resnet34 bsize'.A71" chart:class="chart:line">
            <chart:data-point chart:repeated="8"/>
          </chart:series>
          <chart:series chart:style-name="ch10" chart:values-cell-range-address="'resnet34 bsize'.B72:'resnet34 bsize'.I72" chart:label-cell-address="'resnet34 bsize'.A72:'resnet34 bsize'.A72" chart:class="chart:line">
            <chart:data-point chart:repeated="8"/>
          </chart:series>
          <chart:series chart:style-name="ch11" chart:values-cell-range-address="'resnet34 bsize'.B73:'resnet34 bsize'.I73" chart:label-cell-address="'resnet34 bsize'.A73:'resnet34 bsize'.A73" chart:class="chart:line">
            <chart:data-point chart:repeated="8"/>
          </chart:series>
          <chart:series chart:style-name="ch12" chart:values-cell-range-address="'resnet34 bsize'.B74:'resnet34 bsize'.I74" chart:label-cell-address="'resnet34 bsize'.A74:'resnet34 bsize'.A74" chart:class="chart:line">
            <chart:data-point chart:repeated="8"/>
          </chart:series>
          <chart:series chart:style-name="ch13" chart:values-cell-range-address="'resnet34 bsize'.B75:'resnet34 bsize'.I75" chart:label-cell-address="'resnet34 bsize'.A75:'resnet34 bsize'.A7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bsize'.B69:'resnet34 bsize'.I6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bsize'.A70:'resnet34 bsize'.A70</svg:desc>
                </draw:g>
              </table:table-cell>
              <table:table-cell office:value-type="float" office:value="0.335956537772127">
                <text:p>0.335956537772127</text:p>
                <draw:g>
                  <svg:desc>'resnet34 bsize'.B70:'resnet34 bsize'.I70</svg:desc>
                </draw:g>
              </table:table-cell>
              <table:table-cell office:value-type="float" office:value="0.224560092212084">
                <text:p>0.224560092212084</text:p>
              </table:table-cell>
              <table:table-cell office:value-type="float" office:value="0.159666365283391">
                <text:p>0.159666365283391</text:p>
              </table:table-cell>
              <table:table-cell office:value-type="float" office:value="0.122604582213882">
                <text:p>0.122604582213882</text:p>
              </table:table-cell>
              <table:table-cell office:value-type="float" office:value="0.0991780371337882">
                <text:p>0.0991780371337882</text:p>
              </table:table-cell>
              <table:table-cell office:value-type="float" office:value="0.0831523406404106">
                <text:p>0.0831523406404106</text:p>
              </table:table-cell>
              <table:table-cell office:value-type="float" office:value="0.0715364603910813">
                <text:p>0.0715364603910813</text:p>
              </table:table-cell>
              <table:table-cell office:value-type="float" office:value="0.0627446885428672">
                <text:p>0.0627446885428672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bsize'.A71:'resnet34 bsize'.A71</svg:desc>
                </draw:g>
              </table:table-cell>
              <table:table-cell office:value-type="float" office:value="0.502945310380195">
                <text:p>0.502945310380195</text:p>
                <draw:g>
                  <svg:desc>'resnet34 bsize'.B71:'resnet34 bsize'.I71</svg:desc>
                </draw:g>
              </table:table-cell>
              <table:table-cell office:value-type="float" office:value="0.403783369122267">
                <text:p>0.403783369122267</text:p>
              </table:table-cell>
              <table:table-cell office:value-type="float" office:value="0.303195996332488">
                <text:p>0.303195996332488</text:p>
              </table:table-cell>
              <table:table-cell office:value-type="float" office:value="0.237916743687394">
                <text:p>0.237916743687394</text:p>
              </table:table-cell>
              <table:table-cell office:value-type="float" office:value="0.19449808657698">
                <text:p>0.19449808657698</text:p>
              </table:table-cell>
              <table:table-cell office:value-type="float" office:value="0.164031415261233">
                <text:p>0.164031415261233</text:p>
              </table:table-cell>
              <table:table-cell office:value-type="float" office:value="0.141625578979162">
                <text:p>0.141625578979162</text:p>
              </table:table-cell>
              <table:table-cell office:value-type="float" office:value="0.124512812381674">
                <text:p>0.124512812381674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bsize'.A72:'resnet34 bsize'.A72</svg:desc>
                </draw:g>
              </table:table-cell>
              <table:table-cell office:value-type="float" office:value="0.40283083303776">
                <text:p>0.40283083303776</text:p>
                <draw:g>
                  <svg:desc>'resnet34 bsize'.B72:'resnet34 bsize'.I72</svg:desc>
                </draw:g>
              </table:table-cell>
              <table:table-cell office:value-type="float" office:value="0.288611678750496">
                <text:p>0.288611678750496</text:p>
              </table:table-cell>
              <table:table-cell office:value-type="float" office:value="0.209177529725606">
                <text:p>0.209177529725606</text:p>
              </table:table-cell>
              <table:table-cell office:value-type="float" office:value="0.161819459021228">
                <text:p>0.161819459021228</text:p>
              </table:table-cell>
              <table:table-cell office:value-type="float" office:value="0.131368789598847">
                <text:p>0.131368789598847</text:p>
              </table:table-cell>
              <table:table-cell office:value-type="float" office:value="0.110359971412992">
                <text:p>0.110359971412992</text:p>
              </table:table-cell>
              <table:table-cell office:value-type="float" office:value="0.0950581318412841">
                <text:p>0.0950581318412841</text:p>
              </table:table-cell>
              <table:table-cell office:value-type="float" office:value="0.0834414385956457">
                <text:p>0.0834414385956457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bsize'.A73:'resnet34 bsize'.A73</svg:desc>
                </draw:g>
              </table:table-cell>
              <table:table-cell office:value-type="float" office:value="0.443264441468388">
                <text:p>0.443264441468388</text:p>
                <draw:g>
                  <svg:desc>'resnet34 bsize'.B73:'resnet34 bsize'.I73</svg:desc>
                </draw:g>
              </table:table-cell>
              <table:table-cell office:value-type="float" office:value="0.278656956572965">
                <text:p>0.278656956572965</text:p>
              </table:table-cell>
              <table:table-cell office:value-type="float" office:value="0.191703782167898">
                <text:p>0.191703782167898</text:p>
              </table:table-cell>
              <table:table-cell office:value-type="float" office:value="0.139699032750011">
                <text:p>0.139699032750011</text:p>
              </table:table-cell>
              <table:table-cell office:value-type="float" office:value="0.11058281329264">
                <text:p>0.11058281329264</text:p>
              </table:table-cell>
              <table:table-cell office:value-type="float" office:value="0.0939657179141395">
                <text:p>0.0939657179141395</text:p>
              </table:table-cell>
              <table:table-cell office:value-type="float" office:value="0.0789283791344913">
                <text:p>0.0789283791344913</text:p>
              </table:table-cell>
              <table:table-cell office:value-type="float" office:value="0.069023437994749">
                <text:p>0.069023437994749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resnet34 bsize'.A74:'resnet34 bsize'.A74</svg:desc>
                </draw:g>
              </table:table-cell>
              <table:table-cell office:value-type="float" office:value="1">
                <text:p>1</text:p>
                <draw:g>
                  <svg:desc>'resnet34 bsize'.B74:'resnet34 bsize'.I74</svg:desc>
                </draw:g>
              </table:table-cell>
              <table:table-cell office:value-type="float" office:value="0.671913075544253">
                <text:p>0.671913075544253</text:p>
              </table:table-cell>
              <table:table-cell office:value-type="float" office:value="0.6056750536834">
                <text:p>0.6056750536834</text:p>
              </table:table-cell>
              <table:table-cell office:value-type="float" office:value="0.577223357500991">
                <text:p>0.577223357500991</text:p>
              </table:table-cell>
              <table:table-cell office:value-type="float" office:value="0.56140023053021">
                <text:p>0.56140023053021</text:p>
              </table:table-cell>
              <table:table-cell office:value-type="float" office:value="0.551324775552695">
                <text:p>0.551324775552695</text:p>
              </table:table-cell>
              <table:table-cell office:value-type="float" office:value="0.544346636994675">
                <text:p>0.544346636994675</text:p>
              </table:table-cell>
              <table:table-cell office:value-type="float" office:value="0.539227866354452">
                <text:p>0.539227866354452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bsize'.A75:'resnet34 bsize'.A75</svg:desc>
                </draw:g>
              </table:table-cell>
              <table:table-cell office:value-type="float" office:value="0.854094899414699">
                <text:p>0.854094899414699</text:p>
                <draw:g>
                  <svg:desc>'resnet34 bsize'.B75:'resnet34 bsize'.I75</svg:desc>
                </draw:g>
              </table:table-cell>
              <table:table-cell office:value-type="float" office:value="0.583631514600044">
                <text:p>0.583631514600044</text:p>
              </table:table-cell>
              <table:table-cell office:value-type="float" office:value="0.500255583942895">
                <text:p>0.500255583942895</text:p>
              </table:table-cell>
              <table:table-cell office:value-type="float" office:value="0.415231907620585">
                <text:p>0.415231907620585</text:p>
              </table:table-cell>
              <table:table-cell office:value-type="float" office:value="0.420214690512032">
                <text:p>0.420214690512032</text:p>
              </table:table-cell>
              <table:table-cell office:value-type="float" office:value="0.389087676400029">
                <text:p>0.389087676400029</text:p>
              </table:table-cell>
              <table:table-cell office:value-type="float" office:value="0.387651928516634">
                <text:p>0.387651928516634</text:p>
              </table:table-cell>
              <table:table-cell office:value-type="float" office:value="0.367320533664363">
                <text:p>0.36732053366436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squeezenet bsize'.B59:'squeezenet bsize'.I65 'squeezenet bsize'.A60:'squeezenet bsize'.A65" chart:data-source-has-labels="both" svg:x="1.331cm" svg:y="0.18cm" svg:width="8.242cm" svg:height="7.659cm">
          <chartooo:coordinate-region svg:x="1.767cm" svg:y="0.379cm" svg:width="7.712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squeezenet bsize'.B59:'squeezenet bsize'.I5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squeezenet bsize'.B60:'squeezenet bsize'.I60" chart:label-cell-address="'squeezenet bsize'.A60:'squeezenet bsize'.A60" chart:class="chart:line">
            <chart:data-point chart:repeated="8"/>
          </chart:series>
          <chart:series chart:style-name="ch9" chart:values-cell-range-address="'squeezenet bsize'.B61:'squeezenet bsize'.I61" chart:label-cell-address="'squeezenet bsize'.A61:'squeezenet bsize'.A61" chart:class="chart:line">
            <chart:data-point chart:repeated="8"/>
          </chart:series>
          <chart:series chart:style-name="ch10" chart:values-cell-range-address="'squeezenet bsize'.B62:'squeezenet bsize'.I62" chart:label-cell-address="'squeezenet bsize'.A62:'squeezenet bsize'.A62" chart:class="chart:line">
            <chart:data-point chart:repeated="8"/>
          </chart:series>
          <chart:series chart:style-name="ch11" chart:values-cell-range-address="'squeezenet bsize'.B63:'squeezenet bsize'.I63" chart:label-cell-address="'squeezenet bsize'.A63:'squeezenet bsize'.A63" chart:class="chart:line">
            <chart:data-point chart:repeated="8"/>
          </chart:series>
          <chart:series chart:style-name="ch12" chart:values-cell-range-address="'squeezenet bsize'.B64:'squeezenet bsize'.I64" chart:label-cell-address="'squeezenet bsize'.A64:'squeezenet bsize'.A64" chart:class="chart:line">
            <chart:data-point chart:repeated="8"/>
          </chart:series>
          <chart:series chart:style-name="ch13" chart:values-cell-range-address="'squeezenet bsize'.B65:'squeezenet bsize'.I65" chart:label-cell-address="'squeezenet bsize'.A65:'squeezenet bsize'.A6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bsize'.B59:'squeezenet bsize'.I5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bsize'.A60:'squeezenet bsize'.A60</svg:desc>
                </draw:g>
              </table:table-cell>
              <table:table-cell office:value-type="float" office:value="0.919729842004743">
                <text:p>0.919729842004743</text:p>
                <draw:g>
                  <svg:desc>'squeezenet bsize'.B60:'squeezenet bsize'.I60</svg:desc>
                </draw:g>
              </table:table-cell>
              <table:table-cell office:value-type="float" office:value="1.4824662771428">
                <text:p>1.4824662771428</text:p>
              </table:table-cell>
              <table:table-cell office:value-type="float" office:value="1.6802183723157">
                <text:p>1.6802183723157</text:p>
              </table:table-cell>
              <table:table-cell office:value-type="float" office:value="1.66916150369772">
                <text:p>1.66916150369772</text:p>
              </table:table-cell>
              <table:table-cell office:value-type="float" office:value="1.57139063020738">
                <text:p>1.57139063020738</text:p>
              </table:table-cell>
              <table:table-cell office:value-type="float" office:value="1.44860046502995">
                <text:p>1.44860046502995</text:p>
              </table:table-cell>
              <table:table-cell office:value-type="float" office:value="1.32663340170689">
                <text:p>1.32663340170689</text:p>
              </table:table-cell>
              <table:table-cell office:value-type="float" office:value="1.21476217550544">
                <text:p>1.21476217550544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bsize'.A61:'squeezenet bsize'.A61</svg:desc>
                </draw:g>
              </table:table-cell>
              <table:table-cell office:value-type="float" office:value="0.958186742614037">
                <text:p>0.958186742614037</text:p>
                <draw:g>
                  <svg:desc>'squeezenet bsize'.B61:'squeezenet bsize'.I61</svg:desc>
                </draw:g>
              </table:table-cell>
              <table:table-cell office:value-type="float" office:value="1.70277746765042">
                <text:p>1.70277746765042</text:p>
              </table:table-cell>
              <table:table-cell office:value-type="float" office:value="2.15402560990036">
                <text:p>2.15402560990036</text:p>
              </table:table-cell>
              <table:table-cell office:value-type="float" office:value="2.35542628673959">
                <text:p>2.35542628673959</text:p>
              </table:table-cell>
              <table:table-cell office:value-type="float" office:value="2.39126041751956">
                <text:p>2.39126041751956</text:p>
              </table:table-cell>
              <table:table-cell office:value-type="float" office:value="2.33375459752082">
                <text:p>2.33375459752082</text:p>
              </table:table-cell>
              <table:table-cell office:value-type="float" office:value="2.23053744867514">
                <text:p>2.23053744867514</text:p>
              </table:table-cell>
              <table:table-cell office:value-type="float" office:value="2.1092454083896">
                <text:p>2.1092454083896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bsize'.A62:'squeezenet bsize'.A62</svg:desc>
                </draw:g>
              </table:table-cell>
              <table:table-cell office:value-type="float" office:value="0.938564522634904">
                <text:p>0.938564522634904</text:p>
                <draw:g>
                  <svg:desc>'squeezenet bsize'.B62:'squeezenet bsize'.I62</svg:desc>
                </draw:g>
              </table:table-cell>
              <table:table-cell office:value-type="float" office:value="1.58500282899652">
                <text:p>1.58500282899652</text:p>
              </table:table-cell>
              <table:table-cell office:value-type="float" office:value="1.88784721106941">
                <text:p>1.88784721106941</text:p>
              </table:table-cell>
              <table:table-cell office:value-type="float" office:value="1.95378363566331">
                <text:p>1.95378363566331</text:p>
              </table:table-cell>
              <table:table-cell office:value-type="float" office:value="1.89651027517625">
                <text:p>1.89651027517625</text:p>
              </table:table-cell>
              <table:table-cell office:value-type="float" office:value="1.78760478026331">
                <text:p>1.78760478026331</text:p>
              </table:table-cell>
              <table:table-cell office:value-type="float" office:value="1.66374099397149">
                <text:p>1.66374099397149</text:p>
              </table:table-cell>
              <table:table-cell office:value-type="float" office:value="1.54165204278374">
                <text:p>1.54165204278374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bsize'.A63:'squeezenet bsize'.A63</svg:desc>
                </draw:g>
              </table:table-cell>
              <table:table-cell office:value-type="float" office:value="0.999845031804135">
                <text:p>0.999845031804135</text:p>
                <draw:g>
                  <svg:desc>'squeezenet bsize'.B63:'squeezenet bsize'.I63</svg:desc>
                </draw:g>
              </table:table-cell>
              <table:table-cell office:value-type="float" office:value="1.86509554009618">
                <text:p>1.86509554009618</text:p>
              </table:table-cell>
              <table:table-cell office:value-type="float" office:value="2.48679405346157">
                <text:p>2.48679405346157</text:p>
              </table:table-cell>
              <table:table-cell office:value-type="float" office:value="2.55223600223687">
                <text:p>2.55223600223687</text:p>
              </table:table-cell>
              <table:table-cell office:value-type="float" office:value="2.36548702646344">
                <text:p>2.36548702646344</text:p>
              </table:table-cell>
              <table:table-cell office:value-type="float" office:value="2.02052016843752">
                <text:p>2.02052016843752</text:p>
              </table:table-cell>
              <table:table-cell office:value-type="float" office:value="1.76336305609093">
                <text:p>1.76336305609093</text:p>
              </table:table-cell>
              <table:table-cell office:value-type="float" office:value="1.53944393785716">
                <text:p>1.53944393785716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bsize'.A64:'squeezenet bsize'.A64</svg:desc>
                </draw:g>
              </table:table-cell>
              <table:table-cell office:value-type="float" office:value="1">
                <text:p>1</text:p>
                <draw:g>
                  <svg:desc>'squeezenet bsize'.B64:'squeezenet bsize'.I64</svg:desc>
                </draw:g>
              </table:table-cell>
              <table:table-cell office:value-type="float" office:value="1.83945968400949">
                <text:p>1.83945968400949</text:p>
              </table:table-cell>
              <table:table-cell office:value-type="float" office:value="2.55416620147563">
                <text:p>2.55416620147563</text:p>
              </table:table-cell>
              <table:table-cell office:value-type="float" office:value="3.17000565799305">
                <text:p>3.17000565799305</text:p>
              </table:table-cell>
              <table:table-cell office:value-type="float" office:value="3.70616569285701">
                <text:p>3.70616569285701</text:p>
              </table:table-cell>
              <table:table-cell office:value-type="float" office:value="4.17717050605258">
                <text:p>4.17717050605258</text:p>
              </table:table-cell>
              <table:table-cell office:value-type="float" office:value="4.59421648033048">
                <text:p>4.59421648033048</text:p>
              </table:table-cell>
              <table:table-cell office:value-type="float" office:value="4.96607364124502">
                <text:p>4.96607364124502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bsize'.A65:'squeezenet bsize'.A65</svg:desc>
                </draw:g>
              </table:table-cell>
              <table:table-cell office:value-type="float" office:value="1.03175497962767">
                <text:p>1.03175497962767</text:p>
                <draw:g>
                  <svg:desc>'squeezenet bsize'.B65:'squeezenet bsize'.I65</svg:desc>
                </draw:g>
              </table:table-cell>
              <table:table-cell office:value-type="float" office:value="1.90166604088237">
                <text:p>1.90166604088237</text:p>
              </table:table-cell>
              <table:table-cell office:value-type="float" office:value="2.69402689125003">
                <text:p>2.69402689125003</text:p>
              </table:table-cell>
              <table:table-cell office:value-type="float" office:value="3.03078025265628">
                <text:p>3.03078025265628</text:p>
              </table:table-cell>
              <table:table-cell office:value-type="float" office:value="3.46374886017861">
                <text:p>3.46374886017861</text:p>
              </table:table-cell>
              <table:table-cell office:value-type="float" office:value="3.73019108019235">
                <text:p>3.73019108019235</text:p>
              </table:table-cell>
              <table:table-cell office:value-type="float" office:value="4.21673774282614">
                <text:p>4.21673774282614</text:p>
              </table:table-cell>
              <table:table-cell office:value-type="float" office:value="4.21673774282614">
                <text:p>4.2167377428261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102cm" svg:height="8.98cm" xlink:href=".." xlink:type="simple" chart:class="chart:line" chart:style-name="ch1">
        <chart:legend chart:legend-position="end" svg:x="9.995cm" svg:y="2.747cm" style:legend-expansion="high" chart:style-name="ch2"/>
        <chart:plot-area chart:style-name="ch3" table:cell-range-address="'squeezenet bsize'.B51:'squeezenet bsize'.I57 'squeezenet bsize'.A52:'squeezenet bsize'.A57" chart:data-source-has-labels="both" svg:x="1.333cm" svg:y="0.179cm" svg:width="8.34cm" svg:height="7.641cm">
          <chartooo:coordinate-region svg:x="1.954cm" svg:y="0.378cm" svg:width="7.439cm" svg:height="6.795cm"/>
          <chart:axis chart:dimension="x" chart:name="primary-x" chart:style-name="ch4" chartooo:axis-type="auto">
            <chartooo:date-scale/>
            <chart:title svg:x="3.541cm" svg:y="7.999cm" chart:style-name="ch5">
              <text:p>Počet pracovních jednotek</text:p>
            </chart:title>
            <chart:categories table:cell-range-address="'squeezenet bsize'.B51:'squeezenet bsize'.I51"/>
          </chart:axis>
          <chart:axis chart:dimension="y" chart:name="primary-y" chart:style-name="ch4">
            <chart:title svg:x="0.451cm" svg:y="5.419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squeezenet bsize'.B52:'squeezenet bsize'.I52" chart:label-cell-address="'squeezenet bsize'.A52:'squeezenet bsize'.A52" chart:class="chart:line">
            <chart:data-point chart:repeated="8"/>
          </chart:series>
          <chart:series chart:style-name="ch9" chart:values-cell-range-address="'squeezenet bsize'.B53:'squeezenet bsize'.I53" chart:label-cell-address="'squeezenet bsize'.A53:'squeezenet bsize'.A53" chart:class="chart:line">
            <chart:data-point chart:repeated="8"/>
          </chart:series>
          <chart:series chart:style-name="ch10" chart:values-cell-range-address="'squeezenet bsize'.B54:'squeezenet bsize'.I54" chart:label-cell-address="'squeezenet bsize'.A54:'squeezenet bsize'.A54" chart:class="chart:line">
            <chart:data-point chart:repeated="8"/>
          </chart:series>
          <chart:series chart:style-name="ch11" chart:values-cell-range-address="'squeezenet bsize'.B55:'squeezenet bsize'.I55" chart:label-cell-address="'squeezenet bsize'.A55:'squeezenet bsize'.A55" chart:class="chart:line">
            <chart:data-point chart:repeated="8"/>
          </chart:series>
          <chart:series chart:style-name="ch12" chart:values-cell-range-address="'squeezenet bsize'.B56:'squeezenet bsize'.I56" chart:label-cell-address="'squeezenet bsize'.A56:'squeezenet bsize'.A56" chart:class="chart:line">
            <chart:data-point chart:repeated="8"/>
          </chart:series>
          <chart:series chart:style-name="ch13" chart:values-cell-range-address="'squeezenet bsize'.B57:'squeezenet bsize'.I57" chart:label-cell-address="'squeezenet bsize'.A57:'squeezenet bsize'.A5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bsize'.B51:'squeezenet bsize'.I5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bsize'.A52:'squeezenet bsize'.A52</svg:desc>
                </draw:g>
              </table:table-cell>
              <table:table-cell office:value-type="float" office:value="105.449408789001">
                <text:p>105.449408789001</text:p>
                <draw:g>
                  <svg:desc>'squeezenet bsize'.B52:'squeezenet bsize'.I52</svg:desc>
                </draw:g>
              </table:table-cell>
              <table:table-cell office:value-type="float" office:value="65.4213654504997">
                <text:p>65.4213654504997</text:p>
              </table:table-cell>
              <table:table-cell office:value-type="float" office:value="57.7216448069991">
                <text:p>57.7216448069991</text:p>
              </table:table-cell>
              <table:table-cell office:value-type="float" office:value="58.1040048372485">
                <text:p>58.1040048372485</text:p>
              </table:table-cell>
              <table:table-cell office:value-type="float" office:value="61.719197136998">
                <text:p>61.719197136998</text:p>
              </table:table-cell>
              <table:table-cell office:value-type="float" office:value="66.9508055714976">
                <text:p>66.9508055714976</text:p>
              </table:table-cell>
              <table:table-cell office:value-type="float" office:value="73.1060803687114">
                <text:p>73.1060803687114</text:p>
              </table:table-cell>
              <table:table-cell office:value-type="float" office:value="79.8386466426217">
                <text:p>79.8386466426217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bsize'.A53:'squeezenet bsize'.A53</svg:desc>
                </draw:g>
              </table:table-cell>
              <table:table-cell office:value-type="float" office:value="101.217188437001">
                <text:p>101.217188437001</text:p>
                <draw:g>
                  <svg:desc>'squeezenet bsize'.B53:'squeezenet bsize'.I53</svg:desc>
                </draw:g>
              </table:table-cell>
              <table:table-cell office:value-type="float" office:value="56.9569247465001">
                <text:p>56.9569247465001</text:p>
              </table:table-cell>
              <table:table-cell office:value-type="float" office:value="45.0249837509997">
                <text:p>45.0249837509997</text:p>
              </table:table-cell>
              <table:table-cell office:value-type="float" office:value="41.1751234292494">
                <text:p>41.1751234292494</text:p>
              </table:table-cell>
              <table:table-cell office:value-type="float" office:value="40.5580953769991">
                <text:p>40.5580953769991</text:p>
              </table:table-cell>
              <table:table-cell office:value-type="float" office:value="41.5574834594989">
                <text:p>41.5574834594989</text:p>
              </table:table-cell>
              <table:table-cell office:value-type="float" office:value="43.4805379047129">
                <text:p>43.4805379047129</text:p>
              </table:table-cell>
              <table:table-cell office:value-type="float" office:value="45.9808838266234">
                <text:p>45.9808838266234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bsize'.A54:'squeezenet bsize'.A54</svg:desc>
                </draw:g>
              </table:table-cell>
              <table:table-cell office:value-type="float" office:value="103.333298613001">
                <text:p>103.333298613001</text:p>
                <draw:g>
                  <svg:desc>'squeezenet bsize'.B54:'squeezenet bsize'.I54</svg:desc>
                </draw:g>
              </table:table-cell>
              <table:table-cell office:value-type="float" office:value="61.1891450984999">
                <text:p>61.1891450984999</text:p>
              </table:table-cell>
              <table:table-cell office:value-type="float" office:value="51.3733142789994">
                <text:p>51.3733142789994</text:p>
              </table:table-cell>
              <table:table-cell office:value-type="float" office:value="49.639564133249">
                <text:p>49.639564133249</text:p>
              </table:table-cell>
              <table:table-cell office:value-type="float" office:value="51.1386462569986">
                <text:p>51.1386462569986</text:p>
              </table:table-cell>
              <table:table-cell office:value-type="float" office:value="54.2541445154982">
                <text:p>54.2541445154982</text:p>
              </table:table-cell>
              <table:table-cell office:value-type="float" office:value="58.2933091367122">
                <text:p>58.2933091367122</text:p>
              </table:table-cell>
              <table:table-cell office:value-type="float" office:value="62.9097652346225">
                <text:p>62.9097652346225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bsize'.A55:'squeezenet bsize'.A55</svg:desc>
                </draw:g>
              </table:table-cell>
              <table:table-cell office:value-type="float" office:value="97">
                <text:p>97</text:p>
                <draw:g>
                  <svg:desc>'squeezenet bsize'.B55:'squeezenet bsize'.I55</svg:desc>
                </draw:g>
              </table:table-cell>
              <table:table-cell office:value-type="float" office:value="52">
                <text:p>52</text:p>
              </table:table-cell>
              <table:table-cell office:value-type="float" office:value="39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bsize'.A56:'squeezenet bsize'.A56</svg:desc>
                </draw:g>
              </table:table-cell>
              <table:table-cell office:value-type="float" office:value="96.9849680850011">
                <text:p>96.9849680850011</text:p>
                <draw:g>
                  <svg:desc>'squeezenet bsize'.B56:'squeezenet bsize'.I56</svg:desc>
                </draw:g>
              </table:table-cell>
              <table:table-cell office:value-type="float" office:value="52.7247043945003">
                <text:p>52.7247043945003</text:p>
              </table:table-cell>
              <table:table-cell office:value-type="float" office:value="37.9712831643334">
                <text:p>37.9712831643334</text:p>
              </table:table-cell>
              <table:table-cell office:value-type="float" office:value="30.5945725492499">
                <text:p>30.5945725492499</text:p>
              </table:table-cell>
              <table:table-cell office:value-type="float" office:value="26.1685461801999">
                <text:p>26.1685461801999</text:p>
              </table:table-cell>
              <table:table-cell office:value-type="float" office:value="23.2178619341665">
                <text:p>23.2178619341665</text:p>
              </table:table-cell>
              <table:table-cell office:value-type="float" office:value="21.1102303298569">
                <text:p>21.1102303298569</text:p>
              </table:table-cell>
              <table:table-cell office:value-type="float" office:value="19.5295066266248">
                <text:p>19.5295066266248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bsize'.A57:'squeezenet bsize'.A57</svg:desc>
                </draw:g>
              </table:table-cell>
              <table:table-cell office:value-type="float" office:value="94">
                <text:p>94</text:p>
                <draw:g>
                  <svg:desc>'squeezenet bsize'.B57:'squeezenet bsize'.I57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googlenet async'.B89:'googlenet async'.I95 'googlenet async'.A90:'googlenet async'.A95" chart:data-source-has-labels="both" svg:x="1.331cm" svg:y="0.18cm" svg:width="8.242cm" svg:height="7.659cm">
          <chartooo:coordinate-region svg:x="1.767cm" svg:y="0.379cm" svg:width="7.712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googlenet async'.B89:'googlenet async'.I8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googlenet async'.B90:'googlenet async'.I90" chart:label-cell-address="'googlenet async'.A90:'googlenet async'.A90" chart:class="chart:line">
            <chart:data-point chart:repeated="8"/>
          </chart:series>
          <chart:series chart:style-name="ch9" chart:values-cell-range-address="'googlenet async'.B91:'googlenet async'.I91" chart:label-cell-address="'googlenet async'.A91:'googlenet async'.A91" chart:class="chart:line">
            <chart:data-point chart:repeated="8"/>
          </chart:series>
          <chart:series chart:style-name="ch10" chart:values-cell-range-address="'googlenet async'.B92:'googlenet async'.I92" chart:label-cell-address="'googlenet async'.A92:'googlenet async'.A92" chart:class="chart:line">
            <chart:data-point chart:repeated="8"/>
          </chart:series>
          <chart:series chart:style-name="ch11" chart:values-cell-range-address="'googlenet async'.B93:'googlenet async'.I93" chart:label-cell-address="'googlenet async'.A93:'googlenet async'.A93" chart:class="chart:line">
            <chart:data-point chart:repeated="8"/>
          </chart:series>
          <chart:series chart:style-name="ch12" chart:values-cell-range-address="'googlenet async'.B94:'googlenet async'.I94" chart:label-cell-address="'googlenet async'.A94:'googlenet async'.A94" chart:class="chart:line">
            <chart:data-point chart:repeated="8"/>
          </chart:series>
          <chart:series chart:style-name="ch13" chart:values-cell-range-address="'googlenet async'.B95:'googlenet async'.I95" chart:label-cell-address="'googlenet async'.A95:'googlenet async'.A9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async'.B89:'googlenet async'.I8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async'.A90:'googlenet async'.A90</svg:desc>
                </draw:g>
              </table:table-cell>
              <table:table-cell office:value-type="float" office:value="0.645476875699945">
                <text:p>0.645476875699945</text:p>
                <draw:g>
                  <svg:desc>'googlenet async'.B90:'googlenet async'.I90</svg:desc>
                </draw:g>
              </table:table-cell>
              <table:table-cell office:value-type="float" office:value="0.953068816796307">
                <text:p>0.953068816796307</text:p>
              </table:table-cell>
              <table:table-cell office:value-type="float" office:value="1.13304752793318">
                <text:p>1.13304752793318</text:p>
              </table:table-cell>
              <table:table-cell office:value-type="float" office:value="1.25118522144528">
                <text:p>1.25118522144528</text:p>
              </table:table-cell>
              <table:table-cell office:value-type="float" office:value="1.33468193720321">
                <text:p>1.33468193720321</text:p>
              </table:table-cell>
              <table:table-cell office:value-type="float" office:value="1.39682587956568">
                <text:p>1.39682587956568</text:p>
              </table:table-cell>
              <table:table-cell office:value-type="float" office:value="1.44487932809749">
                <text:p>1.44487932809749</text:p>
              </table:table-cell>
              <table:table-cell office:value-type="float" office:value="1.48314661166412">
                <text:p>1.48314661166412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async'.A91:'googlenet async'.A91</svg:desc>
                </draw:g>
              </table:table-cell>
              <table:table-cell office:value-type="float" office:value="0.645476875699945">
                <text:p>0.645476875699945</text:p>
                <draw:g>
                  <svg:desc>'googlenet async'.B91:'googlenet async'.I91</svg:desc>
                </draw:g>
              </table:table-cell>
              <table:table-cell office:value-type="float" office:value="1.28738805736642">
                <text:p>1.28738805736642</text:p>
              </table:table-cell>
              <table:table-cell office:value-type="float" office:value="1.92047315499724">
                <text:p>1.92047315499724</text:p>
              </table:table-cell>
              <table:table-cell office:value-type="float" office:value="2.53970204481298">
                <text:p>2.53970204481298</text:p>
              </table:table-cell>
              <table:table-cell office:value-type="float" office:value="3.14040422860214">
                <text:p>3.14040422860214</text:p>
              </table:table-cell>
              <table:table-cell office:value-type="float" office:value="3.71837868819915">
                <text:p>3.71837868819915</text:p>
              </table:table-cell>
              <table:table-cell office:value-type="float" office:value="4.26997926886092">
                <text:p>4.26997926886092</text:p>
              </table:table-cell>
              <table:table-cell office:value-type="float" office:value="4.79217274392654">
                <text:p>4.79217274392654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async'.A92:'googlenet async'.A92</svg:desc>
                </draw:g>
              </table:table-cell>
              <table:table-cell office:value-type="float" office:value="0.645476875699945">
                <text:p>0.645476875699945</text:p>
                <draw:g>
                  <svg:desc>'googlenet async'.B92:'googlenet async'.I92</svg:desc>
                </draw:g>
              </table:table-cell>
              <table:table-cell office:value-type="float" office:value="1.09528500792986">
                <text:p>1.09528500792986</text:p>
              </table:table-cell>
              <table:table-cell office:value-type="float" office:value="1.4252317810688">
                <text:p>1.4252317810688</text:p>
              </table:table-cell>
              <table:table-cell office:value-type="float" office:value="1.67646117763918">
                <text:p>1.67646117763918</text:p>
              </table:table-cell>
              <table:table-cell office:value-type="float" office:value="1.87323356205256">
                <text:p>1.87323356205256</text:p>
              </table:table-cell>
              <table:table-cell office:value-type="float" office:value="2.03078000611484">
                <text:p>2.03078000611484</text:p>
              </table:table-cell>
              <table:table-cell office:value-type="float" office:value="2.15914520799013">
                <text:p>2.15914520799013</text:p>
              </table:table-cell>
              <table:table-cell office:value-type="float" office:value="2.26522169308619">
                <text:p>2.26522169308619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async'.A93:'googlenet async'.A93</svg:desc>
                </draw:g>
              </table:table-cell>
              <table:table-cell office:value-type="float" office:value="0.821027249865315">
                <text:p>0.821027249865315</text:p>
                <draw:g>
                  <svg:desc>'googlenet async'.B93:'googlenet async'.I93</svg:desc>
                </draw:g>
              </table:table-cell>
              <table:table-cell office:value-type="float" office:value="1.52659754271832">
                <text:p>1.52659754271832</text:p>
              </table:table-cell>
              <table:table-cell office:value-type="float" office:value="1.99392332110148">
                <text:p>1.99392332110148</text:p>
              </table:table-cell>
              <table:table-cell office:value-type="float" office:value="2.27214517985983">
                <text:p>2.27214517985983</text:p>
              </table:table-cell>
              <table:table-cell office:value-type="float" office:value="2.27214517985983">
                <text:p>2.27214517985983</text:p>
              </table:table-cell>
              <table:table-cell office:value-type="float" office:value="2.38298153009689">
                <text:p>2.38298153009689</text:p>
              </table:table-cell>
              <table:table-cell office:value-type="float" office:value="2.38298153009689">
                <text:p>2.38298153009689</text:p>
              </table:table-cell>
              <table:table-cell office:value-type="float" office:value="2.44255606834931">
                <text:p>2.44255606834931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async'.A94:'googlenet async'.A94</svg:desc>
                </draw:g>
              </table:table-cell>
              <table:table-cell office:value-type="float" office:value="1">
                <text:p>1</text:p>
                <draw:g>
                  <svg:desc>'googlenet async'.B94:'googlenet async'.I94</svg:desc>
                </draw:g>
              </table:table-cell>
              <table:table-cell office:value-type="float" office:value="1.5690937629868">
                <text:p>1.5690937629868</text:p>
              </table:table-cell>
              <table:table-cell office:value-type="float" office:value="2.23078981251005">
                <text:p>2.23078981251005</text:p>
              </table:table-cell>
              <table:table-cell office:value-type="float" office:value="2.83299836025326">
                <text:p>2.83299836025326</text:p>
              </table:table-cell>
              <table:table-cell office:value-type="float" office:value="3.55705312071516">
                <text:p>3.55705312071516</text:p>
              </table:table-cell>
              <table:table-cell office:value-type="float" office:value="4.1814025588835">
                <text:p>4.1814025588835</text:p>
              </table:table-cell>
              <table:table-cell office:value-type="float" office:value="4.83492834002255">
                <text:p>4.83492834002255</text:p>
              </table:table-cell>
              <table:table-cell office:value-type="float" office:value="5.4032627024347">
                <text:p>5.4032627024347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async'.A95:'googlenet async'.A95</svg:desc>
                </draw:g>
              </table:table-cell>
              <table:table-cell office:value-type="float" office:value="1.05056174982766">
                <text:p>1.05056174982766</text:p>
                <draw:g>
                  <svg:desc>'googlenet async'.B95:'googlenet async'.I95</svg:desc>
                </draw:g>
              </table:table-cell>
              <table:table-cell office:value-type="float" office:value="1.4803370111208">
                <text:p>1.4803370111208</text:p>
              </table:table-cell>
              <table:table-cell office:value-type="float" office:value="2.03546339029109">
                <text:p>2.03546339029109</text:p>
              </table:table-cell>
              <table:table-cell office:value-type="float" office:value="2.44255606834931">
                <text:p>2.44255606834931</text:p>
              </table:table-cell>
              <table:table-cell office:value-type="float" office:value="2.79149264954207">
                <text:p>2.79149264954207</text:p>
              </table:table-cell>
              <table:table-cell office:value-type="float" office:value="3.3690428528956">
                <text:p>3.3690428528956</text:p>
              </table:table-cell>
              <table:table-cell office:value-type="float" office:value="3.48936581192759">
                <text:p>3.48936581192759</text:p>
              </table:table-cell>
              <table:table-cell office:value-type="float" office:value="3.9080897093589">
                <text:p>3.9080897093589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resnet34 async'.B69:'resnet34 async'.I75 'resnet34 async'.A70:'resnet34 async'.A75" chart:data-source-has-labels="both" svg:x="1.331cm" svg:y="0.18cm" svg:width="8.242cm" svg:height="7.659cm">
          <chartooo:coordinate-region svg:x="2.058cm" svg:y="0.379cm" svg:width="7.42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resnet34 async'.B69:'resnet34 async'.I6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resnet34 async'.B70:'resnet34 async'.I70" chart:label-cell-address="'resnet34 async'.A70:'resnet34 async'.A70" chart:class="chart:line">
            <chart:data-point chart:repeated="8"/>
          </chart:series>
          <chart:series chart:style-name="ch9" chart:values-cell-range-address="'resnet34 async'.B71:'resnet34 async'.I71" chart:label-cell-address="'resnet34 async'.A71:'resnet34 async'.A71" chart:class="chart:line">
            <chart:data-point chart:repeated="8"/>
          </chart:series>
          <chart:series chart:style-name="ch10" chart:values-cell-range-address="'resnet34 async'.B72:'resnet34 async'.I72" chart:label-cell-address="'resnet34 async'.A72:'resnet34 async'.A72" chart:class="chart:line">
            <chart:data-point chart:repeated="8"/>
          </chart:series>
          <chart:series chart:style-name="ch11" chart:values-cell-range-address="'resnet34 async'.B73:'resnet34 async'.I73" chart:label-cell-address="'resnet34 async'.A73:'resnet34 async'.A73" chart:class="chart:line">
            <chart:data-point chart:repeated="8"/>
          </chart:series>
          <chart:series chart:style-name="ch12" chart:values-cell-range-address="'resnet34 async'.B74:'resnet34 async'.I74" chart:label-cell-address="'resnet34 async'.A74:'resnet34 async'.A74" chart:class="chart:line">
            <chart:data-point chart:repeated="8"/>
          </chart:series>
          <chart:series chart:style-name="ch13" chart:values-cell-range-address="'resnet34 async'.B75:'resnet34 async'.I75" chart:label-cell-address="'resnet34 async'.A75:'resnet34 async'.A7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async'.B69:'resnet34 async'.I6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async'.A70:'resnet34 async'.A70</svg:desc>
                </draw:g>
              </table:table-cell>
              <table:table-cell office:value-type="float" office:value="0.335956537772127">
                <text:p>0.335956537772127</text:p>
                <draw:g>
                  <svg:desc>'resnet34 async'.B70:'resnet34 async'.I70</svg:desc>
                </draw:g>
              </table:table-cell>
              <table:table-cell office:value-type="float" office:value="0.403783369122267">
                <text:p>0.403783369122267</text:p>
              </table:table-cell>
              <table:table-cell office:value-type="float" office:value="0.432917518125745">
                <text:p>0.432917518125745</text:p>
              </table:table-cell>
              <table:table-cell office:value-type="float" office:value="0.449120184424169">
                <text:p>0.449120184424169</text:p>
              </table:table-cell>
              <table:table-cell office:value-type="float" office:value="0.459437312960579">
                <text:p>0.459437312960579</text:p>
              </table:table-cell>
              <table:table-cell office:value-type="float" office:value="0.46658283170972">
                <text:p>0.46658283170972</text:p>
              </table:table-cell>
              <table:table-cell office:value-type="float" office:value="0.471824383060147">
                <text:p>0.471824383060147</text:p>
              </table:table-cell>
              <table:table-cell office:value-type="float" office:value="0.475833487374789">
                <text:p>0.475833487374789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async'.A71:'resnet34 async'.A71</svg:desc>
                </draw:g>
              </table:table-cell>
              <table:table-cell office:value-type="float" office:value="0.335956537772127">
                <text:p>0.335956537772127</text:p>
                <draw:g>
                  <svg:desc>'resnet34 async'.B71:'resnet34 async'.I71</svg:desc>
                </draw:g>
              </table:table-cell>
              <table:table-cell office:value-type="float" office:value="0.668445288639736">
                <text:p>0.668445288639736</text:p>
              </table:table-cell>
              <table:table-cell office:value-type="float" office:value="0.992424003828097">
                <text:p>0.992424003828097</text:p>
              </table:table-cell>
              <table:table-cell office:value-type="float" office:value="1.30325954270176">
                <text:p>1.30325954270176</text:p>
              </table:table-cell>
              <table:table-cell office:value-type="float" office:value="1.59693620105548">
                <text:p>1.59693620105548</text:p>
              </table:table-cell>
              <table:table-cell office:value-type="float" office:value="1.87020441983353">
                <text:p>1.87020441983353</text:p>
              </table:table-cell>
              <table:table-cell office:value-type="float" office:value="2.12066112200607">
                <text:p>2.12066112200607</text:p>
              </table:table-cell>
              <table:table-cell office:value-type="float" office:value="2.34676270740328">
                <text:p>2.34676270740328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async'.A72:'resnet34 async'.A72</svg:desc>
                </draw:g>
              </table:table-cell>
              <table:table-cell office:value-type="float" office:value="0.335956537772127">
                <text:p>0.335956537772127</text:p>
                <draw:g>
                  <svg:desc>'resnet34 async'.B72:'resnet34 async'.I72</svg:desc>
                </draw:g>
              </table:table-cell>
              <table:table-cell office:value-type="float" office:value="0.503450618983118">
                <text:p>0.503450618983118</text:p>
              </table:table-cell>
              <table:table-cell office:value-type="float" office:value="0.602855848999238">
                <text:p>0.602855848999238</text:p>
              </table:table-cell>
              <table:table-cell office:value-type="float" office:value="0.668028917603097">
                <text:p>0.668028917603097</text:p>
              </table:table-cell>
              <table:table-cell office:value-type="float" office:value="0.713578610288087">
                <text:p>0.713578610288087</text:p>
              </table:table-cell>
              <table:table-cell office:value-type="float" office:value="0.746841864620479">
                <text:p>0.746841864620479</text:p>
              </table:table-cell>
              <table:table-cell office:value-type="float" office:value="0.77190759494302">
                <text:p>0.77190759494302</text:p>
              </table:table-cell>
              <table:table-cell office:value-type="float" office:value="0.791234881681405">
                <text:p>0.791234881681405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async'.A73:'resnet34 async'.A73</svg:desc>
                </draw:g>
              </table:table-cell>
              <table:table-cell office:value-type="float" office:value="0.441401985831966">
                <text:p>0.441401985831966</text:p>
                <draw:g>
                  <svg:desc>'resnet34 async'.B73:'resnet34 async'.I73</svg:desc>
                </draw:g>
              </table:table-cell>
              <table:table-cell office:value-type="float" office:value="0.607246662589641">
                <text:p>0.607246662589641</text:p>
              </table:table-cell>
              <table:table-cell office:value-type="float" office:value="0.614348962736889">
                <text:p>0.614348962736889</text:p>
              </table:table-cell>
              <table:table-cell office:value-type="float" office:value="0.652507283403776">
                <text:p>0.652507283403776</text:p>
              </table:table-cell>
              <table:table-cell office:value-type="float" office:value="0.700357817520053">
                <text:p>0.700357817520053</text:p>
              </table:table-cell>
              <table:table-cell office:value-type="float" office:value="0.691142583079">
                <text:p>0.691142583079</text:p>
              </table:table-cell>
              <table:table-cell office:value-type="float" office:value="0.714650834204136">
                <text:p>0.714650834204136</text:p>
              </table:table-cell>
              <table:table-cell office:value-type="float" office:value="0.682166705376675">
                <text:p>0.682166705376675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resnet34 async'.A74:'resnet34 async'.A74</svg:desc>
                </draw:g>
              </table:table-cell>
              <table:table-cell office:value-type="float" office:value="1">
                <text:p>1</text:p>
                <draw:g>
                  <svg:desc>'resnet34 async'.B74:'resnet34 async'.I74</svg:desc>
                </draw:g>
              </table:table-cell>
              <table:table-cell office:value-type="float" office:value="1.00589062076039">
                <text:p>1.00589062076039</text:p>
              </table:table-cell>
              <table:table-cell office:value-type="float" office:value="1.31492285125687">
                <text:p>1.31492285125687</text:p>
              </table:table-cell>
              <table:table-cell office:value-type="float" office:value="1.61132333215104">
                <text:p>1.61132333215104</text:p>
              </table:table-cell>
              <table:table-cell office:value-type="float" office:value="1.98352711611484">
                <text:p>1.98352711611484</text:p>
              </table:table-cell>
              <table:table-cell office:value-type="float" office:value="2.30256945259296">
                <text:p>2.30256945259296</text:p>
              </table:table-cell>
              <table:table-cell office:value-type="float" office:value="2.63940729083549">
                <text:p>2.63940729083549</text:p>
              </table:table-cell>
              <table:table-cell office:value-type="float" office:value="2.93093590545533">
                <text:p>2.93093590545533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async'.A75:'resnet34 async'.A75</svg:desc>
                </draw:g>
              </table:table-cell>
              <table:table-cell office:value-type="float" office:value="0.991072383283094">
                <text:p>0.991072383283094</text:p>
                <draw:g>
                  <svg:desc>'resnet34 async'.B75:'resnet34 async'.I75</svg:desc>
                </draw:g>
              </table:table-cell>
              <table:table-cell office:value-type="float" office:value="0.840429381024063">
                <text:p>0.840429381024063</text:p>
              </table:table-cell>
              <table:table-cell office:value-type="float" office:value="0.991072383283094">
                <text:p>0.991072383283094</text:p>
              </table:table-cell>
              <table:table-cell office:value-type="float" office:value="1.20751347848285">
                <text:p>1.20751347848285</text:p>
              </table:table-cell>
              <table:table-cell office:value-type="float" office:value="1.45907878650011">
                <text:p>1.45907878650011</text:p>
              </table:table-cell>
              <table:table-cell office:value-type="float" office:value="1.66751861314298">
                <text:p>1.66751861314298</text:p>
              </table:table-cell>
              <table:table-cell office:value-type="float" office:value="1.87595843978586">
                <text:p>1.87595843978586</text:p>
              </table:table-cell>
              <table:table-cell office:value-type="float" office:value="1.98214476656619">
                <text:p>1.982144766566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squeezenet async'.A59:'squeezenet async'.I65" chart:data-source-has-labels="both" svg:x="1.331cm" svg:y="0.18cm" svg:width="8.242cm" svg:height="7.659cm">
          <chartooo:coordinate-region svg:x="1.767cm" svg:y="0.379cm" svg:width="7.712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squeezenet async'.B59:'squeezenet async'.I5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squeezenet async'.B60:'squeezenet async'.I60" chart:label-cell-address="'squeezenet async'.A60:'squeezenet async'.A60" chart:class="chart:line">
            <chart:data-point chart:repeated="8"/>
          </chart:series>
          <chart:series chart:style-name="ch9" chart:values-cell-range-address="'squeezenet async'.B61:'squeezenet async'.I61" chart:label-cell-address="'squeezenet async'.A61:'squeezenet async'.A61" chart:class="chart:line">
            <chart:data-point chart:repeated="8"/>
          </chart:series>
          <chart:series chart:style-name="ch10" chart:values-cell-range-address="'squeezenet async'.B62:'squeezenet async'.I62" chart:label-cell-address="'squeezenet async'.A62:'squeezenet async'.A62" chart:class="chart:line">
            <chart:data-point chart:repeated="8"/>
          </chart:series>
          <chart:series chart:style-name="ch11" chart:values-cell-range-address="'squeezenet async'.B63:'squeezenet async'.I63" chart:label-cell-address="'squeezenet async'.A63:'squeezenet async'.A63" chart:class="chart:line">
            <chart:data-point chart:repeated="8"/>
          </chart:series>
          <chart:series chart:style-name="ch12" chart:values-cell-range-address="'squeezenet async'.B64:'squeezenet async'.I64" chart:label-cell-address="'squeezenet async'.A64:'squeezenet async'.A64" chart:class="chart:line">
            <chart:data-point chart:repeated="8"/>
          </chart:series>
          <chart:series chart:style-name="ch13" chart:values-cell-range-address="'squeezenet async'.B65:'squeezenet async'.I65" chart:label-cell-address="'squeezenet async'.A65:'squeezenet async'.A6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async'.B59:'squeezenet async'.I5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async'.A60:'squeezenet async'.A60</svg:desc>
                </draw:g>
              </table:table-cell>
              <table:table-cell office:value-type="float" office:value="0.919729842004743">
                <text:p>0.919729842004743</text:p>
                <draw:g>
                  <svg:desc>'squeezenet async'.B60:'squeezenet async'.I60</svg:desc>
                </draw:g>
              </table:table-cell>
              <table:table-cell office:value-type="float" office:value="1.70277746765042">
                <text:p>1.70277746765042</text:p>
              </table:table-cell>
              <table:table-cell office:value-type="float" office:value="2.37750424349479">
                <text:p>2.37750424349479</text:p>
              </table:table-cell>
              <table:table-cell office:value-type="float" office:value="2.96493255428561">
                <text:p>2.96493255428561</text:p>
              </table:table-cell>
              <table:table-cell office:value-type="float" office:value="3.48097542171048">
                <text:p>3.48097542171048</text:p>
              </table:table-cell>
              <table:table-cell office:value-type="float" office:value="3.93789984028327">
                <text:p>3.93789984028327</text:p>
              </table:table-cell>
              <table:table-cell office:value-type="float" office:value="4.34531443608939">
                <text:p>4.34531443608939</text:p>
              </table:table-cell>
              <table:table-cell office:value-type="float" office:value="4.71085257347917">
                <text:p>4.71085257347917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async'.A61:'squeezenet async'.A61</svg:desc>
                </draw:g>
              </table:table-cell>
              <table:table-cell office:value-type="float" office:value="0.919729842004743">
                <text:p>0.919729842004743</text:p>
                <draw:g>
                  <svg:desc>'squeezenet async'.B61:'squeezenet async'.I61</svg:desc>
                </draw:g>
              </table:table-cell>
              <table:table-cell office:value-type="float" office:value="1.83830686227294">
                <text:p>1.83830686227294</text:p>
              </table:table-cell>
              <table:table-cell office:value-type="float" office:value="2.75400832250249">
                <text:p>2.75400832250249</text:p>
              </table:table-cell>
              <table:table-cell office:value-type="float" office:value="3.66512872138435">
                <text:p>3.66512872138435</text:p>
              </table:table-cell>
              <table:table-cell office:value-type="float" office:value="4.56999031590694">
                <text:p>4.56999031590694</text:p>
              </table:table-cell>
              <table:table-cell office:value-type="float" office:value="5.466953285933">
                <text:p>5.466953285933</text:p>
              </table:table-cell>
              <table:table-cell office:value-type="float" office:value="6.35442541456507">
                <text:p>6.35442541456507</text:p>
              </table:table-cell>
              <table:table-cell office:value-type="float" office:value="7.23087116737114">
                <text:p>7.23087116737114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async'.A62:'squeezenet async'.A62</svg:desc>
                </draw:g>
              </table:table-cell>
              <table:table-cell office:value-type="float" office:value="0.919729842004743">
                <text:p>0.919729842004743</text:p>
                <draw:g>
                  <svg:desc>'squeezenet async'.B62:'squeezenet async'.I62</svg:desc>
                </draw:g>
              </table:table-cell>
              <table:table-cell office:value-type="float" office:value="1.76794857849276">
                <text:p>1.76794857849276</text:p>
              </table:table-cell>
              <table:table-cell office:value-type="float" office:value="2.55194404735795">
                <text:p>2.55194404735795</text:p>
              </table:table-cell>
              <table:table-cell office:value-type="float" office:value="3.27805702235582">
                <text:p>3.27805702235582</text:p>
              </table:table-cell>
              <table:table-cell office:value-type="float" office:value="3.951830000418">
                <text:p>3.951830000418</text:p>
              </table:table-cell>
              <table:table-cell office:value-type="float" office:value="4.57812879852444">
                <text:p>4.57812879852444</text:p>
              </table:table-cell>
              <table:table-cell office:value-type="float" office:value="5.16124258577633">
                <text:p>5.16124258577633</text:p>
              </table:table-cell>
              <table:table-cell office:value-type="float" office:value="5.70496668429564">
                <text:p>5.70496668429564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async'.A63:'squeezenet async'.A63</svg:desc>
                </draw:g>
              </table:table-cell>
              <table:table-cell office:value-type="float" office:value="0.999845031804135">
                <text:p>0.999845031804135</text:p>
                <draw:g>
                  <svg:desc>'squeezenet async'.B63:'squeezenet async'.I63</svg:desc>
                </draw:g>
              </table:table-cell>
              <table:table-cell office:value-type="float" office:value="1.90166604088237">
                <text:p>1.90166604088237</text:p>
              </table:table-cell>
              <table:table-cell office:value-type="float" office:value="2.69402689125003">
                <text:p>2.69402689125003</text:p>
              </table:table-cell>
              <table:table-cell office:value-type="float" office:value="3.34430924431038">
                <text:p>3.34430924431038</text:p>
              </table:table-cell>
              <table:table-cell office:value-type="float" office:value="4.04104033687505">
                <text:p>4.04104033687505</text:p>
              </table:table-cell>
              <table:table-cell office:value-type="float" office:value="4.40840764022732">
                <text:p>4.40840764022732</text:p>
              </table:table-cell>
              <table:table-cell office:value-type="float" office:value="4.84924840425006">
                <text:p>4.84924840425006</text:p>
              </table:table-cell>
              <table:table-cell office:value-type="float" office:value="5.38805378250006">
                <text:p>5.38805378250006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async'.A64:'squeezenet async'.A64</svg:desc>
                </draw:g>
              </table:table-cell>
              <table:table-cell office:value-type="float" office:value="1">
                <text:p>1</text:p>
                <draw:g>
                  <svg:desc>'squeezenet async'.B64:'squeezenet async'.I64</svg:desc>
                </draw:g>
              </table:table-cell>
              <table:table-cell office:value-type="float" office:value="1.83945968400949">
                <text:p>1.83945968400949</text:p>
              </table:table-cell>
              <table:table-cell office:value-type="float" office:value="2.55416620147563">
                <text:p>2.55416620147563</text:p>
              </table:table-cell>
              <table:table-cell office:value-type="float" office:value="3.17000565799305">
                <text:p>3.17000565799305</text:p>
              </table:table-cell>
              <table:table-cell office:value-type="float" office:value="3.70616569285701">
                <text:p>3.70616569285701</text:p>
              </table:table-cell>
              <table:table-cell office:value-type="float" office:value="4.17717050605258">
                <text:p>4.17717050605258</text:p>
              </table:table-cell>
              <table:table-cell office:value-type="float" office:value="4.59421648033048">
                <text:p>4.59421648033048</text:p>
              </table:table-cell>
              <table:table-cell office:value-type="float" office:value="4.96607364124502">
                <text:p>4.96607364124502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async'.A65:'squeezenet async'.A65</svg:desc>
                </draw:g>
              </table:table-cell>
              <table:table-cell office:value-type="float" office:value="1.04284911919356">
                <text:p>1.04284911919356</text:p>
                <draw:g>
                  <svg:desc>'squeezenet async'.B65:'squeezenet async'.I65</svg:desc>
                </draw:g>
              </table:table-cell>
              <table:table-cell office:value-type="float" office:value="1.90166604088237">
                <text:p>1.90166604088237</text:p>
              </table:table-cell>
              <table:table-cell office:value-type="float" office:value="2.69402689125003">
                <text:p>2.69402689125003</text:p>
              </table:table-cell>
              <table:table-cell office:value-type="float" office:value="3.12854735758068">
                <text:p>3.12854735758068</text:p>
              </table:table-cell>
              <table:table-cell office:value-type="float" office:value="3.73019108019235">
                <text:p>3.73019108019235</text:p>
              </table:table-cell>
              <table:table-cell office:value-type="float" office:value="4.21673774282614">
                <text:p>4.21673774282614</text:p>
              </table:table-cell>
              <table:table-cell office:value-type="float" office:value="4.84924840425006">
                <text:p>4.84924840425006</text:p>
              </table:table-cell>
              <table:table-cell office:value-type="float" office:value="5.10447200447374">
                <text:p>5.1044720044737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vgg16e async'.B49:'vgg16e async'.I55 'vgg16e async'.A50:'vgg16e async'.A55" chart:data-source-has-labels="both" svg:x="1.331cm" svg:y="0.18cm" svg:width="8.242cm" svg:height="7.659cm">
          <chartooo:coordinate-region svg:x="2.058cm" svg:y="0.38cm" svg:width="7.421cm" svg:height="6.812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vgg16e async'.B49:'vgg16e async'.I49"/>
          </chart:axis>
          <chart:axis chart:dimension="y" chart:name="primary-y" chart:style-name="ch4">
            <chart:title svg:x="0.451cm" svg:y="4.728cm" chart:style-name="ch6">
              <text:p>Zrychlení</text:p>
            </chart:title>
            <chart:grid chart:style-name="ch7" chart:class="major"/>
          </chart:axis>
          <chart:series chart:style-name="ch8" chart:values-cell-range-address="'vgg16e async'.B50:'vgg16e async'.I50" chart:label-cell-address="'vgg16e async'.A50:'vgg16e async'.A50" chart:class="chart:line">
            <chart:data-point chart:repeated="8"/>
          </chart:series>
          <chart:series chart:style-name="ch9" chart:values-cell-range-address="'vgg16e async'.B51:'vgg16e async'.I51" chart:label-cell-address="'vgg16e async'.A51:'vgg16e async'.A51" chart:class="chart:line">
            <chart:data-point chart:repeated="8"/>
          </chart:series>
          <chart:series chart:style-name="ch10" chart:values-cell-range-address="'vgg16e async'.B52:'vgg16e async'.I52" chart:label-cell-address="'vgg16e async'.A52:'vgg16e async'.A52" chart:class="chart:line">
            <chart:data-point chart:repeated="8"/>
          </chart:series>
          <chart:series chart:style-name="ch11" chart:values-cell-range-address="'vgg16e async'.B53:'vgg16e async'.I53" chart:label-cell-address="'vgg16e async'.A53:'vgg16e async'.A53" chart:class="chart:line">
            <chart:data-point chart:repeated="8"/>
          </chart:series>
          <chart:series chart:style-name="ch12" chart:values-cell-range-address="'vgg16e async'.B54:'vgg16e async'.I54" chart:label-cell-address="'vgg16e async'.A54:'vgg16e async'.A54" chart:class="chart:line">
            <chart:data-point chart:repeated="8"/>
          </chart:series>
          <chart:series chart:style-name="ch13" chart:values-cell-range-address="'vgg16e async'.B55:'vgg16e async'.I55" chart:label-cell-address="'vgg16e async'.A55:'vgg16e async'.A55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vgg16e async'.B49:'vgg16e async'.I49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vgg16e async'.A50:'vgg16e async'.A50</svg:desc>
                </draw:g>
              </table:table-cell>
              <table:table-cell office:value-type="float" office:value="0.0652599740926645">
                <text:p>0.0652599740926645</text:p>
                <draw:g>
                  <svg:desc>'vgg16e async'.B50:'vgg16e async'.I50</svg:desc>
                </draw:g>
              </table:table-cell>
              <table:table-cell office:value-type="float" office:value="0.0674612332600701">
                <text:p>0.0674612332600701</text:p>
              </table:table-cell>
              <table:table-cell office:value-type="float" office:value="0.0682283614950316">
                <text:p>0.0682283614950316</text:p>
              </table:table-cell>
              <table:table-cell office:value-type="float" office:value="0.0686185055116397">
                <text:p>0.0686185055116397</text:p>
              </table:table-cell>
              <table:table-cell office:value-type="float" office:value="0.0688547409828213">
                <text:p>0.0688547409828213</text:p>
              </table:table-cell>
              <table:table-cell office:value-type="float" office:value="0.0690131370386616">
                <text:p>0.0690131370386616</text:p>
              </table:table-cell>
              <table:table-cell office:value-type="float" office:value="0.0691267239928509">
                <text:p>0.0691267239928509</text:p>
              </table:table-cell>
              <table:table-cell office:value-type="float" office:value="0.069212159883444">
                <text:p>0.069212159883444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vgg16e async'.A51:'vgg16e async'.A51</svg:desc>
                </draw:g>
              </table:table-cell>
              <table:table-cell office:value-type="float" office:value="0.0652599740926645">
                <text:p>0.0652599740926645</text:p>
                <draw:g>
                  <svg:desc>'vgg16e async'.B51:'vgg16e async'.I51</svg:desc>
                </draw:g>
              </table:table-cell>
              <table:table-cell office:value-type="float" office:value="0.129573715853192">
                <text:p>0.129573715853192</text:p>
              </table:table-cell>
              <table:table-cell office:value-type="float" office:value="0.191582733620467">
                <text:p>0.191582733620467</text:p>
              </table:table-cell>
              <table:table-cell office:value-type="float" office:value="0.250082305403539">
                <text:p>0.250082305403539</text:p>
              </table:table-cell>
              <table:table-cell office:value-type="float" office:value="0.30409300314766">
                <text:p>0.30409300314766</text:p>
              </table:table-cell>
              <table:table-cell office:value-type="float" office:value="0.352902913482748">
                <text:p>0.352902913482748</text:p>
              </table:table-cell>
              <table:table-cell office:value-type="float" office:value="0.396078837416543">
                <text:p>0.396078837416543</text:p>
              </table:table-cell>
              <table:table-cell office:value-type="float" office:value="0.433450309214634">
                <text:p>0.433450309214634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vgg16e async'.A52:'vgg16e async'.A52</svg:desc>
                </draw:g>
              </table:table-cell>
              <table:table-cell office:value-type="float" office:value="0.0652599740926645">
                <text:p>0.0652599740926645</text:p>
                <draw:g>
                  <svg:desc>'vgg16e async'.B52:'vgg16e async'.I52</svg:desc>
                </draw:g>
              </table:table-cell>
              <table:table-cell office:value-type="float" office:value="0.088727433471932">
                <text:p>0.088727433471932</text:p>
              </table:table-cell>
              <table:table-cell office:value-type="float" office:value="0.100622153952684">
                <text:p>0.100622153952684</text:p>
              </table:table-cell>
              <table:table-cell office:value-type="float" office:value="0.107688926190172">
                <text:p>0.107688926190172</text:p>
              </table:table-cell>
              <table:table-cell office:value-type="float" office:value="0.11228514072521">
                <text:p>0.11228514072521</text:p>
              </table:table-cell>
              <table:table-cell office:value-type="float" office:value="0.115449208909828">
                <text:p>0.115449208909828</text:p>
              </table:table-cell>
              <table:table-cell office:value-type="float" office:value="0.117709824407743">
                <text:p>0.117709824407743</text:p>
              </table:table-cell>
              <table:table-cell office:value-type="float" office:value="0.119364519721237">
                <text:p>0.119364519721237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vgg16e async'.A53:'vgg16e async'.A53</svg:desc>
                </draw:g>
              </table:table-cell>
              <table:table-cell office:value-type="float" office:value="0.069927258053153">
                <text:p>0.069927258053153</text:p>
                <draw:g>
                  <svg:desc>'vgg16e async'.B53:'vgg16e async'.I53</svg:desc>
                </draw:g>
              </table:table-cell>
              <table:table-cell office:value-type="float" office:value="0.0877087608152405">
                <text:p>0.0877087608152405</text:p>
              </table:table-cell>
              <table:table-cell office:value-type="float" office:value="0.0997770301798511">
                <text:p>0.0997770301798511</text:p>
              </table:table-cell>
              <table:table-cell office:value-type="float" office:value="0.104296940946775">
                <text:p>0.104296940946775</text:p>
              </table:table-cell>
              <table:table-cell office:value-type="float" office:value="0.108091782694839">
                <text:p>0.10809178269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vgg16e async'.A54:'vgg16e async'.A54</svg:desc>
                </draw:g>
              </table:table-cell>
              <table:table-cell office:value-type="float" office:value="0.992248062015504">
                <text:p>0.992248062015504</text:p>
                <draw:g>
                  <svg:desc>'vgg16e async'.B54:'vgg16e async'.I54</svg:desc>
                </draw:g>
              </table:table-cell>
              <table:table-cell office:value-type="float" office:value="0.245048065936204">
                <text:p>0.245048065936204</text:p>
              </table:table-cell>
              <table:table-cell office:value-type="float" office:value="0.288904364467685">
                <text:p>0.288904364467685</text:p>
              </table:table-cell>
              <table:table-cell office:value-type="float" office:value="0.34064307572858">
                <text:p>0.34064307572858</text:p>
              </table:table-cell>
              <table:table-cell office:value-type="float" office:value="0.410959040115285">
                <text:p>0.410959040115285</text:p>
              </table:table-cell>
              <table:table-cell office:value-type="float" office:value="0.471180253986998">
                <text:p>0.471180253986998</text:p>
              </table:table-cell>
              <table:table-cell office:value-type="float" office:value="0.535590642782653">
                <text:p>0.535590642782653</text:p>
              </table:table-cell>
              <table:table-cell office:value-type="float" office:value="0.591151402389393">
                <text:p>0.591151402389393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vgg16e async'.A55:'vgg16e async'.A55</svg:desc>
                </draw:g>
              </table:table-cell>
              <table:table-cell office:value-type="float" office:value="0.990260202752716">
                <text:p>0.990260202752716</text:p>
                <draw:g>
                  <svg:desc>'vgg16e async'.B55:'vgg16e async'.I55</svg:desc>
                </draw:g>
              </table:table-cell>
              <table:table-cell office:value-type="float" office:value="0.159332523972323">
                <text:p>0.159332523972323</text:p>
              </table:table-cell>
              <table:table-cell office:value-type="float" office:value="0.169602576162067">
                <text:p>0.169602576162067</text:p>
              </table:table-cell>
              <table:table-cell office:value-type="float" office:value="0.199770496433845">
                <text:p>0.199770496433845</text:p>
              </table:table-cell>
              <table:table-cell office:value-type="float" office:value="0.23858600739897">
                <text:p>0.23858600739897</text:p>
              </table:table-cell>
              <table:table-cell office:value-type="float" office:value="0.27327655446885">
                <text:p>0.27327655446885</text:p>
              </table:table-cell>
              <table:table-cell office:value-type="float" office:value="0.297078060825815">
                <text:p>0.297078060825815</text:p>
              </table:table-cell>
              <table:table-cell office:value-type="float" office:value="0.288696548137939">
                <text:p>0.28869654813793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812cm" svg:height="9.012cm" xlink:href=".." xlink:type="simple" chart:class="chart:line" chart:style-name="ch1">
        <chart:legend chart:legend-position="end" svg:x="9.758cm" svg:y="2.565cm" style:legend-expansion="high" chart:style-name="ch2"/>
        <chart:plot-area chart:style-name="ch3" table:cell-range-address="'googlenet bsize'.B82:'googlenet bsize'.I88 'googlenet bsize'.A83:'googlenet bsize'.A88" chart:data-source-has-labels="both" svg:x="1.327cm" svg:y="0.18cm" svg:width="8.115cm" svg:height="7.671cm">
          <chartooo:coordinate-region svg:x="2.134cm" svg:y="0.379cm" svg:width="7.214cm" svg:height="6.825cm"/>
          <chart:axis chart:dimension="x" chart:name="primary-x" chart:style-name="ch4" chartooo:axis-type="auto">
            <chartooo:date-scale/>
            <chart:title svg:x="3.422cm" svg:y="8.031cm" chart:style-name="ch5">
              <text:p>Počet pracovních jednotek</text:p>
            </chart:title>
            <chart:categories table:cell-range-address="'googlenet bsize'.B82:'googlenet bsize'.I82"/>
          </chart:axis>
          <chart:axis chart:dimension="y" chart:name="primary-y" chart:style-name="ch4">
            <chart:title svg:x="0.451cm" svg:y="5.435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googlenet bsize'.B83:'googlenet bsize'.I83" chart:label-cell-address="'googlenet bsize'.A83:'googlenet bsize'.A83" chart:class="chart:line">
            <chart:data-point chart:repeated="8"/>
          </chart:series>
          <chart:series chart:style-name="ch9" chart:values-cell-range-address="'googlenet bsize'.B84:'googlenet bsize'.I84" chart:label-cell-address="'googlenet bsize'.A84:'googlenet bsize'.A84" chart:class="chart:line">
            <chart:data-point chart:repeated="8"/>
          </chart:series>
          <chart:series chart:style-name="ch10" chart:values-cell-range-address="'googlenet bsize'.B85:'googlenet bsize'.I85" chart:label-cell-address="'googlenet bsize'.A85:'googlenet bsize'.A85" chart:class="chart:line">
            <chart:data-point chart:repeated="8"/>
          </chart:series>
          <chart:series chart:style-name="ch11" chart:values-cell-range-address="'googlenet bsize'.B86:'googlenet bsize'.I86" chart:label-cell-address="'googlenet bsize'.A86:'googlenet bsize'.A86" chart:class="chart:line">
            <chart:data-point chart:repeated="8"/>
          </chart:series>
          <chart:series chart:style-name="ch12" chart:values-cell-range-address="'googlenet bsize'.B87:'googlenet bsize'.I87" chart:label-cell-address="'googlenet bsize'.A87:'googlenet bsize'.A87" chart:class="chart:line">
            <chart:data-point chart:repeated="8"/>
          </chart:series>
          <chart:series chart:style-name="ch13" chart:values-cell-range-address="'googlenet bsize'.B88:'googlenet bsize'.I88" chart:label-cell-address="'googlenet bsize'.A88:'googlenet bsize'.A88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bsize'.B82:'googlenet bsize'.I8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bsize'.A83:'googlenet bsize'.A83</svg:desc>
                </draw:g>
              </table:table-cell>
              <table:table-cell office:value-type="float" office:value="151.364435213927">
                <text:p>151.364435213927</text:p>
                <draw:g>
                  <svg:desc>'googlenet bsize'.B83:'googlenet bsize'.I83</svg:desc>
                </draw:g>
              </table:table-cell>
              <table:table-cell office:value-type="float" office:value="156.175506326896">
                <text:p>156.175506326896</text:p>
              </table:table-cell>
              <table:table-cell office:value-type="float" office:value="193.553991684522">
                <text:p>193.553991684522</text:p>
              </table:table-cell>
              <table:table-cell office:value-type="float" office:value="239.074330603312">
                <text:p>239.074330603312</text:p>
              </table:table-cell>
              <table:table-cell office:value-type="float" office:value="287.851410946568">
                <text:p>287.851410946568</text:p>
              </table:table-cell>
              <table:table-cell office:value-type="float" office:value="338.256862002057">
                <text:p>338.256862002057</text:p>
              </table:table-cell>
              <table:table-cell office:value-type="float" office:value="389.592810607393">
                <text:p>389.592810607393</text:p>
              </table:table-cell>
              <table:table-cell office:value-type="float" office:value="441.510320181384">
                <text:p>441.510320181384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bsize'.A84:'googlenet bsize'.A84</svg:desc>
                </draw:g>
              </table:table-cell>
              <table:table-cell office:value-type="float" office:value="124.53333897395">
                <text:p>124.53333897395</text:p>
                <draw:g>
                  <svg:desc>'googlenet bsize'.B84:'googlenet bsize'.I84</svg:desc>
                </draw:g>
              </table:table-cell>
              <table:table-cell office:value-type="float" office:value="102.513313846941">
                <text:p>102.513313846941</text:p>
              </table:table-cell>
              <table:table-cell office:value-type="float" office:value="113.06070296459">
                <text:p>113.06070296459</text:p>
              </table:table-cell>
              <table:table-cell office:value-type="float" office:value="131.749945643403">
                <text:p>131.749945643403</text:p>
              </table:table-cell>
              <table:table-cell office:value-type="float" office:value="153.695929746681">
                <text:p>153.695929746681</text:p>
              </table:table-cell>
              <table:table-cell office:value-type="float" office:value="177.270284562193">
                <text:p>177.270284562193</text:p>
              </table:table-cell>
              <table:table-cell office:value-type="float" office:value="201.775136927552">
                <text:p>201.775136927552</text:p>
              </table:table-cell>
              <table:table-cell office:value-type="float" office:value="226.861550261565">
                <text:p>226.861550261565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bsize'.A85:'googlenet bsize'.A85</svg:desc>
                </draw:g>
              </table:table-cell>
              <table:table-cell office:value-type="float" office:value="137.948887093939">
                <text:p>137.948887093939</text:p>
                <draw:g>
                  <svg:desc>'googlenet bsize'.B85:'googlenet bsize'.I85</svg:desc>
                </draw:g>
              </table:table-cell>
              <table:table-cell office:value-type="float" office:value="129.344410086919">
                <text:p>129.344410086919</text:p>
              </table:table-cell>
              <table:table-cell office:value-type="float" office:value="153.307347324556">
                <text:p>153.307347324556</text:p>
              </table:table-cell>
              <table:table-cell office:value-type="float" office:value="185.412138123358">
                <text:p>185.412138123358</text:p>
              </table:table-cell>
              <table:table-cell office:value-type="float" office:value="220.773670346624">
                <text:p>220.773670346624</text:p>
              </table:table-cell>
              <table:table-cell office:value-type="float" office:value="257.763573282125">
                <text:p>257.763573282125</text:p>
              </table:table-cell>
              <table:table-cell office:value-type="float" office:value="295.683973767472">
                <text:p>295.683973767472</text:p>
              </table:table-cell>
              <table:table-cell office:value-type="float" office:value="334.185935221474">
                <text:p>334.185935221474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bsize'.A86:'googlenet bsize'.A86</svg:desc>
                </draw:g>
              </table:table-cell>
              <table:table-cell office:value-type="float" office:value="118">
                <text:p>118</text:p>
                <draw:g>
                  <svg:desc>'googlenet bsize'.B86:'googlenet bsize'.I86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55">
                <text:p>155</text:p>
              </table:table-cell>
              <table:table-cell office:value-type="float" office:value="206">
                <text:p>206</text:p>
              </table:table-cell>
              <table:table-cell office:value-type="float" office:value="255">
                <text:p>255</text:p>
              </table:table-cell>
              <table:table-cell office:value-type="float" office:value="304">
                <text:p>304</text:p>
              </table:table-cell>
              <table:table-cell office:value-type="float" office:value="354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bsize'.A87:'googlenet bsize'.A87</svg:desc>
                </draw:g>
              </table:table-cell>
              <table:table-cell office:value-type="float" office:value="97.7022427339725">
                <text:p>97.7022427339725</text:p>
                <draw:g>
                  <svg:desc>'googlenet bsize'.B87:'googlenet bsize'.I87</svg:desc>
                </draw:g>
              </table:table-cell>
              <table:table-cell office:value-type="float" office:value="75.6822176069636">
                <text:p>75.6822176069636</text:p>
              </table:table-cell>
              <table:table-cell office:value-type="float" office:value="68.342209231294">
                <text:p>68.342209231294</text:p>
              </table:table-cell>
              <table:table-cell office:value-type="float" office:value="64.6722050434591">
                <text:p>64.6722050434591</text:p>
              </table:table-cell>
              <table:table-cell office:value-type="float" office:value="62.4702025307582">
                <text:p>62.4702025307582</text:p>
              </table:table-cell>
              <table:table-cell office:value-type="float" office:value="61.0022008556243">
                <text:p>61.0022008556243</text:p>
              </table:table-cell>
              <table:table-cell office:value-type="float" office:value="59.9536282305287">
                <text:p>59.9536282305287</text:p>
              </table:table-cell>
              <table:table-cell office:value-type="float" office:value="59.1671987617069">
                <text:p>59.1671987617069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bsize'.A88:'googlenet bsize'.A88</svg:desc>
                </draw:g>
              </table:table-cell>
              <table:table-cell office:value-type="float" office:value="144">
                <text:p>144</text:p>
                <draw:g>
                  <svg:desc>'googlenet bsize'.B88:'googlenet bsize'.I88</svg:desc>
                </draw:g>
              </table:table-cell>
              <table:table-cell office:value-type="float" office:value="74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68">
                <text:p>68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9">
                <text:p>79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179cm" svg:height="12.454cm" xlink:href=".." xlink:type="simple" chart:class="chart:line" chart:style-name="ch1">
        <chart:legend chart:legend-position="end" svg:x="16.834cm" svg:y="5.181cm" style:legend-expansion="high" chart:style-name="ch2"/>
        <chart:plot-area chart:style-name="ch3" table:cell-range-address="'resnet34 bsize'.B61:'resnet34 bsize'.I62 'resnet34 bsize'.A62:'resnet34 bsize'.A62 'resnet34 bsize'.A65:'resnet34 bsize'.I67" chart:data-source-has-labels="both" svg:x="1.474cm" svg:y="0.249cm" svg:width="14.897cm" svg:height="10.975cm">
          <chartooo:coordinate-region svg:x="2.281cm" svg:y="0.448cm" svg:width="13.811cm" svg:height="10.129cm"/>
          <chart:axis chart:dimension="x" chart:name="primary-x" chart:style-name="ch4" chartooo:axis-type="auto">
            <chartooo:date-scale/>
            <chart:title svg:x="6.96cm" svg:y="11.473cm" chart:style-name="ch5">
              <text:p>Počet pracovních jednotek</text:p>
            </chart:title>
            <chart:categories table:cell-range-address="'resnet34 bsize'.B61:'resnet34 bsize'.I61"/>
          </chart:axis>
          <chart:axis chart:dimension="y" chart:name="primary-y" chart:style-name="ch4">
            <chart:title svg:x="0.451cm" svg:y="7.156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resnet34 bsize'.B62:'resnet34 bsize'.I62" chart:label-cell-address="'resnet34 bsize'.A62:'resnet34 bsize'.A62" chart:class="chart:line">
            <chart:data-point chart:repeated="8"/>
          </chart:series>
          <chart:series chart:style-name="ch9" chart:values-cell-range-address="'resnet34 bsize'.B65:'resnet34 bsize'.I65" chart:label-cell-address="'resnet34 bsize'.A65:'resnet34 bsize'.A65" chart:class="chart:line">
            <chart:data-point chart:repeated="8"/>
          </chart:series>
          <chart:series chart:style-name="ch10" chart:values-cell-range-address="'resnet34 bsize'.B66:'resnet34 bsize'.I66" chart:label-cell-address="'resnet34 bsize'.A66:'resnet34 bsize'.A66" chart:class="chart:line">
            <chart:data-point chart:repeated="8"/>
          </chart:series>
          <chart:series chart:style-name="ch11" chart:values-cell-range-address="'resnet34 bsize'.B67:'resnet34 bsize'.I67" chart:label-cell-address="'resnet34 bsize'.A67:'resnet34 bsize'.A67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bsize'.B61:'resnet34 bsize'.I6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bsize'.A62:'resnet34 bsize'.A62</svg:desc>
                </draw:g>
              </table:table-cell>
              <table:table-cell office:value-type="float" office:value="312.700188318002">
                <text:p>312.700188318002</text:p>
                <draw:g>
                  <svg:desc>'resnet34 bsize'.B62:'resnet34 bsize'.I62</svg:desc>
                </draw:g>
              </table:table-cell>
              <table:table-cell office:value-type="float" office:value="467.819867693992">
                <text:p>467.819867693992</text:p>
              </table:table-cell>
              <table:table-cell office:value-type="float" office:value="657.957437945985">
                <text:p>657.957437945985</text:p>
              </table:table-cell>
              <table:table-cell office:value-type="float" office:value="856.849480916978">
                <text:p>856.849480916978</text:p>
              </table:table-cell>
              <table:table-cell office:value-type="float" office:value="1059.24331297557">
                <text:p>1059.24331297557</text:p>
              </table:table-cell>
              <table:table-cell office:value-type="float" office:value="1263.38803957797">
                <text:p>1263.38803957797</text:p>
              </table:table-cell>
              <table:table-cell office:value-type="float" office:value="1468.53327734825">
                <text:p>1468.53327734825</text:p>
              </table:table-cell>
              <table:table-cell office:value-type="float" office:value="1674.30383459845">
                <text:p>1674.30383459845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bsize'.A65:'resnet34 bsize'.A65</svg:desc>
                </draw:g>
              </table:table-cell>
              <table:table-cell office:value-type="float" office:value="237">
                <text:p>237</text:p>
                <draw:g>
                  <svg:desc>'resnet34 bsize'.B65:'resnet34 bsize'.I65</svg:desc>
                </draw:g>
              </table:table-cell>
              <table:table-cell office:value-type="float" office:value="377">
                <text:p>377</text:p>
              </table:table-cell>
              <table:table-cell office:value-type="float" office:value="548">
                <text:p>548</text:p>
              </table:table-cell>
              <table:table-cell office:value-type="float" office:value="752">
                <text:p>752</text:p>
              </table:table-cell>
              <table:table-cell office:value-type="float" office:value="950">
                <text:p>950</text:p>
              </table:table-cell>
              <table:table-cell office:value-type="float" office:value="1118">
                <text:p>1118</text:p>
              </table:table-cell>
              <table:table-cell office:value-type="float" office:value="1331">
                <text:p>133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resnet34 bsize'.A66:'resnet34 bsize'.A66</svg:desc>
                </draw:g>
              </table:table-cell>
              <table:table-cell office:value-type="float" office:value="105.053672628008">
                <text:p>105.053672628008</text:p>
                <draw:g>
                  <svg:desc>'resnet34 bsize'.B66:'resnet34 bsize'.I66</svg:desc>
                </draw:g>
              </table:table-cell>
              <table:table-cell office:value-type="float" office:value="156.350094159001">
                <text:p>156.350094159001</text:p>
              </table:table-cell>
              <table:table-cell office:value-type="float" office:value="173.448901335999">
                <text:p>173.448901335999</text:p>
              </table:table-cell>
              <table:table-cell office:value-type="float" office:value="181.998304924498">
                <text:p>181.998304924498</text:p>
              </table:table-cell>
              <table:table-cell office:value-type="float" office:value="187.127947077597">
                <text:p>187.127947077597</text:p>
              </table:table-cell>
              <table:table-cell office:value-type="float" office:value="190.547708512996">
                <text:p>190.547708512996</text:p>
              </table:table-cell>
              <table:table-cell office:value-type="float" office:value="192.990395252567">
                <text:p>192.990395252567</text:p>
              </table:table-cell>
              <table:table-cell office:value-type="float" office:value="194.822410307246">
                <text:p>194.822410307246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bsize'.A67:'resnet34 bsize'.A67</svg:desc>
                </draw:g>
              </table:table-cell>
              <table:table-cell office:value-type="float" office:value="123">
                <text:p>123</text:p>
                <draw:g>
                  <svg:desc>'resnet34 bsize'.B67:'resnet34 bsize'.I67</svg:desc>
                </draw:g>
              </table:table-cell>
              <table:table-cell office:value-type="float" office:value="180">
                <text:p>180</text:p>
              </table:table-cell>
              <table:table-cell office:value-type="float" office:value="210">
                <text:p>210</text:p>
              </table:table-cell>
              <table:table-cell office:value-type="float" office:value="253">
                <text:p>253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71">
                <text:p>271</text:p>
              </table:table-cell>
              <table:table-cell office:value-type="float" office:value="286">
                <text:p>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squeezenet async'.A51:'squeezenet async'.I57" chart:data-source-has-labels="both" svg:x="1.331cm" svg:y="0.18cm" svg:width="8.242cm" svg:height="7.659cm">
          <chartooo:coordinate-region svg:x="1.952cm" svg:y="0.379cm" svg:width="7.34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squeezenet async'.B51:'squeezenet async'.I51"/>
          </chart:axis>
          <chart:axis chart:dimension="y" chart:name="primary-y" chart:style-name="ch4">
            <chart:title svg:x="0.451cm" svg:y="5.429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squeezenet async'.B52:'squeezenet async'.I52" chart:label-cell-address="'squeezenet async'.A52:'squeezenet async'.A52" chart:class="chart:line">
            <chart:data-point chart:repeated="8"/>
          </chart:series>
          <chart:series chart:style-name="ch9" chart:values-cell-range-address="'squeezenet async'.B53:'squeezenet async'.I53" chart:label-cell-address="'squeezenet async'.A53:'squeezenet async'.A53" chart:class="chart:line">
            <chart:data-point chart:repeated="8"/>
          </chart:series>
          <chart:series chart:style-name="ch10" chart:values-cell-range-address="'squeezenet async'.B54:'squeezenet async'.I54" chart:label-cell-address="'squeezenet async'.A54:'squeezenet async'.A54" chart:class="chart:line">
            <chart:data-point chart:repeated="8"/>
          </chart:series>
          <chart:series chart:style-name="ch11" chart:values-cell-range-address="'squeezenet async'.B55:'squeezenet async'.I55" chart:label-cell-address="'squeezenet async'.A55:'squeezenet async'.A55" chart:class="chart:line">
            <chart:data-point chart:repeated="8"/>
          </chart:series>
          <chart:series chart:style-name="ch12" chart:values-cell-range-address="'squeezenet async'.B56:'squeezenet async'.I56" chart:label-cell-address="'squeezenet async'.A56:'squeezenet async'.A56" chart:class="chart:line">
            <chart:data-point chart:repeated="8"/>
          </chart:series>
          <chart:series chart:style-name="ch13" chart:values-cell-range-address="'squeezenet async'.B57:'squeezenet async'.I57" chart:label-cell-address="'squeezenet async'.A57:'squeezenet async'.A5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squeezenet async'.B51:'squeezenet async'.I5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squeezenet async'.A52:'squeezenet async'.A52</svg:desc>
                </draw:g>
              </table:table-cell>
              <table:table-cell office:value-type="float" office:value="105.449408789001">
                <text:p>105.449408789001</text:p>
                <draw:g>
                  <svg:desc>'squeezenet async'.B52:'squeezenet async'.I52</svg:desc>
                </draw:g>
              </table:table-cell>
              <table:table-cell office:value-type="float" office:value="56.9569247465001">
                <text:p>56.9569247465001</text:p>
              </table:table-cell>
              <table:table-cell office:value-type="float" office:value="40.7927633989999">
                <text:p>40.7927633989999</text:p>
              </table:table-cell>
              <table:table-cell office:value-type="float" office:value="32.7106827252498">
                <text:p>32.7106827252498</text:p>
              </table:table-cell>
              <table:table-cell office:value-type="float" office:value="27.8614343209998">
                <text:p>27.8614343209998</text:p>
              </table:table-cell>
              <table:table-cell office:value-type="float" office:value="24.6286020514997">
                <text:p>24.6286020514997</text:p>
              </table:table-cell>
              <table:table-cell office:value-type="float" office:value="22.319436144714">
                <text:p>22.319436144714</text:p>
              </table:table-cell>
              <table:table-cell office:value-type="float" office:value="20.5875617146247">
                <text:p>20.5875617146247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squeezenet async'.A53:'squeezenet async'.A53</svg:desc>
                </draw:g>
              </table:table-cell>
              <table:table-cell office:value-type="float" office:value="105.449408789001">
                <text:p>105.449408789001</text:p>
                <draw:g>
                  <svg:desc>'squeezenet async'.B53:'squeezenet async'.I53</svg:desc>
                </draw:g>
              </table:table-cell>
              <table:table-cell office:value-type="float" office:value="52.7577686160003">
                <text:p>52.7577686160003</text:p>
              </table:table-cell>
              <table:table-cell office:value-type="float" office:value="35.2159313726669">
                <text:p>35.2159313726669</text:p>
              </table:table-cell>
              <table:table-cell office:value-type="float" office:value="26.4615448617502">
                <text:p>26.4615448617502</text:p>
              </table:table-cell>
              <table:table-cell office:value-type="float" office:value="21.2221386438001">
                <text:p>21.2221386438001</text:p>
              </table:table-cell>
              <table:table-cell office:value-type="float" office:value="17.7402225723334">
                <text:p>17.7402225723334</text:p>
              </table:table-cell>
              <table:table-cell office:value-type="float" office:value="15.2625865845715">
                <text:p>15.2625865845715</text:p>
              </table:table-cell>
              <table:table-cell office:value-type="float" office:value="13.4126256491251">
                <text:p>13.4126256491251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squeezenet async'.A54:'squeezenet async'.A54</svg:desc>
                </draw:g>
              </table:table-cell>
              <table:table-cell office:value-type="float" office:value="105.449408789001">
                <text:p>105.449408789001</text:p>
                <draw:g>
                  <svg:desc>'squeezenet async'.B54:'squeezenet async'.I54</svg:desc>
                </draw:g>
              </table:table-cell>
              <table:table-cell office:value-type="float" office:value="54.8573466812502">
                <text:p>54.8573466812502</text:p>
              </table:table-cell>
              <table:table-cell office:value-type="float" office:value="38.0043473858334">
                <text:p>38.0043473858334</text:p>
              </table:table-cell>
              <table:table-cell office:value-type="float" office:value="29.5861137935">
                <text:p>29.5861137935</text:p>
              </table:table-cell>
              <table:table-cell office:value-type="float" office:value="24.5417864823999">
                <text:p>24.5417864823999</text:p>
              </table:table-cell>
              <table:table-cell office:value-type="float" office:value="21.1844123119166">
                <text:p>21.1844123119166</text:p>
              </table:table-cell>
              <table:table-cell office:value-type="float" office:value="18.7910113646428">
                <text:p>18.7910113646428</text:p>
              </table:table-cell>
              <table:table-cell office:value-type="float" office:value="17.0000936818749">
                <text:p>17.0000936818749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squeezenet async'.A55:'squeezenet async'.A55</svg:desc>
                </draw:g>
              </table:table-cell>
              <table:table-cell office:value-type="float" office:value="97">
                <text:p>97</text:p>
                <draw:g>
                  <svg:desc>'squeezenet async'.B55:'squeezenet async'.I55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squeezenet async'.A56:'squeezenet async'.A56</svg:desc>
                </draw:g>
              </table:table-cell>
              <table:table-cell office:value-type="float" office:value="96.9849680850011">
                <text:p>96.9849680850011</text:p>
                <draw:g>
                  <svg:desc>'squeezenet async'.B56:'squeezenet async'.I56</svg:desc>
                </draw:g>
              </table:table-cell>
              <table:table-cell office:value-type="float" office:value="52.7247043945003">
                <text:p>52.7247043945003</text:p>
              </table:table-cell>
              <table:table-cell office:value-type="float" office:value="37.9712831643334">
                <text:p>37.9712831643334</text:p>
              </table:table-cell>
              <table:table-cell office:value-type="float" office:value="30.5945725492499">
                <text:p>30.5945725492499</text:p>
              </table:table-cell>
              <table:table-cell office:value-type="float" office:value="26.1685461801999">
                <text:p>26.1685461801999</text:p>
              </table:table-cell>
              <table:table-cell office:value-type="float" office:value="23.2178619341665">
                <text:p>23.2178619341665</text:p>
              </table:table-cell>
              <table:table-cell office:value-type="float" office:value="21.1102303298569">
                <text:p>21.1102303298569</text:p>
              </table:table-cell>
              <table:table-cell office:value-type="float" office:value="19.5295066266248">
                <text:p>19.5295066266248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squeezenet async'.A57:'squeezenet async'.A57</svg:desc>
                </draw:g>
              </table:table-cell>
              <table:table-cell office:value-type="float" office:value="93">
                <text:p>93</text:p>
                <draw:g>
                  <svg:desc>'squeezenet async'.B57:'squeezenet async'.I57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36">
                <text:p>36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googlenet async'.B81:'googlenet async'.I87 'googlenet async'.A82:'googlenet async'.A87" chart:data-source-has-labels="both" svg:x="1.331cm" svg:y="0.18cm" svg:width="8.242cm" svg:height="7.659cm">
          <chartooo:coordinate-region svg:x="1.952cm" svg:y="0.379cm" svg:width="7.34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googlenet async'.B81:'googlenet async'.I81"/>
          </chart:axis>
          <chart:axis chart:dimension="y" chart:name="primary-y" chart:style-name="ch4">
            <chart:title svg:x="0.451cm" svg:y="5.429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googlenet async'.B82:'googlenet async'.I82" chart:label-cell-address="'googlenet async'.A82:'googlenet async'.A82" chart:class="chart:line">
            <chart:data-point chart:repeated="8"/>
          </chart:series>
          <chart:series chart:style-name="ch9" chart:values-cell-range-address="'googlenet async'.B83:'googlenet async'.I83" chart:label-cell-address="'googlenet async'.A83:'googlenet async'.A83" chart:class="chart:line">
            <chart:data-point chart:repeated="8"/>
          </chart:series>
          <chart:series chart:style-name="ch10" chart:values-cell-range-address="'googlenet async'.B84:'googlenet async'.I84" chart:label-cell-address="'googlenet async'.A84:'googlenet async'.A84" chart:class="chart:line">
            <chart:data-point chart:repeated="8"/>
          </chart:series>
          <chart:series chart:style-name="ch11" chart:values-cell-range-address="'googlenet async'.B85:'googlenet async'.I85" chart:label-cell-address="'googlenet async'.A85:'googlenet async'.A85" chart:class="chart:line">
            <chart:data-point chart:repeated="8"/>
          </chart:series>
          <chart:series chart:style-name="ch12" chart:values-cell-range-address="'googlenet async'.B86:'googlenet async'.I86" chart:label-cell-address="'googlenet async'.A86:'googlenet async'.A86" chart:class="chart:line">
            <chart:data-point chart:repeated="8"/>
          </chart:series>
          <chart:series chart:style-name="ch13" chart:values-cell-range-address="'googlenet async'.B87:'googlenet async'.I87" chart:label-cell-address="'googlenet async'.A87:'googlenet async'.A8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googlenet async'.B81:'googlenet async'.I8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googlenet async'.A82:'googlenet async'.A82</svg:desc>
                </draw:g>
              </table:table-cell>
              <table:table-cell office:value-type="float" office:value="151.364435213927">
                <text:p>151.364435213927</text:p>
                <draw:g>
                  <svg:desc>'googlenet async'.B82:'googlenet async'.I82</svg:desc>
                </draw:g>
              </table:table-cell>
              <table:table-cell office:value-type="float" office:value="102.513313846941">
                <text:p>102.513313846941</text:p>
              </table:table-cell>
              <table:table-cell office:value-type="float" office:value="86.2296067246122">
                <text:p>86.2296067246122</text:p>
              </table:table-cell>
              <table:table-cell office:value-type="float" office:value="78.0877531634478">
                <text:p>78.0877531634478</text:p>
              </table:table-cell>
              <table:table-cell office:value-type="float" office:value="73.2026410267492">
                <text:p>73.2026410267492</text:p>
              </table:table-cell>
              <table:table-cell office:value-type="float" office:value="69.9458996022834">
                <text:p>69.9458996022834</text:p>
              </table:table-cell>
              <table:table-cell office:value-type="float" office:value="67.619655727665">
                <text:p>67.619655727665</text:p>
              </table:table-cell>
              <table:table-cell office:value-type="float" office:value="65.8749728217012">
                <text:p>65.8749728217012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googlenet async'.A83:'googlenet async'.A83</svg:desc>
                </draw:g>
              </table:table-cell>
              <table:table-cell office:value-type="float" office:value="151.364435213927">
                <text:p>151.364435213927</text:p>
                <draw:g>
                  <svg:desc>'googlenet async'.B83:'googlenet async'.I83</svg:desc>
                </draw:g>
              </table:table-cell>
              <table:table-cell office:value-type="float" office:value="75.8918355463384">
                <text:p>75.8918355463384</text:p>
              </table:table-cell>
              <table:table-cell office:value-type="float" office:value="50.8740476167254">
                <text:p>50.8740476167254</text:p>
              </table:table-cell>
              <table:table-cell office:value-type="float" office:value="38.4699626216063">
                <text:p>38.4699626216063</text:p>
              </table:table-cell>
              <table:table-cell office:value-type="float" office:value="31.1113588002847">
                <text:p>31.1113588002847</text:p>
              </table:table-cell>
              <table:table-cell office:value-type="float" office:value="26.275495565862">
                <text:p>26.275495565862</text:p>
              </table:table-cell>
              <table:table-cell office:value-type="float" office:value="22.8811983810957">
                <text:p>22.8811983810957</text:p>
              </table:table-cell>
              <table:table-cell office:value-type="float" office:value="20.3878799773647">
                <text:p>20.3878799773647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googlenet async'.A84:'googlenet async'.A84</svg:desc>
                </draw:g>
              </table:table-cell>
              <table:table-cell office:value-type="float" office:value="151.364435213927">
                <text:p>151.364435213927</text:p>
                <draw:g>
                  <svg:desc>'googlenet async'.B84:'googlenet async'.I84</svg:desc>
                </draw:g>
              </table:table-cell>
              <table:table-cell office:value-type="float" office:value="89.2025746966397">
                <text:p>89.2025746966397</text:p>
              </table:table-cell>
              <table:table-cell office:value-type="float" office:value="68.5518271706688">
                <text:p>68.5518271706688</text:p>
              </table:table-cell>
              <table:table-cell office:value-type="float" office:value="58.2788578925271">
                <text:p>58.2788578925271</text:p>
              </table:table-cell>
              <table:table-cell office:value-type="float" office:value="52.156999913517">
                <text:p>52.156999913517</text:p>
              </table:table-cell>
              <table:table-cell office:value-type="float" office:value="48.1106975840727">
                <text:p>48.1106975840727</text:p>
              </table:table-cell>
              <table:table-cell office:value-type="float" office:value="45.2504270543804">
                <text:p>45.2504270543804</text:p>
              </table:table-cell>
              <table:table-cell office:value-type="float" office:value="43.131426399533">
                <text:p>43.131426399533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googlenet async'.A85:'googlenet async'.A85</svg:desc>
                </draw:g>
              </table:table-cell>
              <table:table-cell office:value-type="float" office:value="119">
                <text:p>119</text:p>
                <draw:g>
                  <svg:desc>'googlenet async'.B85:'googlenet async'.I85</svg:desc>
                </draw:g>
              </table:table-cell>
              <table:table-cell office:value-type="float" office:value="64">
                <text:p>64</text:p>
              </table:table-cell>
              <table:table-cell office:value-type="float" office:value="49">
                <text:p>49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googlenet async'.A86:'googlenet async'.A86</svg:desc>
                </draw:g>
              </table:table-cell>
              <table:table-cell office:value-type="float" office:value="97.7022427339725">
                <text:p>97.7022427339725</text:p>
                <draw:g>
                  <svg:desc>'googlenet async'.B86:'googlenet async'.I86</svg:desc>
                </draw:g>
              </table:table-cell>
              <table:table-cell office:value-type="float" office:value="62.2666694869749">
                <text:p>62.2666694869749</text:p>
              </table:table-cell>
              <table:table-cell office:value-type="float" office:value="43.7971530020748">
                <text:p>43.7971530020748</text:p>
              </table:table-cell>
              <table:table-cell office:value-type="float" office:value="34.4872217734846">
                <text:p>34.4872217734846</text:p>
              </table:table-cell>
              <table:table-cell office:value-type="float" office:value="27.4671868589719">
                <text:p>27.4671868589719</text:p>
              </table:table-cell>
              <table:table-cell office:value-type="float" office:value="23.3659020766612">
                <text:p>23.3659020766612</text:p>
              </table:table-cell>
              <table:table-cell office:value-type="float" office:value="20.2075885851737">
                <text:p>20.2075885851737</text:p>
              </table:table-cell>
              <table:table-cell office:value-type="float" office:value="18.0820826442416">
                <text:p>18.0820826442416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googlenet async'.A87:'googlenet async'.A87</svg:desc>
                </draw:g>
              </table:table-cell>
              <table:table-cell office:value-type="float" office:value="93">
                <text:p>93</text:p>
                <draw:g>
                  <svg:desc>'googlenet async'.B87:'googlenet async'.I87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48">
                <text:p>48</text:p>
              </table:table-cell>
              <table:table-cell office:value-type="float" office:value="40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resnet34 async'.B61:'resnet34 async'.I67 'resnet34 async'.A62:'resnet34 async'.A67" chart:data-source-has-labels="both" svg:x="1.331cm" svg:y="0.18cm" svg:width="8.242cm" svg:height="7.659cm">
          <chartooo:coordinate-region svg:x="2.138cm" svg:y="0.379cm" svg:width="7.341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resnet34 async'.B61:'resnet34 async'.I61"/>
          </chart:axis>
          <chart:axis chart:dimension="y" chart:name="primary-y" chart:style-name="ch4">
            <chart:title svg:x="0.451cm" svg:y="5.429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resnet34 async'.B62:'resnet34 async'.I62" chart:label-cell-address="'resnet34 async'.A62:'resnet34 async'.A62" chart:class="chart:line">
            <chart:data-point chart:repeated="8"/>
          </chart:series>
          <chart:series chart:style-name="ch9" chart:values-cell-range-address="'resnet34 async'.B63:'resnet34 async'.I63" chart:label-cell-address="'resnet34 async'.A63:'resnet34 async'.A63" chart:class="chart:line">
            <chart:data-point chart:repeated="8"/>
          </chart:series>
          <chart:series chart:style-name="ch10" chart:values-cell-range-address="'resnet34 async'.B64:'resnet34 async'.I64" chart:label-cell-address="'resnet34 async'.A64:'resnet34 async'.A64" chart:class="chart:line">
            <chart:data-point chart:repeated="8"/>
          </chart:series>
          <chart:series chart:style-name="ch11" chart:values-cell-range-address="'resnet34 async'.B65:'resnet34 async'.I65" chart:label-cell-address="'resnet34 async'.A65:'resnet34 async'.A65" chart:class="chart:line">
            <chart:data-point chart:repeated="8"/>
          </chart:series>
          <chart:series chart:style-name="ch12" chart:values-cell-range-address="'resnet34 async'.B66:'resnet34 async'.I66" chart:label-cell-address="'resnet34 async'.A66:'resnet34 async'.A66" chart:class="chart:line">
            <chart:data-point chart:repeated="8"/>
          </chart:series>
          <chart:series chart:style-name="ch13" chart:values-cell-range-address="'resnet34 async'.B67:'resnet34 async'.I67" chart:label-cell-address="'resnet34 async'.A67:'resnet34 async'.A6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resnet34 async'.B61:'resnet34 async'.I6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resnet34 async'.A62:'resnet34 async'.A62</svg:desc>
                </draw:g>
              </table:table-cell>
              <table:table-cell office:value-type="float" office:value="312.700188318002">
                <text:p>312.700188318002</text:p>
                <draw:g>
                  <svg:desc>'resnet34 async'.B62:'resnet34 async'.I62</svg:desc>
                </draw:g>
              </table:table-cell>
              <table:table-cell office:value-type="float" office:value="260.173352003998">
                <text:p>260.173352003998</text:p>
              </table:table-cell>
              <table:table-cell office:value-type="float" office:value="242.664406565997">
                <text:p>242.664406565997</text:p>
              </table:table-cell>
              <table:table-cell office:value-type="float" office:value="233.909933846996">
                <text:p>233.909933846996</text:p>
              </table:table-cell>
              <table:table-cell office:value-type="float" office:value="228.657250215596">
                <text:p>228.657250215596</text:p>
              </table:table-cell>
              <table:table-cell office:value-type="float" office:value="225.155461127995">
                <text:p>225.155461127995</text:p>
              </table:table-cell>
              <table:table-cell office:value-type="float" office:value="222.654183208281">
                <text:p>222.654183208281</text:p>
              </table:table-cell>
              <table:table-cell office:value-type="float" office:value="220.778224768495">
                <text:p>220.778224768495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resnet34 async'.A63:'resnet34 async'.A63</svg:desc>
                </draw:g>
              </table:table-cell>
              <table:table-cell office:value-type="float" office:value="312.700188318002">
                <text:p>312.700188318002</text:p>
                <draw:g>
                  <svg:desc>'resnet34 async'.B63:'resnet34 async'.I63</svg:desc>
                </draw:g>
              </table:table-cell>
              <table:table-cell office:value-type="float" office:value="157.161213360915">
                <text:p>157.161213360915</text:p>
              </table:table-cell>
              <table:table-cell office:value-type="float" office:value="105.855634509829">
                <text:p>105.855634509829</text:p>
              </table:table-cell>
              <table:table-cell office:value-type="float" office:value="80.6084046852426">
                <text:p>80.6084046852426</text:p>
              </table:table-cell>
              <table:table-cell office:value-type="float" office:value="65.7845144712566">
                <text:p>65.7845144712566</text:p>
              </table:table-cell>
              <table:table-cell office:value-type="float" office:value="56.1722940625705">
                <text:p>56.1722940625705</text:p>
              </table:table-cell>
              <table:table-cell office:value-type="float" office:value="49.5381706854845">
                <text:p>49.5381706854845</text:p>
              </table:table-cell>
              <table:table-cell office:value-type="float" office:value="44.7653579531485">
                <text:p>44.7653579531485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resnet34 async'.A64:'resnet34 async'.A64</svg:desc>
                </draw:g>
              </table:table-cell>
              <table:table-cell office:value-type="float" office:value="312.700188318002">
                <text:p>312.700188318002</text:p>
                <draw:g>
                  <svg:desc>'resnet34 async'.B64:'resnet34 async'.I64</svg:desc>
                </draw:g>
              </table:table-cell>
              <table:table-cell office:value-type="float" office:value="208.667282682457">
                <text:p>208.667282682457</text:p>
              </table:table-cell>
              <table:table-cell office:value-type="float" office:value="174.260020537913">
                <text:p>174.260020537913</text:p>
              </table:table-cell>
              <table:table-cell office:value-type="float" office:value="157.259169266119">
                <text:p>157.259169266119</text:p>
              </table:table-cell>
              <table:table-cell office:value-type="float" office:value="147.220882343426">
                <text:p>147.220882343426</text:p>
              </table:table-cell>
              <table:table-cell office:value-type="float" office:value="140.663877595283">
                <text:p>140.663877595283</text:p>
              </table:table-cell>
              <table:table-cell office:value-type="float" office:value="136.096176946883">
                <text:p>136.096176946883</text:p>
              </table:table-cell>
              <table:table-cell office:value-type="float" office:value="132.771791360822">
                <text:p>132.771791360822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resnet34 async'.A65:'resnet34 async'.A65</svg:desc>
                </draw:g>
              </table:table-cell>
              <table:table-cell office:value-type="float" office:value="238">
                <text:p>238</text:p>
                <draw:g>
                  <svg:desc>'resnet34 async'.B65:'resnet34 async'.I65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171">
                <text:p>171</text:p>
              </table:table-cell>
              <table:table-cell office:value-type="float" office:value="161">
                <text:p>161</text:p>
              </table:table-cell>
              <table:table-cell office:value-type="float" office:value="150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resnet34 async'.A66:'resnet34 async'.A66</svg:desc>
                </draw:g>
              </table:table-cell>
              <table:table-cell office:value-type="float" office:value="105.053672628008">
                <text:p>105.053672628008</text:p>
                <draw:g>
                  <svg:desc>'resnet34 async'.B66:'resnet34 async'.I66</svg:desc>
                </draw:g>
              </table:table-cell>
              <table:table-cell office:value-type="float" office:value="104.438465236502">
                <text:p>104.438465236502</text:p>
              </table:table-cell>
              <table:table-cell office:value-type="float" office:value="79.8934116382513">
                <text:p>79.8934116382513</text:p>
              </table:table-cell>
              <table:table-cell office:value-type="float" office:value="65.1971398488759">
                <text:p>65.1971398488759</text:p>
              </table:table-cell>
              <table:table-cell office:value-type="float" office:value="52.9630635117194">
                <text:p>52.9630635117194</text:p>
              </table:table-cell>
              <table:table-cell office:value-type="float" office:value="45.6245402325239">
                <text:p>45.6245402325239</text:p>
              </table:table-cell>
              <table:table-cell office:value-type="float" office:value="39.8019938009468">
                <text:p>39.8019938009468</text:p>
              </table:table-cell>
              <table:table-cell office:value-type="float" office:value="35.8430467320941">
                <text:p>35.8430467320941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resnet34 async'.A67:'resnet34 async'.A67</svg:desc>
                </draw:g>
              </table:table-cell>
              <table:table-cell office:value-type="float" office:value="106">
                <text:p>106</text:p>
                <draw:g>
                  <svg:desc>'resnet34 async'.B67:'resnet34 async'.I67</svg:desc>
                </draw:g>
              </table:table-cell>
              <table:table-cell office:value-type="float" office:value="125">
                <text:p>125</text:p>
              </table:table-cell>
              <table:table-cell office:value-type="float" office:value="106">
                <text:p>106</text:p>
              </table:table-cell>
              <table:table-cell office:value-type="float" office:value="87">
                <text:p>87</text:p>
              </table:table-cell>
              <table:table-cell office:value-type="float" office:value="72">
                <text:p>72</text:p>
              </table:table-cell>
              <table:table-cell office:value-type="float" office:value="63">
                <text:p>63</text:p>
              </table:table-cell>
              <table:table-cell office:value-type="float" office:value="56">
                <text:p>56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93cm" svg:y="2.757cm" style:legend-expansion="high" chart:style-name="ch2"/>
        <chart:plot-area chart:style-name="ch3" table:cell-range-address="'vgg16e async'.B41:'vgg16e async'.I47 'vgg16e async'.A42:'vgg16e async'.A47" chart:data-source-has-labels="both" svg:x="1.331cm" svg:y="0.18cm" svg:width="8.242cm" svg:height="7.659cm">
          <chartooo:coordinate-region svg:x="2.138cm" svg:y="0.379cm" svg:width="7.156cm" svg:height="6.813cm"/>
          <chart:axis chart:dimension="x" chart:name="primary-x" chart:style-name="ch4" chartooo:axis-type="auto">
            <chartooo:date-scale/>
            <chart:title svg:x="3.49cm" svg:y="8.019cm" chart:style-name="ch5">
              <text:p>Počet pracovních jednotek</text:p>
            </chart:title>
            <chart:categories table:cell-range-address="'vgg16e async'.B41:'vgg16e async'.I41"/>
          </chart:axis>
          <chart:axis chart:dimension="y" chart:name="primary-y" chart:style-name="ch4">
            <chart:title svg:x="0.451cm" svg:y="5.429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vgg16e async'.B42:'vgg16e async'.I42" chart:label-cell-address="'vgg16e async'.A42:'vgg16e async'.A42" chart:class="chart:line">
            <chart:data-point chart:repeated="8"/>
          </chart:series>
          <chart:series chart:style-name="ch9" chart:values-cell-range-address="'vgg16e async'.B43:'vgg16e async'.I43" chart:label-cell-address="'vgg16e async'.A43:'vgg16e async'.A43" chart:class="chart:line">
            <chart:data-point chart:repeated="8"/>
          </chart:series>
          <chart:series chart:style-name="ch10" chart:values-cell-range-address="'vgg16e async'.B44:'vgg16e async'.I44" chart:label-cell-address="'vgg16e async'.A44:'vgg16e async'.A44" chart:class="chart:line">
            <chart:data-point chart:repeated="8"/>
          </chart:series>
          <chart:series chart:style-name="ch11" chart:values-cell-range-address="'vgg16e async'.B45:'vgg16e async'.I45" chart:label-cell-address="'vgg16e async'.A45:'vgg16e async'.A45" chart:class="chart:line">
            <chart:data-point chart:repeated="8"/>
          </chart:series>
          <chart:series chart:style-name="ch12" chart:values-cell-range-address="'vgg16e async'.B46:'vgg16e async'.I46" chart:label-cell-address="'vgg16e async'.A46:'vgg16e async'.A46" chart:class="chart:line">
            <chart:data-point chart:repeated="8"/>
          </chart:series>
          <chart:series chart:style-name="ch13" chart:values-cell-range-address="'vgg16e async'.B47:'vgg16e async'.I47" chart:label-cell-address="'vgg16e async'.A47:'vgg16e async'.A4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vgg16e async'.B41:'vgg16e async'.I4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vgg16e async'.A42:'vgg16e async'.A42</svg:desc>
                </draw:g>
              </table:table-cell>
              <table:table-cell office:value-type="float" office:value="1411.18963248798">
                <text:p>1411.18963248798</text:p>
                <draw:g>
                  <svg:desc>'vgg16e async'.B42:'vgg16e async'.I42</svg:desc>
                </draw:g>
              </table:table-cell>
              <table:table-cell office:value-type="float" office:value="1365.14253305998">
                <text:p>1365.14253305998</text:p>
              </table:table-cell>
              <table:table-cell office:value-type="float" office:value="1349.79349991732">
                <text:p>1349.79349991732</text:p>
              </table:table-cell>
              <table:table-cell office:value-type="float" office:value="1342.11898334598">
                <text:p>1342.11898334598</text:p>
              </table:table-cell>
              <table:table-cell office:value-type="float" office:value="1337.51427340318">
                <text:p>1337.51427340318</text:p>
              </table:table-cell>
              <table:table-cell office:value-type="float" office:value="1334.44446677465">
                <text:p>1334.44446677465</text:p>
              </table:table-cell>
              <table:table-cell office:value-type="float" office:value="1332.25174775427">
                <text:p>1332.25174775427</text:p>
              </table:table-cell>
              <table:table-cell office:value-type="float" office:value="1330.60720848898">
                <text:p>1330.60720848898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vgg16e async'.A43:'vgg16e async'.A43</svg:desc>
                </draw:g>
              </table:table-cell>
              <table:table-cell office:value-type="float" office:value="1411.18963248798">
                <text:p>1411.18963248798</text:p>
                <draw:g>
                  <svg:desc>'vgg16e async'.B43:'vgg16e async'.I43</svg:desc>
                </draw:g>
              </table:table-cell>
              <table:table-cell office:value-type="float" office:value="710.747532781617">
                <text:p>710.747532781617</text:p>
              </table:table-cell>
              <table:table-cell office:value-type="float" office:value="480.701977237911">
                <text:p>480.701977237911</text:p>
              </table:table-cell>
              <table:table-cell office:value-type="float" office:value="368.255557734871">
                <text:p>368.255557734871</text:p>
              </table:table-cell>
              <table:table-cell office:value-type="float" office:value="302.848792648097">
                <text:p>302.848792648097</text:p>
              </table:table-cell>
              <table:table-cell office:value-type="float" office:value="260.961854769455">
                <text:p>260.961854769455</text:p>
              </table:table-cell>
              <table:table-cell office:value-type="float" office:value="232.514818152605">
                <text:p>232.514818152605</text:p>
              </table:table-cell>
              <table:table-cell office:value-type="float" office:value="212.467719824373">
                <text:p>212.467719824373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vgg16e async'.A44:'vgg16e async'.A44</svg:desc>
                </draw:g>
              </table:table-cell>
              <table:table-cell office:value-type="float" office:value="1411.18963248798">
                <text:p>1411.18963248798</text:p>
                <draw:g>
                  <svg:desc>'vgg16e async'.B44:'vgg16e async'.I44</svg:desc>
                </draw:g>
              </table:table-cell>
              <table:table-cell office:value-type="float" office:value="1037.9450329208">
                <text:p>1037.9450329208</text:p>
              </table:table-cell>
              <table:table-cell office:value-type="float" office:value="915.247738577614">
                <text:p>915.247738577614</text:p>
              </table:table-cell>
              <table:table-cell office:value-type="float" office:value="855.187270540427">
                <text:p>855.187270540427</text:p>
              </table:table-cell>
              <table:table-cell office:value-type="float" office:value="820.18153302564">
                <text:p>820.18153302564</text:p>
              </table:table-cell>
              <table:table-cell office:value-type="float" office:value="797.703160772052">
                <text:p>797.703160772052</text:p>
              </table:table-cell>
              <table:table-cell office:value-type="float" office:value="782.383282953436">
                <text:p>782.383282953436</text:p>
              </table:table-cell>
              <table:table-cell office:value-type="float" office:value="771.537464156678">
                <text:p>771.537464156678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vgg16e async'.A45:'vgg16e async'.A45</svg:desc>
                </draw:g>
              </table:table-cell>
              <table:table-cell office:value-type="float" office:value="1317">
                <text:p>1317</text:p>
                <draw:g>
                  <svg:desc>'vgg16e async'.B45:'vgg16e async'.I45</svg:desc>
                </draw:g>
              </table:table-cell>
              <table:table-cell office:value-type="float" office:value="1050">
                <text:p>1050</text:p>
              </table:table-cell>
              <table:table-cell office:value-type="float" office:value="923">
                <text:p>923</text:p>
              </table:table-cell>
              <table:table-cell office:value-type="float" office:value="883">
                <text:p>883</text:p>
              </table:table-cell>
              <table:table-cell office:value-type="float" office:value="852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vgg16e async'.A46:'vgg16e async'.A46</svg:desc>
                </draw:g>
              </table:table-cell>
              <table:table-cell office:value-type="float" office:value="92.8136847845651">
                <text:p>92.8136847845651</text:p>
                <draw:g>
                  <svg:desc>'vgg16e async'.B46:'vgg16e async'.I46</svg:desc>
                </draw:g>
              </table:table-cell>
              <table:table-cell office:value-type="float" office:value="375.820957835997">
                <text:p>375.820957835997</text:p>
              </table:table-cell>
              <table:table-cell office:value-type="float" office:value="318.770535106622">
                <text:p>318.770535106622</text:p>
              </table:table-cell>
              <table:table-cell office:value-type="float" office:value="270.353943519997">
                <text:p>270.353943519997</text:p>
              </table:table-cell>
              <table:table-cell office:value-type="float" office:value="224.09580971906">
                <text:p>224.09580971906</text:p>
              </table:table-cell>
              <table:table-cell office:value-type="float" office:value="195.454283316685">
                <text:p>195.454283316685</text:p>
              </table:table-cell>
              <table:table-cell office:value-type="float" office:value="171.94885701798">
                <text:p>171.94885701798</text:p>
              </table:table-cell>
              <table:table-cell office:value-type="float" office:value="155.787837910498">
                <text:p>155.787837910498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vgg16e async'.A47:'vgg16e async'.A47</svg:desc>
                </draw:g>
              </table:table-cell>
              <table:table-cell office:value-type="float" office:value="93">
                <text:p>93</text:p>
                <draw:g>
                  <svg:desc>'vgg16e async'.B47:'vgg16e async'.I47</svg:desc>
                </draw:g>
              </table:table-cell>
              <table:table-cell office:value-type="float" office:value="578">
                <text:p>578</text:p>
              </table:table-cell>
              <table:table-cell office:value-type="float" office:value="543">
                <text:p>543</text:p>
              </table:table-cell>
              <table:table-cell office:value-type="float" office:value="461">
                <text:p>461</text:p>
              </table:table-cell>
              <table:table-cell office:value-type="float" office:value="386">
                <text:p>386</text:p>
              </table:table-cell>
              <table:table-cell office:value-type="float" office:value="337">
                <text:p>337</text:p>
              </table:table-cell>
              <table:table-cell office:value-type="float" office:value="310">
                <text:p>310</text:p>
              </table:table-cell>
              <table:table-cell office:value-type="float" office:value="319">
                <text:p>31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485cm" svg:height="8.932cm" xlink:href=".." xlink:type="simple" chart:class="chart:line" chart:style-name="ch1">
        <chart:legend chart:legend-position="end" svg:x="10.378cm" svg:y="2.723cm" style:legend-expansion="high" chart:style-name="ch2"/>
        <chart:plot-area chart:style-name="ch3" table:cell-range-address="'vgg16e bnumber'.B41:'vgg16e bnumber'.I47 'vgg16e bnumber'.A42:'vgg16e bnumber'.A47" chart:data-source-has-labels="both" svg:x="1.34cm" svg:y="0.178cm" svg:width="8.709cm" svg:height="7.595cm">
          <chartooo:coordinate-region svg:x="2.147cm" svg:y="0.377cm" svg:width="7.623cm" svg:height="6.749cm"/>
          <chart:axis chart:dimension="x" chart:name="primary-x" chart:style-name="ch4" chartooo:axis-type="auto">
            <chartooo:date-scale/>
            <chart:title svg:x="3.732cm" svg:y="7.951cm" chart:style-name="ch5">
              <text:p>Počet pracovních jednotek</text:p>
            </chart:title>
            <chart:categories table:cell-range-address="'vgg16e bnumber'.B41:'vgg16e bnumber'.I41"/>
          </chart:axis>
          <chart:axis chart:dimension="y" chart:name="primary-y" chart:style-name="ch4">
            <chart:title svg:x="0.451cm" svg:y="5.395cm" chart:style-name="ch6">
              <text:p>Délka trénování (s)</text:p>
            </chart:title>
            <chart:grid chart:style-name="ch7" chart:class="major"/>
          </chart:axis>
          <chart:series chart:style-name="ch8" chart:values-cell-range-address="'vgg16e bnumber'.B42:'vgg16e bnumber'.I42" chart:label-cell-address="'vgg16e bnumber'.A42:'vgg16e bnumber'.A42" chart:class="chart:line">
            <chart:data-point chart:repeated="8"/>
          </chart:series>
          <chart:series chart:style-name="ch9" chart:values-cell-range-address="'vgg16e bnumber'.B43:'vgg16e bnumber'.I43" chart:label-cell-address="'vgg16e bnumber'.A43:'vgg16e bnumber'.A43" chart:class="chart:line">
            <chart:data-point chart:repeated="8"/>
          </chart:series>
          <chart:series chart:style-name="ch10" chart:values-cell-range-address="'vgg16e bnumber'.B44:'vgg16e bnumber'.I44" chart:label-cell-address="'vgg16e bnumber'.A44:'vgg16e bnumber'.A44" chart:class="chart:line">
            <chart:data-point chart:repeated="8"/>
          </chart:series>
          <chart:series chart:style-name="ch11" chart:values-cell-range-address="'vgg16e bnumber'.B45:'vgg16e bnumber'.I45" chart:label-cell-address="'vgg16e bnumber'.A45:'vgg16e bnumber'.A45" chart:class="chart:line">
            <chart:data-point chart:repeated="8"/>
          </chart:series>
          <chart:series chart:style-name="ch12" chart:values-cell-range-address="'vgg16e bnumber'.B46:'vgg16e bnumber'.I46" chart:label-cell-address="'vgg16e bnumber'.A46:'vgg16e bnumber'.A46" chart:class="chart:line">
            <chart:data-point chart:repeated="8"/>
          </chart:series>
          <chart:series chart:style-name="ch13" chart:values-cell-range-address="'vgg16e bnumber'.B47:'vgg16e bnumber'.I47" chart:label-cell-address="'vgg16e bnumber'.A47:'vgg16e bnumber'.A47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vgg16e bnumber'.B41:'vgg16e bnumber'.I4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centrální server – výpočet max</text:p>
                <draw:g>
                  <svg:desc>'vgg16e bnumber'.A42:'vgg16e bnumber'.A42</svg:desc>
                </draw:g>
              </table:table-cell>
              <table:table-cell office:value-type="float" office:value="1422.2145514918">
                <text:p>1422.2145514918</text:p>
                <draw:g>
                  <svg:desc>'vgg16e bnumber'.B42:'vgg16e bnumber'.I42</svg:desc>
                </draw:g>
              </table:table-cell>
              <table:table-cell office:value-type="float" office:value="1386.47288513905">
                <text:p>1386.47288513905</text:p>
              </table:table-cell>
              <table:table-cell office:value-type="float" office:value="1360.33876163542">
                <text:p>1360.33876163542</text:p>
              </table:table-cell>
              <table:table-cell office:value-type="float" office:value="1384.06020157554">
                <text:p>1384.06020157554</text:p>
              </table:table-cell>
              <table:table-cell office:value-type="float" office:value="1358.41293392511">
                <text:p>1358.41293392511</text:p>
              </table:table-cell>
              <table:table-cell office:value-type="float" office:value="1376.14585636136">
                <text:p>1376.14585636136</text:p>
              </table:table-cell>
              <table:table-cell office:value-type="float" office:value="1384.29283165092">
                <text:p>1384.29283165092</text:p>
              </table:table-cell>
              <table:table-cell office:value-type="float" office:value="1413.77015901954">
                <text:p>1413.77015901954</text:p>
              </table:table-cell>
            </table:table-row>
            <table:table-row>
              <table:table-cell office:value-type="string">
                <text:p>centrální server – výpočet min</text:p>
                <draw:g>
                  <svg:desc>'vgg16e bnumber'.A43:'vgg16e bnumber'.A43</svg:desc>
                </draw:g>
              </table:table-cell>
              <table:table-cell office:value-type="float" office:value="757.514118138181">
                <text:p>757.514118138181</text:p>
                <draw:g>
                  <svg:desc>'vgg16e bnumber'.B43:'vgg16e bnumber'.I43</svg:desc>
                </draw:g>
              </table:table-cell>
              <table:table-cell office:value-type="float" office:value="716.619735247805">
                <text:p>716.619735247805</text:p>
              </table:table-cell>
              <table:table-cell office:value-type="float" office:value="695.638328281804">
                <text:p>695.638328281804</text:p>
              </table:table-cell>
              <table:table-cell office:value-type="float" office:value="703.901618609054">
                <text:p>703.901618609054</text:p>
              </table:table-cell>
              <table:table-cell office:value-type="float" office:value="688.559784033866">
                <text:p>688.559784033866</text:p>
              </table:table-cell>
              <table:table-cell office:value-type="float" office:value="695.987273394866">
                <text:p>695.987273394866</text:p>
              </table:table-cell>
              <table:table-cell office:value-type="float" office:value="698.981532146804">
                <text:p>698.981532146804</text:p>
              </table:table-cell>
              <table:table-cell office:value-type="float" office:value="713.000709902553">
                <text:p>713.000709902553</text:p>
              </table:table-cell>
            </table:table-row>
            <table:table-row>
              <table:table-cell office:value-type="string">
                <text:p>centrální server – výpočet avg</text:p>
                <draw:g>
                  <svg:desc>'vgg16e bnumber'.A44:'vgg16e bnumber'.A44</svg:desc>
                </draw:g>
              </table:table-cell>
              <table:table-cell office:value-type="float" office:value="1089.86433481499">
                <text:p>1089.86433481499</text:p>
                <draw:g>
                  <svg:desc>'vgg16e bnumber'.B44:'vgg16e bnumber'.I44</svg:desc>
                </draw:g>
              </table:table-cell>
              <table:table-cell office:value-type="float" office:value="1051.54631019343">
                <text:p>1051.54631019343</text:p>
              </table:table-cell>
              <table:table-cell office:value-type="float" office:value="1027.98854495861">
                <text:p>1027.98854495861</text:p>
              </table:table-cell>
              <table:table-cell office:value-type="float" office:value="1043.9809100923">
                <text:p>1043.9809100923</text:p>
              </table:table-cell>
              <table:table-cell office:value-type="float" office:value="1023.48635897949">
                <text:p>1023.48635897949</text:p>
              </table:table-cell>
              <table:table-cell office:value-type="float" office:value="1036.06656487811">
                <text:p>1036.06656487811</text:p>
              </table:table-cell>
              <table:table-cell office:value-type="float" office:value="1041.63718189886">
                <text:p>1041.63718189886</text:p>
              </table:table-cell>
              <table:table-cell office:value-type="float" office:value="1063.38543446105">
                <text:p>1063.38543446105</text:p>
              </table:table-cell>
            </table:table-row>
            <table:table-row>
              <table:table-cell office:value-type="string">
                <text:p>centrální server – naměřeno</text:p>
                <draw:g>
                  <svg:desc>'vgg16e bnumber'.A45:'vgg16e bnumber'.A45</svg:desc>
                </draw:g>
              </table:table-cell>
              <table:table-cell office:value-type="float" office:value="1320">
                <text:p>1320</text:p>
                <draw:g>
                  <svg:desc>'vgg16e bnumber'.B45:'vgg16e bnumber'.I45</svg:desc>
                </draw:g>
              </table:table-cell>
              <table:table-cell office:value-type="float" office:value="1241">
                <text:p>1241</text:p>
              </table:table-cell>
              <table:table-cell office:value-type="float" office:value="1198">
                <text:p>1198</text:p>
              </table:table-cell>
              <table:table-cell office:value-type="float" office:value="1231">
                <text:p>1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stribuovaný server – výpočet</text:p>
                <draw:g>
                  <svg:desc>'vgg16e bnumber'.A46:'vgg16e bnumber'.A46</svg:desc>
                </draw:g>
              </table:table-cell>
              <table:table-cell office:value-type="float" office:value="92.0941988560026">
                <text:p>92.0941988560026</text:p>
                <draw:g>
                  <svg:desc>'vgg16e bnumber'.B46:'vgg16e bnumber'.I46</svg:desc>
                </draw:g>
              </table:table-cell>
              <table:table-cell office:value-type="float" office:value="375.820957835997">
                <text:p>375.820957835997</text:p>
              </table:table-cell>
              <table:table-cell office:value-type="float" office:value="318.770535106622">
                <text:p>318.770535106622</text:p>
              </table:table-cell>
              <table:table-cell office:value-type="float" office:value="270.353943519997">
                <text:p>270.353943519997</text:p>
              </table:table-cell>
              <table:table-cell office:value-type="float" office:value="224.09580971906">
                <text:p>224.09580971906</text:p>
              </table:table-cell>
              <table:table-cell office:value-type="float" office:value="195.454283316685">
                <text:p>195.454283316685</text:p>
              </table:table-cell>
              <table:table-cell office:value-type="float" office:value="171.94885701798">
                <text:p>171.94885701798</text:p>
              </table:table-cell>
              <table:table-cell office:value-type="float" office:value="155.787837910498">
                <text:p>155.787837910498</text:p>
              </table:table-cell>
            </table:table-row>
            <table:table-row>
              <table:table-cell office:value-type="string">
                <text:p>distribuovaný server – naměřeno</text:p>
                <draw:g>
                  <svg:desc>'vgg16e bnumber'.A47:'vgg16e bnumber'.A47</svg:desc>
                </draw:g>
              </table:table-cell>
              <table:table-cell office:value-type="float" office:value="115">
                <text:p>115</text:p>
                <draw:g>
                  <svg:desc>'vgg16e bnumber'.B47:'vgg16e bnumber'.I47</svg:desc>
                </draw:g>
              </table:table-cell>
              <table:table-cell office:value-type="float" office:value="537">
                <text:p>537</text:p>
              </table:table-cell>
              <table:table-cell office:value-type="float" office:value="438">
                <text:p>438</text:p>
              </table:table-cell>
              <table:table-cell office:value-type="float" office:value="411">
                <text:p>411</text:p>
              </table:table-cell>
              <table:table-cell office:value-type="float" office:value="315">
                <text:p>315</text:p>
              </table:table-cell>
              <table:table-cell office:value-type="float" office:value="316">
                <text:p>316</text:p>
              </table:table-cell>
              <table:table-cell office:value-type="float" office:value="304">
                <text:p>304</text:p>
              </table:table-cell>
              <table:table-cell office:value-type="float" office:value="302">
                <text:p>3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